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ParameterS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2" table:number-columns-repeated="80" table:default-cell-style-name="Default"/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18-182157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2:.CL2];2)" office:value-type="float" office:value="49" calcext:value-type="float">
            <text:p>49</text:p>
          </table:table-cell>
          <table:table-cell table:formula="of:=[.D2]/(COUNT([.S2:.CL2])+COUNTBLANK([.S2:.CL2])-COUNTIF([.S2:.CL2];0))" office:value-type="float" office:value="0.710144927536232" calcext:value-type="float">
            <text:p>0,7101449275</text:p>
          </table:table-cell>
          <table:table-cell table:formula="of:=COUNTIF([.S2:.CL2];1)" office:value-type="float" office:value="9" calcext:value-type="float">
            <text:p>9</text:p>
          </table:table-cell>
          <table:table-cell table:style-name="ce2" table:formula="of:=[.F2]/(2*(COUNT([.S2:.CL2])+COUNTBLANK([.S2:.CL2])-COUNTIF([.S2:.CL2];0)))" office:value-type="float" office:value="0.0652173913043478" calcext:value-type="float">
            <text:p>0,0652173913</text:p>
          </table:table-cell>
          <table:table-cell table:style-name="ce2"/>
          <table:table-cell table:formula="of:=COUNTIF([.S2:.BN2];2)" office:value-type="float" office:value="38" calcext:value-type="float">
            <text:p>38</text:p>
          </table:table-cell>
          <table:table-cell table:formula="of:=[.I2]/(COUNT([.S2:.BN2])+COUNTBLANK([.S2:.BN2])-COUNTIF([.S2:.BN2];0))" office:value-type="float" office:value="0.826086956521739" calcext:value-type="float">
            <text:p>0,8260869565</text:p>
          </table:table-cell>
          <table:table-cell table:style-name="ce2" table:formula="of:=COUNTIF([.S2:.BN2];1)" office:value-type="float" office:value="5" calcext:value-type="float">
            <text:p>5</text:p>
          </table:table-cell>
          <table:table-cell table:style-name="ce2" table:formula="of:=[.K2]/(2*(COUNT([.S2:.BN2])+COUNTBLANK([.S2:.BN2])-COUNTIF([.S2:.BN2];0)))" office:value-type="float" office:value="0.0543478260869565" calcext:value-type="float">
            <text:p>0,0543478261</text:p>
          </table:table-cell>
          <table:table-cell table:style-name="ce2"/>
          <table:table-cell table:style-name="ce2" table:formula="of:=[.D2]-[.I2]" office:value-type="float" office:value="11" calcext:value-type="float">
            <text:p>11</text:p>
          </table:table-cell>
          <table:table-cell table:style-name="ce2" table:formula="of:=[.N2]/[.O5]" office:value-type="float" office:value="0.478260869565217" calcext:value-type="float">
            <text:p>0,4782608696</text:p>
          </table:table-cell>
          <table:table-cell table:style-name="ce2" table:formula="of:=[.F2]-[.K2]" office:value-type="float" office:value="4" calcext:value-type="float">
            <text:p>4</text:p>
          </table:table-cell>
          <table:table-cell table:style-name="ce2" table:formula="of:=[.P2]/(2*[.O5])" office:value-type="float" office:value="0.0869565217391304" calcext:value-type="float">
            <text:p>0,0869565217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:.CL3];2)" office:value-type="float" office:value="4" calcext:value-type="float">
            <text:p>4</text:p>
          </table:table-cell>
          <table:table-cell table:formula="of:=[.D3]/(COUNT([.S3:.CL3])+COUNTBLANK([.S3:.CL3])-COUNTIF([.S3:.CL3];0))" office:value-type="float" office:value="0.0579710144927536" calcext:value-type="float">
            <text:p>0,0579710145</text:p>
          </table:table-cell>
          <table:table-cell table:formula="of:=COUNTIF([.S3:.CL3];1)" office:value-type="float" office:value="8" calcext:value-type="float">
            <text:p>8</text:p>
          </table:table-cell>
          <table:table-cell table:style-name="ce2" table:formula="of:=[.F3]/(2*(COUNT([.S3:.CL3])+COUNTBLANK([.S3:.CL3])-COUNTIF([.S3:.CL3];0)))" office:value-type="float" office:value="0.0579710144927536" calcext:value-type="float">
            <text:p>0,0579710145</text:p>
          </table:table-cell>
          <table:table-cell table:style-name="ce2"/>
          <table:table-cell table:formula="of:=COUNTIF([.S3:.BN3];2)" office:value-type="float" office:value="2" calcext:value-type="float">
            <text:p>2</text:p>
          </table:table-cell>
          <table:table-cell table:formula="of:=[.I3]/(COUNT([.S3:.BN3])+COUNTBLANK([.S3:.BN3])-COUNTIF([.S3:.BN3];0))" office:value-type="float" office:value="0.0434782608695652" calcext:value-type="float">
            <text:p>0,0434782609</text:p>
          </table:table-cell>
          <table:table-cell table:style-name="ce2" table:formula="of:=COUNTIF([.S3:.BN3];1)" office:value-type="float" office:value="5" calcext:value-type="float">
            <text:p>5</text:p>
          </table:table-cell>
          <table:table-cell table:style-name="ce2" table:formula="of:=[.K3]/(2*(COUNT([.S3:.BN3])+COUNTBLANK([.S3:.BN3])-COUNTIF([.S3:.BN3];0)))" office:value-type="float" office:value="0.0543478260869565" calcext:value-type="float">
            <text:p>0,0543478261</text:p>
          </table:table-cell>
          <table:table-cell table:style-name="ce2"/>
          <table:table-cell table:style-name="ce2" table:formula="of:=[.D3]-[.I3]" office:value-type="float" office:value="2" calcext:value-type="float">
            <text:p>2</text:p>
          </table:table-cell>
          <table:table-cell table:style-name="ce2" table:formula="of:=[.N3]/[.O5]" office:value-type="float" office:value="0.0869565217391304" calcext:value-type="float">
            <text:p>0,0869565217</text:p>
          </table:table-cell>
          <table:table-cell table:style-name="ce2" table:formula="of:=[.F3]-[.K3]" office:value-type="float" office:value="3" calcext:value-type="float">
            <text:p>3</text:p>
          </table:table-cell>
          <table:table-cell table:style-name="ce2" table:formula="of:=[.P3]/(2*[.O5])" office:value-type="float" office:value="0.0652173913043478" calcext:value-type="float">
            <text:p>0,0652173913</text:p>
          </table:table-cell>
          <table:table-cell table:style-name="ce2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4:.CL4];2)" office:value-type="float" office:value="4" calcext:value-type="float">
            <text:p>4</text:p>
          </table:table-cell>
          <table:table-cell table:formula="of:=[.D4]/(COUNT([.S4:.CL4])+COUNTBLANK([.S4:.CL4])-COUNTIF([.S4:.CL4];0))" office:value-type="float" office:value="0.0579710144927536" calcext:value-type="float">
            <text:p>0,0579710145</text:p>
          </table:table-cell>
          <table:table-cell table:formula="of:=COUNTIF([.S4:.CL4];1)" office:value-type="float" office:value="7" calcext:value-type="float">
            <text:p>7</text:p>
          </table:table-cell>
          <table:table-cell table:style-name="ce2" table:formula="of:=[.F4]/(2*(COUNT([.S4:.CL4])+COUNTBLANK([.S4:.CL4])-COUNTIF([.S4:.CL4];0)))" office:value-type="float" office:value="0.0507246376811594" calcext:value-type="float">
            <text:p>0,0507246377</text:p>
          </table:table-cell>
          <table:table-cell table:style-name="ce2"/>
          <table:table-cell table:formula="of:=COUNTIF([.S4:.BN4];2)" office:value-type="float" office:value="0" calcext:value-type="float">
            <text:p>0</text:p>
          </table:table-cell>
          <table:table-cell table:formula="of:=[.I4]/(COUNT([.S4:.BN4])+COUNTBLANK([.S4:.BN4])-COUNTIF([.S4:.BN4];0))" office:value-type="float" office:value="0" calcext:value-type="float">
            <text:p>0</text:p>
          </table:table-cell>
          <table:table-cell table:style-name="ce2" table:formula="of:=COUNTIF([.S4:.BN4];1)" office:value-type="float" office:value="2" calcext:value-type="float">
            <text:p>2</text:p>
          </table:table-cell>
          <table:table-cell table:style-name="ce2" table:formula="of:=[.K4]/(2*(COUNT([.S4:.BN4])+COUNTBLANK([.S4:.BN4])-COUNTIF([.S4:.BN4];0)))" office:value-type="float" office:value="0.0217391304347826" calcext:value-type="float">
            <text:p>0,0217391304</text:p>
          </table:table-cell>
          <table:table-cell table:style-name="ce2"/>
          <table:table-cell table:style-name="ce2" table:formula="of:=[.D4]-[.I4]" office:value-type="float" office:value="4" calcext:value-type="float">
            <text:p>4</text:p>
          </table:table-cell>
          <table:table-cell table:style-name="ce2" table:formula="of:=[.N4]/[.O5]" office:value-type="float" office:value="0.173913043478261" calcext:value-type="float">
            <text:p>0,1739130435</text:p>
          </table:table-cell>
          <table:table-cell table:style-name="ce2" table:formula="of:=[.F4]-[.K4]" office:value-type="float" office:value="5" calcext:value-type="float">
            <text:p>5</text:p>
          </table:table-cell>
          <table:table-cell table:style-name="ce2" table:formula="of:=[.P4]/(2*[.O5])" office:value-type="float" office:value="0.108695652173913" calcext:value-type="float">
            <text:p>0,1086956522</text:p>
          </table:table-cell>
          <table:table-cell table:style-name="ce2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];[.D3];[.D4];[.F2]/2;[.F3]/2;[.F4]/2)" office:value-type="float" office:value="69" calcext:value-type="float">
            <text:p>69</text:p>
          </table:table-cell>
          <table:table-cell table:style-name="ce2" table:formula="of:=SUM([.E2];[.E3];[.E4];[.G2];[.G3];[.G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];[.I3];[.I4];[.K2]/2;[.K3]/2;[.K4]/2)" office:value-type="float" office:value="46" calcext:value-type="float">
            <text:p>46</text:p>
          </table:table-cell>
          <table:table-cell table:style-name="ce2" table:formula="of:=SUM([.J2];[.J3];[.J4];[.L2];[.L3];[.L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];[.N3];[.N4];[.P2]/2;[.P3]/2;[.P4]/2)" office:value-type="float" office:value="23" calcext:value-type="float">
            <text:p>23</text:p>
          </table:table-cell>
          <table:table-cell table:style-name="ce2" table:formula="of:=SUM([.O2];[.O3];[.O4];[.Q2];[.Q3];[.Q4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7:.AG7];1)" office:value-type="float" office:value="15" calcext:value-type="float">
            <text:p>15</text:p>
          </table:table-cell>
          <table:table-cell table:formula="of:=[.D7]/(COUNT([.S7:.AG7])+COUNTBLANK([.S7:.AG7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8:.AG8];1)" office:value-type="float" office:value="0" calcext:value-type="float">
            <text:p>0</text:p>
          </table:table-cell>
          <table:table-cell table:formula="of:=[.D8]/(COUNT([.S8:.AG8])+COUNTBLANK([.S8:.AG8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11:.CL11];2)" office:value-type="float" office:value="50" calcext:value-type="float">
            <text:p>50</text:p>
          </table:table-cell>
          <table:table-cell table:formula="of:=[.D11]/(COUNT([.S11:.CL11])+COUNTBLANK([.S11:.CL11])-COUNTIF([.S11:.CL11];0))" office:value-type="float" office:value="0.72463768115942" calcext:value-type="float">
            <text:p>0,7246376812</text:p>
          </table:table-cell>
          <table:table-cell table:formula="of:=COUNTIF([.S11:.CL11];1)" office:value-type="float" office:value="12" calcext:value-type="float">
            <text:p>12</text:p>
          </table:table-cell>
          <table:table-cell table:style-name="ce2" table:formula="of:=[.F11]/(2*(COUNT([.S11:.CL11])+COUNTBLANK([.S11:.CL11])-COUNTIF([.S11:.CL11];0)))" office:value-type="float" office:value="0.0869565217391304" calcext:value-type="float">
            <text:p>0,0869565217</text:p>
          </table:table-cell>
          <table:table-cell table:style-name="ce2"/>
          <table:table-cell table:formula="of:=COUNTIF([.S11:.BN11];2)" office:value-type="float" office:value="43" calcext:value-type="float">
            <text:p>43</text:p>
          </table:table-cell>
          <table:table-cell table:formula="of:=[.I11]/(COUNT([.S11:.BN11])+COUNTBLANK([.S11:.BN11])-COUNTIF([.S11:.BN11];0))" office:value-type="float" office:value="0.934782608695652" calcext:value-type="float">
            <text:p>0,9347826087</text:p>
          </table:table-cell>
          <table:table-cell table:style-name="ce2" table:formula="of:=COUNTIF([.S11:.BN11];1)" office:value-type="float" office:value="3" calcext:value-type="float">
            <text:p>3</text:p>
          </table:table-cell>
          <table:table-cell table:style-name="ce2" table:formula="of:=[.K11]/(2*(COUNT([.S11:.BN11])+COUNTBLANK([.S11:.BN11])-COUNTIF([.S11:.BN11];0)))" office:value-type="float" office:value="0.0326086956521739" calcext:value-type="float">
            <text:p>0,0326086957</text:p>
          </table:table-cell>
          <table:table-cell table:style-name="ce2"/>
          <table:table-cell table:style-name="ce2" table:formula="of:=[.D11]-[.I11]" office:value-type="float" office:value="7" calcext:value-type="float">
            <text:p>7</text:p>
          </table:table-cell>
          <table:table-cell table:style-name="ce2" table:formula="of:=[.N11]/[.O14]" office:value-type="float" office:value="0.304347826086957" calcext:value-type="float">
            <text:p>0,3043478261</text:p>
          </table:table-cell>
          <table:table-cell table:style-name="ce2" table:formula="of:=[.F11]-[.K11]" office:value-type="float" office:value="9" calcext:value-type="float">
            <text:p>9</text:p>
          </table:table-cell>
          <table:table-cell table:style-name="ce2" table:formula="of:=[.P11]/(2*[.O14])" office:value-type="float" office:value="0.195652173913043" calcext:value-type="float">
            <text:p>0,1956521739</text:p>
          </table:table-cell>
          <table:table-cell table:style-name="ce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2:.CL12];2)" office:value-type="float" office:value="4" calcext:value-type="float">
            <text:p>4</text:p>
          </table:table-cell>
          <table:table-cell table:formula="of:=[.D12]/(COUNT([.S12:.CL12])+COUNTBLANK([.S12:.CL12])-COUNTIF([.S12:.CL12];0))" office:value-type="float" office:value="0.0579710144927536" calcext:value-type="float">
            <text:p>0,0579710145</text:p>
          </table:table-cell>
          <table:table-cell table:formula="of:=COUNTIF([.S12:.CL12];1)" office:value-type="float" office:value="8" calcext:value-type="float">
            <text:p>8</text:p>
          </table:table-cell>
          <table:table-cell table:style-name="ce2" table:formula="of:=[.F12]/(2*(COUNT([.S12:.CL12])+COUNTBLANK([.S12:.CL12])-COUNTIF([.S12:.CL12];0)))" office:value-type="float" office:value="0.0579710144927536" calcext:value-type="float">
            <text:p>0,0579710145</text:p>
          </table:table-cell>
          <table:table-cell table:style-name="ce2"/>
          <table:table-cell table:formula="of:=COUNTIF([.S12:.BN12];2)" office:value-type="float" office:value="0" calcext:value-type="float">
            <text:p>0</text:p>
          </table:table-cell>
          <table:table-cell table:formula="of:=[.I12]/(COUNT([.S12:.BN12])+COUNTBLANK([.S12:.BN12])-COUNTIF([.S12:.BN12];0))" office:value-type="float" office:value="0" calcext:value-type="float">
            <text:p>0</text:p>
          </table:table-cell>
          <table:table-cell table:style-name="ce2" table:formula="of:=COUNTIF([.S12:.BN12];1)" office:value-type="float" office:value="2" calcext:value-type="float">
            <text:p>2</text:p>
          </table:table-cell>
          <table:table-cell table:style-name="ce2" table:formula="of:=[.K12]/(2*(COUNT([.S12:.BN12])+COUNTBLANK([.S12:.BN12])-COUNTIF([.S12:.BN12];0)))" office:value-type="float" office:value="0.0217391304347826" calcext:value-type="float">
            <text:p>0,0217391304</text:p>
          </table:table-cell>
          <table:table-cell table:style-name="ce2"/>
          <table:table-cell table:style-name="ce2" table:formula="of:=[.D12]-[.I12]" office:value-type="float" office:value="4" calcext:value-type="float">
            <text:p>4</text:p>
          </table:table-cell>
          <table:table-cell table:style-name="ce2" table:formula="of:=[.N12]/[.O14]" office:value-type="float" office:value="0.173913043478261" calcext:value-type="float">
            <text:p>0,1739130435</text:p>
          </table:table-cell>
          <table:table-cell table:style-name="ce2" table:formula="of:=[.F12]-[.K12]" office:value-type="float" office:value="6" calcext:value-type="float">
            <text:p>6</text:p>
          </table:table-cell>
          <table:table-cell table:style-name="ce2" table:formula="of:=[.P12]/(2*[.O14])" office:value-type="float" office:value="0.130434782608696" calcext:value-type="float">
            <text:p>0,1304347826</text:p>
          </table:table-cell>
          <table:table-cell table:style-name="ce2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3:.CL13];2)" office:value-type="float" office:value="1" calcext:value-type="float">
            <text:p>1</text:p>
          </table:table-cell>
          <table:table-cell table:formula="of:=[.D13]/(COUNT([.S13:.CL13])+COUNTBLANK([.S13:.CL13])-COUNTIF([.S13:.CL13];0))" office:value-type="float" office:value="0.0144927536231884" calcext:value-type="float">
            <text:p>0,0144927536</text:p>
          </table:table-cell>
          <table:table-cell table:formula="of:=COUNTIF([.S13:.CL13];1)" office:value-type="float" office:value="8" calcext:value-type="float">
            <text:p>8</text:p>
          </table:table-cell>
          <table:table-cell table:style-name="ce2" table:formula="of:=[.F13]/(2*(COUNT([.S13:.CL13])+COUNTBLANK([.S13:.CL13])-COUNTIF([.S13:.CL13];0)))" office:value-type="float" office:value="0.0579710144927536" calcext:value-type="float">
            <text:p>0,0579710145</text:p>
          </table:table-cell>
          <table:table-cell table:style-name="ce2"/>
          <table:table-cell table:formula="of:=COUNTIF([.S13:.BN13];2)" office:value-type="float" office:value="0" calcext:value-type="float">
            <text:p>0</text:p>
          </table:table-cell>
          <table:table-cell table:formula="of:=[.I13]/(COUNT([.S13:.BN13])+COUNTBLANK([.S13:.BN13])-COUNTIF([.S13:.BN13];0))" office:value-type="float" office:value="0" calcext:value-type="float">
            <text:p>0</text:p>
          </table:table-cell>
          <table:table-cell table:style-name="ce2" table:formula="of:=COUNTIF([.S13:.BN13];1)" office:value-type="float" office:value="1" calcext:value-type="float">
            <text:p>1</text:p>
          </table:table-cell>
          <table:table-cell table:style-name="ce2" table:formula="of:=[.K13]/(2*(COUNT([.S13:.BN13])+COUNTBLANK([.S13:.BN13])-COUNTIF([.S13:.BN13];0)))" office:value-type="float" office:value="0.0108695652173913" calcext:value-type="float">
            <text:p>0,0108695652</text:p>
          </table:table-cell>
          <table:table-cell table:style-name="ce2"/>
          <table:table-cell table:style-name="ce2" table:formula="of:=[.D13]-[.I13]" office:value-type="float" office:value="1" calcext:value-type="float">
            <text:p>1</text:p>
          </table:table-cell>
          <table:table-cell table:style-name="ce2" table:formula="of:=[.N13]/[.O14]" office:value-type="float" office:value="0.0434782608695652" calcext:value-type="float">
            <text:p>0,0434782609</text:p>
          </table:table-cell>
          <table:table-cell table:style-name="ce2" table:formula="of:=[.F13]-[.K13]" office:value-type="float" office:value="7" calcext:value-type="float">
            <text:p>7</text:p>
          </table:table-cell>
          <table:table-cell table:style-name="ce2" table:formula="of:=[.P13]/(2*[.O14])" office:value-type="float" office:value="0.152173913043478" calcext:value-type="float">
            <text:p>0,152173913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1];[.D12];[.D13];[.F11]/2;[.F12]/2;[.F13]/2)" office:value-type="float" office:value="69" calcext:value-type="float">
            <text:p>69</text:p>
          </table:table-cell>
          <table:table-cell table:style-name="ce2" table:formula="of:=SUM([.E11];[.E12];[.E13];[.G11];[.G12];[.G1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1];[.I12];[.I13];[.K11]/2;[.K12]/2;[.K13]/2)" office:value-type="float" office:value="46" calcext:value-type="float">
            <text:p>46</text:p>
          </table:table-cell>
          <table:table-cell table:style-name="ce2" table:formula="of:=SUM([.J11];[.J12];[.J13];[.L11];[.L12];[.L1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1];[.N12];[.N13];[.P11]/2;[.P12]/2;[.P13]/2)" office:value-type="float" office:value="23" calcext:value-type="float">
            <text:p>23</text:p>
          </table:table-cell>
          <table:table-cell table:style-name="ce2" table:formula="of:=SUM([.O11];[.O12];[.O13];[.Q11];[.Q12];[.Q13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6:.AG16];1)" office:value-type="float" office:value="15" calcext:value-type="float">
            <text:p>15</text:p>
          </table:table-cell>
          <table:table-cell table:formula="of:=[.D16]/(COUNT([.S16:.AG16])+COUNTBLANK([.S16:.AG16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7:.AG17];1)" office:value-type="float" office:value="0" calcext:value-type="float">
            <text:p>0</text:p>
          </table:table-cell>
          <table:table-cell table:formula="of:=[.D17]/(COUNT([.S17:.AG17])+COUNTBLANK([.S17:.AG17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20:.CL20];2)" office:value-type="float" office:value="50" calcext:value-type="float">
            <text:p>50</text:p>
          </table:table-cell>
          <table:table-cell table:formula="of:=[.D20]/(COUNT([.S20:.CL20])+COUNTBLANK([.S20:.CL20])-COUNTIF([.S20:.CL20];0))" office:value-type="float" office:value="0.72463768115942" calcext:value-type="float">
            <text:p>0,7246376812</text:p>
          </table:table-cell>
          <table:table-cell table:formula="of:=COUNTIF([.S20:.CL20];1)" office:value-type="float" office:value="13" calcext:value-type="float">
            <text:p>13</text:p>
          </table:table-cell>
          <table:table-cell table:style-name="ce2" table:formula="of:=[.F20]/(2*(COUNT([.S20:.CL20])+COUNTBLANK([.S20:.CL20])-COUNTIF([.S20:.CL20];0)))" office:value-type="float" office:value="0.0942028985507246" calcext:value-type="float">
            <text:p>0,0942028986</text:p>
          </table:table-cell>
          <table:table-cell table:style-name="ce2"/>
          <table:table-cell table:formula="of:=COUNTIF([.S20:.BN20];2)" office:value-type="float" office:value="42" calcext:value-type="float">
            <text:p>42</text:p>
          </table:table-cell>
          <table:table-cell table:formula="of:=[.I20]/(COUNT([.S20:.BN20])+COUNTBLANK([.S20:.BN20])-COUNTIF([.S20:.BN20];0))" office:value-type="float" office:value="0.91304347826087" calcext:value-type="float">
            <text:p>0,9130434783</text:p>
          </table:table-cell>
          <table:table-cell table:style-name="ce2" table:formula="of:=COUNTIF([.S20:.BN20];1)" office:value-type="float" office:value="3" calcext:value-type="float">
            <text:p>3</text:p>
          </table:table-cell>
          <table:table-cell table:style-name="ce2" table:formula="of:=[.K20]/(2*(COUNT([.S20:.BN20])+COUNTBLANK([.S20:.BN20])-COUNTIF([.S20:.BN20];0)))" office:value-type="float" office:value="0.0326086956521739" calcext:value-type="float">
            <text:p>0,0326086957</text:p>
          </table:table-cell>
          <table:table-cell table:style-name="ce2"/>
          <table:table-cell table:style-name="ce2" table:formula="of:=[.D20]-[.I20]" office:value-type="float" office:value="8" calcext:value-type="float">
            <text:p>8</text:p>
          </table:table-cell>
          <table:table-cell table:style-name="ce2" table:formula="of:=[.N20]/[.O23]" office:value-type="float" office:value="0.347826086956522" calcext:value-type="float">
            <text:p>0,347826087</text:p>
          </table:table-cell>
          <table:table-cell table:style-name="ce2" table:formula="of:=[.F20]-[.K20]" office:value-type="float" office:value="10" calcext:value-type="float">
            <text:p>10</text:p>
          </table:table-cell>
          <table:table-cell table:style-name="ce2" table:formula="of:=[.P20]/(2*[.O23])" office:value-type="float" office:value="0.217391304347826" calcext:value-type="float">
            <text:p>0,2173913043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21:.CL21];2)" office:value-type="float" office:value="1" calcext:value-type="float">
            <text:p>1</text:p>
          </table:table-cell>
          <table:table-cell table:formula="of:=[.D21]/(COUNT([.S21:.CL21])+COUNTBLANK([.S21:.CL21])-COUNTIF([.S21:.CL21];0))" office:value-type="float" office:value="0.0144927536231884" calcext:value-type="float">
            <text:p>0,0144927536</text:p>
          </table:table-cell>
          <table:table-cell table:formula="of:=COUNTIF([.S21:.CL21];1)" office:value-type="float" office:value="9" calcext:value-type="float">
            <text:p>9</text:p>
          </table:table-cell>
          <table:table-cell table:style-name="ce2" table:formula="of:=[.F21]/(2*(COUNT([.S21:.CL21])+COUNTBLANK([.S21:.CL21])-COUNTIF([.S21:.CL21];0)))" office:value-type="float" office:value="0.0652173913043478" calcext:value-type="float">
            <text:p>0,0652173913</text:p>
          </table:table-cell>
          <table:table-cell table:style-name="ce2"/>
          <table:table-cell table:formula="of:=COUNTIF([.S21:.BN21];2)" office:value-type="float" office:value="1" calcext:value-type="float">
            <text:p>1</text:p>
          </table:table-cell>
          <table:table-cell table:formula="of:=[.I21]/(COUNT([.S21:.BN21])+COUNTBLANK([.S21:.BN21])-COUNTIF([.S21:.BN21];0))" office:value-type="float" office:value="0.0217391304347826" calcext:value-type="float">
            <text:p>0,0217391304</text:p>
          </table:table-cell>
          <table:table-cell table:style-name="ce2" table:formula="of:=COUNTIF([.S21:.BN21];1)" office:value-type="float" office:value="2" calcext:value-type="float">
            <text:p>2</text:p>
          </table:table-cell>
          <table:table-cell table:style-name="ce2" table:formula="of:=[.K21]/(2*(COUNT([.S21:.BN21])+COUNTBLANK([.S21:.BN21])-COUNTIF([.S21:.BN21];0)))" office:value-type="float" office:value="0.0217391304347826" calcext:value-type="float">
            <text:p>0,0217391304</text:p>
          </table:table-cell>
          <table:table-cell table:style-name="ce2"/>
          <table:table-cell table:style-name="ce2" table:formula="of:=[.D21]-[.I21]" office:value-type="float" office:value="0" calcext:value-type="float">
            <text:p>0</text:p>
          </table:table-cell>
          <table:table-cell table:style-name="ce2" table:formula="of:=[.N21]/[.O23]" office:value-type="float" office:value="0" calcext:value-type="float">
            <text:p>0</text:p>
          </table:table-cell>
          <table:table-cell table:style-name="ce2" table:formula="of:=[.F21]-[.K21]" office:value-type="float" office:value="7" calcext:value-type="float">
            <text:p>7</text:p>
          </table:table-cell>
          <table:table-cell table:style-name="ce2" table:formula="of:=[.P21]/(2*[.O23])" office:value-type="float" office:value="0.152173913043478" calcext:value-type="float">
            <text:p>0,152173913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22:.CL22];2)" office:value-type="float" office:value="5" calcext:value-type="float">
            <text:p>5</text:p>
          </table:table-cell>
          <table:table-cell table:formula="of:=[.D22]/(COUNT([.S22:.CL22])+COUNTBLANK([.S22:.CL22])-COUNTIF([.S22:.CL22];0))" office:value-type="float" office:value="0.072463768115942" calcext:value-type="float">
            <text:p>0,0724637681</text:p>
          </table:table-cell>
          <table:table-cell table:formula="of:=COUNTIF([.S22:.CL22];1)" office:value-type="float" office:value="4" calcext:value-type="float">
            <text:p>4</text:p>
          </table:table-cell>
          <table:table-cell table:style-name="ce2" table:formula="of:=[.F22]/(2*(COUNT([.S22:.CL22])+COUNTBLANK([.S22:.CL22])-COUNTIF([.S22:.CL22];0)))" office:value-type="float" office:value="0.0289855072463768" calcext:value-type="float">
            <text:p>0,0289855072</text:p>
          </table:table-cell>
          <table:table-cell table:style-name="ce2"/>
          <table:table-cell table:formula="of:=COUNTIF([.S22:.BN22];2)" office:value-type="float" office:value="0" calcext:value-type="float">
            <text:p>0</text:p>
          </table:table-cell>
          <table:table-cell table:formula="of:=[.I22]/(COUNT([.S22:.BN22])+COUNTBLANK([.S22:.BN22])-COUNTIF([.S22:.BN22];0))" office:value-type="float" office:value="0" calcext:value-type="float">
            <text:p>0</text:p>
          </table:table-cell>
          <table:table-cell table:style-name="ce2" table:formula="of:=COUNTIF([.S22:.BN22];1)" office:value-type="float" office:value="1" calcext:value-type="float">
            <text:p>1</text:p>
          </table:table-cell>
          <table:table-cell table:style-name="ce2" table:formula="of:=[.K22]/(2*(COUNT([.S22:.BN22])+COUNTBLANK([.S22:.BN22])-COUNTIF([.S22:.BN22];0)))" office:value-type="float" office:value="0.0108695652173913" calcext:value-type="float">
            <text:p>0,0108695652</text:p>
          </table:table-cell>
          <table:table-cell table:style-name="ce2"/>
          <table:table-cell table:style-name="ce2" table:formula="of:=[.D22]-[.I22]" office:value-type="float" office:value="5" calcext:value-type="float">
            <text:p>5</text:p>
          </table:table-cell>
          <table:table-cell table:style-name="ce2" table:formula="of:=[.N22]/[.O23]" office:value-type="float" office:value="0.217391304347826" calcext:value-type="float">
            <text:p>0,2173913043</text:p>
          </table:table-cell>
          <table:table-cell table:style-name="ce2" table:formula="of:=[.F22]-[.K22]" office:value-type="float" office:value="3" calcext:value-type="float">
            <text:p>3</text:p>
          </table:table-cell>
          <table:table-cell table:style-name="ce2" table:formula="of:=[.P22]/(2*[.O23])" office:value-type="float" office:value="0.0652173913043478" calcext:value-type="float">
            <text:p>0,0652173913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0];[.D21];[.D22];[.F20]/2;[.F21]/2;[.F22]/2)" office:value-type="float" office:value="69" calcext:value-type="float">
            <text:p>69</text:p>
          </table:table-cell>
          <table:table-cell table:style-name="ce2" table:formula="of:=SUM([.E20];[.E21];[.E22];[.G20];[.G21];[.G22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0];[.I21];[.I22];[.K20]/2;[.K21]/2;[.K22]/2)" office:value-type="float" office:value="46" calcext:value-type="float">
            <text:p>46</text:p>
          </table:table-cell>
          <table:table-cell table:style-name="ce2" table:formula="of:=SUM([.J20];[.J21];[.J22];[.L20];[.L21];[.L22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0];[.N21];[.N22];[.P20]/2;[.P21]/2;[.P22]/2)" office:value-type="float" office:value="23" calcext:value-type="float">
            <text:p>23</text:p>
          </table:table-cell>
          <table:table-cell table:style-name="ce2" table:formula="of:=SUM([.O20];[.O21];[.O22];[.Q20];[.Q21];[.Q22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25:.AG25];1)" office:value-type="float" office:value="15" calcext:value-type="float">
            <text:p>15</text:p>
          </table:table-cell>
          <table:table-cell table:formula="of:=[.D25]/(COUNT([.S25:.AG25])+COUNTBLANK([.S25:.AG25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26:.AG26];1)" office:value-type="float" office:value="0" calcext:value-type="float">
            <text:p>0</text:p>
          </table:table-cell>
          <table:table-cell table:formula="of:=[.D26]/(COUNT([.S26:.AG26])+COUNTBLANK([.S26:.AG26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29:.CL29];2)" office:value-type="float" office:value="54" calcext:value-type="float">
            <text:p>54</text:p>
          </table:table-cell>
          <table:table-cell table:formula="of:=[.D29]/(COUNT([.S29:.CL29])+COUNTBLANK([.S29:.CL29])-COUNTIF([.S29:.CL29];0))" office:value-type="float" office:value="0.782608695652174" calcext:value-type="float">
            <text:p>0,7826086957</text:p>
          </table:table-cell>
          <table:table-cell table:formula="of:=COUNTIF([.S29:.CL29];1)" office:value-type="float" office:value="8" calcext:value-type="float">
            <text:p>8</text:p>
          </table:table-cell>
          <table:table-cell table:style-name="ce2" table:formula="of:=[.F29]/(2*(COUNT([.S29:.CL29])+COUNTBLANK([.S29:.CL29])-COUNTIF([.S29:.CL29];0)))" office:value-type="float" office:value="0.0579710144927536" calcext:value-type="float">
            <text:p>0,0579710145</text:p>
          </table:table-cell>
          <table:table-cell table:style-name="ce2"/>
          <table:table-cell table:formula="of:=COUNTIF([.S29:.BN29];2)" office:value-type="float" office:value="42" calcext:value-type="float">
            <text:p>42</text:p>
          </table:table-cell>
          <table:table-cell table:formula="of:=[.I29]/(COUNT([.S29:.BN29])+COUNTBLANK([.S29:.BN29])-COUNTIF([.S29:.BN29];0))" office:value-type="float" office:value="0.91304347826087" calcext:value-type="float">
            <text:p>0,9130434783</text:p>
          </table:table-cell>
          <table:table-cell table:style-name="ce2" table:formula="of:=COUNTIF([.S29:.BN29];1)" office:value-type="float" office:value="4" calcext:value-type="float">
            <text:p>4</text:p>
          </table:table-cell>
          <table:table-cell table:style-name="ce2" table:formula="of:=[.K29]/(2*(COUNT([.S29:.BN29])+COUNTBLANK([.S29:.BN29])-COUNTIF([.S29:.BN29];0)))" office:value-type="float" office:value="0.0434782608695652" calcext:value-type="float">
            <text:p>0,0434782609</text:p>
          </table:table-cell>
          <table:table-cell table:style-name="ce2"/>
          <table:table-cell table:style-name="ce2" table:formula="of:=[.D29]-[.I29]" office:value-type="float" office:value="12" calcext:value-type="float">
            <text:p>12</text:p>
          </table:table-cell>
          <table:table-cell table:style-name="ce2" table:formula="of:=[.N29]/[.O32]" office:value-type="float" office:value="0.521739130434783" calcext:value-type="float">
            <text:p>0,5217391304</text:p>
          </table:table-cell>
          <table:table-cell table:style-name="ce2" table:formula="of:=[.F29]-[.K29]" office:value-type="float" office:value="4" calcext:value-type="float">
            <text:p>4</text:p>
          </table:table-cell>
          <table:table-cell table:style-name="ce2" table:formula="of:=[.P29]/(2*[.O32])" office:value-type="float" office:value="0.0869565217391304" calcext:value-type="float">
            <text:p>0,0869565217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0:.CL30];2)" office:value-type="float" office:value="3" calcext:value-type="float">
            <text:p>3</text:p>
          </table:table-cell>
          <table:table-cell table:formula="of:=[.D30]/(COUNT([.S30:.CL30])+COUNTBLANK([.S30:.CL30])-COUNTIF([.S30:.CL30];0))" office:value-type="float" office:value="0.0434782608695652" calcext:value-type="float">
            <text:p>0,0434782609</text:p>
          </table:table-cell>
          <table:table-cell table:formula="of:=COUNTIF([.S30:.CL30];1)" office:value-type="float" office:value="4" calcext:value-type="float">
            <text:p>4</text:p>
          </table:table-cell>
          <table:table-cell table:style-name="ce2" table:formula="of:=[.F30]/(2*(COUNT([.S30:.CL30])+COUNTBLANK([.S30:.CL30])-COUNTIF([.S30:.CL30];0)))" office:value-type="float" office:value="0.0289855072463768" calcext:value-type="float">
            <text:p>0,0289855072</text:p>
          </table:table-cell>
          <table:table-cell table:style-name="ce2"/>
          <table:table-cell table:formula="of:=COUNTIF([.S30:.BN30];2)" office:value-type="float" office:value="0" calcext:value-type="float">
            <text:p>0</text:p>
          </table:table-cell>
          <table:table-cell table:formula="of:=[.I30]/(COUNT([.S30:.BN30])+COUNTBLANK([.S30:.BN30])-COUNTIF([.S30:.BN30];0))" office:value-type="float" office:value="0" calcext:value-type="float">
            <text:p>0</text:p>
          </table:table-cell>
          <table:table-cell table:style-name="ce2" table:formula="of:=COUNTIF([.S30:.BN30];1)" office:value-type="float" office:value="3" calcext:value-type="float">
            <text:p>3</text:p>
          </table:table-cell>
          <table:table-cell table:style-name="ce2" table:formula="of:=[.K30]/(2*(COUNT([.S30:.BN30])+COUNTBLANK([.S30:.BN30])-COUNTIF([.S30:.BN30];0)))" office:value-type="float" office:value="0.0326086956521739" calcext:value-type="float">
            <text:p>0,0326086957</text:p>
          </table:table-cell>
          <table:table-cell table:style-name="ce2"/>
          <table:table-cell table:style-name="ce2" table:formula="of:=[.D30]-[.I30]" office:value-type="float" office:value="3" calcext:value-type="float">
            <text:p>3</text:p>
          </table:table-cell>
          <table:table-cell table:style-name="ce2" table:formula="of:=[.N30]/[.O32]" office:value-type="float" office:value="0.130434782608696" calcext:value-type="float">
            <text:p>0,1304347826</text:p>
          </table:table-cell>
          <table:table-cell table:style-name="ce2" table:formula="of:=[.F30]-[.K30]" office:value-type="float" office:value="1" calcext:value-type="float">
            <text:p>1</text:p>
          </table:table-cell>
          <table:table-cell table:style-name="ce2" table:formula="of:=[.P30]/(2*[.O32])" office:value-type="float" office:value="0.0217391304347826" calcext:value-type="float">
            <text:p>0,0217391304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31:.CL31];2)" office:value-type="float" office:value="4" calcext:value-type="float">
            <text:p>4</text:p>
          </table:table-cell>
          <table:table-cell table:formula="of:=[.D31]/(COUNT([.S31:.CL31])+COUNTBLANK([.S31:.CL31])-COUNTIF([.S31:.CL31];0))" office:value-type="float" office:value="0.0579710144927536" calcext:value-type="float">
            <text:p>0,0579710145</text:p>
          </table:table-cell>
          <table:table-cell table:formula="of:=COUNTIF([.S31:.CL31];1)" office:value-type="float" office:value="4" calcext:value-type="float">
            <text:p>4</text:p>
          </table:table-cell>
          <table:table-cell table:style-name="ce2" table:formula="of:=[.F31]/(2*(COUNT([.S31:.CL31])+COUNTBLANK([.S31:.CL31])-COUNTIF([.S31:.CL31];0)))" office:value-type="float" office:value="0.0289855072463768" calcext:value-type="float">
            <text:p>0,0289855072</text:p>
          </table:table-cell>
          <table:table-cell table:style-name="ce2"/>
          <table:table-cell table:formula="of:=COUNTIF([.S31:.BN31];2)" office:value-type="float" office:value="0" calcext:value-type="float">
            <text:p>0</text:p>
          </table:table-cell>
          <table:table-cell table:formula="of:=[.I31]/(COUNT([.S31:.BN31])+COUNTBLANK([.S31:.BN31])-COUNTIF([.S31:.BN31];0))" office:value-type="float" office:value="0" calcext:value-type="float">
            <text:p>0</text:p>
          </table:table-cell>
          <table:table-cell table:style-name="ce2" table:formula="of:=COUNTIF([.S31:.BN31];1)" office:value-type="float" office:value="1" calcext:value-type="float">
            <text:p>1</text:p>
          </table:table-cell>
          <table:table-cell table:style-name="ce2" table:formula="of:=[.K31]/(2*(COUNT([.S31:.BN31])+COUNTBLANK([.S31:.BN31])-COUNTIF([.S31:.BN31];0)))" office:value-type="float" office:value="0.0108695652173913" calcext:value-type="float">
            <text:p>0,0108695652</text:p>
          </table:table-cell>
          <table:table-cell table:style-name="ce2"/>
          <table:table-cell table:style-name="ce2" table:formula="of:=[.D31]-[.I31]" office:value-type="float" office:value="4" calcext:value-type="float">
            <text:p>4</text:p>
          </table:table-cell>
          <table:table-cell table:style-name="ce2" table:formula="of:=[.N31]/[.O32]" office:value-type="float" office:value="0.173913043478261" calcext:value-type="float">
            <text:p>0,1739130435</text:p>
          </table:table-cell>
          <table:table-cell table:style-name="ce2" table:formula="of:=[.F31]-[.K31]" office:value-type="float" office:value="3" calcext:value-type="float">
            <text:p>3</text:p>
          </table:table-cell>
          <table:table-cell table:style-name="ce2" table:formula="of:=[.P31]/(2*[.O32])" office:value-type="float" office:value="0.0652173913043478" calcext:value-type="float">
            <text:p>0,0652173913</text:p>
          </table:table-cell>
          <table:table-cell table:style-name="ce2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9];[.D30];[.D31];[.F29]/2;[.F30]/2;[.F31]/2)" office:value-type="float" office:value="69" calcext:value-type="float">
            <text:p>69</text:p>
          </table:table-cell>
          <table:table-cell table:style-name="ce2" table:formula="of:=SUM([.E29];[.E30];[.E31];[.G29];[.G30];[.G31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9];[.I30];[.I31];[.K29]/2;[.K30]/2;[.K31]/2)" office:value-type="float" office:value="46" calcext:value-type="float">
            <text:p>46</text:p>
          </table:table-cell>
          <table:table-cell table:style-name="ce2" table:formula="of:=SUM([.J29];[.J30];[.J31];[.L29];[.L30];[.L31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9];[.N30];[.N31];[.P29]/2;[.P30]/2;[.P31]/2)" office:value-type="float" office:value="23" calcext:value-type="float">
            <text:p>23</text:p>
          </table:table-cell>
          <table:table-cell table:style-name="ce2" table:formula="of:=SUM([.O29];[.O30];[.O31];[.Q29];[.Q30];[.Q3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34:.AG34];1)" office:value-type="float" office:value="15" calcext:value-type="float">
            <text:p>15</text:p>
          </table:table-cell>
          <table:table-cell table:formula="of:=[.D34]/(COUNT([.S34:.AG34])+COUNTBLANK([.S34:.AG34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35:.AG35];1)" office:value-type="float" office:value="0" calcext:value-type="float">
            <text:p>0</text:p>
          </table:table-cell>
          <table:table-cell table:formula="of:=[.D35]/(COUNT([.S35:.AG35])+COUNTBLANK([.S35:.AG35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2];[.D11];[.D20];[.D29])" office:value-type="float" office:value="203" calcext:value-type="float">
            <text:p>203</text:p>
          </table:table-cell>
          <table:table-cell table:style-name="ce1" table:formula="of:=[.D38]/[.E41]" office:value-type="float" office:value="0.735507246376812" calcext:value-type="float">
            <text:p>0,7355072464</text:p>
          </table:table-cell>
          <table:table-cell table:style-name="ce1" table:formula="of:=SUM([.F2];[.F11];[.F20];[.F29])" office:value-type="float" office:value="42" calcext:value-type="float">
            <text:p>42</text:p>
          </table:table-cell>
          <table:table-cell table:style-name="ce1" table:formula="of:=[.F38]/(2*[.E41])" office:value-type="float" office:value="0.0760869565217391" calcext:value-type="float">
            <text:p>0,0760869565</text:p>
          </table:table-cell>
          <table:table-cell table:style-name="ce1" table:formula="of:=[.E38]+[.G38]" office:value-type="float" office:value="0.811594202898551" calcext:value-type="float">
            <text:p>0,8115942029</text:p>
          </table:table-cell>
          <table:table-cell table:style-name="ce1" table:formula="of:=SUM([.I2];[.I11];[.I20];[.I29])" office:value-type="float" office:value="165" calcext:value-type="float">
            <text:p>165</text:p>
          </table:table-cell>
          <table:table-cell table:style-name="ce1" table:formula="of:=[.I38]/[.J41]" office:value-type="float" office:value="0.896739130434783" calcext:value-type="float">
            <text:p>0,8967391304</text:p>
          </table:table-cell>
          <table:table-cell table:style-name="ce1" table:formula="of:=SUM([.K2];[.K11];[.K20];[.K29])" office:value-type="float" office:value="15" calcext:value-type="float">
            <text:p>15</text:p>
          </table:table-cell>
          <table:table-cell table:style-name="ce1" table:formula="of:=[.K38]/(2*[.J41])" office:value-type="float" office:value="0.0407608695652174" calcext:value-type="float">
            <text:p>0,0407608696</text:p>
          </table:table-cell>
          <table:table-cell table:style-name="ce1" table:formula="of:=[.J38]+[.L38]" office:value-type="float" office:value="0.9375" calcext:value-type="float">
            <text:p>0,9375</text:p>
          </table:table-cell>
          <table:table-cell table:style-name="ce1" table:formula="of:=SUM([.N2];[.N11];[.N20];[.N29])" office:value-type="float" office:value="38" calcext:value-type="float">
            <text:p>38</text:p>
          </table:table-cell>
          <table:table-cell table:style-name="ce1" table:formula="of:=[.N38]/[.O41]" office:value-type="float" office:value="0.41304347826087" calcext:value-type="float">
            <text:p>0,4130434783</text:p>
          </table:table-cell>
          <table:table-cell table:style-name="ce1" table:formula="of:=SUM([.P2];[.P11];[.P20];[.P29])" office:value-type="float" office:value="27" calcext:value-type="float">
            <text:p>27</text:p>
          </table:table-cell>
          <table:table-cell table:style-name="ce1" table:formula="of:=[.P38]/(2*[.O41])" office:value-type="float" office:value="0.146739130434783" calcext:value-type="float">
            <text:p>0,1467391304</text:p>
          </table:table-cell>
          <table:table-cell table:style-name="ce1" table:formula="of:=[.O38]+[.Q38]" office:value-type="float" office:value="0.559782608695652" calcext:value-type="float">
            <text:p>0,5597826087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3];[.D12];[.D21];[.D30])" office:value-type="float" office:value="12" calcext:value-type="float">
            <text:p>12</text:p>
          </table:table-cell>
          <table:table-cell table:style-name="ce1" table:formula="of:=[.D39]/[.E41]" office:value-type="float" office:value="0.0434782608695652" calcext:value-type="float">
            <text:p>0,0434782609</text:p>
          </table:table-cell>
          <table:table-cell table:style-name="ce1" table:formula="of:=SUM([.F3];[.F12];[.F21];[.F30])" office:value-type="float" office:value="29" calcext:value-type="float">
            <text:p>29</text:p>
          </table:table-cell>
          <table:table-cell table:style-name="ce3" table:formula="of:=[.F39]/(2*[.E41])" office:value-type="float" office:value="0.052536231884058" calcext:value-type="float">
            <text:p>0,0525362319</text:p>
          </table:table-cell>
          <table:table-cell table:style-name="ce1" table:formula="of:=[.E39]+[.G39]" office:value-type="float" office:value="0.0960144927536232" calcext:value-type="float">
            <text:p>0,0960144928</text:p>
          </table:table-cell>
          <table:table-cell table:style-name="ce1" table:formula="of:=SUM([.I3];[.I12];[.I21];[.I30])" office:value-type="float" office:value="3" calcext:value-type="float">
            <text:p>3</text:p>
          </table:table-cell>
          <table:table-cell table:style-name="ce1" table:formula="of:=[.I39]/[.J41]" office:value-type="float" office:value="0.016304347826087" calcext:value-type="float">
            <text:p>0,0163043478</text:p>
          </table:table-cell>
          <table:table-cell table:style-name="ce1" table:formula="of:=SUM([.K3];[.K12];[.K21];[.K30])" office:value-type="float" office:value="12" calcext:value-type="float">
            <text:p>12</text:p>
          </table:table-cell>
          <table:table-cell table:style-name="ce3" table:formula="of:=[.K39]/(2*[.J41])" office:value-type="float" office:value="0.0326086956521739" calcext:value-type="float">
            <text:p>0,0326086957</text:p>
          </table:table-cell>
          <table:table-cell table:style-name="ce1" table:formula="of:=[.J39]+[.L39]" office:value-type="float" office:value="0.0489130434782609" calcext:value-type="float">
            <text:p>0,0489130435</text:p>
          </table:table-cell>
          <table:table-cell table:style-name="ce1" table:formula="of:=SUM([.N3];[.N12];[.N21];[.N30])" office:value-type="float" office:value="9" calcext:value-type="float">
            <text:p>9</text:p>
          </table:table-cell>
          <table:table-cell table:style-name="ce1" table:formula="of:=[.N39]/[.O41]" office:value-type="float" office:value="0.0978260869565217" calcext:value-type="float">
            <text:p>0,097826087</text:p>
          </table:table-cell>
          <table:table-cell table:style-name="ce1" table:formula="of:=SUM([.P3];[.P12];[.P21];[.P30])" office:value-type="float" office:value="17" calcext:value-type="float">
            <text:p>17</text:p>
          </table:table-cell>
          <table:table-cell table:style-name="ce3" table:formula="of:=[.P39]/(2*[.O41])" office:value-type="float" office:value="0.0923913043478261" calcext:value-type="float">
            <text:p>0,0923913043</text:p>
          </table:table-cell>
          <table:table-cell table:style-name="ce1" table:formula="of:=[.O39]+[.Q39]" office:value-type="float" office:value="0.190217391304348" calcext:value-type="float">
            <text:p>0,1902173913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4];[.D13];[.D22];[.D31])" office:value-type="float" office:value="14" calcext:value-type="float">
            <text:p>14</text:p>
          </table:table-cell>
          <table:table-cell table:style-name="ce1" table:formula="of:=[.D40]/[.E41]" office:value-type="float" office:value="0.0507246376811594" calcext:value-type="float">
            <text:p>0,0507246377</text:p>
          </table:table-cell>
          <table:table-cell table:style-name="ce1" table:formula="of:=SUM([.F4];[.F13];[.F22];[.F31])" office:value-type="float" office:value="23" calcext:value-type="float">
            <text:p>23</text:p>
          </table:table-cell>
          <table:table-cell table:style-name="ce1" table:formula="of:=[.F40]/(2*[.E41])" office:value-type="float" office:value="0.0416666666666667" calcext:value-type="float">
            <text:p>0,0416666667</text:p>
          </table:table-cell>
          <table:table-cell table:style-name="ce1" table:formula="of:=[.E40]+[.G40]" office:value-type="float" office:value="0.0923913043478261" calcext:value-type="float">
            <text:p>0,0923913043</text:p>
          </table:table-cell>
          <table:table-cell table:style-name="ce1" table:formula="of:=SUM([.I4];[.I13];[.I22];[.I31])" office:value-type="float" office:value="0" calcext:value-type="float">
            <text:p>0</text:p>
          </table:table-cell>
          <table:table-cell table:style-name="ce1" table:formula="of:=[.I40]/[.J41]" office:value-type="float" office:value="0" calcext:value-type="float">
            <text:p>0</text:p>
          </table:table-cell>
          <table:table-cell table:style-name="ce1" table:formula="of:=SUM([.K4];[.K13];[.K22];[.K31])" office:value-type="float" office:value="5" calcext:value-type="float">
            <text:p>5</text:p>
          </table:table-cell>
          <table:table-cell table:style-name="ce1" table:formula="of:=[.K40]/(2*[.J41])" office:value-type="float" office:value="0.0135869565217391" calcext:value-type="float">
            <text:p>0,0135869565</text:p>
          </table:table-cell>
          <table:table-cell table:style-name="ce1" table:formula="of:=[.J40]+[.L40]" office:value-type="float" office:value="0.0135869565217391" calcext:value-type="float">
            <text:p>0,0135869565</text:p>
          </table:table-cell>
          <table:table-cell table:style-name="ce1" table:formula="of:=SUM([.N4];[.N13];[.N22];[.N31])" office:value-type="float" office:value="14" calcext:value-type="float">
            <text:p>14</text:p>
          </table:table-cell>
          <table:table-cell table:style-name="ce1" table:formula="of:=[.N40]/[.O41]" office:value-type="float" office:value="0.152173913043478" calcext:value-type="float">
            <text:p>0,152173913</text:p>
          </table:table-cell>
          <table:table-cell table:style-name="ce1" table:formula="of:=SUM([.P4];[.P13];[.P22];[.P31])" office:value-type="float" office:value="18" calcext:value-type="float">
            <text:p>18</text:p>
          </table:table-cell>
          <table:table-cell table:style-name="ce1" table:formula="of:=[.P40]/(2*[.O41])" office:value-type="float" office:value="0.0978260869565217" calcext:value-type="float">
            <text:p>0,097826087</text:p>
          </table:table-cell>
          <table:table-cell table:style-name="ce1" table:formula="of:=[.O40]+[.Q40]" office:value-type="float" office:value="0.25" calcext:value-type="float">
            <text:p>0,25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38];[.D39];[.D40];[.F38]/2;[.F39]/2;[.F40]/2)" office:value-type="float" office:value="276" calcext:value-type="float">
            <text:p>276</text:p>
          </table:table-cell>
          <table:table-cell table:style-name="ce3" table:formula="of:=SUM([.E38];[.E39];[.E40];[.G38];[.G39];[.G40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38];[.I39];[.I40];[.K38]/2;[.K39]/2;[.K40]/2)" office:value-type="float" office:value="184" calcext:value-type="float">
            <text:p>184</text:p>
          </table:table-cell>
          <table:table-cell table:style-name="ce3" table:formula="of:=SUM([.J38];[.J39];[.J40];[.L38];[.L39];[.L40])" office:value-type="float" office:value="1" calcext:value-type="float">
            <text:p>1</text:p>
          </table:table-cell>
          <table:table-cell table:style-name="ce3"/>
          <table:table-cell table:style-name="ce3" table:formula="of:=SUM([.M38];[.M39];[.M40])" office:value-type="float" office:value="1" calcext:value-type="float">
            <text:p>1</text:p>
          </table:table-cell>
          <table:table-cell table:style-name="ce1" office:value-type="string" calcext:value-type="string">
            <text:p>check</text:p>
          </table:table-cell>
          <table:table-cell table:style-name="ce3" table:formula="of:=SUM([.N38];[.N39];[.N40];[.P38]/2;[.P39]/2;[.P40]/2)" office:value-type="float" office:value="92" calcext:value-type="float">
            <text:p>92</text:p>
          </table:table-cell>
          <table:table-cell table:style-name="ce3" table:formula="of:=SUM([.O38];[.O39];[.O40];[.Q38];[.Q39];[.Q40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7];[.D16];[.D25];[.D34])" office:value-type="float" office:value="60" calcext:value-type="float">
            <text:p>60</text:p>
          </table:table-cell>
          <table:table-cell table:style-name="ce1" table:formula="of:=[.D43]/([.D43]+[.D44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8];[.D17];[.D26];[.D35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</table:table>
      <table:table table:name="ParameterS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2" table:number-columns-repeated="80" table:default-cell-style-name="Default"/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020205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2:.CL2];2)" office:value-type="float" office:value="57" calcext:value-type="float">
            <text:p>57</text:p>
          </table:table-cell>
          <table:table-cell table:formula="of:=[.D2]/(COUNT([.S2:.CL2])+COUNTBLANK([.S2:.CL2])-COUNTIF([.S2:.CL2];0))" office:value-type="float" office:value="0.826086956521739" calcext:value-type="float">
            <text:p>0,8260869565</text:p>
          </table:table-cell>
          <table:table-cell table:formula="of:=COUNTIF([.S2:.CL2];1)" office:value-type="float" office:value="6" calcext:value-type="float">
            <text:p>6</text:p>
          </table:table-cell>
          <table:table-cell table:style-name="ce2" table:formula="of:=[.F2]/(2*(COUNT([.S2:.CL2])+COUNTBLANK([.S2:.CL2])-COUNTIF([.S2:.CL2];0)))" office:value-type="float" office:value="0.0434782608695652" calcext:value-type="float">
            <text:p>0,0434782609</text:p>
          </table:table-cell>
          <table:table-cell table:style-name="ce2"/>
          <table:table-cell table:formula="of:=COUNTIF(([.S2:.T2]~[.V2:.AE2]~[.AH2]~[.AM2:.AN2]~[.AR2]~[.AT2:.AW2]~[.AZ2:.BA2]~[.BC2:.BI2]~[.BK2]~[.BM2:.BO2]~[.BQ2:.BU2]~[.BX2:.BY2]~[.CB2:.CJ2]~[.CL2]);2)" office:value-type="float" office:value="46" calcext:value-type="float">
            <text:p>46</text:p>
          </table:table-cell>
          <table:table-cell table:formula="of:=[.I2]/[.J5]" office:value-type="float" office:value="0.938775510204082" calcext:value-type="float">
            <text:p>0,9387755102</text:p>
          </table:table-cell>
          <table:table-cell table:style-name="ce2" table:formula="of:=COUNTIF(([.S2:.T2]~[.V2:.AE2]~[.AH2]~[.AM2:.AN2]~[.AR2]~[.AT2:.AW2]~[.AZ2:.BA2]~[.BC2:.BI2]~[.BK2]~[.BM2:.BO2]~[.BQ2:.BU2]~[.BX2:.BY2]~[.CB2:.CJ2]~[.CL2]);1)" office:value-type="float" office:value="1" calcext:value-type="float">
            <text:p>1</text:p>
          </table:table-cell>
          <table:table-cell table:style-name="ce2" table:formula="of:=[.K2]/(2*[.J5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2]-[.I2]" office:value-type="float" office:value="11" calcext:value-type="float">
            <text:p>11</text:p>
          </table:table-cell>
          <table:table-cell table:style-name="ce2" table:formula="of:=[.N2]/[.O5]" office:value-type="float" office:value="0.55" calcext:value-type="float">
            <text:p>0,55</text:p>
          </table:table-cell>
          <table:table-cell table:style-name="ce2" table:formula="of:=[.F2]-[.K2]" office:value-type="float" office:value="5" calcext:value-type="float">
            <text:p>5</text:p>
          </table:table-cell>
          <table:table-cell table:style-name="ce2" table:formula="of:=[.P2]/(2*[.O5])" office:value-type="float" office:value="0.125" calcext:value-type="float">
            <text:p>0,125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:.CL3];2)" office:value-type="float" office:value="2" calcext:value-type="float">
            <text:p>2</text:p>
          </table:table-cell>
          <table:table-cell table:formula="of:=[.D3]/(COUNT([.S3:.CL3])+COUNTBLANK([.S3:.CL3])-COUNTIF([.S3:.CL3];0))" office:value-type="float" office:value="0.0289855072463768" calcext:value-type="float">
            <text:p>0,0289855072</text:p>
          </table:table-cell>
          <table:table-cell table:formula="of:=COUNTIF([.S3:.CL3];1)" office:value-type="float" office:value="3" calcext:value-type="float">
            <text:p>3</text:p>
          </table:table-cell>
          <table:table-cell table:style-name="ce2" table:formula="of:=[.F3]/(2*(COUNT([.S3:.CL3])+COUNTBLANK([.S3:.CL3])-COUNTIF([.S3:.CL3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3:.T3]~[.V3:.AE3]~[.AH3]~[.AM3:.AN3]~[.AR3]~[.AT3:.AW3]~[.AZ3:.BA3]~[.BC3:.BI3]~[.BK3]~[.BM3:.BO3]~[.BQ3:.BU3]~[.BX3:.BY3]~[.CB3:.CJ3]~[.CL3]);2)" office:value-type="float" office:value="1" calcext:value-type="float">
            <text:p>1</text:p>
          </table:table-cell>
          <table:table-cell table:formula="of:=[.I3]/[.J5]" office:value-type="float" office:value="0.0204081632653061" calcext:value-type="float">
            <text:p>0,0204081633</text:p>
          </table:table-cell>
          <table:table-cell table:style-name="ce2" table:formula="of:=COUNTIF(([.S3:.T3]~[.V3:.AE3]~[.AH3]~[.AM3:.AN3]~[.AR3]~[.AT3:.AW3]~[.AZ3:.BA3]~[.BC3:.BI3]~[.BK3]~[.BM3:.BO3]~[.BQ3:.BU3]~[.BX3:.BY3]~[.CB3:.CJ3]~[.CL3]);1)" office:value-type="float" office:value="0" calcext:value-type="float">
            <text:p>0</text:p>
          </table:table-cell>
          <table:table-cell table:style-name="ce2" table:formula="of:=[.K3]/[.J5]" office:value-type="float" office:value="0" calcext:value-type="float">
            <text:p>0</text:p>
          </table:table-cell>
          <table:table-cell table:style-name="ce2"/>
          <table:table-cell table:style-name="ce2" table:formula="of:=[.D3]-[.I3]" office:value-type="float" office:value="1" calcext:value-type="float">
            <text:p>1</text:p>
          </table:table-cell>
          <table:table-cell table:style-name="ce2" table:formula="of:=[.N3]/[.O5]" office:value-type="float" office:value="0.05" calcext:value-type="float">
            <text:p>0,05</text:p>
          </table:table-cell>
          <table:table-cell table:style-name="ce2" table:formula="of:=[.F3]-[.K3]" office:value-type="float" office:value="3" calcext:value-type="float">
            <text:p>3</text:p>
          </table:table-cell>
          <table:table-cell table:style-name="ce2" table:formula="of:=[.P3]/(2*[.O5])" office:value-type="float" office:value="0.075" calcext:value-type="float">
            <text:p>0,075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4:.CL4];2)" office:value-type="float" office:value="4" calcext:value-type="float">
            <text:p>4</text:p>
          </table:table-cell>
          <table:table-cell table:formula="of:=[.D4]/(COUNT([.S4:.CL4])+COUNTBLANK([.S4:.CL4])-COUNTIF([.S4:.CL4];0))" office:value-type="float" office:value="0.0579710144927536" calcext:value-type="float">
            <text:p>0,0579710145</text:p>
          </table:table-cell>
          <table:table-cell table:formula="of:=COUNTIF([.S4:.CL4];1)" office:value-type="float" office:value="3" calcext:value-type="float">
            <text:p>3</text:p>
          </table:table-cell>
          <table:table-cell table:style-name="ce2" table:formula="of:=[.F4]/(2*(COUNT([.S4:.CL4])+COUNTBLANK([.S4:.CL4])-COUNTIF([.S4:.CL4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4:.T4]~[.V4:.AE4]~[.AH4]~[.AM4:.AN4]~[.AR4]~[.AT4:.AW4]~[.AZ4:.BA4]~[.BC4:.BI4]~[.BK4]~[.BM4:.BO4]~[.BQ4:.BU4]~[.BX4:.BY4]~[.CB4:.CJ4]~[.CL4]);2)" office:value-type="float" office:value="1" calcext:value-type="float">
            <text:p>1</text:p>
          </table:table-cell>
          <table:table-cell table:formula="of:=[.I4]/[.J5]" office:value-type="float" office:value="0.0204081632653061" calcext:value-type="float">
            <text:p>0,0204081633</text:p>
          </table:table-cell>
          <table:table-cell table:style-name="ce2" table:formula="of:=COUNTIF(([.S4:.T4]~[.V4:.AE4]~[.AH4]~[.AM4:.AN4]~[.AR4]~[.AT4:.AW4]~[.AZ4:.BA4]~[.BC4:.BI4]~[.BK4]~[.BM4:.BO4]~[.BQ4:.BU4]~[.BX4:.BY4]~[.CB4:.CJ4]~[.CL4]);1)" office:value-type="float" office:value="1" calcext:value-type="float">
            <text:p>1</text:p>
          </table:table-cell>
          <table:table-cell table:style-name="ce2" table:formula="of:=[.K4]/(2*[.J5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4]-[.I4]" office:value-type="float" office:value="3" calcext:value-type="float">
            <text:p>3</text:p>
          </table:table-cell>
          <table:table-cell table:style-name="ce2" table:formula="of:=[.N4]/[.O5]" office:value-type="float" office:value="0.15" calcext:value-type="float">
            <text:p>0,15</text:p>
          </table:table-cell>
          <table:table-cell table:style-name="ce2" table:formula="of:=[.F4]-[.K4]" office:value-type="float" office:value="2" calcext:value-type="float">
            <text:p>2</text:p>
          </table:table-cell>
          <table:table-cell table:style-name="ce2" table:formula="of:=[.P4]/(2*[.O5])" office:value-type="float" office:value="0.05" calcext:value-type="float">
            <text:p>0,05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];[.D3];[.D4];[.F2]/2;[.F3]/2;[.F4]/2)" office:value-type="float" office:value="69" calcext:value-type="float">
            <text:p>69</text:p>
          </table:table-cell>
          <table:table-cell table:style-name="ce2" table:formula="of:=SUM([.E2];[.E3];[.E4];[.G2];[.G3];[.G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];[.I3];[.I4];[.K2]/2;[.K3]/2;[.K4]/2)" office:value-type="float" office:value="49" calcext:value-type="float">
            <text:p>49</text:p>
          </table:table-cell>
          <table:table-cell table:style-name="ce2" table:formula="of:=SUM([.J2];[.J3];[.J4];[.L2];[.L3];[.L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];[.N3];[.N4];[.P2]/2;[.P3]/2;[.P4]/2)" office:value-type="float" office:value="20" calcext:value-type="float">
            <text:p>20</text:p>
          </table:table-cell>
          <table:table-cell table:style-name="ce2" table:formula="of:=SUM([.O2];[.O3];[.O4];[.Q2];[.Q3];[.Q4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7:.AG7];1)" office:value-type="float" office:value="15" calcext:value-type="float">
            <text:p>15</text:p>
          </table:table-cell>
          <table:table-cell table:formula="of:=[.D7]/(COUNT([.S7:.AG7])+COUNTBLANK([.S7:.AG7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8:.AG8];1)" office:value-type="float" office:value="0" calcext:value-type="float">
            <text:p>0</text:p>
          </table:table-cell>
          <table:table-cell table:formula="of:=[.D8]/(COUNT([.S8:.AG8])+COUNTBLANK([.S8:.AG8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11:.CL11];2)" office:value-type="float" office:value="60" calcext:value-type="float">
            <text:p>60</text:p>
          </table:table-cell>
          <table:table-cell table:formula="of:=[.D11]/(COUNT([.S11:.CL11])+COUNTBLANK([.S11:.CL11])-COUNTIF([.S11:.CL11];0))" office:value-type="float" office:value="0.869565217391304" calcext:value-type="float">
            <text:p>0,8695652174</text:p>
          </table:table-cell>
          <table:table-cell table:formula="of:=COUNTIF([.S11:.CL11];1)" office:value-type="float" office:value="4" calcext:value-type="float">
            <text:p>4</text:p>
          </table:table-cell>
          <table:table-cell table:style-name="ce2" table:formula="of:=[.F11]/(2*(COUNT([.S11:.CL11])+COUNTBLANK([.S11:.CL11])-COUNTIF([.S11:.CL11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11:.T11]~[.V11:.AE11]~[.AH11]~[.AM11:.AN11]~[.AR11]~[.AT11:.AW11]~[.AZ11:.BA11]~[.BC11:.BI11]~[.BK11]~[.BM11:.BO11]~[.BQ11:.BU11]~[.BX11:.BY11]~[.CB11:.CJ11]~[.CL11]);2)" office:value-type="float" office:value="45" calcext:value-type="float">
            <text:p>45</text:p>
          </table:table-cell>
          <table:table-cell table:formula="of:=[.I11]/[.J14]" office:value-type="float" office:value="0.9375" calcext:value-type="float">
            <text:p>0,9375</text:p>
          </table:table-cell>
          <table:table-cell table:style-name="ce2" table:formula="of:=COUNTIF(([.S11:.T11]~[.V11:.AE11]~[.AH11]~[.AM11:.AN11]~[.AR11]~[.AT11:.AW11]~[.AZ11:.BA11]~[.BC11:.BI11]~[.BK11]~[.BM11:.BO11]~[.BQ11:.BU11]~[.BX11:.BY11]~[.CB11:.CJ11]~[.CL11]);1)" office:value-type="float" office:value="2" calcext:value-type="float">
            <text:p>2</text:p>
          </table:table-cell>
          <table:table-cell table:style-name="ce2" table:formula="of:=[.K11]/(2*[.J14])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11]-[.I11]" office:value-type="float" office:value="15" calcext:value-type="float">
            <text:p>15</text:p>
          </table:table-cell>
          <table:table-cell table:style-name="ce2" table:formula="of:=[.N11]/[.O14]" office:value-type="float" office:value="0.714285714285714" calcext:value-type="float">
            <text:p>0,7142857143</text:p>
          </table:table-cell>
          <table:table-cell table:style-name="ce2" table:formula="of:=[.F11]-[.K11]" office:value-type="float" office:value="2" calcext:value-type="float">
            <text:p>2</text:p>
          </table:table-cell>
          <table:table-cell table:style-name="ce2" table:formula="of:=[.P11]/(2*[.O14])" office:value-type="float" office:value="0.0476190476190476" calcext:value-type="float">
            <text:p>0,0476190476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2:.CL12];2)" office:value-type="float" office:value="2" calcext:value-type="float">
            <text:p>2</text:p>
          </table:table-cell>
          <table:table-cell table:formula="of:=[.D12]/(COUNT([.S12:.CL12])+COUNTBLANK([.S12:.CL12])-COUNTIF([.S12:.CL12];0))" office:value-type="float" office:value="0.0289855072463768" calcext:value-type="float">
            <text:p>0,0289855072</text:p>
          </table:table-cell>
          <table:table-cell table:formula="of:=COUNTIF([.S12:.CL12];1)" office:value-type="float" office:value="5" calcext:value-type="float">
            <text:p>5</text:p>
          </table:table-cell>
          <table:table-cell table:style-name="ce2" table:formula="of:=[.F12]/(2*(COUNT([.S12:.CL12])+COUNTBLANK([.S12:.CL12])-COUNTIF([.S12:.CL12];0)))" office:value-type="float" office:value="0.036231884057971" calcext:value-type="float">
            <text:p>0,0362318841</text:p>
          </table:table-cell>
          <table:table-cell table:style-name="ce2"/>
          <table:table-cell table:formula="of:=COUNTIF(([.S12:.T12]~[.V12:.AE12]~[.AH12]~[.AM12:.AN12]~[.AR12]~[.AT12:.AW12]~[.AZ12:.BA12]~[.BC12:.BI12]~[.BK12]~[.BM12:.BO12]~[.BQ12:.BU12]~[.BX12:.BY12]~[.CB12:.CJ12]~[.CL12]);2)" office:value-type="float" office:value="0" calcext:value-type="float">
            <text:p>0</text:p>
          </table:table-cell>
          <table:table-cell table:formula="of:=[.I12]/[.J14]" office:value-type="float" office:value="0" calcext:value-type="float">
            <text:p>0</text:p>
          </table:table-cell>
          <table:table-cell table:style-name="ce2" table:formula="of:=COUNTIF(([.S12:.T12]~[.V12:.AE12]~[.AH12]~[.AM12:.AN12]~[.AR12]~[.AT12:.AW12]~[.AZ12:.BA12]~[.BC12:.BI12]~[.BK12]~[.BM12:.BO12]~[.BQ12:.BU12]~[.BX12:.BY12]~[.CB12:.CJ12]~[.CL12]);1)" office:value-type="float" office:value="3" calcext:value-type="float">
            <text:p>3</text:p>
          </table:table-cell>
          <table:table-cell table:style-name="ce2" table:formula="of:=[.K12]/[.J14]" office:value-type="float" office:value="0.0625" calcext:value-type="float">
            <text:p>0,0625</text:p>
          </table:table-cell>
          <table:table-cell table:style-name="ce2"/>
          <table:table-cell table:style-name="ce2" table:formula="of:=[.D12]-[.I12]" office:value-type="float" office:value="2" calcext:value-type="float">
            <text:p>2</text:p>
          </table:table-cell>
          <table:table-cell table:style-name="ce2" table:formula="of:=[.N12]/[.O14]" office:value-type="float" office:value="0.0952380952380952" calcext:value-type="float">
            <text:p>0,0952380952</text:p>
          </table:table-cell>
          <table:table-cell table:style-name="ce2" table:formula="of:=[.F12]-[.K12]" office:value-type="float" office:value="2" calcext:value-type="float">
            <text:p>2</text:p>
          </table:table-cell>
          <table:table-cell table:style-name="ce2" table:formula="of:=[.P12]/(2*[.O14])" office:value-type="float" office:value="0.0476190476190476" calcext:value-type="float">
            <text:p>0,0476190476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3:.CL13];2)" office:value-type="float" office:value="2" calcext:value-type="float">
            <text:p>2</text:p>
          </table:table-cell>
          <table:table-cell table:formula="of:=[.D13]/(COUNT([.S13:.CL13])+COUNTBLANK([.S13:.CL13])-COUNTIF([.S13:.CL13];0))" office:value-type="float" office:value="0.0289855072463768" calcext:value-type="float">
            <text:p>0,0289855072</text:p>
          </table:table-cell>
          <table:table-cell table:formula="of:=COUNTIF([.S13:.CL13];1)" office:value-type="float" office:value="1" calcext:value-type="float">
            <text:p>1</text:p>
          </table:table-cell>
          <table:table-cell table:style-name="ce2" table:formula="of:=[.F13]/(2*(COUNT([.S13:.CL13])+COUNTBLANK([.S13:.CL13])-COUNTIF([.S13:.CL13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13:.T13]~[.V13:.AE13]~[.AH13]~[.AM13:.AN13]~[.AR13]~[.AT13:.AW13]~[.AZ13:.BA13]~[.BC13:.BI13]~[.BK13]~[.BM13:.BO13]~[.BQ13:.BU13]~[.BX13:.BY13]~[.CB13:.CJ13]~[.CL13]);2)" office:value-type="float" office:value="0" calcext:value-type="float">
            <text:p>0</text:p>
          </table:table-cell>
          <table:table-cell table:formula="of:=[.I13]/[.J14]" office:value-type="float" office:value="0" calcext:value-type="float">
            <text:p>0</text:p>
          </table:table-cell>
          <table:table-cell table:style-name="ce2" table:formula="of:=COUNTIF(([.S13:.T13]~[.V13:.AE13]~[.AH13]~[.AM13:.AN13]~[.AR13]~[.AT13:.AW13]~[.AZ13:.BA13]~[.BC13:.BI13]~[.BK13]~[.BM13:.BO13]~[.BQ13:.BU13]~[.BX13:.BY13]~[.CB13:.CJ13]~[.CL13]);1)" office:value-type="float" office:value="1" calcext:value-type="float">
            <text:p>1</text:p>
          </table:table-cell>
          <table:table-cell table:style-name="ce2" table:formula="of:=[.K13]/(2*[.J14])" office:value-type="float" office:value="0.0104166666666667" calcext:value-type="float">
            <text:p>0,0104166667</text:p>
          </table:table-cell>
          <table:table-cell table:style-name="ce2"/>
          <table:table-cell table:style-name="ce2" table:formula="of:=[.D13]-[.I13]" office:value-type="float" office:value="2" calcext:value-type="float">
            <text:p>2</text:p>
          </table:table-cell>
          <table:table-cell table:style-name="ce2" table:formula="of:=[.N13]/[.O14]" office:value-type="float" office:value="0.0952380952380952" calcext:value-type="float">
            <text:p>0,0952380952</text:p>
          </table:table-cell>
          <table:table-cell table:style-name="ce2" table:formula="of:=[.F13]-[.K13]" office:value-type="float" office:value="0" calcext:value-type="float">
            <text:p>0</text:p>
          </table:table-cell>
          <table:table-cell table:style-name="ce2" table:formula="of:=[.P13]/(2*[.O14])" office:value-type="float" office:value="0" calcext:value-type="float">
            <text:p>0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1];[.D12];[.D13];[.F11]/2;[.F12]/2;[.F13]/2)" office:value-type="float" office:value="69" calcext:value-type="float">
            <text:p>69</text:p>
          </table:table-cell>
          <table:table-cell table:style-name="ce2" table:formula="of:=SUM([.E11];[.E12];[.E13];[.G11];[.G12];[.G1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1];[.I12];[.I13];[.K11]/2;[.K12]/2;[.K13]/2)" office:value-type="float" office:value="48" calcext:value-type="float">
            <text:p>48</text:p>
          </table:table-cell>
          <table:table-cell table:style-name="ce2" table:formula="of:=SUM([.J11];[.J12];[.J13];[.L11];[.L12];[.L13])" office:value-type="float" office:value="1.03125" calcext:value-type="float">
            <text:p>1,03125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1];[.N12];[.N13];[.P11]/2;[.P12]/2;[.P13]/2)" office:value-type="float" office:value="21" calcext:value-type="float">
            <text:p>21</text:p>
          </table:table-cell>
          <table:table-cell table:style-name="ce2" table:formula="of:=SUM([.O11];[.O12];[.O13];[.Q11];[.Q12];[.Q13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6:.AG16];1)" office:value-type="float" office:value="15" calcext:value-type="float">
            <text:p>15</text:p>
          </table:table-cell>
          <table:table-cell table:formula="of:=[.D16]/(COUNT([.S16:.AG16])+COUNTBLANK([.S16:.AG16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7:.AG17];1)" office:value-type="float" office:value="0" calcext:value-type="float">
            <text:p>0</text:p>
          </table:table-cell>
          <table:table-cell table:formula="of:=[.D17]/(COUNT([.S17:.AG17])+COUNTBLANK([.S17:.AG17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20:.CL20];2)" office:value-type="float" office:value="61" calcext:value-type="float">
            <text:p>61</text:p>
          </table:table-cell>
          <table:table-cell table:formula="of:=[.D20]/(COUNT([.S20:.CL20])+COUNTBLANK([.S20:.CL20])-COUNTIF([.S20:.CL20];0))" office:value-type="float" office:value="0.884057971014493" calcext:value-type="float">
            <text:p>0,884057971</text:p>
          </table:table-cell>
          <table:table-cell table:formula="of:=COUNTIF([.S20:.CL20];1)" office:value-type="float" office:value="5" calcext:value-type="float">
            <text:p>5</text:p>
          </table:table-cell>
          <table:table-cell table:style-name="ce2" table:formula="of:=[.F20]/(2*(COUNT([.S20:.CL20])+COUNTBLANK([.S20:.CL20])-COUNTIF([.S20:.CL20];0)))" office:value-type="float" office:value="0.036231884057971" calcext:value-type="float">
            <text:p>0,0362318841</text:p>
          </table:table-cell>
          <table:table-cell table:style-name="ce2"/>
          <table:table-cell table:formula="of:=COUNTIF(([.S20:.T20]~[.V20:.AE20]~[.AH20]~[.AM20:.AN20]~[.AR20]~[.AT20:.AW20]~[.AZ20:.BA20]~[.BC20:.BI20]~[.BK20]~[.BM20:.BO20]~[.BQ20:.BU20]~[.BX20:.BY20]~[.CB20:.CJ20]~[.CL20]);2)" office:value-type="float" office:value="48" calcext:value-type="float">
            <text:p>48</text:p>
          </table:table-cell>
          <table:table-cell table:formula="of:=[.I20]/[.J23]" office:value-type="float" office:value="0.979591836734694" calcext:value-type="float">
            <text:p>0,9795918367</text:p>
          </table:table-cell>
          <table:table-cell table:style-name="ce2" table:formula="of:=COUNTIF(([.S20:.T20]~[.V20:.AE20]~[.AH20]~[.AM20:.AN20]~[.AR20]~[.AT20:.AW20]~[.AZ20:.BA20]~[.BC20:.BI20]~[.BK20]~[.BM20:.BO20]~[.BQ20:.BU20]~[.BX20:.BY20]~[.CB20:.CJ20]~[.CL20]);1)" office:value-type="float" office:value="1" calcext:value-type="float">
            <text:p>1</text:p>
          </table:table-cell>
          <table:table-cell table:style-name="ce2" table:formula="of:=[.K20]/(2*[.J23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20]-[.I20]" office:value-type="float" office:value="13" calcext:value-type="float">
            <text:p>13</text:p>
          </table:table-cell>
          <table:table-cell table:style-name="ce2" table:formula="of:=[.N20]/[.O23]" office:value-type="float" office:value="0.65" calcext:value-type="float">
            <text:p>0,65</text:p>
          </table:table-cell>
          <table:table-cell table:style-name="ce2" table:formula="of:=[.F20]-[.K20]" office:value-type="float" office:value="4" calcext:value-type="float">
            <text:p>4</text:p>
          </table:table-cell>
          <table:table-cell table:style-name="ce2" table:formula="of:=[.P20]/(2*[.O23])" office:value-type="float" office:value="0.1" calcext:value-type="float">
            <text:p>0,1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21:.CL21];2)" office:value-type="float" office:value="1" calcext:value-type="float">
            <text:p>1</text:p>
          </table:table-cell>
          <table:table-cell table:formula="of:=[.D21]/(COUNT([.S21:.CL21])+COUNTBLANK([.S21:.CL21])-COUNTIF([.S21:.CL21];0))" office:value-type="float" office:value="0.0144927536231884" calcext:value-type="float">
            <text:p>0,0144927536</text:p>
          </table:table-cell>
          <table:table-cell table:formula="of:=COUNTIF([.S21:.CL21];1)" office:value-type="float" office:value="3" calcext:value-type="float">
            <text:p>3</text:p>
          </table:table-cell>
          <table:table-cell table:style-name="ce2" table:formula="of:=[.F21]/(2*(COUNT([.S21:.CL21])+COUNTBLANK([.S21:.CL21])-COUNTIF([.S21:.CL21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21:.T21]~[.V21:.AE21]~[.AH21]~[.AM21:.AN21]~[.AR21]~[.AT21:.AW21]~[.AZ21:.BA21]~[.BC21:.BI21]~[.BK21]~[.BM21:.BO21]~[.BQ21:.BU21]~[.BX21:.BY21]~[.CB21:.CJ21]~[.CL21]);2)" office:value-type="float" office:value="0" calcext:value-type="float">
            <text:p>0</text:p>
          </table:table-cell>
          <table:table-cell table:formula="of:=[.I21]/[.J23]" office:value-type="float" office:value="0" calcext:value-type="float">
            <text:p>0</text:p>
          </table:table-cell>
          <table:table-cell table:style-name="ce2" table:formula="of:=COUNTIF(([.S21:.T21]~[.V21:.AE21]~[.AH21]~[.AM21:.AN21]~[.AR21]~[.AT21:.AW21]~[.AZ21:.BA21]~[.BC21:.BI21]~[.BK21]~[.BM21:.BO21]~[.BQ21:.BU21]~[.BX21:.BY21]~[.CB21:.CJ21]~[.CL21]);1)" office:value-type="float" office:value="0" calcext:value-type="float">
            <text:p>0</text:p>
          </table:table-cell>
          <table:table-cell table:style-name="ce2" table:formula="of:=[.K21]/[.J23]" office:value-type="float" office:value="0" calcext:value-type="float">
            <text:p>0</text:p>
          </table:table-cell>
          <table:table-cell table:style-name="ce2"/>
          <table:table-cell table:style-name="ce2" table:formula="of:=[.D21]-[.I21]" office:value-type="float" office:value="1" calcext:value-type="float">
            <text:p>1</text:p>
          </table:table-cell>
          <table:table-cell table:style-name="ce2" table:formula="of:=[.N21]/[.O23]" office:value-type="float" office:value="0.05" calcext:value-type="float">
            <text:p>0,05</text:p>
          </table:table-cell>
          <table:table-cell table:style-name="ce2" table:formula="of:=[.F21]-[.K21]" office:value-type="float" office:value="3" calcext:value-type="float">
            <text:p>3</text:p>
          </table:table-cell>
          <table:table-cell table:style-name="ce2" table:formula="of:=[.P21]/(2*[.O23])" office:value-type="float" office:value="0.075" calcext:value-type="float">
            <text:p>0,075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22:.CL22];2)" office:value-type="float" office:value="2" calcext:value-type="float">
            <text:p>2</text:p>
          </table:table-cell>
          <table:table-cell table:formula="of:=[.D22]/(COUNT([.S22:.CL22])+COUNTBLANK([.S22:.CL22])-COUNTIF([.S22:.CL22];0))" office:value-type="float" office:value="0.0289855072463768" calcext:value-type="float">
            <text:p>0,0289855072</text:p>
          </table:table-cell>
          <table:table-cell table:formula="of:=COUNTIF([.S22:.CL22];1)" office:value-type="float" office:value="2" calcext:value-type="float">
            <text:p>2</text:p>
          </table:table-cell>
          <table:table-cell table:style-name="ce2" table:formula="of:=[.F22]/(2*(COUNT([.S22:.CL22])+COUNTBLANK([.S22:.CL22])-COUNTIF([.S22:.CL22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22:.T22]~[.V22:.AE22]~[.AH22]~[.AM22:.AN22]~[.AR22]~[.AT22:.AW22]~[.AZ22:.BA22]~[.BC22:.BI22]~[.BK22]~[.BM22:.BO22]~[.BQ22:.BU22]~[.BX22:.BY22]~[.CB22:.CJ22]~[.CL22]);2)" office:value-type="float" office:value="0" calcext:value-type="float">
            <text:p>0</text:p>
          </table:table-cell>
          <table:table-cell table:formula="of:=[.I22]/[.J23]" office:value-type="float" office:value="0" calcext:value-type="float">
            <text:p>0</text:p>
          </table:table-cell>
          <table:table-cell table:style-name="ce2" table:formula="of:=COUNTIF(([.S22:.T22]~[.V22:.AE22]~[.AH22]~[.AM22:.AN22]~[.AR22]~[.AT22:.AW22]~[.AZ22:.BA22]~[.BC22:.BI22]~[.BK22]~[.BM22:.BO22]~[.BQ22:.BU22]~[.BX22:.BY22]~[.CB22:.CJ22]~[.CL22]);1)" office:value-type="float" office:value="1" calcext:value-type="float">
            <text:p>1</text:p>
          </table:table-cell>
          <table:table-cell table:style-name="ce2" table:formula="of:=[.K22]/(2*[.J23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22]-[.I22]" office:value-type="float" office:value="2" calcext:value-type="float">
            <text:p>2</text:p>
          </table:table-cell>
          <table:table-cell table:style-name="ce2" table:formula="of:=[.N22]/[.O23]" office:value-type="float" office:value="0.1" calcext:value-type="float">
            <text:p>0,1</text:p>
          </table:table-cell>
          <table:table-cell table:style-name="ce2" table:formula="of:=[.F22]-[.K22]" office:value-type="float" office:value="1" calcext:value-type="float">
            <text:p>1</text:p>
          </table:table-cell>
          <table:table-cell table:style-name="ce2" table:formula="of:=[.P22]/(2*[.O23])" office:value-type="float" office:value="0.025" calcext:value-type="float">
            <text:p>0,025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0];[.D21];[.D22];[.F20]/2;[.F21]/2;[.F22]/2)" office:value-type="float" office:value="69" calcext:value-type="float">
            <text:p>69</text:p>
          </table:table-cell>
          <table:table-cell table:style-name="ce2" table:formula="of:=SUM([.E20];[.E21];[.E22];[.G20];[.G21];[.G22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0];[.I21];[.I22];[.K20]/2;[.K21]/2;[.K22]/2)" office:value-type="float" office:value="49" calcext:value-type="float">
            <text:p>49</text:p>
          </table:table-cell>
          <table:table-cell table:style-name="ce2" table:formula="of:=SUM([.J20];[.J21];[.J22];[.L20];[.L21];[.L22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0];[.N21];[.N22];[.P20]/2;[.P21]/2;[.P22]/2)" office:value-type="float" office:value="20" calcext:value-type="float">
            <text:p>20</text:p>
          </table:table-cell>
          <table:table-cell table:style-name="ce2" table:formula="of:=SUM([.O20];[.O21];[.O22];[.Q20];[.Q21];[.Q22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25:.AG25];1)" office:value-type="float" office:value="15" calcext:value-type="float">
            <text:p>15</text:p>
          </table:table-cell>
          <table:table-cell table:formula="of:=[.D25]/(COUNT([.S25:.AG25])+COUNTBLANK([.S25:.AG25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26:.AG26];1)" office:value-type="float" office:value="0" calcext:value-type="float">
            <text:p>0</text:p>
          </table:table-cell>
          <table:table-cell table:formula="of:=[.D26]/(COUNT([.S26:.AG26])+COUNTBLANK([.S26:.AG26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29:.CL29];2)" office:value-type="float" office:value="61" calcext:value-type="float">
            <text:p>61</text:p>
          </table:table-cell>
          <table:table-cell table:formula="of:=[.D29]/(COUNT([.S29:.CL29])+COUNTBLANK([.S29:.CL29])-COUNTIF([.S29:.CL29];0))" office:value-type="float" office:value="0.884057971014493" calcext:value-type="float">
            <text:p>0,884057971</text:p>
          </table:table-cell>
          <table:table-cell table:formula="of:=COUNTIF([.S29:.CL29];1)" office:value-type="float" office:value="5" calcext:value-type="float">
            <text:p>5</text:p>
          </table:table-cell>
          <table:table-cell table:style-name="ce2" table:formula="of:=[.F29]/(2*(COUNT([.S29:.CL29])+COUNTBLANK([.S29:.CL29])-COUNTIF([.S29:.CL29];0)))" office:value-type="float" office:value="0.036231884057971" calcext:value-type="float">
            <text:p>0,0362318841</text:p>
          </table:table-cell>
          <table:table-cell table:style-name="ce2"/>
          <table:table-cell table:formula="of:=COUNTIF(([.S29:.T29]~[.V29:.AE29]~[.AH29]~[.AM29:.AN29]~[.AR29]~[.AT29:.AW29]~[.AZ29:.BA29]~[.BC29:.BI29]~[.BK29]~[.BM29:.BO29]~[.BQ29:.BU29]~[.BX29:.BY29]~[.CB29:.CJ29]~[.CL29]);2)" office:value-type="float" office:value="45" calcext:value-type="float">
            <text:p>45</text:p>
          </table:table-cell>
          <table:table-cell table:formula="of:=[.I29]/[.J32]" office:value-type="float" office:value="0.9375" calcext:value-type="float">
            <text:p>0,9375</text:p>
          </table:table-cell>
          <table:table-cell table:style-name="ce2" table:formula="of:=COUNTIF(([.S29:.T29]~[.V29:.AE29]~[.AH29]~[.AM29:.AN29]~[.AR29]~[.AT29:.AW29]~[.AZ29:.BA29]~[.BC29:.BI29]~[.BK29]~[.BM29:.BO29]~[.BQ29:.BU29]~[.BX29:.BY29]~[.CB29:.CJ29]~[.CL29]);1)" office:value-type="float" office:value="2" calcext:value-type="float">
            <text:p>2</text:p>
          </table:table-cell>
          <table:table-cell table:style-name="ce2" table:formula="of:=[.K29]/(2*[.J32])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29]-[.I29]" office:value-type="float" office:value="16" calcext:value-type="float">
            <text:p>16</text:p>
          </table:table-cell>
          <table:table-cell table:style-name="ce2" table:formula="of:=[.N29]/[.O32]" office:value-type="float" office:value="0.761904761904762" calcext:value-type="float">
            <text:p>0,7619047619</text:p>
          </table:table-cell>
          <table:table-cell table:style-name="ce2" table:formula="of:=[.F29]-[.K29]" office:value-type="float" office:value="3" calcext:value-type="float">
            <text:p>3</text:p>
          </table:table-cell>
          <table:table-cell table:style-name="ce2" table:formula="of:=[.P29]/(2*[.O32])" office:value-type="float" office:value="0.0714285714285714" calcext:value-type="float">
            <text:p>0,0714285714</text:p>
          </table:table-cell>
          <table:table-cell table:style-name="ce2"/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0:.CL30];2)" office:value-type="float" office:value="0" calcext:value-type="float">
            <text:p>0</text:p>
          </table:table-cell>
          <table:table-cell table:formula="of:=[.D30]/(COUNT([.S30:.CL30])+COUNTBLANK([.S30:.CL30])-COUNTIF([.S30:.CL30];0))" office:value-type="float" office:value="0" calcext:value-type="float">
            <text:p>0</text:p>
          </table:table-cell>
          <table:table-cell table:formula="of:=COUNTIF([.S30:.CL30];1)" office:value-type="float" office:value="3" calcext:value-type="float">
            <text:p>3</text:p>
          </table:table-cell>
          <table:table-cell table:style-name="ce2" table:formula="of:=[.F30]/(2*(COUNT([.S30:.CL30])+COUNTBLANK([.S30:.CL30])-COUNTIF([.S30:.CL30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30:.T30]~[.V30:.AE30]~[.AH30]~[.AM30:.AN30]~[.AR30]~[.AT30:.AW30]~[.AZ30:.BA30]~[.BC30:.BI30]~[.BK30]~[.BM30:.BO30]~[.BQ30:.BU30]~[.BX30:.BY30]~[.CB30:.CJ30]~[.CL30]);2)" office:value-type="float" office:value="0" calcext:value-type="float">
            <text:p>0</text:p>
          </table:table-cell>
          <table:table-cell table:formula="of:=[.I30]/[.J32]" office:value-type="float" office:value="0" calcext:value-type="float">
            <text:p>0</text:p>
          </table:table-cell>
          <table:table-cell table:style-name="ce2" table:formula="of:=COUNTIF(([.S30:.T30]~[.V30:.AE30]~[.AH30]~[.AM30:.AN30]~[.AR30]~[.AT30:.AW30]~[.AZ30:.BA30]~[.BC30:.BI30]~[.BK30]~[.BM30:.BO30]~[.BQ30:.BU30]~[.BX30:.BY30]~[.CB30:.CJ30]~[.CL30]);1)" office:value-type="float" office:value="3" calcext:value-type="float">
            <text:p>3</text:p>
          </table:table-cell>
          <table:table-cell table:style-name="ce2" table:formula="of:=[.K30]/[.J32]" office:value-type="float" office:value="0.0625" calcext:value-type="float">
            <text:p>0,0625</text:p>
          </table:table-cell>
          <table:table-cell table:style-name="ce2"/>
          <table:table-cell table:style-name="ce2" table:formula="of:=[.D30]-[.I30]" office:value-type="float" office:value="0" calcext:value-type="float">
            <text:p>0</text:p>
          </table:table-cell>
          <table:table-cell table:style-name="ce2" table:formula="of:=[.N30]/[.O32]" office:value-type="float" office:value="0" calcext:value-type="float">
            <text:p>0</text:p>
          </table:table-cell>
          <table:table-cell table:style-name="ce2" table:formula="of:=[.F30]-[.K30]" office:value-type="float" office:value="0" calcext:value-type="float">
            <text:p>0</text:p>
          </table:table-cell>
          <table:table-cell table:style-name="ce2" table:formula="of:=[.P30]/(2*[.O32])" office:value-type="float" office:value="0" calcext:value-type="float">
            <text:p>0</text:p>
          </table:table-cell>
          <table:table-cell table:style-name="ce2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31:.CL31];2)" office:value-type="float" office:value="2" calcext:value-type="float">
            <text:p>2</text:p>
          </table:table-cell>
          <table:table-cell table:formula="of:=[.D31]/(COUNT([.S31:.CL31])+COUNTBLANK([.S31:.CL31])-COUNTIF([.S31:.CL31];0))" office:value-type="float" office:value="0.0289855072463768" calcext:value-type="float">
            <text:p>0,0289855072</text:p>
          </table:table-cell>
          <table:table-cell table:formula="of:=COUNTIF([.S31:.CL31];1)" office:value-type="float" office:value="4" calcext:value-type="float">
            <text:p>4</text:p>
          </table:table-cell>
          <table:table-cell table:style-name="ce2" table:formula="of:=[.F31]/(2*(COUNT([.S31:.CL31])+COUNTBLANK([.S31:.CL31])-COUNTIF([.S31:.CL31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31:.T31]~[.V31:.AE31]~[.AH31]~[.AM31:.AN31]~[.AR31]~[.AT31:.AW31]~[.AZ31:.BA31]~[.BC31:.BI31]~[.BK31]~[.BM31:.BO31]~[.BQ31:.BU31]~[.BX31:.BY31]~[.CB31:.CJ31]~[.CL31]);2)" office:value-type="float" office:value="0" calcext:value-type="float">
            <text:p>0</text:p>
          </table:table-cell>
          <table:table-cell table:formula="of:=[.I31]/[.J32]" office:value-type="float" office:value="0" calcext:value-type="float">
            <text:p>0</text:p>
          </table:table-cell>
          <table:table-cell table:style-name="ce2" table:formula="of:=COUNTIF(([.S31:.T31]~[.V31:.AE31]~[.AH31]~[.AM31:.AN31]~[.AR31]~[.AT31:.AW31]~[.AZ31:.BA31]~[.BC31:.BI31]~[.BK31]~[.BM31:.BO31]~[.BQ31:.BU31]~[.BX31:.BY31]~[.CB31:.CJ31]~[.CL31]);1)" office:value-type="float" office:value="1" calcext:value-type="float">
            <text:p>1</text:p>
          </table:table-cell>
          <table:table-cell table:style-name="ce2" table:formula="of:=[.K31]/(2*[.J32])" office:value-type="float" office:value="0.0104166666666667" calcext:value-type="float">
            <text:p>0,0104166667</text:p>
          </table:table-cell>
          <table:table-cell table:style-name="ce2"/>
          <table:table-cell table:style-name="ce2" table:formula="of:=[.D31]-[.I31]" office:value-type="float" office:value="2" calcext:value-type="float">
            <text:p>2</text:p>
          </table:table-cell>
          <table:table-cell table:style-name="ce2" table:formula="of:=[.N31]/[.O32]" office:value-type="float" office:value="0.0952380952380952" calcext:value-type="float">
            <text:p>0,0952380952</text:p>
          </table:table-cell>
          <table:table-cell table:style-name="ce2" table:formula="of:=[.F31]-[.K31]" office:value-type="float" office:value="3" calcext:value-type="float">
            <text:p>3</text:p>
          </table:table-cell>
          <table:table-cell table:style-name="ce2" table:formula="of:=[.P31]/(2*[.O32])" office:value-type="float" office:value="0.0714285714285714" calcext:value-type="float">
            <text:p>0,0714285714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9];[.D30];[.D31];[.F29]/2;[.F30]/2;[.F31]/2)" office:value-type="float" office:value="69" calcext:value-type="float">
            <text:p>69</text:p>
          </table:table-cell>
          <table:table-cell table:style-name="ce2" table:formula="of:=SUM([.E29];[.E30];[.E31];[.G29];[.G30];[.G31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9];[.I30];[.I31];[.K29]/2;[.K30]/2;[.K31]/2)" office:value-type="float" office:value="48" calcext:value-type="float">
            <text:p>48</text:p>
          </table:table-cell>
          <table:table-cell table:style-name="ce2" table:formula="of:=SUM([.J29];[.J30];[.J31];[.L29];[.L30];[.L31])" office:value-type="float" office:value="1.03125" calcext:value-type="float">
            <text:p>1,03125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9];[.N30];[.N31];[.P29]/2;[.P30]/2;[.P31]/2)" office:value-type="float" office:value="21" calcext:value-type="float">
            <text:p>21</text:p>
          </table:table-cell>
          <table:table-cell table:style-name="ce2" table:formula="of:=SUM([.O29];[.O30];[.O31];[.Q29];[.Q30];[.Q3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34:.AG34];1)" office:value-type="float" office:value="15" calcext:value-type="float">
            <text:p>15</text:p>
          </table:table-cell>
          <table:table-cell table:formula="of:=[.D34]/(COUNT([.S34:.AG34])+COUNTBLANK([.S34:.AG34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35:.AG35];1)" office:value-type="float" office:value="0" calcext:value-type="float">
            <text:p>0</text:p>
          </table:table-cell>
          <table:table-cell table:formula="of:=[.D35]/(COUNT([.S35:.AG35])+COUNTBLANK([.S35:.AG35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2];[.D11];[.D20];[.D29])" office:value-type="float" office:value="239" calcext:value-type="float">
            <text:p>239</text:p>
          </table:table-cell>
          <table:table-cell table:style-name="ce1" table:formula="of:=[.D38]/[.E41]" office:value-type="float" office:value="0.865942028985507" calcext:value-type="float">
            <text:p>0,865942029</text:p>
          </table:table-cell>
          <table:table-cell table:style-name="ce1" table:formula="of:=SUM([.F2];[.F11];[.F20];[.F29])" office:value-type="float" office:value="20" calcext:value-type="float">
            <text:p>20</text:p>
          </table:table-cell>
          <table:table-cell table:style-name="ce1" table:formula="of:=[.F38]/(2*[.E41])" office:value-type="float" office:value="0.036231884057971" calcext:value-type="float">
            <text:p>0,0362318841</text:p>
          </table:table-cell>
          <table:table-cell table:style-name="ce1" table:formula="of:=[.E38]+[.G38]" office:value-type="float" office:value="0.902173913043478" calcext:value-type="float">
            <text:p>0,902173913</text:p>
          </table:table-cell>
          <table:table-cell table:style-name="ce1" table:formula="of:=SUM([.I2];[.I11];[.I20];[.I29])" office:value-type="float" office:value="184" calcext:value-type="float">
            <text:p>184</text:p>
          </table:table-cell>
          <table:table-cell table:style-name="ce1" table:formula="of:=[.I38]/[.J41]" office:value-type="float" office:value="0.948453608247423" calcext:value-type="float">
            <text:p>0,9484536082</text:p>
          </table:table-cell>
          <table:table-cell table:style-name="ce1" table:formula="of:=SUM([.K2];[.K11];[.K20];[.K29])" office:value-type="float" office:value="6" calcext:value-type="float">
            <text:p>6</text:p>
          </table:table-cell>
          <table:table-cell table:style-name="ce1" table:formula="of:=[.K38]/(2*[.J41])" office:value-type="float" office:value="0.0154639175257732" calcext:value-type="float">
            <text:p>0,0154639175</text:p>
          </table:table-cell>
          <table:table-cell table:style-name="ce1" table:formula="of:=[.J38]+[.L38]" office:value-type="float" office:value="0.963917525773196" calcext:value-type="float">
            <text:p>0,9639175258</text:p>
          </table:table-cell>
          <table:table-cell table:style-name="ce1" table:formula="of:=SUM([.N2];[.N11];[.N20];[.N29])" office:value-type="float" office:value="55" calcext:value-type="float">
            <text:p>55</text:p>
          </table:table-cell>
          <table:table-cell table:style-name="ce1" table:formula="of:=[.N38]/[.O41]" office:value-type="float" office:value="0.670731707317073" calcext:value-type="float">
            <text:p>0,6707317073</text:p>
          </table:table-cell>
          <table:table-cell table:style-name="ce1" table:formula="of:=SUM([.P2];[.P11];[.P20];[.P29])" office:value-type="float" office:value="14" calcext:value-type="float">
            <text:p>14</text:p>
          </table:table-cell>
          <table:table-cell table:style-name="ce1" table:formula="of:=[.P38]/(2*[.O41])" office:value-type="float" office:value="0.0853658536585366" calcext:value-type="float">
            <text:p>0,0853658537</text:p>
          </table:table-cell>
          <table:table-cell table:style-name="ce1" table:formula="of:=[.O38]+[.Q38]" office:value-type="float" office:value="0.75609756097561" calcext:value-type="float">
            <text:p>0,756097561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3];[.D12];[.D21];[.D30])" office:value-type="float" office:value="5" calcext:value-type="float">
            <text:p>5</text:p>
          </table:table-cell>
          <table:table-cell table:style-name="ce1" table:formula="of:=[.D39]/[.E41]" office:value-type="float" office:value="0.0181159420289855" calcext:value-type="float">
            <text:p>0,018115942</text:p>
          </table:table-cell>
          <table:table-cell table:style-name="ce1" table:formula="of:=SUM([.F3];[.F12];[.F21];[.F30])" office:value-type="float" office:value="14" calcext:value-type="float">
            <text:p>14</text:p>
          </table:table-cell>
          <table:table-cell table:style-name="ce3" table:formula="of:=[.F39]/(2*[.E41])" office:value-type="float" office:value="0.0253623188405797" calcext:value-type="float">
            <text:p>0,0253623188</text:p>
          </table:table-cell>
          <table:table-cell table:style-name="ce1" table:formula="of:=[.E39]+[.G39]" office:value-type="float" office:value="0.0434782608695652" calcext:value-type="float">
            <text:p>0,0434782609</text:p>
          </table:table-cell>
          <table:table-cell table:style-name="ce1" table:formula="of:=SUM([.I3];[.I12];[.I21];[.I30])" office:value-type="float" office:value="1" calcext:value-type="float">
            <text:p>1</text:p>
          </table:table-cell>
          <table:table-cell table:style-name="ce1" table:formula="of:=[.I39]/[.J41]" office:value-type="float" office:value="0.00515463917525773" calcext:value-type="float">
            <text:p>0,0051546392</text:p>
          </table:table-cell>
          <table:table-cell table:style-name="ce1" table:formula="of:=SUM([.K3];[.K12];[.K21];[.K30])" office:value-type="float" office:value="6" calcext:value-type="float">
            <text:p>6</text:p>
          </table:table-cell>
          <table:table-cell table:style-name="ce3" table:formula="of:=[.K39]/(2*[.J41])" office:value-type="float" office:value="0.0154639175257732" calcext:value-type="float">
            <text:p>0,0154639175</text:p>
          </table:table-cell>
          <table:table-cell table:style-name="ce1" table:formula="of:=[.J39]+[.L39]" office:value-type="float" office:value="0.0206185567010309" calcext:value-type="float">
            <text:p>0,0206185567</text:p>
          </table:table-cell>
          <table:table-cell table:style-name="ce1" table:formula="of:=SUM([.N3];[.N12];[.N21];[.N30])" office:value-type="float" office:value="4" calcext:value-type="float">
            <text:p>4</text:p>
          </table:table-cell>
          <table:table-cell table:style-name="ce1" table:formula="of:=[.N39]/[.O41]" office:value-type="float" office:value="0.0487804878048781" calcext:value-type="float">
            <text:p>0,0487804878</text:p>
          </table:table-cell>
          <table:table-cell table:style-name="ce1" table:formula="of:=SUM([.P3];[.P12];[.P21];[.P30])" office:value-type="float" office:value="8" calcext:value-type="float">
            <text:p>8</text:p>
          </table:table-cell>
          <table:table-cell table:style-name="ce3" table:formula="of:=[.P39]/(2*[.O41])" office:value-type="float" office:value="0.0487804878048781" calcext:value-type="float">
            <text:p>0,0487804878</text:p>
          </table:table-cell>
          <table:table-cell table:style-name="ce1" table:formula="of:=[.O39]+[.Q39]" office:value-type="float" office:value="0.0975609756097561" calcext:value-type="float">
            <text:p>0,0975609756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4];[.D13];[.D22];[.D31])" office:value-type="float" office:value="10" calcext:value-type="float">
            <text:p>10</text:p>
          </table:table-cell>
          <table:table-cell table:style-name="ce1" table:formula="of:=[.D40]/[.E41]" office:value-type="float" office:value="0.036231884057971" calcext:value-type="float">
            <text:p>0,0362318841</text:p>
          </table:table-cell>
          <table:table-cell table:style-name="ce1" table:formula="of:=SUM([.F4];[.F13];[.F22];[.F31])" office:value-type="float" office:value="10" calcext:value-type="float">
            <text:p>10</text:p>
          </table:table-cell>
          <table:table-cell table:style-name="ce1" table:formula="of:=[.F40]/(2*[.E41])" office:value-type="float" office:value="0.0181159420289855" calcext:value-type="float">
            <text:p>0,018115942</text:p>
          </table:table-cell>
          <table:table-cell table:style-name="ce1" table:formula="of:=[.E40]+[.G40]" office:value-type="float" office:value="0.0543478260869565" calcext:value-type="float">
            <text:p>0,0543478261</text:p>
          </table:table-cell>
          <table:table-cell table:style-name="ce1" table:formula="of:=SUM([.I4];[.I13];[.I22];[.I31])" office:value-type="float" office:value="1" calcext:value-type="float">
            <text:p>1</text:p>
          </table:table-cell>
          <table:table-cell table:style-name="ce1" table:formula="of:=[.I40]/[.J41]" office:value-type="float" office:value="0.00515463917525773" calcext:value-type="float">
            <text:p>0,0051546392</text:p>
          </table:table-cell>
          <table:table-cell table:style-name="ce1" table:formula="of:=SUM([.K4];[.K13];[.K22];[.K31])" office:value-type="float" office:value="4" calcext:value-type="float">
            <text:p>4</text:p>
          </table:table-cell>
          <table:table-cell table:style-name="ce1" table:formula="of:=[.K40]/(2*[.J41])" office:value-type="float" office:value="0.0103092783505155" calcext:value-type="float">
            <text:p>0,0103092784</text:p>
          </table:table-cell>
          <table:table-cell table:style-name="ce1" table:formula="of:=[.J40]+[.L40]" office:value-type="float" office:value="0.0154639175257732" calcext:value-type="float">
            <text:p>0,0154639175</text:p>
          </table:table-cell>
          <table:table-cell table:style-name="ce1" table:formula="of:=SUM([.N4];[.N13];[.N22];[.N31])" office:value-type="float" office:value="9" calcext:value-type="float">
            <text:p>9</text:p>
          </table:table-cell>
          <table:table-cell table:style-name="ce1" table:formula="of:=[.N40]/[.O41]" office:value-type="float" office:value="0.109756097560976" calcext:value-type="float">
            <text:p>0,1097560976</text:p>
          </table:table-cell>
          <table:table-cell table:style-name="ce1" table:formula="of:=SUM([.P4];[.P13];[.P22];[.P31])" office:value-type="float" office:value="6" calcext:value-type="float">
            <text:p>6</text:p>
          </table:table-cell>
          <table:table-cell table:style-name="ce1" table:formula="of:=[.P40]/(2*[.O41])" office:value-type="float" office:value="0.0365853658536585" calcext:value-type="float">
            <text:p>0,0365853659</text:p>
          </table:table-cell>
          <table:table-cell table:style-name="ce1" table:formula="of:=[.O40]+[.Q40]" office:value-type="float" office:value="0.146341463414634" calcext:value-type="float">
            <text:p>0,1463414634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38];[.D39];[.D40];[.F38]/2;[.F39]/2;[.F40]/2)" office:value-type="float" office:value="276" calcext:value-type="float">
            <text:p>276</text:p>
          </table:table-cell>
          <table:table-cell table:style-name="ce3" table:formula="of:=SUM([.E38];[.E39];[.E40];[.G38];[.G39];[.G40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38];[.I39];[.I40];[.K38]/2;[.K39]/2;[.K40]/2)" office:value-type="float" office:value="194" calcext:value-type="float">
            <text:p>194</text:p>
          </table:table-cell>
          <table:table-cell table:style-name="ce3" table:formula="of:=SUM([.J38];[.J39];[.J40];[.L38];[.L39];[.L40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38];[.N39];[.N40];[.P38]/2;[.P39]/2;[.P40]/2)" office:value-type="float" office:value="82" calcext:value-type="float">
            <text:p>82</text:p>
          </table:table-cell>
          <table:table-cell table:style-name="ce3" table:formula="of:=SUM([.O38];[.O39];[.O40];[.Q38];[.Q39];[.Q40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7];[.D16];[.D25];[.D34])" office:value-type="float" office:value="60" calcext:value-type="float">
            <text:p>60</text:p>
          </table:table-cell>
          <table:table-cell table:style-name="ce1" table:formula="of:=[.D43]/([.D43]+[.D44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8];[.D17];[.D26];[.D35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020205_goalstate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48:.CL48];2)" office:value-type="float" office:value="63" calcext:value-type="float">
            <text:p>63</text:p>
          </table:table-cell>
          <table:table-cell table:formula="of:=[.D48]/(COUNT([.S48:.CL48])+COUNTBLANK([.S48:.CL48])-COUNTIF([.S48:.CL48];0))" office:value-type="float" office:value="0.91304347826087" calcext:value-type="float">
            <text:p>0,9130434783</text:p>
          </table:table-cell>
          <table:table-cell table:formula="of:=COUNTIF([.S48:.CL48];1)" office:value-type="float" office:value="4" calcext:value-type="float">
            <text:p>4</text:p>
          </table:table-cell>
          <table:table-cell table:style-name="ce2" table:formula="of:=[.F48]/(2*(COUNT([.S48:.CL48])+COUNTBLANK([.S48:.CL48])-COUNTIF([.S48:.CL48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48:.T48]~[.V48:.AE48]~[.AH48]~[.AM48:.AN48]~[.AR48]~[.AT48:.AW48]~[.AZ48:.BA48]~[.BC48:.BI48]~[.BK48]~[.BM48:.BO48]~[.BQ48:.BU48]~[.BX48:.BY48]~[.CB48:.CJ48]~[.CL48]);2)" office:value-type="float" office:value="48" calcext:value-type="float">
            <text:p>48</text:p>
          </table:table-cell>
          <table:table-cell table:formula="of:=[.I48]/[.J51]" office:value-type="float" office:value="0.979591836734694" calcext:value-type="float">
            <text:p>0,9795918367</text:p>
          </table:table-cell>
          <table:table-cell table:style-name="ce2" table:formula="of:=COUNTIF(([.S48:.T48]~[.V48:.AE48]~[.AH48]~[.AM48:.AN48]~[.AR48]~[.AT48:.AW48]~[.AZ48:.BA48]~[.BC48:.BI48]~[.BK48]~[.BM48:.BO48]~[.BQ48:.BU48]~[.BX48:.BY48]~[.CB48:.CJ48]~[.CL48]);1)" office:value-type="float" office:value="1" calcext:value-type="float">
            <text:p>1</text:p>
          </table:table-cell>
          <table:table-cell table:style-name="ce2" table:formula="of:=[.K48]/(2*[.J51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48]-[.I48]" office:value-type="float" office:value="15" calcext:value-type="float">
            <text:p>15</text:p>
          </table:table-cell>
          <table:table-cell table:style-name="ce2" table:formula="of:=[.N48]/[.O51]" office:value-type="float" office:value="0.75" calcext:value-type="float">
            <text:p>0,75</text:p>
          </table:table-cell>
          <table:table-cell table:style-name="ce2" table:formula="of:=[.F48]-[.K48]" office:value-type="float" office:value="3" calcext:value-type="float">
            <text:p>3</text:p>
          </table:table-cell>
          <table:table-cell table:style-name="ce2" table:formula="of:=[.P48]/(2*[.O51])" office:value-type="float" office:value="0.075" calcext:value-type="float">
            <text:p>0,075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49:.CL49];2)" office:value-type="float" office:value="1" calcext:value-type="float">
            <text:p>1</text:p>
          </table:table-cell>
          <table:table-cell table:formula="of:=[.D49]/(COUNT([.S49:.CL49])+COUNTBLANK([.S49:.CL49])-COUNTIF([.S49:.CL49];0))" office:value-type="float" office:value="0.0144927536231884" calcext:value-type="float">
            <text:p>0,0144927536</text:p>
          </table:table-cell>
          <table:table-cell table:formula="of:=COUNTIF([.S49:.CL49];1)" office:value-type="float" office:value="4" calcext:value-type="float">
            <text:p>4</text:p>
          </table:table-cell>
          <table:table-cell table:style-name="ce2" table:formula="of:=[.F49]/(2*(COUNT([.S49:.CL49])+COUNTBLANK([.S49:.CL49])-COUNTIF([.S49:.CL49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49:.T49]~[.V49:.AE49]~[.AH49]~[.AM49:.AN49]~[.AR49]~[.AT49:.AW49]~[.AZ49:.BA49]~[.BC49:.BI49]~[.BK49]~[.BM49:.BO49]~[.BQ49:.BU49]~[.BX49:.BY49]~[.CB49:.CJ49]~[.CL49]);2)" office:value-type="float" office:value="0" calcext:value-type="float">
            <text:p>0</text:p>
          </table:table-cell>
          <table:table-cell table:formula="of:=[.I49]/[.J51]" office:value-type="float" office:value="0" calcext:value-type="float">
            <text:p>0</text:p>
          </table:table-cell>
          <table:table-cell table:style-name="ce2" table:formula="of:=COUNTIF(([.S49:.T49]~[.V49:.AE49]~[.AH49]~[.AM49:.AN49]~[.AR49]~[.AT49:.AW49]~[.AZ49:.BA49]~[.BC49:.BI49]~[.BK49]~[.BM49:.BO49]~[.BQ49:.BU49]~[.BX49:.BY49]~[.CB49:.CJ49]~[.CL49]);1)" office:value-type="float" office:value="1" calcext:value-type="float">
            <text:p>1</text:p>
          </table:table-cell>
          <table:table-cell table:style-name="ce2" table:formula="of:=[.K49]/[.J51]" office:value-type="float" office:value="0.0204081632653061" calcext:value-type="float">
            <text:p>0,0204081633</text:p>
          </table:table-cell>
          <table:table-cell table:style-name="ce2"/>
          <table:table-cell table:style-name="ce2" table:formula="of:=[.D49]-[.I49]" office:value-type="float" office:value="1" calcext:value-type="float">
            <text:p>1</text:p>
          </table:table-cell>
          <table:table-cell table:style-name="ce2" table:formula="of:=[.N49]/[.O51]" office:value-type="float" office:value="0.05" calcext:value-type="float">
            <text:p>0,05</text:p>
          </table:table-cell>
          <table:table-cell table:style-name="ce2" table:formula="of:=[.F49]-[.K49]" office:value-type="float" office:value="3" calcext:value-type="float">
            <text:p>3</text:p>
          </table:table-cell>
          <table:table-cell table:style-name="ce2" table:formula="of:=[.P49]/(2*[.O51])" office:value-type="float" office:value="0.075" calcext:value-type="float">
            <text:p>0,075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50:.CL50];2)" office:value-type="float" office:value="1" calcext:value-type="float">
            <text:p>1</text:p>
          </table:table-cell>
          <table:table-cell table:formula="of:=[.D50]/(COUNT([.S50:.CL50])+COUNTBLANK([.S50:.CL50])-COUNTIF([.S50:.CL50];0))" office:value-type="float" office:value="0.0144927536231884" calcext:value-type="float">
            <text:p>0,0144927536</text:p>
          </table:table-cell>
          <table:table-cell table:formula="of:=COUNTIF([.S50:.CL50];1)" office:value-type="float" office:value="0" calcext:value-type="float">
            <text:p>0</text:p>
          </table:table-cell>
          <table:table-cell table:style-name="ce2" table:formula="of:=[.F50]/(2*(COUNT([.S50:.CL50])+COUNTBLANK([.S50:.CL50])-COUNTIF([.S50:.CL50];0)))" office:value-type="float" office:value="0" calcext:value-type="float">
            <text:p>0</text:p>
          </table:table-cell>
          <table:table-cell table:style-name="ce2"/>
          <table:table-cell table:formula="of:=COUNTIF(([.S50:.T50]~[.V50:.AE50]~[.AH50]~[.AM50:.AN50]~[.AR50]~[.AT50:.AW50]~[.AZ50:.BA50]~[.BC50:.BI50]~[.BK50]~[.BM50:.BO50]~[.BQ50:.BU50]~[.BX50:.BY50]~[.CB50:.CJ50]~[.CL50]);2)" office:value-type="float" office:value="0" calcext:value-type="float">
            <text:p>0</text:p>
          </table:table-cell>
          <table:table-cell table:formula="of:=[.I50]/[.J51]" office:value-type="float" office:value="0" calcext:value-type="float">
            <text:p>0</text:p>
          </table:table-cell>
          <table:table-cell table:style-name="ce2" table:formula="of:=COUNTIF(([.S50:.T50]~[.V50:.AE50]~[.AH50]~[.AM50:.AN50]~[.AR50]~[.AT50:.AW50]~[.AZ50:.BA50]~[.BC50:.BI50]~[.BK50]~[.BM50:.BO50]~[.BQ50:.BU50]~[.BX50:.BY50]~[.CB50:.CJ50]~[.CL50]);1)" office:value-type="float" office:value="0" calcext:value-type="float">
            <text:p>0</text:p>
          </table:table-cell>
          <table:table-cell table:style-name="ce2" table:formula="of:=[.K50]/(2*[.J51])" office:value-type="float" office:value="0" calcext:value-type="float">
            <text:p>0</text:p>
          </table:table-cell>
          <table:table-cell table:style-name="ce2"/>
          <table:table-cell table:style-name="ce2" table:formula="of:=[.D50]-[.I50]" office:value-type="float" office:value="1" calcext:value-type="float">
            <text:p>1</text:p>
          </table:table-cell>
          <table:table-cell table:style-name="ce2" table:formula="of:=[.N50]/[.O51]" office:value-type="float" office:value="0.05" calcext:value-type="float">
            <text:p>0,05</text:p>
          </table:table-cell>
          <table:table-cell table:style-name="ce2" table:formula="of:=[.F50]-[.K50]" office:value-type="float" office:value="0" calcext:value-type="float">
            <text:p>0</text:p>
          </table:table-cell>
          <table:table-cell table:style-name="ce2" table:formula="of:=[.P50]/(2*[.O51])" office:value-type="float" office:value="0" calcext:value-type="float">
            <text:p>0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48];[.D49];[.D50];[.F48]/2;[.F49]/2;[.F50]/2)" office:value-type="float" office:value="69" calcext:value-type="float">
            <text:p>69</text:p>
          </table:table-cell>
          <table:table-cell table:style-name="ce2" table:formula="of:=SUM([.E48];[.E49];[.E50];[.G48];[.G49];[.G50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48];[.I49];[.I50];[.K48]/2;[.K49]/2;[.K50]/2)" office:value-type="float" office:value="49" calcext:value-type="float">
            <text:p>49</text:p>
          </table:table-cell>
          <table:table-cell table:style-name="ce2" table:formula="of:=SUM([.J48];[.J49];[.J50];[.L48];[.L49];[.L50])" office:value-type="float" office:value="1.01020408163265" calcext:value-type="float">
            <text:p>1,0102040816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48];[.N49];[.N50];[.P48]/2;[.P49]/2;[.P50]/2)" office:value-type="float" office:value="20" calcext:value-type="float">
            <text:p>20</text:p>
          </table:table-cell>
          <table:table-cell table:style-name="ce2" table:formula="of:=SUM([.O48];[.O49];[.O50];[.Q48];[.Q49];[.Q50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53:.AG53];1)" office:value-type="float" office:value="15" calcext:value-type="float">
            <text:p>15</text:p>
          </table:table-cell>
          <table:table-cell table:formula="of:=[.D53]/(COUNT([.S53:.AG53])+COUNTBLANK([.S53:.AG53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54:.AG54];1)" office:value-type="float" office:value="0" calcext:value-type="float">
            <text:p>0</text:p>
          </table:table-cell>
          <table:table-cell table:formula="of:=[.D54]/(COUNT([.S54:.AG54])+COUNTBLANK([.S54:.AG54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57:.CL57];2)" office:value-type="float" office:value="67" calcext:value-type="float">
            <text:p>67</text:p>
          </table:table-cell>
          <table:table-cell table:formula="of:=[.D57]/(COUNT([.S57:.CL57])+COUNTBLANK([.S57:.CL57])-COUNTIF([.S57:.CL57];0))" office:value-type="float" office:value="0.971014492753623" calcext:value-type="float">
            <text:p>0,9710144928</text:p>
          </table:table-cell>
          <table:table-cell table:formula="of:=COUNTIF([.S57:.CL57];1)" office:value-type="float" office:value="1" calcext:value-type="float">
            <text:p>1</text:p>
          </table:table-cell>
          <table:table-cell table:style-name="ce2" table:formula="of:=[.F57]/(2*(COUNT([.S57:.CL57])+COUNTBLANK([.S57:.CL57])-COUNTIF([.S57:.CL57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57:.T57]~[.V57:.AE57]~[.AH57]~[.AM57:.AN57]~[.AR57]~[.AT57:.AW57]~[.AZ57:.BA57]~[.BC57:.BI57]~[.BK57]~[.BM57:.BO57]~[.BQ57:.BU57]~[.BX57:.BY57]~[.CB57:.CJ57]~[.CL57]);2)" office:value-type="float" office:value="48" calcext:value-type="float">
            <text:p>48</text:p>
          </table:table-cell>
          <table:table-cell table:formula="of:=[.I57]/[.J60]" office:value-type="float" office:value="1" calcext:value-type="float">
            <text:p>1</text:p>
          </table:table-cell>
          <table:table-cell table:style-name="ce2" table:formula="of:=COUNTIF(([.S57:.T57]~[.V57:.AE57]~[.AH57]~[.AM57:.AN57]~[.AR57]~[.AT57:.AW57]~[.AZ57:.BA57]~[.BC57:.BI57]~[.BK57]~[.BM57:.BO57]~[.BQ57:.BU57]~[.BX57:.BY57]~[.CB57:.CJ57]~[.CL57]);1)" office:value-type="float" office:value="0" calcext:value-type="float">
            <text:p>0</text:p>
          </table:table-cell>
          <table:table-cell table:style-name="ce2" table:formula="of:=[.K57]/(2*[.J60])" office:value-type="float" office:value="0" calcext:value-type="float">
            <text:p>0</text:p>
          </table:table-cell>
          <table:table-cell table:style-name="ce2"/>
          <table:table-cell table:style-name="ce2" table:formula="of:=[.D57]-[.I57]" office:value-type="float" office:value="19" calcext:value-type="float">
            <text:p>19</text:p>
          </table:table-cell>
          <table:table-cell table:style-name="ce2" table:formula="of:=[.N57]/[.O60]" office:value-type="float" office:value="0.904761904761905" calcext:value-type="float">
            <text:p>0,9047619048</text:p>
          </table:table-cell>
          <table:table-cell table:style-name="ce2" table:formula="of:=[.F57]-[.K57]" office:value-type="float" office:value="1" calcext:value-type="float">
            <text:p>1</text:p>
          </table:table-cell>
          <table:table-cell table:style-name="ce2" table:formula="of:=[.P57]/(2*[.O60])" office:value-type="float" office:value="0.0238095238095238" calcext:value-type="float">
            <text:p>0,0238095238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58:.CL58];2)" office:value-type="float" office:value="0" calcext:value-type="float">
            <text:p>0</text:p>
          </table:table-cell>
          <table:table-cell table:formula="of:=[.D58]/(COUNT([.S58:.CL58])+COUNTBLANK([.S58:.CL58])-COUNTIF([.S58:.CL58];0))" office:value-type="float" office:value="0" calcext:value-type="float">
            <text:p>0</text:p>
          </table:table-cell>
          <table:table-cell table:formula="of:=COUNTIF([.S58:.CL58];1)" office:value-type="float" office:value="2" calcext:value-type="float">
            <text:p>2</text:p>
          </table:table-cell>
          <table:table-cell table:style-name="ce2" table:formula="of:=[.F58]/(2*(COUNT([.S58:.CL58])+COUNTBLANK([.S58:.CL58])-COUNTIF([.S58:.CL58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58:.T58]~[.V58:.AE58]~[.AH58]~[.AM58:.AN58]~[.AR58]~[.AT58:.AW58]~[.AZ58:.BA58]~[.BC58:.BI58]~[.BK58]~[.BM58:.BO58]~[.BQ58:.BU58]~[.BX58:.BY58]~[.CB58:.CJ58]~[.CL58]);2)" office:value-type="float" office:value="0" calcext:value-type="float">
            <text:p>0</text:p>
          </table:table-cell>
          <table:table-cell table:formula="of:=[.I58]/[.J60]" office:value-type="float" office:value="0" calcext:value-type="float">
            <text:p>0</text:p>
          </table:table-cell>
          <table:table-cell table:style-name="ce2" table:formula="of:=COUNTIF(([.S58:.T58]~[.V58:.AE58]~[.AH58]~[.AM58:.AN58]~[.AR58]~[.AT58:.AW58]~[.AZ58:.BA58]~[.BC58:.BI58]~[.BK58]~[.BM58:.BO58]~[.BQ58:.BU58]~[.BX58:.BY58]~[.CB58:.CJ58]~[.CL58]);1)" office:value-type="float" office:value="0" calcext:value-type="float">
            <text:p>0</text:p>
          </table:table-cell>
          <table:table-cell table:style-name="ce2" table:formula="of:=[.K58]/[.J60]" office:value-type="float" office:value="0" calcext:value-type="float">
            <text:p>0</text:p>
          </table:table-cell>
          <table:table-cell table:style-name="ce2"/>
          <table:table-cell table:style-name="ce2" table:formula="of:=[.D58]-[.I58]" office:value-type="float" office:value="0" calcext:value-type="float">
            <text:p>0</text:p>
          </table:table-cell>
          <table:table-cell table:style-name="ce2" table:formula="of:=[.N58]/[.O60]" office:value-type="float" office:value="0" calcext:value-type="float">
            <text:p>0</text:p>
          </table:table-cell>
          <table:table-cell table:style-name="ce2" table:formula="of:=[.F58]-[.K58]" office:value-type="float" office:value="2" calcext:value-type="float">
            <text:p>2</text:p>
          </table:table-cell>
          <table:table-cell table:style-name="ce2" table:formula="of:=[.P58]/(2*[.O60])" office:value-type="float" office:value="0.0476190476190476" calcext:value-type="float">
            <text:p>0,0476190476</text:p>
          </table:table-cell>
          <table:table-cell table:style-name="ce2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59:.CL59];2)" office:value-type="float" office:value="0" calcext:value-type="float">
            <text:p>0</text:p>
          </table:table-cell>
          <table:table-cell table:formula="of:=[.D59]/(COUNT([.S59:.CL59])+COUNTBLANK([.S59:.CL59])-COUNTIF([.S59:.CL59];0))" office:value-type="float" office:value="0" calcext:value-type="float">
            <text:p>0</text:p>
          </table:table-cell>
          <table:table-cell table:formula="of:=COUNTIF([.S59:.CL59];1)" office:value-type="float" office:value="1" calcext:value-type="float">
            <text:p>1</text:p>
          </table:table-cell>
          <table:table-cell table:style-name="ce2" table:formula="of:=[.F59]/(2*(COUNT([.S59:.CL59])+COUNTBLANK([.S59:.CL59])-COUNTIF([.S59:.CL59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59:.T59]~[.V59:.AE59]~[.AH59]~[.AM59:.AN59]~[.AR59]~[.AT59:.AW59]~[.AZ59:.BA59]~[.BC59:.BI59]~[.BK59]~[.BM59:.BO59]~[.BQ59:.BU59]~[.BX59:.BY59]~[.CB59:.CJ59]~[.CL59]);2)" office:value-type="float" office:value="0" calcext:value-type="float">
            <text:p>0</text:p>
          </table:table-cell>
          <table:table-cell table:formula="of:=[.I59]/[.J60]" office:value-type="float" office:value="0" calcext:value-type="float">
            <text:p>0</text:p>
          </table:table-cell>
          <table:table-cell table:style-name="ce2" table:formula="of:=COUNTIF(([.S59:.T59]~[.V59:.AE59]~[.AH59]~[.AM59:.AN59]~[.AR59]~[.AT59:.AW59]~[.AZ59:.BA59]~[.BC59:.BI59]~[.BK59]~[.BM59:.BO59]~[.BQ59:.BU59]~[.BX59:.BY59]~[.CB59:.CJ59]~[.CL59]);1)" office:value-type="float" office:value="0" calcext:value-type="float">
            <text:p>0</text:p>
          </table:table-cell>
          <table:table-cell table:style-name="ce2" table:formula="of:=[.K59]/(2*[.J60])" office:value-type="float" office:value="0" calcext:value-type="float">
            <text:p>0</text:p>
          </table:table-cell>
          <table:table-cell table:style-name="ce2"/>
          <table:table-cell table:style-name="ce2" table:formula="of:=[.D59]-[.I59]" office:value-type="float" office:value="0" calcext:value-type="float">
            <text:p>0</text:p>
          </table:table-cell>
          <table:table-cell table:style-name="ce2" table:formula="of:=[.N59]/[.O60]" office:value-type="float" office:value="0" calcext:value-type="float">
            <text:p>0</text:p>
          </table:table-cell>
          <table:table-cell table:style-name="ce2" table:formula="of:=[.F59]-[.K59]" office:value-type="float" office:value="1" calcext:value-type="float">
            <text:p>1</text:p>
          </table:table-cell>
          <table:table-cell table:style-name="ce2" table:formula="of:=[.P59]/(2*[.O60])" office:value-type="float" office:value="0.0238095238095238" calcext:value-type="float">
            <text:p>0,0238095238</text:p>
          </table:table-cell>
          <table:table-cell table:style-name="ce2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57];[.D58];[.D59];[.F57]/2;[.F58]/2;[.F59]/2)" office:value-type="float" office:value="69" calcext:value-type="float">
            <text:p>69</text:p>
          </table:table-cell>
          <table:table-cell table:style-name="ce2" table:formula="of:=SUM([.E57];[.E58];[.E59];[.G57];[.G58];[.G59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57];[.I58];[.I59];[.K57]/2;[.K58]/2;[.K59]/2)" office:value-type="float" office:value="48" calcext:value-type="float">
            <text:p>48</text:p>
          </table:table-cell>
          <table:table-cell table:style-name="ce2" table:formula="of:=SUM([.J57];[.J58];[.J59];[.L57];[.L58];[.L59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57];[.N58];[.N59];[.P57]/2;[.P58]/2;[.P59]/2)" office:value-type="float" office:value="21" calcext:value-type="float">
            <text:p>21</text:p>
          </table:table-cell>
          <table:table-cell table:style-name="ce2" table:formula="of:=SUM([.O57];[.O58];[.O59];[.Q57];[.Q58];[.Q59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62:.AG62];1)" office:value-type="float" office:value="15" calcext:value-type="float">
            <text:p>15</text:p>
          </table:table-cell>
          <table:table-cell table:formula="of:=[.D62]/(COUNT([.S62:.AG62])+COUNTBLANK([.S62:.AG62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63:.AG63];1)" office:value-type="float" office:value="0" calcext:value-type="float">
            <text:p>0</text:p>
          </table:table-cell>
          <table:table-cell table:formula="of:=[.D63]/(COUNT([.S63:.AG63])+COUNTBLANK([.S63:.AG63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66:.CL66];2)" office:value-type="float" office:value="66" calcext:value-type="float">
            <text:p>66</text:p>
          </table:table-cell>
          <table:table-cell table:formula="of:=[.D66]/(COUNT([.S66:.CL66])+COUNTBLANK([.S66:.CL66])-COUNTIF([.S66:.CL66];0))" office:value-type="float" office:value="0.956521739130435" calcext:value-type="float">
            <text:p>0,9565217391</text:p>
          </table:table-cell>
          <table:table-cell table:formula="of:=COUNTIF([.S66:.CL66];1)" office:value-type="float" office:value="2" calcext:value-type="float">
            <text:p>2</text:p>
          </table:table-cell>
          <table:table-cell table:style-name="ce2" table:formula="of:=[.F66]/(2*(COUNT([.S66:.CL66])+COUNTBLANK([.S66:.CL66])-COUNTIF([.S66:.CL66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66:.T66]~[.V66:.AE66]~[.AH66]~[.AM66:.AN66]~[.AR66]~[.AT66:.AW66]~[.AZ66:.BA66]~[.BC66:.BI66]~[.BK66]~[.BM66:.BO66]~[.BQ66:.BU66]~[.BX66:.BY66]~[.CB66:.CJ66]~[.CL66]);2)" office:value-type="float" office:value="47" calcext:value-type="float">
            <text:p>47</text:p>
          </table:table-cell>
          <table:table-cell table:formula="of:=[.I66]/[.J69]" office:value-type="float" office:value="0.959183673469388" calcext:value-type="float">
            <text:p>0,9591836735</text:p>
          </table:table-cell>
          <table:table-cell table:style-name="ce2" table:formula="of:=COUNTIF(([.S66:.T66]~[.V66:.AE66]~[.AH66]~[.AM66:.AN66]~[.AR66]~[.AT66:.AW66]~[.AZ66:.BA66]~[.BC66:.BI66]~[.BK66]~[.BM66:.BO66]~[.BQ66:.BU66]~[.BX66:.BY66]~[.CB66:.CJ66]~[.CL66]);1)" office:value-type="float" office:value="2" calcext:value-type="float">
            <text:p>2</text:p>
          </table:table-cell>
          <table:table-cell table:style-name="ce2" table:formula="of:=[.K66]/(2*[.J69])" office:value-type="float" office:value="0.0204081632653061" calcext:value-type="float">
            <text:p>0,0204081633</text:p>
          </table:table-cell>
          <table:table-cell table:style-name="ce2"/>
          <table:table-cell table:style-name="ce2" table:formula="of:=[.D66]-[.I66]" office:value-type="float" office:value="19" calcext:value-type="float">
            <text:p>19</text:p>
          </table:table-cell>
          <table:table-cell table:style-name="ce2" table:formula="of:=[.N66]/[.O69]" office:value-type="float" office:value="0.95" calcext:value-type="float">
            <text:p>0,95</text:p>
          </table:table-cell>
          <table:table-cell table:style-name="ce2" table:formula="of:=[.F66]-[.K66]" office:value-type="float" office:value="0" calcext:value-type="float">
            <text:p>0</text:p>
          </table:table-cell>
          <table:table-cell table:style-name="ce2" table:formula="of:=[.P66]/(2*[.O69])" office:value-type="float" office:value="0" calcext:value-type="float">
            <text:p>0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3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67:.CL67];2)" office:value-type="float" office:value="0" calcext:value-type="float">
            <text:p>0</text:p>
          </table:table-cell>
          <table:table-cell table:formula="of:=[.D67]/(COUNT([.S67:.CL67])+COUNTBLANK([.S67:.CL67])-COUNTIF([.S67:.CL67];0))" office:value-type="float" office:value="0" calcext:value-type="float">
            <text:p>0</text:p>
          </table:table-cell>
          <table:table-cell table:formula="of:=COUNTIF([.S67:.CL67];1)" office:value-type="float" office:value="2" calcext:value-type="float">
            <text:p>2</text:p>
          </table:table-cell>
          <table:table-cell table:style-name="ce2" table:formula="of:=[.F67]/(2*(COUNT([.S67:.CL67])+COUNTBLANK([.S67:.CL67])-COUNTIF([.S67:.CL67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67:.T67]~[.V67:.AE67]~[.AH67]~[.AM67:.AN67]~[.AR67]~[.AT67:.AW67]~[.AZ67:.BA67]~[.BC67:.BI67]~[.BK67]~[.BM67:.BO67]~[.BQ67:.BU67]~[.BX67:.BY67]~[.CB67:.CJ67]~[.CL67]);2)" office:value-type="float" office:value="0" calcext:value-type="float">
            <text:p>0</text:p>
          </table:table-cell>
          <table:table-cell table:formula="of:=[.I67]/[.J69]" office:value-type="float" office:value="0" calcext:value-type="float">
            <text:p>0</text:p>
          </table:table-cell>
          <table:table-cell table:style-name="ce2" table:formula="of:=COUNTIF(([.S67:.T67]~[.V67:.AE67]~[.AH67]~[.AM67:.AN67]~[.AR67]~[.AT67:.AW67]~[.AZ67:.BA67]~[.BC67:.BI67]~[.BK67]~[.BM67:.BO67]~[.BQ67:.BU67]~[.BX67:.BY67]~[.CB67:.CJ67]~[.CL67]);1)" office:value-type="float" office:value="2" calcext:value-type="float">
            <text:p>2</text:p>
          </table:table-cell>
          <table:table-cell table:style-name="ce2" table:formula="of:=[.K67]/[.J69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67]-[.I67]" office:value-type="float" office:value="0" calcext:value-type="float">
            <text:p>0</text:p>
          </table:table-cell>
          <table:table-cell table:style-name="ce2" table:formula="of:=[.N67]/[.O69]" office:value-type="float" office:value="0" calcext:value-type="float">
            <text:p>0</text:p>
          </table:table-cell>
          <table:table-cell table:style-name="ce2" table:formula="of:=[.F67]-[.K67]" office:value-type="float" office:value="0" calcext:value-type="float">
            <text:p>0</text:p>
          </table:table-cell>
          <table:table-cell table:style-name="ce2" table:formula="of:=[.P67]/(2*[.O69])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68:.CL68];2)" office:value-type="float" office:value="1" calcext:value-type="float">
            <text:p>1</text:p>
          </table:table-cell>
          <table:table-cell table:formula="of:=[.D68]/(COUNT([.S68:.CL68])+COUNTBLANK([.S68:.CL68])-COUNTIF([.S68:.CL68];0))" office:value-type="float" office:value="0.0144927536231884" calcext:value-type="float">
            <text:p>0,0144927536</text:p>
          </table:table-cell>
          <table:table-cell table:formula="of:=COUNTIF([.S68:.CL68];1)" office:value-type="float" office:value="0" calcext:value-type="float">
            <text:p>0</text:p>
          </table:table-cell>
          <table:table-cell table:style-name="ce2" table:formula="of:=[.F68]/(2*(COUNT([.S68:.CL68])+COUNTBLANK([.S68:.CL68])-COUNTIF([.S68:.CL68];0)))" office:value-type="float" office:value="0" calcext:value-type="float">
            <text:p>0</text:p>
          </table:table-cell>
          <table:table-cell table:style-name="ce2"/>
          <table:table-cell table:formula="of:=COUNTIF(([.S68:.T68]~[.V68:.AE68]~[.AH68]~[.AM68:.AN68]~[.AR68]~[.AT68:.AW68]~[.AZ68:.BA68]~[.BC68:.BI68]~[.BK68]~[.BM68:.BO68]~[.BQ68:.BU68]~[.BX68:.BY68]~[.CB68:.CJ68]~[.CL68]);2)" office:value-type="float" office:value="0" calcext:value-type="float">
            <text:p>0</text:p>
          </table:table-cell>
          <table:table-cell table:formula="of:=[.I68]/[.J69]" office:value-type="float" office:value="0" calcext:value-type="float">
            <text:p>0</text:p>
          </table:table-cell>
          <table:table-cell table:style-name="ce2" table:formula="of:=COUNTIF(([.S68:.T68]~[.V68:.AE68]~[.AH68]~[.AM68:.AN68]~[.AR68]~[.AT68:.AW68]~[.AZ68:.BA68]~[.BC68:.BI68]~[.BK68]~[.BM68:.BO68]~[.BQ68:.BU68]~[.BX68:.BY68]~[.CB68:.CJ68]~[.CL68]);1)" office:value-type="float" office:value="0" calcext:value-type="float">
            <text:p>0</text:p>
          </table:table-cell>
          <table:table-cell table:style-name="ce2" table:formula="of:=[.K68]/(2*[.J69])" office:value-type="float" office:value="0" calcext:value-type="float">
            <text:p>0</text:p>
          </table:table-cell>
          <table:table-cell table:style-name="ce2"/>
          <table:table-cell table:style-name="ce2" table:formula="of:=[.D68]-[.I68]" office:value-type="float" office:value="1" calcext:value-type="float">
            <text:p>1</text:p>
          </table:table-cell>
          <table:table-cell table:style-name="ce2" table:formula="of:=[.N68]/[.O69]" office:value-type="float" office:value="0.05" calcext:value-type="float">
            <text:p>0,05</text:p>
          </table:table-cell>
          <table:table-cell table:style-name="ce2" table:formula="of:=[.F68]-[.K68]" office:value-type="float" office:value="0" calcext:value-type="float">
            <text:p>0</text:p>
          </table:table-cell>
          <table:table-cell table:style-name="ce2" table:formula="of:=[.P68]/(2*[.O69])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66];[.D67];[.D68];[.F66]/2;[.F67]/2;[.F68]/2)" office:value-type="float" office:value="69" calcext:value-type="float">
            <text:p>69</text:p>
          </table:table-cell>
          <table:table-cell table:style-name="ce2" table:formula="of:=SUM([.E66];[.E67];[.E68];[.G66];[.G67];[.G68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66];[.I67];[.I68];[.K66]/2;[.K67]/2;[.K68]/2)" office:value-type="float" office:value="49" calcext:value-type="float">
            <text:p>49</text:p>
          </table:table-cell>
          <table:table-cell table:style-name="ce2" table:formula="of:=SUM([.J66];[.J67];[.J68];[.L66];[.L67];[.L68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66];[.N67];[.N68];[.P66]/2;[.P67]/2;[.P68]/2)" office:value-type="float" office:value="20" calcext:value-type="float">
            <text:p>20</text:p>
          </table:table-cell>
          <table:table-cell table:style-name="ce2" table:formula="of:=SUM([.O66];[.O67];[.O68];[.Q66];[.Q67];[.Q68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71:.AG71];1)" office:value-type="float" office:value="15" calcext:value-type="float">
            <text:p>15</text:p>
          </table:table-cell>
          <table:table-cell table:formula="of:=[.D71]/(COUNT([.S71:.AG71])+COUNTBLANK([.S71:.AG71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72:.AG72];1)" office:value-type="float" office:value="0" calcext:value-type="float">
            <text:p>0</text:p>
          </table:table-cell>
          <table:table-cell table:formula="of:=[.D72]/(COUNT([.S72:.AG72])+COUNTBLANK([.S72:.AG72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75:.CL75];2)" office:value-type="float" office:value="64" calcext:value-type="float">
            <text:p>64</text:p>
          </table:table-cell>
          <table:table-cell table:formula="of:=[.D75]/(COUNT([.S75:.CL75])+COUNTBLANK([.S75:.CL75])-COUNTIF([.S75:.CL75];0))" office:value-type="float" office:value="0.927536231884058" calcext:value-type="float">
            <text:p>0,9275362319</text:p>
          </table:table-cell>
          <table:table-cell table:formula="of:=COUNTIF([.S75:.CL75];1)" office:value-type="float" office:value="5" calcext:value-type="float">
            <text:p>5</text:p>
          </table:table-cell>
          <table:table-cell table:style-name="ce2" table:formula="of:=[.F75]/(2*(COUNT([.S75:.CL75])+COUNTBLANK([.S75:.CL75])-COUNTIF([.S75:.CL75];0)))" office:value-type="float" office:value="0.036231884057971" calcext:value-type="float">
            <text:p>0,0362318841</text:p>
          </table:table-cell>
          <table:table-cell table:style-name="ce2"/>
          <table:table-cell table:formula="of:=COUNTIF(([.S75:.T75]~[.V75:.AE75]~[.AH75]~[.AM75:.AN75]~[.AR75]~[.AT75:.AW75]~[.AZ75:.BA75]~[.BC75:.BI75]~[.BK75]~[.BM75:.BO75]~[.BQ75:.BU75]~[.BX75:.BY75]~[.CB75:.CJ75]~[.CL75]);2)" office:value-type="float" office:value="45" calcext:value-type="float">
            <text:p>45</text:p>
          </table:table-cell>
          <table:table-cell table:formula="of:=[.I75]/[.J78]" office:value-type="float" office:value="0.9375" calcext:value-type="float">
            <text:p>0,9375</text:p>
          </table:table-cell>
          <table:table-cell table:style-name="ce2" table:formula="of:=COUNTIF(([.S75:.T75]~[.V75:.AE75]~[.AH75]~[.AM75:.AN75]~[.AR75]~[.AT75:.AW75]~[.AZ75:.BA75]~[.BC75:.BI75]~[.BK75]~[.BM75:.BO75]~[.BQ75:.BU75]~[.BX75:.BY75]~[.CB75:.CJ75]~[.CL75]);1)" office:value-type="float" office:value="3" calcext:value-type="float">
            <text:p>3</text:p>
          </table:table-cell>
          <table:table-cell table:style-name="ce2" table:formula="of:=[.K75]/(2*[.J78])" office:value-type="float" office:value="0.03125" calcext:value-type="float">
            <text:p>0,03125</text:p>
          </table:table-cell>
          <table:table-cell table:style-name="ce2"/>
          <table:table-cell table:style-name="ce2" table:formula="of:=[.D75]-[.I75]" office:value-type="float" office:value="19" calcext:value-type="float">
            <text:p>19</text:p>
          </table:table-cell>
          <table:table-cell table:style-name="ce2" table:formula="of:=[.N75]/[.O78]" office:value-type="float" office:value="0.904761904761905" calcext:value-type="float">
            <text:p>0,9047619048</text:p>
          </table:table-cell>
          <table:table-cell table:style-name="ce2" table:formula="of:=[.F75]-[.K75]" office:value-type="float" office:value="2" calcext:value-type="float">
            <text:p>2</text:p>
          </table:table-cell>
          <table:table-cell table:style-name="ce2" table:formula="of:=[.P75]/(2*[.O78])" office:value-type="float" office:value="0.0476190476190476" calcext:value-type="float">
            <text:p>0,0476190476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76:.CL76];2)" office:value-type="float" office:value="0" calcext:value-type="float">
            <text:p>0</text:p>
          </table:table-cell>
          <table:table-cell table:formula="of:=[.D76]/(COUNT([.S76:.CL76])+COUNTBLANK([.S76:.CL76])-COUNTIF([.S76:.CL76];0))" office:value-type="float" office:value="0" calcext:value-type="float">
            <text:p>0</text:p>
          </table:table-cell>
          <table:table-cell table:formula="of:=COUNTIF([.S76:.CL76];1)" office:value-type="float" office:value="4" calcext:value-type="float">
            <text:p>4</text:p>
          </table:table-cell>
          <table:table-cell table:style-name="ce2" table:formula="of:=[.F76]/(2*(COUNT([.S76:.CL76])+COUNTBLANK([.S76:.CL76])-COUNTIF([.S76:.CL76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76:.T76]~[.V76:.AE76]~[.AH76]~[.AM76:.AN76]~[.AR76]~[.AT76:.AW76]~[.AZ76:.BA76]~[.BC76:.BI76]~[.BK76]~[.BM76:.BO76]~[.BQ76:.BU76]~[.BX76:.BY76]~[.CB76:.CJ76]~[.CL76]);2)" office:value-type="float" office:value="0" calcext:value-type="float">
            <text:p>0</text:p>
          </table:table-cell>
          <table:table-cell table:formula="of:=[.I76]/[.J78]" office:value-type="float" office:value="0" calcext:value-type="float">
            <text:p>0</text:p>
          </table:table-cell>
          <table:table-cell table:style-name="ce2" table:formula="of:=COUNTIF(([.S76:.T76]~[.V76:.AE76]~[.AH76]~[.AM76:.AN76]~[.AR76]~[.AT76:.AW76]~[.AZ76:.BA76]~[.BC76:.BI76]~[.BK76]~[.BM76:.BO76]~[.BQ76:.BU76]~[.BX76:.BY76]~[.CB76:.CJ76]~[.CL76]);1)" office:value-type="float" office:value="2" calcext:value-type="float">
            <text:p>2</text:p>
          </table:table-cell>
          <table:table-cell table:style-name="ce2" table:formula="of:=[.K76]/[.J78]" office:value-type="float" office:value="0.0416666666666667" calcext:value-type="float">
            <text:p>0,0416666667</text:p>
          </table:table-cell>
          <table:table-cell table:style-name="ce2"/>
          <table:table-cell table:style-name="ce2" table:formula="of:=[.D76]-[.I76]" office:value-type="float" office:value="0" calcext:value-type="float">
            <text:p>0</text:p>
          </table:table-cell>
          <table:table-cell table:style-name="ce2" table:formula="of:=[.N76]/[.O78]" office:value-type="float" office:value="0" calcext:value-type="float">
            <text:p>0</text:p>
          </table:table-cell>
          <table:table-cell table:style-name="ce2" table:formula="of:=[.F76]-[.K76]" office:value-type="float" office:value="2" calcext:value-type="float">
            <text:p>2</text:p>
          </table:table-cell>
          <table:table-cell table:style-name="ce2" table:formula="of:=[.P76]/(2*[.O78])" office:value-type="float" office:value="0.0476190476190476" calcext:value-type="float">
            <text:p>0,0476190476</text:p>
          </table:table-cell>
          <table:table-cell table:style-name="ce2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77:.CL77];2)" office:value-type="float" office:value="0" calcext:value-type="float">
            <text:p>0</text:p>
          </table:table-cell>
          <table:table-cell table:formula="of:=[.D77]/(COUNT([.S77:.CL77])+COUNTBLANK([.S77:.CL77])-COUNTIF([.S77:.CL77];0))" office:value-type="float" office:value="0" calcext:value-type="float">
            <text:p>0</text:p>
          </table:table-cell>
          <table:table-cell table:formula="of:=COUNTIF([.S77:.CL77];1)" office:value-type="float" office:value="1" calcext:value-type="float">
            <text:p>1</text:p>
          </table:table-cell>
          <table:table-cell table:style-name="ce2" table:formula="of:=[.F77]/(2*(COUNT([.S77:.CL77])+COUNTBLANK([.S77:.CL77])-COUNTIF([.S77:.CL77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77:.T77]~[.V77:.AE77]~[.AH77]~[.AM77:.AN77]~[.AR77]~[.AT77:.AW77]~[.AZ77:.BA77]~[.BC77:.BI77]~[.BK77]~[.BM77:.BO77]~[.BQ77:.BU77]~[.BX77:.BY77]~[.CB77:.CJ77]~[.CL77]);2)" office:value-type="float" office:value="0" calcext:value-type="float">
            <text:p>0</text:p>
          </table:table-cell>
          <table:table-cell table:formula="of:=[.I77]/[.J78]" office:value-type="float" office:value="0" calcext:value-type="float">
            <text:p>0</text:p>
          </table:table-cell>
          <table:table-cell table:style-name="ce2" table:formula="of:=COUNTIF(([.S77:.T77]~[.V77:.AE77]~[.AH77]~[.AM77:.AN77]~[.AR77]~[.AT77:.AW77]~[.AZ77:.BA77]~[.BC77:.BI77]~[.BK77]~[.BM77:.BO77]~[.BQ77:.BU77]~[.BX77:.BY77]~[.CB77:.CJ77]~[.CL77]);1)" office:value-type="float" office:value="1" calcext:value-type="float">
            <text:p>1</text:p>
          </table:table-cell>
          <table:table-cell table:style-name="ce2" table:formula="of:=[.K77]/(2*[.J78])" office:value-type="float" office:value="0.0104166666666667" calcext:value-type="float">
            <text:p>0,0104166667</text:p>
          </table:table-cell>
          <table:table-cell table:style-name="ce2"/>
          <table:table-cell table:style-name="ce2" table:formula="of:=[.D77]-[.I77]" office:value-type="float" office:value="0" calcext:value-type="float">
            <text:p>0</text:p>
          </table:table-cell>
          <table:table-cell table:style-name="ce2" table:formula="of:=[.N77]/[.O78]" office:value-type="float" office:value="0" calcext:value-type="float">
            <text:p>0</text:p>
          </table:table-cell>
          <table:table-cell table:style-name="ce2" table:formula="of:=[.F77]-[.K77]" office:value-type="float" office:value="0" calcext:value-type="float">
            <text:p>0</text:p>
          </table:table-cell>
          <table:table-cell table:style-name="ce2" table:formula="of:=[.P77]/(2*[.O78])" office:value-type="float" office:value="0" calcext:value-type="float">
            <text:p>0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75];[.D76];[.D77];[.F75]/2;[.F76]/2;[.F77]/2)" office:value-type="float" office:value="69" calcext:value-type="float">
            <text:p>69</text:p>
          </table:table-cell>
          <table:table-cell table:style-name="ce2" table:formula="of:=SUM([.E75];[.E76];[.E77];[.G75];[.G76];[.G77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75];[.I76];[.I77];[.K75]/2;[.K76]/2;[.K77]/2)" office:value-type="float" office:value="48" calcext:value-type="float">
            <text:p>48</text:p>
          </table:table-cell>
          <table:table-cell table:style-name="ce2" table:formula="of:=SUM([.J75];[.J76];[.J77];[.L75];[.L76];[.L77])" office:value-type="float" office:value="1.02083333333333" calcext:value-type="float">
            <text:p>1,02083333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75];[.N76];[.N77];[.P75]/2;[.P76]/2;[.P77]/2)" office:value-type="float" office:value="21" calcext:value-type="float">
            <text:p>21</text:p>
          </table:table-cell>
          <table:table-cell table:style-name="ce2" table:formula="of:=SUM([.O75];[.O76];[.O77];[.Q75];[.Q76];[.Q7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80:.AG80];1)" office:value-type="float" office:value="15" calcext:value-type="float">
            <text:p>15</text:p>
          </table:table-cell>
          <table:table-cell table:formula="of:=[.D80]/(COUNT([.S80:.AG80])+COUNTBLANK([.S80:.AG80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81:.AG81];1)" office:value-type="float" office:value="0" calcext:value-type="float">
            <text:p>0</text:p>
          </table:table-cell>
          <table:table-cell table:formula="of:=[.D81]/(COUNT([.S81:.AG81])+COUNTBLANK([.S81:.AG81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48];[.D57];[.D66];[.D75])" office:value-type="float" office:value="260" calcext:value-type="float">
            <text:p>260</text:p>
          </table:table-cell>
          <table:table-cell table:style-name="ce1" table:formula="of:=[.D84]/[.E87]" office:value-type="float" office:value="0.942028985507246" calcext:value-type="float">
            <text:p>0,9420289855</text:p>
          </table:table-cell>
          <table:table-cell table:style-name="ce1" table:formula="of:=SUM([.F48];[.F57];[.F66];[.F75])" office:value-type="float" office:value="12" calcext:value-type="float">
            <text:p>12</text:p>
          </table:table-cell>
          <table:table-cell table:style-name="ce1" table:formula="of:=[.F84]/(2*[.E87])" office:value-type="float" office:value="0.0217391304347826" calcext:value-type="float">
            <text:p>0,0217391304</text:p>
          </table:table-cell>
          <table:table-cell table:style-name="ce1" table:formula="of:=[.E84]+[.G84]" office:value-type="float" office:value="0.963768115942029" calcext:value-type="float">
            <text:p>0,9637681159</text:p>
          </table:table-cell>
          <table:table-cell table:style-name="ce1" table:formula="of:=SUM([.I48];[.I57];[.I66];[.I75])" office:value-type="float" office:value="188" calcext:value-type="float">
            <text:p>188</text:p>
          </table:table-cell>
          <table:table-cell table:style-name="ce1" table:formula="of:=[.I84]/[.J87]" office:value-type="float" office:value="0.969072164948454" calcext:value-type="float">
            <text:p>0,9690721649</text:p>
          </table:table-cell>
          <table:table-cell table:style-name="ce1" table:formula="of:=SUM([.K48];[.K57];[.K66];[.K75])" office:value-type="float" office:value="6" calcext:value-type="float">
            <text:p>6</text:p>
          </table:table-cell>
          <table:table-cell table:style-name="ce1" table:formula="of:=[.K84]/(2*[.J87])" office:value-type="float" office:value="0.0154639175257732" calcext:value-type="float">
            <text:p>0,0154639175</text:p>
          </table:table-cell>
          <table:table-cell table:style-name="ce1" table:formula="of:=[.J84]+[.L84]" office:value-type="float" office:value="0.984536082474227" calcext:value-type="float">
            <text:p>0,9845360825</text:p>
          </table:table-cell>
          <table:table-cell table:style-name="ce1" table:formula="of:=SUM([.N48];[.N57];[.N66];[.N75])" office:value-type="float" office:value="72" calcext:value-type="float">
            <text:p>72</text:p>
          </table:table-cell>
          <table:table-cell table:style-name="ce1" table:formula="of:=[.N84]/[.O87]" office:value-type="float" office:value="0.878048780487805" calcext:value-type="float">
            <text:p>0,8780487805</text:p>
          </table:table-cell>
          <table:table-cell table:style-name="ce1" table:formula="of:=SUM([.P48];[.P57];[.P66];[.P75])" office:value-type="float" office:value="6" calcext:value-type="float">
            <text:p>6</text:p>
          </table:table-cell>
          <table:table-cell table:style-name="ce1" table:formula="of:=[.P84]/(2*[.O87])" office:value-type="float" office:value="0.0365853658536585" calcext:value-type="float">
            <text:p>0,0365853659</text:p>
          </table:table-cell>
          <table:table-cell table:style-name="ce1" table:formula="of:=[.O84]+[.Q84]" office:value-type="float" office:value="0.914634146341463" calcext:value-type="float">
            <text:p>0,9146341463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49];[.D58];[.D67];[.D76])" office:value-type="float" office:value="1" calcext:value-type="float">
            <text:p>1</text:p>
          </table:table-cell>
          <table:table-cell table:style-name="ce1" table:formula="of:=[.D85]/[.E87]" office:value-type="float" office:value="0.0036231884057971" calcext:value-type="float">
            <text:p>0,0036231884</text:p>
          </table:table-cell>
          <table:table-cell table:style-name="ce1" table:formula="of:=SUM([.F49];[.F58];[.F67];[.F76])" office:value-type="float" office:value="12" calcext:value-type="float">
            <text:p>12</text:p>
          </table:table-cell>
          <table:table-cell table:style-name="ce3" table:formula="of:=[.F85]/(2*[.E87])" office:value-type="float" office:value="0.0217391304347826" calcext:value-type="float">
            <text:p>0,0217391304</text:p>
          </table:table-cell>
          <table:table-cell table:style-name="ce1" table:formula="of:=[.E85]+[.G85]" office:value-type="float" office:value="0.0253623188405797" calcext:value-type="float">
            <text:p>0,0253623188</text:p>
          </table:table-cell>
          <table:table-cell table:style-name="ce1" table:formula="of:=SUM([.I49];[.I58];[.I67];[.I76])" office:value-type="float" office:value="0" calcext:value-type="float">
            <text:p>0</text:p>
          </table:table-cell>
          <table:table-cell table:style-name="ce1" table:formula="of:=[.I85]/[.J87]" office:value-type="float" office:value="0" calcext:value-type="float">
            <text:p>0</text:p>
          </table:table-cell>
          <table:table-cell table:style-name="ce1" table:formula="of:=SUM([.K49];[.K58];[.K67];[.K76])" office:value-type="float" office:value="5" calcext:value-type="float">
            <text:p>5</text:p>
          </table:table-cell>
          <table:table-cell table:style-name="ce3" table:formula="of:=[.K85]/(2*[.J87])" office:value-type="float" office:value="0.0128865979381443" calcext:value-type="float">
            <text:p>0,0128865979</text:p>
          </table:table-cell>
          <table:table-cell table:style-name="ce1" table:formula="of:=[.J85]+[.L85]" office:value-type="float" office:value="0.0128865979381443" calcext:value-type="float">
            <text:p>0,0128865979</text:p>
          </table:table-cell>
          <table:table-cell table:style-name="ce1" table:formula="of:=SUM([.N49];[.N58];[.N67];[.N76])" office:value-type="float" office:value="1" calcext:value-type="float">
            <text:p>1</text:p>
          </table:table-cell>
          <table:table-cell table:style-name="ce1" table:formula="of:=[.N85]/[.O87]" office:value-type="float" office:value="0.0121951219512195" calcext:value-type="float">
            <text:p>0,012195122</text:p>
          </table:table-cell>
          <table:table-cell table:style-name="ce1" table:formula="of:=SUM([.P49];[.P58];[.P67];[.P76])" office:value-type="float" office:value="7" calcext:value-type="float">
            <text:p>7</text:p>
          </table:table-cell>
          <table:table-cell table:style-name="ce3" table:formula="of:=[.P85]/(2*[.O87])" office:value-type="float" office:value="0.0426829268292683" calcext:value-type="float">
            <text:p>0,0426829268</text:p>
          </table:table-cell>
          <table:table-cell table:style-name="ce1" table:formula="of:=[.O85]+[.Q85]" office:value-type="float" office:value="0.0548780487804878" calcext:value-type="float">
            <text:p>0,0548780488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50];[.D59];[.D68];[.D77])" office:value-type="float" office:value="2" calcext:value-type="float">
            <text:p>2</text:p>
          </table:table-cell>
          <table:table-cell table:style-name="ce1" table:formula="of:=[.D86]/[.E87]" office:value-type="float" office:value="0.0072463768115942" calcext:value-type="float">
            <text:p>0,0072463768</text:p>
          </table:table-cell>
          <table:table-cell table:style-name="ce1" table:formula="of:=SUM([.F50];[.F59];[.F68];[.F77])" office:value-type="float" office:value="2" calcext:value-type="float">
            <text:p>2</text:p>
          </table:table-cell>
          <table:table-cell table:style-name="ce1" table:formula="of:=[.F86]/(2*[.E87])" office:value-type="float" office:value="0.0036231884057971" calcext:value-type="float">
            <text:p>0,0036231884</text:p>
          </table:table-cell>
          <table:table-cell table:style-name="ce1" table:formula="of:=[.E86]+[.G86]" office:value-type="float" office:value="0.0108695652173913" calcext:value-type="float">
            <text:p>0,0108695652</text:p>
          </table:table-cell>
          <table:table-cell table:style-name="ce1" table:formula="of:=SUM([.I50];[.I59];[.I68];[.I77])" office:value-type="float" office:value="0" calcext:value-type="float">
            <text:p>0</text:p>
          </table:table-cell>
          <table:table-cell table:style-name="ce1" table:formula="of:=[.I86]/[.J87]" office:value-type="float" office:value="0" calcext:value-type="float">
            <text:p>0</text:p>
          </table:table-cell>
          <table:table-cell table:style-name="ce1" table:formula="of:=SUM([.K50];[.K59];[.K68];[.K77])" office:value-type="float" office:value="1" calcext:value-type="float">
            <text:p>1</text:p>
          </table:table-cell>
          <table:table-cell table:style-name="ce1" table:formula="of:=[.K86]/(2*[.J87])" office:value-type="float" office:value="0.00257731958762887" calcext:value-type="float">
            <text:p>0,0025773196</text:p>
          </table:table-cell>
          <table:table-cell table:style-name="ce1" table:formula="of:=[.J86]+[.L86]" office:value-type="float" office:value="0.00257731958762887" calcext:value-type="float">
            <text:p>0,0025773196</text:p>
          </table:table-cell>
          <table:table-cell table:style-name="ce1" table:formula="of:=SUM([.N50];[.N59];[.N68];[.N77])" office:value-type="float" office:value="2" calcext:value-type="float">
            <text:p>2</text:p>
          </table:table-cell>
          <table:table-cell table:style-name="ce1" table:formula="of:=[.N86]/[.O87]" office:value-type="float" office:value="0.024390243902439" calcext:value-type="float">
            <text:p>0,0243902439</text:p>
          </table:table-cell>
          <table:table-cell table:style-name="ce1" table:formula="of:=SUM([.P50];[.P59];[.P68];[.P77])" office:value-type="float" office:value="1" calcext:value-type="float">
            <text:p>1</text:p>
          </table:table-cell>
          <table:table-cell table:style-name="ce1" table:formula="of:=[.P86]/(2*[.O87])" office:value-type="float" office:value="0.00609756097560976" calcext:value-type="float">
            <text:p>0,006097561</text:p>
          </table:table-cell>
          <table:table-cell table:style-name="ce1" table:formula="of:=[.O86]+[.Q86]" office:value-type="float" office:value="0.0304878048780488" calcext:value-type="float">
            <text:p>0,0304878049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84];[.D85];[.D86];[.F84]/2;[.F85]/2;[.F86]/2)" office:value-type="float" office:value="276" calcext:value-type="float">
            <text:p>276</text:p>
          </table:table-cell>
          <table:table-cell table:style-name="ce3" table:formula="of:=SUM([.E84];[.E85];[.E86];[.G84];[.G85];[.G86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84];[.I85];[.I86];[.K84]/2;[.K85]/2;[.K86]/2)" office:value-type="float" office:value="194" calcext:value-type="float">
            <text:p>194</text:p>
          </table:table-cell>
          <table:table-cell table:style-name="ce3" table:formula="of:=SUM([.J84];[.J85];[.J86];[.L84];[.L85];[.L86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84];[.N85];[.N86];[.P84]/2;[.P85]/2;[.P86]/2)" office:value-type="float" office:value="82" calcext:value-type="float">
            <text:p>82</text:p>
          </table:table-cell>
          <table:table-cell table:style-name="ce3" table:formula="of:=SUM([.O84];[.O85];[.O86];[.Q84];[.Q85];[.Q86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53];[.D62];[.D71];[.D80])" office:value-type="float" office:value="60" calcext:value-type="float">
            <text:p>60</text:p>
          </table:table-cell>
          <table:table-cell table:style-name="ce1" table:formula="of:=[.D89]/([.D89]+[.D90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54];[.D63];[.D72];[.D81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020205_tree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94:.CL94];2)" office:value-type="float" office:value="0" calcext:value-type="float">
            <text:p>0</text:p>
          </table:table-cell>
          <table:table-cell table:formula="of:=[.D94]/(COUNT([.S94:.CL94])+COUNTBLANK([.S94:.CL94])-COUNTIF([.S94:.CL94];0))" office:value-type="float" office:value="0" calcext:value-type="float">
            <text:p>0</text:p>
          </table:table-cell>
          <table:table-cell table:formula="of:=COUNTIF([.S94:.CL94];1)" office:value-type="float" office:value="0" calcext:value-type="float">
            <text:p>0</text:p>
          </table:table-cell>
          <table:table-cell table:style-name="ce2" table:formula="of:=[.F94]/(2*(COUNT([.S94:.CL94])+COUNTBLANK([.S94:.CL94])-COUNTIF([.S94:.CL94];0)))" office:value-type="float" office:value="0" calcext:value-type="float">
            <text:p>0</text:p>
          </table:table-cell>
          <table:table-cell table:style-name="ce2"/>
          <table:table-cell table:formula="of:=COUNTIF(([.S94:.T94]~[.V94:.AE94]~[.AH94]~[.AM94:.AN94]~[.AR94]~[.AT94:.AW94]~[.AZ94:.BA94]~[.BC94:.BI94]~[.BK94]~[.BM94:.BO94]~[.BQ94:.BU94]~[.BX94:.BY94]~[.CB94:.CJ94]~[.CL94]);2)" office:value-type="float" office:value="0" calcext:value-type="float">
            <text:p>0</text:p>
          </table:table-cell>
          <table:table-cell table:formula="of:=[.I94]/[.J97]" office:value-type="string" office:string-value="" calcext:value-type="error">
            <text:p>#DIV/0!</text:p>
          </table:table-cell>
          <table:table-cell table:style-name="ce2" table:formula="of:=COUNTIF(([.S94:.T94]~[.V94:.AE94]~[.AH94]~[.AM94:.AN94]~[.AR94]~[.AT94:.AW94]~[.AZ94:.BA94]~[.BC94:.BI94]~[.BK94]~[.BM94:.BO94]~[.BQ94:.BU94]~[.BX94:.BY94]~[.CB94:.CJ94]~[.CL94]);1)" office:value-type="float" office:value="0" calcext:value-type="float">
            <text:p>0</text:p>
          </table:table-cell>
          <table:table-cell table:style-name="ce2" table:formula="of:=[.K94]/(2*[.J97])" office:value-type="string" office:string-value="" calcext:value-type="error">
            <text:p>#DIV/0!</text:p>
          </table:table-cell>
          <table:table-cell table:style-name="ce2"/>
          <table:table-cell table:style-name="ce2" table:formula="of:=[.D94]-[.I94]" office:value-type="float" office:value="0" calcext:value-type="float">
            <text:p>0</text:p>
          </table:table-cell>
          <table:table-cell table:style-name="ce2" table:formula="of:=[.N94]/[.O97]" office:value-type="string" office:string-value="" calcext:value-type="error">
            <text:p>#DIV/0!</text:p>
          </table:table-cell>
          <table:table-cell table:style-name="ce2" table:formula="of:=[.F94]-[.K94]" office:value-type="float" office:value="0" calcext:value-type="float">
            <text:p>0</text:p>
          </table:table-cell>
          <table:table-cell table:style-name="ce2" table:formula="of:=[.P94]/(2*[.O97])" office:value-type="string" office:string-value="" calcext:value-type="error">
            <text:p>#DIV/0!</text:p>
          </table:table-cell>
          <table:table-cell table:style-name="ce2"/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95:.CL95];2)" office:value-type="float" office:value="0" calcext:value-type="float">
            <text:p>0</text:p>
          </table:table-cell>
          <table:table-cell table:formula="of:=[.D95]/(COUNT([.S95:.CL95])+COUNTBLANK([.S95:.CL95])-COUNTIF([.S95:.CL95];0))" office:value-type="float" office:value="0" calcext:value-type="float">
            <text:p>0</text:p>
          </table:table-cell>
          <table:table-cell table:formula="of:=COUNTIF([.S95:.CL95];1)" office:value-type="float" office:value="0" calcext:value-type="float">
            <text:p>0</text:p>
          </table:table-cell>
          <table:table-cell table:style-name="ce2" table:formula="of:=[.F95]/(2*(COUNT([.S95:.CL95])+COUNTBLANK([.S95:.CL95])-COUNTIF([.S95:.CL95];0)))" office:value-type="float" office:value="0" calcext:value-type="float">
            <text:p>0</text:p>
          </table:table-cell>
          <table:table-cell table:style-name="ce2"/>
          <table:table-cell table:formula="of:=COUNTIF(([.S95:.T95]~[.V95:.AE95]~[.AH95]~[.AM95:.AN95]~[.AR95]~[.AT95:.AW95]~[.AZ95:.BA95]~[.BC95:.BI95]~[.BK95]~[.BM95:.BO95]~[.BQ95:.BU95]~[.BX95:.BY95]~[.CB95:.CJ95]~[.CL95]);2)" office:value-type="float" office:value="0" calcext:value-type="float">
            <text:p>0</text:p>
          </table:table-cell>
          <table:table-cell table:formula="of:=[.I95]/[.J97]" office:value-type="string" office:string-value="" calcext:value-type="error">
            <text:p>#DIV/0!</text:p>
          </table:table-cell>
          <table:table-cell table:style-name="ce2" table:formula="of:=COUNTIF(([.S95:.T95]~[.V95:.AE95]~[.AH95]~[.AM95:.AN95]~[.AR95]~[.AT95:.AW95]~[.AZ95:.BA95]~[.BC95:.BI95]~[.BK95]~[.BM95:.BO95]~[.BQ95:.BU95]~[.BX95:.BY95]~[.CB95:.CJ95]~[.CL95]);1)" office:value-type="float" office:value="0" calcext:value-type="float">
            <text:p>0</text:p>
          </table:table-cell>
          <table:table-cell table:style-name="ce2" table:formula="of:=[.K95]/[.J97]" office:value-type="string" office:string-value="" calcext:value-type="error">
            <text:p>#DIV/0!</text:p>
          </table:table-cell>
          <table:table-cell table:style-name="ce2"/>
          <table:table-cell table:style-name="ce2" table:formula="of:=[.D95]-[.I95]" office:value-type="float" office:value="0" calcext:value-type="float">
            <text:p>0</text:p>
          </table:table-cell>
          <table:table-cell table:style-name="ce2" table:formula="of:=[.N95]/[.O97]" office:value-type="string" office:string-value="" calcext:value-type="error">
            <text:p>#DIV/0!</text:p>
          </table:table-cell>
          <table:table-cell table:style-name="ce2" table:formula="of:=[.F95]-[.K95]" office:value-type="float" office:value="0" calcext:value-type="float">
            <text:p>0</text:p>
          </table:table-cell>
          <table:table-cell table:style-name="ce2" table:formula="of:=[.P95]/(2*[.O97])" office:value-type="string" office:string-value="" calcext:value-type="error">
            <text:p>#DIV/0!</text:p>
          </table:table-cell>
          <table:table-cell table:style-name="ce2"/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96:.CL96];2)" office:value-type="float" office:value="0" calcext:value-type="float">
            <text:p>0</text:p>
          </table:table-cell>
          <table:table-cell table:formula="of:=[.D96]/(COUNT([.S96:.CL96])+COUNTBLANK([.S96:.CL96])-COUNTIF([.S96:.CL96];0))" office:value-type="float" office:value="0" calcext:value-type="float">
            <text:p>0</text:p>
          </table:table-cell>
          <table:table-cell table:formula="of:=COUNTIF([.S96:.CL96];1)" office:value-type="float" office:value="0" calcext:value-type="float">
            <text:p>0</text:p>
          </table:table-cell>
          <table:table-cell table:style-name="ce2" table:formula="of:=[.F96]/(2*(COUNT([.S96:.CL96])+COUNTBLANK([.S96:.CL96])-COUNTIF([.S96:.CL96];0)))" office:value-type="float" office:value="0" calcext:value-type="float">
            <text:p>0</text:p>
          </table:table-cell>
          <table:table-cell table:style-name="ce2"/>
          <table:table-cell table:formula="of:=COUNTIF(([.S96:.T96]~[.V96:.AE96]~[.AH96]~[.AM96:.AN96]~[.AR96]~[.AT96:.AW96]~[.AZ96:.BA96]~[.BC96:.BI96]~[.BK96]~[.BM96:.BO96]~[.BQ96:.BU96]~[.BX96:.BY96]~[.CB96:.CJ96]~[.CL96]);2)" office:value-type="float" office:value="0" calcext:value-type="float">
            <text:p>0</text:p>
          </table:table-cell>
          <table:table-cell table:formula="of:=[.I96]/[.J97]" office:value-type="string" office:string-value="" calcext:value-type="error">
            <text:p>#DIV/0!</text:p>
          </table:table-cell>
          <table:table-cell table:style-name="ce2" table:formula="of:=COUNTIF(([.S96:.T96]~[.V96:.AE96]~[.AH96]~[.AM96:.AN96]~[.AR96]~[.AT96:.AW96]~[.AZ96:.BA96]~[.BC96:.BI96]~[.BK96]~[.BM96:.BO96]~[.BQ96:.BU96]~[.BX96:.BY96]~[.CB96:.CJ96]~[.CL96]);1)" office:value-type="float" office:value="0" calcext:value-type="float">
            <text:p>0</text:p>
          </table:table-cell>
          <table:table-cell table:style-name="ce2" table:formula="of:=[.K96]/(2*[.J97])" office:value-type="string" office:string-value="" calcext:value-type="error">
            <text:p>#DIV/0!</text:p>
          </table:table-cell>
          <table:table-cell table:style-name="ce2"/>
          <table:table-cell table:style-name="ce2" table:formula="of:=[.D96]-[.I96]" office:value-type="float" office:value="0" calcext:value-type="float">
            <text:p>0</text:p>
          </table:table-cell>
          <table:table-cell table:style-name="ce2" table:formula="of:=[.N96]/[.O97]" office:value-type="string" office:string-value="" calcext:value-type="error">
            <text:p>#DIV/0!</text:p>
          </table:table-cell>
          <table:table-cell table:style-name="ce2" table:formula="of:=[.F96]-[.K96]" office:value-type="float" office:value="0" calcext:value-type="float">
            <text:p>0</text:p>
          </table:table-cell>
          <table:table-cell table:style-name="ce2" table:formula="of:=[.P96]/(2*[.O97])" office:value-type="string" office:string-value="" calcext:value-type="error">
            <text:p>#DIV/0!</text:p>
          </table:table-cell>
          <table:table-cell table:style-name="ce2"/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94];[.D95];[.D96];[.F94]/2;[.F95]/2;[.F96]/2)" office:value-type="float" office:value="0" calcext:value-type="float">
            <text:p>0</text:p>
          </table:table-cell>
          <table:table-cell table:style-name="ce2" table:formula="of:=SUM([.E94];[.E95];[.E96];[.G94];[.G95];[.G96])" office:value-type="float" office:value="0" calcext:value-type="float">
            <text:p>0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94];[.I95];[.I96];[.K94]/2;[.K95]/2;[.K96]/2)" office:value-type="float" office:value="0" calcext:value-type="float">
            <text:p>0</text:p>
          </table:table-cell>
          <table:table-cell table:style-name="ce2" table:formula="of:=SUM([.J94];[.J95];[.J96];[.L94];[.L95];[.L96])" office:value-type="string" office:string-value="" calcext:value-type="error">
            <text:p>#DIV/0!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94];[.N95];[.N96];[.P94]/2;[.P95]/2;[.P96]/2)" office:value-type="float" office:value="0" calcext:value-type="float">
            <text:p>0</text:p>
          </table:table-cell>
          <table:table-cell table:style-name="ce2" table:formula="of:=SUM([.O94];[.O95];[.O96];[.Q94];[.Q95];[.Q96]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99:.AG99];1)" office:value-type="float" office:value="15" calcext:value-type="float">
            <text:p>15</text:p>
          </table:table-cell>
          <table:table-cell table:formula="of:=[.D99]/(COUNT([.S99:.AG99])+COUNTBLANK([.S99:.AG99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00:.AG100];1)" office:value-type="float" office:value="0" calcext:value-type="float">
            <text:p>0</text:p>
          </table:table-cell>
          <table:table-cell table:formula="of:=[.D100]/(COUNT([.S100:.AG100])+COUNTBLANK([.S100:.AG100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103:.CL103];2)" office:value-type="float" office:value="0" calcext:value-type="float">
            <text:p>0</text:p>
          </table:table-cell>
          <table:table-cell table:formula="of:=[.D103]/(COUNT([.S103:.CL103])+COUNTBLANK([.S103:.CL103])-COUNTIF([.S103:.CL103];0))" office:value-type="float" office:value="0" calcext:value-type="float">
            <text:p>0</text:p>
          </table:table-cell>
          <table:table-cell table:formula="of:=COUNTIF([.S103:.CL103];1)" office:value-type="float" office:value="0" calcext:value-type="float">
            <text:p>0</text:p>
          </table:table-cell>
          <table:table-cell table:style-name="ce2" table:formula="of:=[.F103]/(2*(COUNT([.S103:.CL103])+COUNTBLANK([.S103:.CL103])-COUNTIF([.S103:.CL103];0)))" office:value-type="float" office:value="0" calcext:value-type="float">
            <text:p>0</text:p>
          </table:table-cell>
          <table:table-cell table:style-name="ce2"/>
          <table:table-cell table:formula="of:=COUNTIF(([.S103:.T103]~[.V103:.AE103]~[.AH103]~[.AM103:.AN103]~[.AR103]~[.AT103:.AW103]~[.AZ103:.BA103]~[.BC103:.BI103]~[.BK103]~[.BM103:.BO103]~[.BQ103:.BU103]~[.BX103:.BY103]~[.CB103:.CJ103]~[.CL103]);2)" office:value-type="float" office:value="0" calcext:value-type="float">
            <text:p>0</text:p>
          </table:table-cell>
          <table:table-cell table:formula="of:=[.I103]/[.J106]" office:value-type="string" office:string-value="" calcext:value-type="error">
            <text:p>#DIV/0!</text:p>
          </table:table-cell>
          <table:table-cell table:style-name="ce2" table:formula="of:=COUNTIF(([.S103:.T103]~[.V103:.AE103]~[.AH103]~[.AM103:.AN103]~[.AR103]~[.AT103:.AW103]~[.AZ103:.BA103]~[.BC103:.BI103]~[.BK103]~[.BM103:.BO103]~[.BQ103:.BU103]~[.BX103:.BY103]~[.CB103:.CJ103]~[.CL103]);1)" office:value-type="float" office:value="0" calcext:value-type="float">
            <text:p>0</text:p>
          </table:table-cell>
          <table:table-cell table:style-name="ce2" table:formula="of:=[.K103]/(2*[.J106])" office:value-type="string" office:string-value="" calcext:value-type="error">
            <text:p>#DIV/0!</text:p>
          </table:table-cell>
          <table:table-cell table:style-name="ce2"/>
          <table:table-cell table:style-name="ce2" table:formula="of:=[.D103]-[.I103]" office:value-type="float" office:value="0" calcext:value-type="float">
            <text:p>0</text:p>
          </table:table-cell>
          <table:table-cell table:style-name="ce2" table:formula="of:=[.N103]/[.O106]" office:value-type="string" office:string-value="" calcext:value-type="error">
            <text:p>#DIV/0!</text:p>
          </table:table-cell>
          <table:table-cell table:style-name="ce2" table:formula="of:=[.F103]-[.K103]" office:value-type="float" office:value="0" calcext:value-type="float">
            <text:p>0</text:p>
          </table:table-cell>
          <table:table-cell table:style-name="ce2" table:formula="of:=[.P103]/(2*[.O106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04:.CL104];2)" office:value-type="float" office:value="0" calcext:value-type="float">
            <text:p>0</text:p>
          </table:table-cell>
          <table:table-cell table:formula="of:=[.D104]/(COUNT([.S104:.CL104])+COUNTBLANK([.S104:.CL104])-COUNTIF([.S104:.CL104];0))" office:value-type="float" office:value="0" calcext:value-type="float">
            <text:p>0</text:p>
          </table:table-cell>
          <table:table-cell table:formula="of:=COUNTIF([.S104:.CL104];1)" office:value-type="float" office:value="0" calcext:value-type="float">
            <text:p>0</text:p>
          </table:table-cell>
          <table:table-cell table:style-name="ce2" table:formula="of:=[.F104]/(2*(COUNT([.S104:.CL104])+COUNTBLANK([.S104:.CL104])-COUNTIF([.S104:.CL104];0)))" office:value-type="float" office:value="0" calcext:value-type="float">
            <text:p>0</text:p>
          </table:table-cell>
          <table:table-cell table:style-name="ce2"/>
          <table:table-cell table:formula="of:=COUNTIF(([.S104:.T104]~[.V104:.AE104]~[.AH104]~[.AM104:.AN104]~[.AR104]~[.AT104:.AW104]~[.AZ104:.BA104]~[.BC104:.BI104]~[.BK104]~[.BM104:.BO104]~[.BQ104:.BU104]~[.BX104:.BY104]~[.CB104:.CJ104]~[.CL104]);2)" office:value-type="float" office:value="0" calcext:value-type="float">
            <text:p>0</text:p>
          </table:table-cell>
          <table:table-cell table:formula="of:=[.I104]/[.J106]" office:value-type="string" office:string-value="" calcext:value-type="error">
            <text:p>#DIV/0!</text:p>
          </table:table-cell>
          <table:table-cell table:style-name="ce2" table:formula="of:=COUNTIF(([.S104:.T104]~[.V104:.AE104]~[.AH104]~[.AM104:.AN104]~[.AR104]~[.AT104:.AW104]~[.AZ104:.BA104]~[.BC104:.BI104]~[.BK104]~[.BM104:.BO104]~[.BQ104:.BU104]~[.BX104:.BY104]~[.CB104:.CJ104]~[.CL104]);1)" office:value-type="float" office:value="0" calcext:value-type="float">
            <text:p>0</text:p>
          </table:table-cell>
          <table:table-cell table:style-name="ce2" table:formula="of:=[.K104]/[.J106]" office:value-type="string" office:string-value="" calcext:value-type="error">
            <text:p>#DIV/0!</text:p>
          </table:table-cell>
          <table:table-cell table:style-name="ce2"/>
          <table:table-cell table:style-name="ce2" table:formula="of:=[.D104]-[.I104]" office:value-type="float" office:value="0" calcext:value-type="float">
            <text:p>0</text:p>
          </table:table-cell>
          <table:table-cell table:style-name="ce2" table:formula="of:=[.N104]/[.O106]" office:value-type="string" office:string-value="" calcext:value-type="error">
            <text:p>#DIV/0!</text:p>
          </table:table-cell>
          <table:table-cell table:style-name="ce2" table:formula="of:=[.F104]-[.K104]" office:value-type="float" office:value="0" calcext:value-type="float">
            <text:p>0</text:p>
          </table:table-cell>
          <table:table-cell table:style-name="ce2" table:formula="of:=[.P104]/(2*[.O106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05:.CL105];2)" office:value-type="float" office:value="0" calcext:value-type="float">
            <text:p>0</text:p>
          </table:table-cell>
          <table:table-cell table:formula="of:=[.D105]/(COUNT([.S105:.CL105])+COUNTBLANK([.S105:.CL105])-COUNTIF([.S105:.CL105];0))" office:value-type="float" office:value="0" calcext:value-type="float">
            <text:p>0</text:p>
          </table:table-cell>
          <table:table-cell table:formula="of:=COUNTIF([.S105:.CL105];1)" office:value-type="float" office:value="0" calcext:value-type="float">
            <text:p>0</text:p>
          </table:table-cell>
          <table:table-cell table:style-name="ce2" table:formula="of:=[.F105]/(2*(COUNT([.S105:.CL105])+COUNTBLANK([.S105:.CL105])-COUNTIF([.S105:.CL105];0)))" office:value-type="float" office:value="0" calcext:value-type="float">
            <text:p>0</text:p>
          </table:table-cell>
          <table:table-cell table:style-name="ce2"/>
          <table:table-cell table:formula="of:=COUNTIF(([.S105:.T105]~[.V105:.AE105]~[.AH105]~[.AM105:.AN105]~[.AR105]~[.AT105:.AW105]~[.AZ105:.BA105]~[.BC105:.BI105]~[.BK105]~[.BM105:.BO105]~[.BQ105:.BU105]~[.BX105:.BY105]~[.CB105:.CJ105]~[.CL105]);2)" office:value-type="float" office:value="0" calcext:value-type="float">
            <text:p>0</text:p>
          </table:table-cell>
          <table:table-cell table:formula="of:=[.I105]/[.J106]" office:value-type="string" office:string-value="" calcext:value-type="error">
            <text:p>#DIV/0!</text:p>
          </table:table-cell>
          <table:table-cell table:style-name="ce2" table:formula="of:=COUNTIF(([.S105:.T105]~[.V105:.AE105]~[.AH105]~[.AM105:.AN105]~[.AR105]~[.AT105:.AW105]~[.AZ105:.BA105]~[.BC105:.BI105]~[.BK105]~[.BM105:.BO105]~[.BQ105:.BU105]~[.BX105:.BY105]~[.CB105:.CJ105]~[.CL105]);1)" office:value-type="float" office:value="0" calcext:value-type="float">
            <text:p>0</text:p>
          </table:table-cell>
          <table:table-cell table:style-name="ce2" table:formula="of:=[.K105]/(2*[.J106])" office:value-type="string" office:string-value="" calcext:value-type="error">
            <text:p>#DIV/0!</text:p>
          </table:table-cell>
          <table:table-cell table:style-name="ce2"/>
          <table:table-cell table:style-name="ce2" table:formula="of:=[.D105]-[.I105]" office:value-type="float" office:value="0" calcext:value-type="float">
            <text:p>0</text:p>
          </table:table-cell>
          <table:table-cell table:style-name="ce2" table:formula="of:=[.N105]/[.O106]" office:value-type="string" office:string-value="" calcext:value-type="error">
            <text:p>#DIV/0!</text:p>
          </table:table-cell>
          <table:table-cell table:style-name="ce2" table:formula="of:=[.F105]-[.K105]" office:value-type="float" office:value="0" calcext:value-type="float">
            <text:p>0</text:p>
          </table:table-cell>
          <table:table-cell table:style-name="ce2" table:formula="of:=[.P105]/(2*[.O106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03];[.D104];[.D105];[.F103]/2;[.F104]/2;[.F105]/2)" office:value-type="float" office:value="0" calcext:value-type="float">
            <text:p>0</text:p>
          </table:table-cell>
          <table:table-cell table:style-name="ce2" table:formula="of:=SUM([.E103];[.E104];[.E105];[.G103];[.G104];[.G105])" office:value-type="float" office:value="0" calcext:value-type="float">
            <text:p>0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03];[.I104];[.I105];[.K103]/2;[.K104]/2;[.K105]/2)" office:value-type="float" office:value="0" calcext:value-type="float">
            <text:p>0</text:p>
          </table:table-cell>
          <table:table-cell table:style-name="ce2" table:formula="of:=SUM([.J103];[.J104];[.J105];[.L103];[.L104];[.L105])" office:value-type="string" office:string-value="" calcext:value-type="error">
            <text:p>#DIV/0!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03];[.N104];[.N105];[.P103]/2;[.P104]/2;[.P105]/2)" office:value-type="float" office:value="0" calcext:value-type="float">
            <text:p>0</text:p>
          </table:table-cell>
          <table:table-cell table:style-name="ce2" table:formula="of:=SUM([.O103];[.O104];[.O105];[.Q103];[.Q104];[.Q105]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08:.AG108];1)" office:value-type="float" office:value="15" calcext:value-type="float">
            <text:p>15</text:p>
          </table:table-cell>
          <table:table-cell table:formula="of:=[.D108]/(COUNT([.S108:.AG108])+COUNTBLANK([.S108:.AG108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09:.AG109];1)" office:value-type="float" office:value="0" calcext:value-type="float">
            <text:p>0</text:p>
          </table:table-cell>
          <table:table-cell table:formula="of:=[.D109]/(COUNT([.S109:.AG109])+COUNTBLANK([.S109:.AG109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112:.CL112];2)" office:value-type="float" office:value="0" calcext:value-type="float">
            <text:p>0</text:p>
          </table:table-cell>
          <table:table-cell table:formula="of:=[.D112]/(COUNT([.S112:.CL112])+COUNTBLANK([.S112:.CL112])-COUNTIF([.S112:.CL112];0))" office:value-type="float" office:value="0" calcext:value-type="float">
            <text:p>0</text:p>
          </table:table-cell>
          <table:table-cell table:formula="of:=COUNTIF([.S112:.CL112];1)" office:value-type="float" office:value="0" calcext:value-type="float">
            <text:p>0</text:p>
          </table:table-cell>
          <table:table-cell table:style-name="ce2" table:formula="of:=[.F112]/(2*(COUNT([.S112:.CL112])+COUNTBLANK([.S112:.CL112])-COUNTIF([.S112:.CL112];0)))" office:value-type="float" office:value="0" calcext:value-type="float">
            <text:p>0</text:p>
          </table:table-cell>
          <table:table-cell table:style-name="ce2"/>
          <table:table-cell table:formula="of:=COUNTIF(([.S112:.T112]~[.V112:.AE112]~[.AH112]~[.AM112:.AN112]~[.AR112]~[.AT112:.AW112]~[.AZ112:.BA112]~[.BC112:.BI112]~[.BK112]~[.BM112:.BO112]~[.BQ112:.BU112]~[.BX112:.BY112]~[.CB112:.CJ112]~[.CL112]);2)" office:value-type="float" office:value="0" calcext:value-type="float">
            <text:p>0</text:p>
          </table:table-cell>
          <table:table-cell table:formula="of:=[.I112]/[.J115]" office:value-type="string" office:string-value="" calcext:value-type="error">
            <text:p>#DIV/0!</text:p>
          </table:table-cell>
          <table:table-cell table:style-name="ce2" table:formula="of:=COUNTIF(([.S112:.T112]~[.V112:.AE112]~[.AH112]~[.AM112:.AN112]~[.AR112]~[.AT112:.AW112]~[.AZ112:.BA112]~[.BC112:.BI112]~[.BK112]~[.BM112:.BO112]~[.BQ112:.BU112]~[.BX112:.BY112]~[.CB112:.CJ112]~[.CL112]);1)" office:value-type="float" office:value="0" calcext:value-type="float">
            <text:p>0</text:p>
          </table:table-cell>
          <table:table-cell table:style-name="ce2" table:formula="of:=[.K112]/(2*[.J115])" office:value-type="string" office:string-value="" calcext:value-type="error">
            <text:p>#DIV/0!</text:p>
          </table:table-cell>
          <table:table-cell table:style-name="ce2"/>
          <table:table-cell table:style-name="ce2" table:formula="of:=[.D112]-[.I112]" office:value-type="float" office:value="0" calcext:value-type="float">
            <text:p>0</text:p>
          </table:table-cell>
          <table:table-cell table:style-name="ce2" table:formula="of:=[.N112]/[.O115]" office:value-type="string" office:string-value="" calcext:value-type="error">
            <text:p>#DIV/0!</text:p>
          </table:table-cell>
          <table:table-cell table:style-name="ce2" table:formula="of:=[.F112]-[.K112]" office:value-type="float" office:value="0" calcext:value-type="float">
            <text:p>0</text:p>
          </table:table-cell>
          <table:table-cell table:style-name="ce2" table:formula="of:=[.P112]/(2*[.O115])" office:value-type="string" office:string-value="" calcext:value-type="error">
            <text:p>#DIV/0!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13:.CL113];2)" office:value-type="float" office:value="0" calcext:value-type="float">
            <text:p>0</text:p>
          </table:table-cell>
          <table:table-cell table:formula="of:=[.D113]/(COUNT([.S113:.CL113])+COUNTBLANK([.S113:.CL113])-COUNTIF([.S113:.CL113];0))" office:value-type="float" office:value="0" calcext:value-type="float">
            <text:p>0</text:p>
          </table:table-cell>
          <table:table-cell table:formula="of:=COUNTIF([.S113:.CL113];1)" office:value-type="float" office:value="0" calcext:value-type="float">
            <text:p>0</text:p>
          </table:table-cell>
          <table:table-cell table:style-name="ce2" table:formula="of:=[.F113]/(2*(COUNT([.S113:.CL113])+COUNTBLANK([.S113:.CL113])-COUNTIF([.S113:.CL113];0)))" office:value-type="float" office:value="0" calcext:value-type="float">
            <text:p>0</text:p>
          </table:table-cell>
          <table:table-cell table:style-name="ce2"/>
          <table:table-cell table:formula="of:=COUNTIF(([.S113:.T113]~[.V113:.AE113]~[.AH113]~[.AM113:.AN113]~[.AR113]~[.AT113:.AW113]~[.AZ113:.BA113]~[.BC113:.BI113]~[.BK113]~[.BM113:.BO113]~[.BQ113:.BU113]~[.BX113:.BY113]~[.CB113:.CJ113]~[.CL113]);2)" office:value-type="float" office:value="0" calcext:value-type="float">
            <text:p>0</text:p>
          </table:table-cell>
          <table:table-cell table:formula="of:=[.I113]/[.J115]" office:value-type="string" office:string-value="" calcext:value-type="error">
            <text:p>#DIV/0!</text:p>
          </table:table-cell>
          <table:table-cell table:style-name="ce2" table:formula="of:=COUNTIF(([.S113:.T113]~[.V113:.AE113]~[.AH113]~[.AM113:.AN113]~[.AR113]~[.AT113:.AW113]~[.AZ113:.BA113]~[.BC113:.BI113]~[.BK113]~[.BM113:.BO113]~[.BQ113:.BU113]~[.BX113:.BY113]~[.CB113:.CJ113]~[.CL113]);1)" office:value-type="float" office:value="0" calcext:value-type="float">
            <text:p>0</text:p>
          </table:table-cell>
          <table:table-cell table:style-name="ce2" table:formula="of:=[.K113]/[.J115]" office:value-type="string" office:string-value="" calcext:value-type="error">
            <text:p>#DIV/0!</text:p>
          </table:table-cell>
          <table:table-cell table:style-name="ce2"/>
          <table:table-cell table:style-name="ce2" table:formula="of:=[.D113]-[.I113]" office:value-type="float" office:value="0" calcext:value-type="float">
            <text:p>0</text:p>
          </table:table-cell>
          <table:table-cell table:style-name="ce2" table:formula="of:=[.N113]/[.O115]" office:value-type="string" office:string-value="" calcext:value-type="error">
            <text:p>#DIV/0!</text:p>
          </table:table-cell>
          <table:table-cell table:style-name="ce2" table:formula="of:=[.F113]-[.K113]" office:value-type="float" office:value="0" calcext:value-type="float">
            <text:p>0</text:p>
          </table:table-cell>
          <table:table-cell table:style-name="ce2" table:formula="of:=[.P113]/(2*[.O115])" office:value-type="string" office:string-value="" calcext:value-type="error">
            <text:p>#DIV/0!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14:.CL114];2)" office:value-type="float" office:value="0" calcext:value-type="float">
            <text:p>0</text:p>
          </table:table-cell>
          <table:table-cell table:formula="of:=[.D114]/(COUNT([.S114:.CL114])+COUNTBLANK([.S114:.CL114])-COUNTIF([.S114:.CL114];0))" office:value-type="float" office:value="0" calcext:value-type="float">
            <text:p>0</text:p>
          </table:table-cell>
          <table:table-cell table:formula="of:=COUNTIF([.S114:.CL114];1)" office:value-type="float" office:value="0" calcext:value-type="float">
            <text:p>0</text:p>
          </table:table-cell>
          <table:table-cell table:style-name="ce2" table:formula="of:=[.F114]/(2*(COUNT([.S114:.CL114])+COUNTBLANK([.S114:.CL114])-COUNTIF([.S114:.CL114];0)))" office:value-type="float" office:value="0" calcext:value-type="float">
            <text:p>0</text:p>
          </table:table-cell>
          <table:table-cell table:style-name="ce2"/>
          <table:table-cell table:formula="of:=COUNTIF(([.S114:.T114]~[.V114:.AE114]~[.AH114]~[.AM114:.AN114]~[.AR114]~[.AT114:.AW114]~[.AZ114:.BA114]~[.BC114:.BI114]~[.BK114]~[.BM114:.BO114]~[.BQ114:.BU114]~[.BX114:.BY114]~[.CB114:.CJ114]~[.CL114]);2)" office:value-type="float" office:value="0" calcext:value-type="float">
            <text:p>0</text:p>
          </table:table-cell>
          <table:table-cell table:formula="of:=[.I114]/[.J115]" office:value-type="string" office:string-value="" calcext:value-type="error">
            <text:p>#DIV/0!</text:p>
          </table:table-cell>
          <table:table-cell table:style-name="ce2" table:formula="of:=COUNTIF(([.S114:.T114]~[.V114:.AE114]~[.AH114]~[.AM114:.AN114]~[.AR114]~[.AT114:.AW114]~[.AZ114:.BA114]~[.BC114:.BI114]~[.BK114]~[.BM114:.BO114]~[.BQ114:.BU114]~[.BX114:.BY114]~[.CB114:.CJ114]~[.CL114]);1)" office:value-type="float" office:value="0" calcext:value-type="float">
            <text:p>0</text:p>
          </table:table-cell>
          <table:table-cell table:style-name="ce2" table:formula="of:=[.K114]/(2*[.J115])" office:value-type="string" office:string-value="" calcext:value-type="error">
            <text:p>#DIV/0!</text:p>
          </table:table-cell>
          <table:table-cell table:style-name="ce2"/>
          <table:table-cell table:style-name="ce2" table:formula="of:=[.D114]-[.I114]" office:value-type="float" office:value="0" calcext:value-type="float">
            <text:p>0</text:p>
          </table:table-cell>
          <table:table-cell table:style-name="ce2" table:formula="of:=[.N114]/[.O115]" office:value-type="string" office:string-value="" calcext:value-type="error">
            <text:p>#DIV/0!</text:p>
          </table:table-cell>
          <table:table-cell table:style-name="ce2" table:formula="of:=[.F114]-[.K114]" office:value-type="float" office:value="0" calcext:value-type="float">
            <text:p>0</text:p>
          </table:table-cell>
          <table:table-cell table:style-name="ce2" table:formula="of:=[.P114]/(2*[.O115])" office:value-type="string" office:string-value="" calcext:value-type="error">
            <text:p>#DIV/0!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12];[.D113];[.D114];[.F112]/2;[.F113]/2;[.F114]/2)" office:value-type="float" office:value="0" calcext:value-type="float">
            <text:p>0</text:p>
          </table:table-cell>
          <table:table-cell table:style-name="ce2" table:formula="of:=SUM([.E112];[.E113];[.E114];[.G112];[.G113];[.G114])" office:value-type="float" office:value="0" calcext:value-type="float">
            <text:p>0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12];[.I113];[.I114];[.K112]/2;[.K113]/2;[.K114]/2)" office:value-type="float" office:value="0" calcext:value-type="float">
            <text:p>0</text:p>
          </table:table-cell>
          <table:table-cell table:style-name="ce2" table:formula="of:=SUM([.J112];[.J113];[.J114];[.L112];[.L113];[.L114])" office:value-type="string" office:string-value="" calcext:value-type="error">
            <text:p>#DIV/0!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12];[.N113];[.N114];[.P112]/2;[.P113]/2;[.P114]/2)" office:value-type="float" office:value="0" calcext:value-type="float">
            <text:p>0</text:p>
          </table:table-cell>
          <table:table-cell table:style-name="ce2" table:formula="of:=SUM([.O112];[.O113];[.O114];[.Q112];[.Q113];[.Q114]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17:.AG117];1)" office:value-type="float" office:value="15" calcext:value-type="float">
            <text:p>15</text:p>
          </table:table-cell>
          <table:table-cell table:formula="of:=[.D117]/(COUNT([.S117:.AG117])+COUNTBLANK([.S117:.AG117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18:.AG118];1)" office:value-type="float" office:value="0" calcext:value-type="float">
            <text:p>0</text:p>
          </table:table-cell>
          <table:table-cell table:formula="of:=[.D118]/(COUNT([.S118:.AG118])+COUNTBLANK([.S118:.AG118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121:.CL121];2)" office:value-type="float" office:value="0" calcext:value-type="float">
            <text:p>0</text:p>
          </table:table-cell>
          <table:table-cell table:formula="of:=[.D121]/(COUNT([.S121:.CL121])+COUNTBLANK([.S121:.CL121])-COUNTIF([.S121:.CL121];0))" office:value-type="float" office:value="0" calcext:value-type="float">
            <text:p>0</text:p>
          </table:table-cell>
          <table:table-cell table:formula="of:=COUNTIF([.S121:.CL121];1)" office:value-type="float" office:value="0" calcext:value-type="float">
            <text:p>0</text:p>
          </table:table-cell>
          <table:table-cell table:style-name="ce2" table:formula="of:=[.F121]/(2*(COUNT([.S121:.CL121])+COUNTBLANK([.S121:.CL121])-COUNTIF([.S121:.CL121];0)))" office:value-type="float" office:value="0" calcext:value-type="float">
            <text:p>0</text:p>
          </table:table-cell>
          <table:table-cell table:style-name="ce2"/>
          <table:table-cell table:formula="of:=COUNTIF(([.S121:.T121]~[.V121:.AE121]~[.AH121]~[.AM121:.AN121]~[.AR121]~[.AT121:.AW121]~[.AZ121:.BA121]~[.BC121:.BI121]~[.BK121]~[.BM121:.BO121]~[.BQ121:.BU121]~[.BX121:.BY121]~[.CB121:.CJ121]~[.CL121]);2)" office:value-type="float" office:value="0" calcext:value-type="float">
            <text:p>0</text:p>
          </table:table-cell>
          <table:table-cell table:formula="of:=[.I121]/[.J124]" office:value-type="string" office:string-value="" calcext:value-type="error">
            <text:p>#DIV/0!</text:p>
          </table:table-cell>
          <table:table-cell table:style-name="ce2" table:formula="of:=COUNTIF(([.S121:.T121]~[.V121:.AE121]~[.AH121]~[.AM121:.AN121]~[.AR121]~[.AT121:.AW121]~[.AZ121:.BA121]~[.BC121:.BI121]~[.BK121]~[.BM121:.BO121]~[.BQ121:.BU121]~[.BX121:.BY121]~[.CB121:.CJ121]~[.CL121]);1)" office:value-type="float" office:value="0" calcext:value-type="float">
            <text:p>0</text:p>
          </table:table-cell>
          <table:table-cell table:style-name="ce2" table:formula="of:=[.K121]/(2*[.J124])" office:value-type="string" office:string-value="" calcext:value-type="error">
            <text:p>#DIV/0!</text:p>
          </table:table-cell>
          <table:table-cell table:style-name="ce2"/>
          <table:table-cell table:style-name="ce2" table:formula="of:=[.D121]-[.I121]" office:value-type="float" office:value="0" calcext:value-type="float">
            <text:p>0</text:p>
          </table:table-cell>
          <table:table-cell table:style-name="ce2" table:formula="of:=[.N121]/[.O124]" office:value-type="string" office:string-value="" calcext:value-type="error">
            <text:p>#DIV/0!</text:p>
          </table:table-cell>
          <table:table-cell table:style-name="ce2" table:formula="of:=[.F121]-[.K121]" office:value-type="float" office:value="0" calcext:value-type="float">
            <text:p>0</text:p>
          </table:table-cell>
          <table:table-cell table:style-name="ce2" table:formula="of:=[.P121]/(2*[.O124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22:.CL122];2)" office:value-type="float" office:value="0" calcext:value-type="float">
            <text:p>0</text:p>
          </table:table-cell>
          <table:table-cell table:formula="of:=[.D122]/(COUNT([.S122:.CL122])+COUNTBLANK([.S122:.CL122])-COUNTIF([.S122:.CL122];0))" office:value-type="float" office:value="0" calcext:value-type="float">
            <text:p>0</text:p>
          </table:table-cell>
          <table:table-cell table:formula="of:=COUNTIF([.S122:.CL122];1)" office:value-type="float" office:value="0" calcext:value-type="float">
            <text:p>0</text:p>
          </table:table-cell>
          <table:table-cell table:style-name="ce2" table:formula="of:=[.F122]/(2*(COUNT([.S122:.CL122])+COUNTBLANK([.S122:.CL122])-COUNTIF([.S122:.CL122];0)))" office:value-type="float" office:value="0" calcext:value-type="float">
            <text:p>0</text:p>
          </table:table-cell>
          <table:table-cell table:style-name="ce2"/>
          <table:table-cell table:formula="of:=COUNTIF(([.S122:.T122]~[.V122:.AE122]~[.AH122]~[.AM122:.AN122]~[.AR122]~[.AT122:.AW122]~[.AZ122:.BA122]~[.BC122:.BI122]~[.BK122]~[.BM122:.BO122]~[.BQ122:.BU122]~[.BX122:.BY122]~[.CB122:.CJ122]~[.CL122]);2)" office:value-type="float" office:value="0" calcext:value-type="float">
            <text:p>0</text:p>
          </table:table-cell>
          <table:table-cell table:formula="of:=[.I122]/[.J124]" office:value-type="string" office:string-value="" calcext:value-type="error">
            <text:p>#DIV/0!</text:p>
          </table:table-cell>
          <table:table-cell table:style-name="ce2" table:formula="of:=COUNTIF(([.S122:.T122]~[.V122:.AE122]~[.AH122]~[.AM122:.AN122]~[.AR122]~[.AT122:.AW122]~[.AZ122:.BA122]~[.BC122:.BI122]~[.BK122]~[.BM122:.BO122]~[.BQ122:.BU122]~[.BX122:.BY122]~[.CB122:.CJ122]~[.CL122]);1)" office:value-type="float" office:value="0" calcext:value-type="float">
            <text:p>0</text:p>
          </table:table-cell>
          <table:table-cell table:style-name="ce2" table:formula="of:=[.K122]/[.J124]" office:value-type="string" office:string-value="" calcext:value-type="error">
            <text:p>#DIV/0!</text:p>
          </table:table-cell>
          <table:table-cell table:style-name="ce2"/>
          <table:table-cell table:style-name="ce2" table:formula="of:=[.D122]-[.I122]" office:value-type="float" office:value="0" calcext:value-type="float">
            <text:p>0</text:p>
          </table:table-cell>
          <table:table-cell table:style-name="ce2" table:formula="of:=[.N122]/[.O124]" office:value-type="string" office:string-value="" calcext:value-type="error">
            <text:p>#DIV/0!</text:p>
          </table:table-cell>
          <table:table-cell table:style-name="ce2" table:formula="of:=[.F122]-[.K122]" office:value-type="float" office:value="0" calcext:value-type="float">
            <text:p>0</text:p>
          </table:table-cell>
          <table:table-cell table:style-name="ce2" table:formula="of:=[.P122]/(2*[.O124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23:.CL123];2)" office:value-type="float" office:value="0" calcext:value-type="float">
            <text:p>0</text:p>
          </table:table-cell>
          <table:table-cell table:formula="of:=[.D123]/(COUNT([.S123:.CL123])+COUNTBLANK([.S123:.CL123])-COUNTIF([.S123:.CL123];0))" office:value-type="float" office:value="0" calcext:value-type="float">
            <text:p>0</text:p>
          </table:table-cell>
          <table:table-cell table:formula="of:=COUNTIF([.S123:.CL123];1)" office:value-type="float" office:value="0" calcext:value-type="float">
            <text:p>0</text:p>
          </table:table-cell>
          <table:table-cell table:style-name="ce2" table:formula="of:=[.F123]/(2*(COUNT([.S123:.CL123])+COUNTBLANK([.S123:.CL123])-COUNTIF([.S123:.CL123];0)))" office:value-type="float" office:value="0" calcext:value-type="float">
            <text:p>0</text:p>
          </table:table-cell>
          <table:table-cell table:style-name="ce2"/>
          <table:table-cell table:formula="of:=COUNTIF(([.S123:.T123]~[.V123:.AE123]~[.AH123]~[.AM123:.AN123]~[.AR123]~[.AT123:.AW123]~[.AZ123:.BA123]~[.BC123:.BI123]~[.BK123]~[.BM123:.BO123]~[.BQ123:.BU123]~[.BX123:.BY123]~[.CB123:.CJ123]~[.CL123]);2)" office:value-type="float" office:value="0" calcext:value-type="float">
            <text:p>0</text:p>
          </table:table-cell>
          <table:table-cell table:formula="of:=[.I123]/[.J124]" office:value-type="string" office:string-value="" calcext:value-type="error">
            <text:p>#DIV/0!</text:p>
          </table:table-cell>
          <table:table-cell table:style-name="ce2" table:formula="of:=COUNTIF(([.S123:.T123]~[.V123:.AE123]~[.AH123]~[.AM123:.AN123]~[.AR123]~[.AT123:.AW123]~[.AZ123:.BA123]~[.BC123:.BI123]~[.BK123]~[.BM123:.BO123]~[.BQ123:.BU123]~[.BX123:.BY123]~[.CB123:.CJ123]~[.CL123]);1)" office:value-type="float" office:value="0" calcext:value-type="float">
            <text:p>0</text:p>
          </table:table-cell>
          <table:table-cell table:style-name="ce2" table:formula="of:=[.K123]/(2*[.J124])" office:value-type="string" office:string-value="" calcext:value-type="error">
            <text:p>#DIV/0!</text:p>
          </table:table-cell>
          <table:table-cell table:style-name="ce2"/>
          <table:table-cell table:style-name="ce2" table:formula="of:=[.D123]-[.I123]" office:value-type="float" office:value="0" calcext:value-type="float">
            <text:p>0</text:p>
          </table:table-cell>
          <table:table-cell table:style-name="ce2" table:formula="of:=[.N123]/[.O124]" office:value-type="string" office:string-value="" calcext:value-type="error">
            <text:p>#DIV/0!</text:p>
          </table:table-cell>
          <table:table-cell table:style-name="ce2" table:formula="of:=[.F123]-[.K123]" office:value-type="float" office:value="0" calcext:value-type="float">
            <text:p>0</text:p>
          </table:table-cell>
          <table:table-cell table:style-name="ce2" table:formula="of:=[.P123]/(2*[.O124])" office:value-type="string" office:string-value="" calcext:value-type="error">
            <text:p>#DIV/0!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21];[.D122];[.D123];[.F121]/2;[.F122]/2;[.F123]/2)" office:value-type="float" office:value="0" calcext:value-type="float">
            <text:p>0</text:p>
          </table:table-cell>
          <table:table-cell table:style-name="ce2" table:formula="of:=SUM([.E121];[.E122];[.E123];[.G121];[.G122];[.G123])" office:value-type="float" office:value="0" calcext:value-type="float">
            <text:p>0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21];[.I122];[.I123];[.K121]/2;[.K122]/2;[.K123]/2)" office:value-type="float" office:value="0" calcext:value-type="float">
            <text:p>0</text:p>
          </table:table-cell>
          <table:table-cell table:style-name="ce2" table:formula="of:=SUM([.J121];[.J122];[.J123];[.L121];[.L122];[.L123])" office:value-type="string" office:string-value="" calcext:value-type="error">
            <text:p>#DIV/0!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21];[.N122];[.N123];[.P121]/2;[.P122]/2;[.P123]/2)" office:value-type="float" office:value="0" calcext:value-type="float">
            <text:p>0</text:p>
          </table:table-cell>
          <table:table-cell table:style-name="ce2" table:formula="of:=SUM([.O121];[.O122];[.O123];[.Q121];[.Q122];[.Q123]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26:.AG126];1)" office:value-type="float" office:value="15" calcext:value-type="float">
            <text:p>15</text:p>
          </table:table-cell>
          <table:table-cell table:formula="of:=[.D126]/(COUNT([.S126:.AG126])+COUNTBLANK([.S126:.AG126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27:.AG127];1)" office:value-type="float" office:value="0" calcext:value-type="float">
            <text:p>0</text:p>
          </table:table-cell>
          <table:table-cell table:formula="of:=[.D127]/(COUNT([.S127:.AG127])+COUNTBLANK([.S127:.AG127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94];[.D103];[.D112];[.D121])" office:value-type="float" office:value="0" calcext:value-type="float">
            <text:p>0</text:p>
          </table:table-cell>
          <table:table-cell table:style-name="ce1" table:formula="of:=[.D130]/[.E133]" office:value-type="string" office:string-value="" calcext:value-type="error">
            <text:p>#DIV/0!</text:p>
          </table:table-cell>
          <table:table-cell table:style-name="ce1" table:formula="of:=SUM([.F94];[.F103];[.F112];[.F121])" office:value-type="float" office:value="0" calcext:value-type="float">
            <text:p>0</text:p>
          </table:table-cell>
          <table:table-cell table:style-name="ce1" table:formula="of:=[.F130]/(2*[.E133])" office:value-type="string" office:string-value="" calcext:value-type="error">
            <text:p>#DIV/0!</text:p>
          </table:table-cell>
          <table:table-cell table:style-name="ce1"/>
          <table:table-cell table:style-name="ce1" table:formula="of:=SUM([.I94];[.I103];[.I112];[.I121])" office:value-type="float" office:value="0" calcext:value-type="float">
            <text:p>0</text:p>
          </table:table-cell>
          <table:table-cell table:style-name="ce1" table:formula="of:=[.I130]/[.J133]" office:value-type="string" office:string-value="" calcext:value-type="error">
            <text:p>#DIV/0!</text:p>
          </table:table-cell>
          <table:table-cell table:style-name="ce1" table:formula="of:=SUM([.K94];[.K103];[.K112];[.K121])" office:value-type="float" office:value="0" calcext:value-type="float">
            <text:p>0</text:p>
          </table:table-cell>
          <table:table-cell table:style-name="ce1" table:formula="of:=[.K130]/(2*[.J133])" office:value-type="string" office:string-value="" calcext:value-type="error">
            <text:p>#DIV/0!</text:p>
          </table:table-cell>
          <table:table-cell table:style-name="ce1"/>
          <table:table-cell table:style-name="ce1" table:formula="of:=SUM([.N94];[.N103];[.N112];[.N121])" office:value-type="float" office:value="0" calcext:value-type="float">
            <text:p>0</text:p>
          </table:table-cell>
          <table:table-cell table:style-name="ce1" table:formula="of:=[.N130]/[.O133]" office:value-type="string" office:string-value="" calcext:value-type="error">
            <text:p>#DIV/0!</text:p>
          </table:table-cell>
          <table:table-cell table:style-name="ce1" table:formula="of:=SUM([.P94];[.P103];[.P112];[.P121])" office:value-type="float" office:value="0" calcext:value-type="float">
            <text:p>0</text:p>
          </table:table-cell>
          <table:table-cell table:style-name="ce1" table:formula="of:=[.P130]/(2*[.O133])" office:value-type="string" office:string-value="" calcext:value-type="error">
            <text:p>#DIV/0!</text:p>
          </table:table-cell>
          <table:table-cell table:style-name="ce1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95];[.D104];[.D113];[.D122])" office:value-type="float" office:value="0" calcext:value-type="float">
            <text:p>0</text:p>
          </table:table-cell>
          <table:table-cell table:style-name="ce1" table:formula="of:=[.D131]/[.E133]" office:value-type="string" office:string-value="" calcext:value-type="error">
            <text:p>#DIV/0!</text:p>
          </table:table-cell>
          <table:table-cell table:style-name="ce1" table:formula="of:=SUM([.F95];[.F104];[.F113];[.F122])" office:value-type="float" office:value="0" calcext:value-type="float">
            <text:p>0</text:p>
          </table:table-cell>
          <table:table-cell table:style-name="ce3" table:formula="of:=[.F131]/(2*[.E133])" office:value-type="string" office:string-value="" calcext:value-type="error">
            <text:p>#DIV/0!</text:p>
          </table:table-cell>
          <table:table-cell table:style-name="ce3"/>
          <table:table-cell table:style-name="ce1" table:formula="of:=SUM([.I95];[.I104];[.I113];[.I122])" office:value-type="float" office:value="0" calcext:value-type="float">
            <text:p>0</text:p>
          </table:table-cell>
          <table:table-cell table:style-name="ce1" table:formula="of:=[.I131]/[.J133]" office:value-type="string" office:string-value="" calcext:value-type="error">
            <text:p>#DIV/0!</text:p>
          </table:table-cell>
          <table:table-cell table:style-name="ce1" table:formula="of:=SUM([.K95];[.K104];[.K113];[.K122])" office:value-type="float" office:value="0" calcext:value-type="float">
            <text:p>0</text:p>
          </table:table-cell>
          <table:table-cell table:style-name="ce3" table:formula="of:=[.K131]/(2*[.J133])" office:value-type="string" office:string-value="" calcext:value-type="error">
            <text:p>#DIV/0!</text:p>
          </table:table-cell>
          <table:table-cell table:style-name="ce3"/>
          <table:table-cell table:style-name="ce1" table:formula="of:=SUM([.N95];[.N104];[.N113];[.N122])" office:value-type="float" office:value="0" calcext:value-type="float">
            <text:p>0</text:p>
          </table:table-cell>
          <table:table-cell table:style-name="ce1" table:formula="of:=[.N131]/[.O133]" office:value-type="string" office:string-value="" calcext:value-type="error">
            <text:p>#DIV/0!</text:p>
          </table:table-cell>
          <table:table-cell table:style-name="ce1" table:formula="of:=SUM([.P95];[.P104];[.P113];[.P122])" office:value-type="float" office:value="0" calcext:value-type="float">
            <text:p>0</text:p>
          </table:table-cell>
          <table:table-cell table:style-name="ce3" table:formula="of:=[.P131]/(2*[.O133])" office:value-type="string" office:string-value="" calcext:value-type="error">
            <text:p>#DIV/0!</text:p>
          </table:table-cell>
          <table:table-cell table:style-name="ce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96];[.D105];[.D114];[.D123])" office:value-type="float" office:value="0" calcext:value-type="float">
            <text:p>0</text:p>
          </table:table-cell>
          <table:table-cell table:style-name="ce1" table:formula="of:=[.D132]/[.E133]" office:value-type="string" office:string-value="" calcext:value-type="error">
            <text:p>#DIV/0!</text:p>
          </table:table-cell>
          <table:table-cell table:style-name="ce1" table:formula="of:=SUM([.F96];[.F105];[.F114];[.F123])" office:value-type="float" office:value="0" calcext:value-type="float">
            <text:p>0</text:p>
          </table:table-cell>
          <table:table-cell table:style-name="ce1" table:formula="of:=[.F132]/(2*[.E133])" office:value-type="string" office:string-value="" calcext:value-type="error">
            <text:p>#DIV/0!</text:p>
          </table:table-cell>
          <table:table-cell table:style-name="ce1"/>
          <table:table-cell table:style-name="ce1" table:formula="of:=SUM([.I96];[.I105];[.I114];[.I123])" office:value-type="float" office:value="0" calcext:value-type="float">
            <text:p>0</text:p>
          </table:table-cell>
          <table:table-cell table:style-name="ce1" table:formula="of:=[.I132]/[.J133]" office:value-type="string" office:string-value="" calcext:value-type="error">
            <text:p>#DIV/0!</text:p>
          </table:table-cell>
          <table:table-cell table:style-name="ce1" table:formula="of:=SUM([.K96];[.K105];[.K114];[.K123])" office:value-type="float" office:value="0" calcext:value-type="float">
            <text:p>0</text:p>
          </table:table-cell>
          <table:table-cell table:style-name="ce1" table:formula="of:=[.K132]/(2*[.J133])" office:value-type="string" office:string-value="" calcext:value-type="error">
            <text:p>#DIV/0!</text:p>
          </table:table-cell>
          <table:table-cell table:style-name="ce1"/>
          <table:table-cell table:style-name="ce1" table:formula="of:=SUM([.N96];[.N105];[.N114];[.N123])" office:value-type="float" office:value="0" calcext:value-type="float">
            <text:p>0</text:p>
          </table:table-cell>
          <table:table-cell table:style-name="ce1" table:formula="of:=[.N132]/[.O133]" office:value-type="string" office:string-value="" calcext:value-type="error">
            <text:p>#DIV/0!</text:p>
          </table:table-cell>
          <table:table-cell table:style-name="ce1" table:formula="of:=SUM([.P96];[.P105];[.P114];[.P123])" office:value-type="float" office:value="0" calcext:value-type="float">
            <text:p>0</text:p>
          </table:table-cell>
          <table:table-cell table:style-name="ce1" table:formula="of:=[.P132]/(2*[.O133])" office:value-type="string" office:string-value="" calcext:value-type="error">
            <text:p>#DIV/0!</text:p>
          </table:table-cell>
          <table:table-cell table:style-name="ce1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130];[.D131];[.D132];[.F130]/2;[.F131]/2;[.F132]/2)" office:value-type="float" office:value="0" calcext:value-type="float">
            <text:p>0</text:p>
          </table:table-cell>
          <table:table-cell table:style-name="ce3" table:formula="of:=SUM([.E130];[.E131];[.E132];[.G130];[.G131];[.G132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130];[.I131];[.I132];[.K130]/2;[.K131]/2;[.K132]/2)" office:value-type="float" office:value="0" calcext:value-type="float">
            <text:p>0</text:p>
          </table:table-cell>
          <table:table-cell table:style-name="ce3" table:formula="of:=SUM([.J130];[.J131];[.J132];[.L130];[.L131];[.L132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130];[.N131];[.N132];[.P130]/2;[.P131]/2;[.P132]/2)" office:value-type="float" office:value="0" calcext:value-type="float">
            <text:p>0</text:p>
          </table:table-cell>
          <table:table-cell table:style-name="ce3" table:formula="of:=SUM([.O130];[.O131];[.O132];[.Q130];[.Q131];[.Q132])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99];[.D108];[.D117];[.D126])" office:value-type="float" office:value="60" calcext:value-type="float">
            <text:p>60</text:p>
          </table:table-cell>
          <table:table-cell table:style-name="ce1" table:formula="of:=[.D135]/([.D135]+[.D136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100];[.D109];[.D118];[.D127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</table:table>
      <table:table table:name="ParameterSet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2" table:number-columns-repeated="80" table:default-cell-style-name="Default"/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110728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2:.CL2];2)" office:value-type="float" office:value="59" calcext:value-type="float">
            <text:p>59</text:p>
          </table:table-cell>
          <table:table-cell table:formula="of:=[.D2]/(COUNT([.S2:.CL2])+COUNTBLANK([.S2:.CL2])-COUNTIF([.S2:.CL2];0))" office:value-type="float" office:value="0.855072463768116" calcext:value-type="float">
            <text:p>0,8550724638</text:p>
          </table:table-cell>
          <table:table-cell table:formula="of:=COUNTIF([.S2:.CL2];1)" office:value-type="float" office:value="2" calcext:value-type="float">
            <text:p>2</text:p>
          </table:table-cell>
          <table:table-cell table:style-name="ce2" table:formula="of:=[.F2]/(2*(COUNT([.S2:.CL2])+COUNTBLANK([.S2:.CL2])-COUNTIF([.S2:.CL2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2:.T2]~[.V2:.AE2]~[.AH2]~[.AM2:.AN2]~[.AR2]~[.AT2:.AW2]~[.AZ2:.BA2]~[.BC2:.BI2]~[.BK2]~[.BM2:.BO2]~[.BQ2:.BU2]~[.BX2:.BY2]~[.CB2:.CJ2]~[.CL2]);2)" office:value-type="float" office:value="46" calcext:value-type="float">
            <text:p>46</text:p>
          </table:table-cell>
          <table:table-cell table:formula="of:=[.I2]/[.J5]" office:value-type="float" office:value="0.938775510204082" calcext:value-type="float">
            <text:p>0,9387755102</text:p>
          </table:table-cell>
          <table:table-cell table:style-name="ce2" table:formula="of:=COUNTIF(([.S2:.T2]~[.V2:.AE2]~[.AH2]~[.AM2:.AN2]~[.AR2]~[.AT2:.AW2]~[.AZ2:.BA2]~[.BC2:.BI2]~[.BK2]~[.BM2:.BO2]~[.BQ2:.BU2]~[.BX2:.BY2]~[.CB2:.CJ2]~[.CL2]);1)" office:value-type="float" office:value="1" calcext:value-type="float">
            <text:p>1</text:p>
          </table:table-cell>
          <table:table-cell table:style-name="ce2" table:formula="of:=[.K2]/(2*[.J5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2]-[.I2]" office:value-type="float" office:value="13" calcext:value-type="float">
            <text:p>13</text:p>
          </table:table-cell>
          <table:table-cell table:style-name="ce2" table:formula="of:=[.N2]/[.O5]" office:value-type="float" office:value="0.65" calcext:value-type="float">
            <text:p>0,65</text:p>
          </table:table-cell>
          <table:table-cell table:style-name="ce2" table:formula="of:=[.F2]-[.K2]" office:value-type="float" office:value="1" calcext:value-type="float">
            <text:p>1</text:p>
          </table:table-cell>
          <table:table-cell table:style-name="ce2" table:formula="of:=[.P2]/(2*[.O5])" office:value-type="float" office:value="0.025" calcext:value-type="float">
            <text:p>0,025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:.CL3];2)" office:value-type="float" office:value="3" calcext:value-type="float">
            <text:p>3</text:p>
          </table:table-cell>
          <table:table-cell table:formula="of:=[.D3]/(COUNT([.S3:.CL3])+COUNTBLANK([.S3:.CL3])-COUNTIF([.S3:.CL3];0))" office:value-type="float" office:value="0.0434782608695652" calcext:value-type="float">
            <text:p>0,0434782609</text:p>
          </table:table-cell>
          <table:table-cell table:formula="of:=COUNTIF([.S3:.CL3];1)" office:value-type="float" office:value="5" calcext:value-type="float">
            <text:p>5</text:p>
          </table:table-cell>
          <table:table-cell table:style-name="ce2" table:formula="of:=[.F3]/(2*(COUNT([.S3:.CL3])+COUNTBLANK([.S3:.CL3])-COUNTIF([.S3:.CL3];0)))" office:value-type="float" office:value="0.036231884057971" calcext:value-type="float">
            <text:p>0,0362318841</text:p>
          </table:table-cell>
          <table:table-cell table:style-name="ce2"/>
          <table:table-cell table:formula="of:=COUNTIF(([.S3:.T3]~[.V3:.AE3]~[.AH3]~[.AM3:.AN3]~[.AR3]~[.AT3:.AW3]~[.AZ3:.BA3]~[.BC3:.BI3]~[.BK3]~[.BM3:.BO3]~[.BQ3:.BU3]~[.BX3:.BY3]~[.CB3:.CJ3]~[.CL3]);2)" office:value-type="float" office:value="1" calcext:value-type="float">
            <text:p>1</text:p>
          </table:table-cell>
          <table:table-cell table:formula="of:=[.I3]/[.J5]" office:value-type="float" office:value="0.0204081632653061" calcext:value-type="float">
            <text:p>0,0204081633</text:p>
          </table:table-cell>
          <table:table-cell table:style-name="ce2" table:formula="of:=COUNTIF(([.S3:.T3]~[.V3:.AE3]~[.AH3]~[.AM3:.AN3]~[.AR3]~[.AT3:.AW3]~[.AZ3:.BA3]~[.BC3:.BI3]~[.BK3]~[.BM3:.BO3]~[.BQ3:.BU3]~[.BX3:.BY3]~[.CB3:.CJ3]~[.CL3]);1)" office:value-type="float" office:value="2" calcext:value-type="float">
            <text:p>2</text:p>
          </table:table-cell>
          <table:table-cell table:style-name="ce2" table:formula="of:=[.K3]/[.J5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3]-[.I3]" office:value-type="float" office:value="2" calcext:value-type="float">
            <text:p>2</text:p>
          </table:table-cell>
          <table:table-cell table:style-name="ce2" table:formula="of:=[.N3]/[.O5]" office:value-type="float" office:value="0.1" calcext:value-type="float">
            <text:p>0,1</text:p>
          </table:table-cell>
          <table:table-cell table:style-name="ce2" table:formula="of:=[.F3]-[.K3]" office:value-type="float" office:value="3" calcext:value-type="float">
            <text:p>3</text:p>
          </table:table-cell>
          <table:table-cell table:style-name="ce2" table:formula="of:=[.P3]/(2*[.O5])" office:value-type="float" office:value="0.075" calcext:value-type="float">
            <text:p>0,075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4:.CL4];2)" office:value-type="float" office:value="2" calcext:value-type="float">
            <text:p>2</text:p>
          </table:table-cell>
          <table:table-cell table:formula="of:=[.D4]/(COUNT([.S4:.CL4])+COUNTBLANK([.S4:.CL4])-COUNTIF([.S4:.CL4];0))" office:value-type="float" office:value="0.0289855072463768" calcext:value-type="float">
            <text:p>0,0289855072</text:p>
          </table:table-cell>
          <table:table-cell table:formula="of:=COUNTIF([.S4:.CL4];1)" office:value-type="float" office:value="3" calcext:value-type="float">
            <text:p>3</text:p>
          </table:table-cell>
          <table:table-cell table:style-name="ce2" table:formula="of:=[.F4]/(2*(COUNT([.S4:.CL4])+COUNTBLANK([.S4:.CL4])-COUNTIF([.S4:.CL4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4:.T4]~[.V4:.AE4]~[.AH4]~[.AM4:.AN4]~[.AR4]~[.AT4:.AW4]~[.AZ4:.BA4]~[.BC4:.BI4]~[.BK4]~[.BM4:.BO4]~[.BQ4:.BU4]~[.BX4:.BY4]~[.CB4:.CJ4]~[.CL4]);2)" office:value-type="float" office:value="0" calcext:value-type="float">
            <text:p>0</text:p>
          </table:table-cell>
          <table:table-cell table:formula="of:=[.I4]/[.J5]" office:value-type="float" office:value="0" calcext:value-type="float">
            <text:p>0</text:p>
          </table:table-cell>
          <table:table-cell table:style-name="ce2" table:formula="of:=COUNTIF(([.S4:.T4]~[.V4:.AE4]~[.AH4]~[.AM4:.AN4]~[.AR4]~[.AT4:.AW4]~[.AZ4:.BA4]~[.BC4:.BI4]~[.BK4]~[.BM4:.BO4]~[.BQ4:.BU4]~[.BX4:.BY4]~[.CB4:.CJ4]~[.CL4]);1)" office:value-type="float" office:value="1" calcext:value-type="float">
            <text:p>1</text:p>
          </table:table-cell>
          <table:table-cell table:style-name="ce2" table:formula="of:=[.K4]/(2*[.J5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4]-[.I4]" office:value-type="float" office:value="2" calcext:value-type="float">
            <text:p>2</text:p>
          </table:table-cell>
          <table:table-cell table:style-name="ce2" table:formula="of:=[.N4]/[.O5]" office:value-type="float" office:value="0.1" calcext:value-type="float">
            <text:p>0,1</text:p>
          </table:table-cell>
          <table:table-cell table:style-name="ce2" table:formula="of:=[.F4]-[.K4]" office:value-type="float" office:value="2" calcext:value-type="float">
            <text:p>2</text:p>
          </table:table-cell>
          <table:table-cell table:style-name="ce2" table:formula="of:=[.P4]/(2*[.O5])" office:value-type="float" office:value="0.05" calcext:value-type="float">
            <text:p>0,05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];[.D3];[.D4];[.F2]/2;[.F3]/2;[.F4]/2)" office:value-type="float" office:value="69" calcext:value-type="float">
            <text:p>69</text:p>
          </table:table-cell>
          <table:table-cell table:style-name="ce2" table:formula="of:=SUM([.E2];[.E3];[.E4];[.G2];[.G3];[.G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];[.I3];[.I4];[.K2]/2;[.K3]/2;[.K4]/2)" office:value-type="float" office:value="49" calcext:value-type="float">
            <text:p>49</text:p>
          </table:table-cell>
          <table:table-cell table:style-name="ce2" table:formula="of:=SUM([.J2];[.J3];[.J4];[.L2];[.L3];[.L4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];[.N3];[.N4];[.P2]/2;[.P3]/2;[.P4]/2)" office:value-type="float" office:value="20" calcext:value-type="float">
            <text:p>20</text:p>
          </table:table-cell>
          <table:table-cell table:style-name="ce2" table:formula="of:=SUM([.O2];[.O3];[.O4];[.Q2];[.Q3];[.Q4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7:.AG7];1)" office:value-type="float" office:value="15" calcext:value-type="float">
            <text:p>15</text:p>
          </table:table-cell>
          <table:table-cell table:formula="of:=[.D7]/(COUNT([.S7:.AG7])+COUNTBLANK([.S7:.AG7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8:.AG8];1)" office:value-type="float" office:value="0" calcext:value-type="float">
            <text:p>0</text:p>
          </table:table-cell>
          <table:table-cell table:formula="of:=[.D8]/(COUNT([.S8:.AG8])+COUNTBLANK([.S8:.AG8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11:.CL11];2)" office:value-type="float" office:value="62" calcext:value-type="float">
            <text:p>62</text:p>
          </table:table-cell>
          <table:table-cell table:formula="of:=[.D11]/(COUNT([.S11:.CL11])+COUNTBLANK([.S11:.CL11])-COUNTIF([.S11:.CL11];0))" office:value-type="float" office:value="0.898550724637681" calcext:value-type="float">
            <text:p>0,8985507246</text:p>
          </table:table-cell>
          <table:table-cell table:formula="of:=COUNTIF([.S11:.CL11];1)" office:value-type="float" office:value="4" calcext:value-type="float">
            <text:p>4</text:p>
          </table:table-cell>
          <table:table-cell table:style-name="ce2" table:formula="of:=[.F11]/(2*(COUNT([.S11:.CL11])+COUNTBLANK([.S11:.CL11])-COUNTIF([.S11:.CL11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11:.T11]~[.V11:.AE11]~[.AH11]~[.AM11:.AN11]~[.AR11]~[.AT11:.AW11]~[.AZ11:.BA11]~[.BC11:.BI11]~[.BK11]~[.BM11:.BO11]~[.BQ11:.BU11]~[.BX11:.BY11]~[.CB11:.CJ11]~[.CL11]);2)" office:value-type="float" office:value="46" calcext:value-type="float">
            <text:p>46</text:p>
          </table:table-cell>
          <table:table-cell table:formula="of:=[.I11]/[.J14]" office:value-type="float" office:value="0.958333333333333" calcext:value-type="float">
            <text:p>0,9583333333</text:p>
          </table:table-cell>
          <table:table-cell table:style-name="ce2" table:formula="of:=COUNTIF(([.S11:.T11]~[.V11:.AE11]~[.AH11]~[.AM11:.AN11]~[.AR11]~[.AT11:.AW11]~[.AZ11:.BA11]~[.BC11:.BI11]~[.BK11]~[.BM11:.BO11]~[.BQ11:.BU11]~[.BX11:.BY11]~[.CB11:.CJ11]~[.CL11]);1)" office:value-type="float" office:value="2" calcext:value-type="float">
            <text:p>2</text:p>
          </table:table-cell>
          <table:table-cell table:style-name="ce2" table:formula="of:=[.K11]/(2*[.J14])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11]-[.I11]" office:value-type="float" office:value="16" calcext:value-type="float">
            <text:p>16</text:p>
          </table:table-cell>
          <table:table-cell table:style-name="ce2" table:formula="of:=[.N11]/[.O14]" office:value-type="float" office:value="0.761904761904762" calcext:value-type="float">
            <text:p>0,7619047619</text:p>
          </table:table-cell>
          <table:table-cell table:style-name="ce2" table:formula="of:=[.F11]-[.K11]" office:value-type="float" office:value="2" calcext:value-type="float">
            <text:p>2</text:p>
          </table:table-cell>
          <table:table-cell table:style-name="ce2" table:formula="of:=[.P11]/(2*[.O14])" office:value-type="float" office:value="0.0476190476190476" calcext:value-type="float">
            <text:p>0,0476190476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2:.CL12];2)" office:value-type="float" office:value="0" calcext:value-type="float">
            <text:p>0</text:p>
          </table:table-cell>
          <table:table-cell table:formula="of:=[.D12]/(COUNT([.S12:.CL12])+COUNTBLANK([.S12:.CL12])-COUNTIF([.S12:.CL12];0))" office:value-type="float" office:value="0" calcext:value-type="float">
            <text:p>0</text:p>
          </table:table-cell>
          <table:table-cell table:formula="of:=COUNTIF([.S12:.CL12];1)" office:value-type="float" office:value="1" calcext:value-type="float">
            <text:p>1</text:p>
          </table:table-cell>
          <table:table-cell table:style-name="ce2" table:formula="of:=[.F12]/(2*(COUNT([.S12:.CL12])+COUNTBLANK([.S12:.CL12])-COUNTIF([.S12:.CL12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12:.T12]~[.V12:.AE12]~[.AH12]~[.AM12:.AN12]~[.AR12]~[.AT12:.AW12]~[.AZ12:.BA12]~[.BC12:.BI12]~[.BK12]~[.BM12:.BO12]~[.BQ12:.BU12]~[.BX12:.BY12]~[.CB12:.CJ12]~[.CL12]);2)" office:value-type="float" office:value="0" calcext:value-type="float">
            <text:p>0</text:p>
          </table:table-cell>
          <table:table-cell table:formula="of:=[.I12]/[.J14]" office:value-type="float" office:value="0" calcext:value-type="float">
            <text:p>0</text:p>
          </table:table-cell>
          <table:table-cell table:style-name="ce2" table:formula="of:=COUNTIF(([.S12:.T12]~[.V12:.AE12]~[.AH12]~[.AM12:.AN12]~[.AR12]~[.AT12:.AW12]~[.AZ12:.BA12]~[.BC12:.BI12]~[.BK12]~[.BM12:.BO12]~[.BQ12:.BU12]~[.BX12:.BY12]~[.CB12:.CJ12]~[.CL12]);1)" office:value-type="float" office:value="1" calcext:value-type="float">
            <text:p>1</text:p>
          </table:table-cell>
          <table:table-cell table:style-name="ce2" table:formula="of:=[.K12]/[.J14]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12]-[.I12]" office:value-type="float" office:value="0" calcext:value-type="float">
            <text:p>0</text:p>
          </table:table-cell>
          <table:table-cell table:style-name="ce2" table:formula="of:=[.N12]/[.O14]" office:value-type="float" office:value="0" calcext:value-type="float">
            <text:p>0</text:p>
          </table:table-cell>
          <table:table-cell table:style-name="ce2" table:formula="of:=[.F12]-[.K12]" office:value-type="float" office:value="0" calcext:value-type="float">
            <text:p>0</text:p>
          </table:table-cell>
          <table:table-cell table:style-name="ce2" table:formula="of:=[.P12]/(2*[.O14])" office:value-type="float" office:value="0" calcext:value-type="float">
            <text:p>0</text:p>
          </table:table-cell>
          <table:table-cell table:style-name="ce2"/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3:.CL13];2)" office:value-type="float" office:value="3" calcext:value-type="float">
            <text:p>3</text:p>
          </table:table-cell>
          <table:table-cell table:formula="of:=[.D13]/(COUNT([.S13:.CL13])+COUNTBLANK([.S13:.CL13])-COUNTIF([.S13:.CL13];0))" office:value-type="float" office:value="0.0434782608695652" calcext:value-type="float">
            <text:p>0,0434782609</text:p>
          </table:table-cell>
          <table:table-cell table:formula="of:=COUNTIF([.S13:.CL13];1)" office:value-type="float" office:value="3" calcext:value-type="float">
            <text:p>3</text:p>
          </table:table-cell>
          <table:table-cell table:style-name="ce2" table:formula="of:=[.F13]/(2*(COUNT([.S13:.CL13])+COUNTBLANK([.S13:.CL13])-COUNTIF([.S13:.CL13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13:.T13]~[.V13:.AE13]~[.AH13]~[.AM13:.AN13]~[.AR13]~[.AT13:.AW13]~[.AZ13:.BA13]~[.BC13:.BI13]~[.BK13]~[.BM13:.BO13]~[.BQ13:.BU13]~[.BX13:.BY13]~[.CB13:.CJ13]~[.CL13]);2)" office:value-type="float" office:value="0" calcext:value-type="float">
            <text:p>0</text:p>
          </table:table-cell>
          <table:table-cell table:formula="of:=[.I13]/[.J14]" office:value-type="float" office:value="0" calcext:value-type="float">
            <text:p>0</text:p>
          </table:table-cell>
          <table:table-cell table:style-name="ce2" table:formula="of:=COUNTIF(([.S13:.T13]~[.V13:.AE13]~[.AH13]~[.AM13:.AN13]~[.AR13]~[.AT13:.AW13]~[.AZ13:.BA13]~[.BC13:.BI13]~[.BK13]~[.BM13:.BO13]~[.BQ13:.BU13]~[.BX13:.BY13]~[.CB13:.CJ13]~[.CL13]);1)" office:value-type="float" office:value="1" calcext:value-type="float">
            <text:p>1</text:p>
          </table:table-cell>
          <table:table-cell table:style-name="ce2" table:formula="of:=[.K13]/(2*[.J14])" office:value-type="float" office:value="0.0104166666666667" calcext:value-type="float">
            <text:p>0,0104166667</text:p>
          </table:table-cell>
          <table:table-cell table:style-name="ce2"/>
          <table:table-cell table:style-name="ce2" table:formula="of:=[.D13]-[.I13]" office:value-type="float" office:value="3" calcext:value-type="float">
            <text:p>3</text:p>
          </table:table-cell>
          <table:table-cell table:style-name="ce2" table:formula="of:=[.N13]/[.O14]" office:value-type="float" office:value="0.142857142857143" calcext:value-type="float">
            <text:p>0,1428571429</text:p>
          </table:table-cell>
          <table:table-cell table:style-name="ce2" table:formula="of:=[.F13]-[.K13]" office:value-type="float" office:value="2" calcext:value-type="float">
            <text:p>2</text:p>
          </table:table-cell>
          <table:table-cell table:style-name="ce2" table:formula="of:=[.P13]/(2*[.O14])" office:value-type="float" office:value="0.0476190476190476" calcext:value-type="float">
            <text:p>0,0476190476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1];[.D12];[.D13];[.F11]/2;[.F12]/2;[.F13]/2)" office:value-type="float" office:value="69" calcext:value-type="float">
            <text:p>69</text:p>
          </table:table-cell>
          <table:table-cell table:style-name="ce2" table:formula="of:=SUM([.E11];[.E12];[.E13];[.G11];[.G12];[.G1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1];[.I12];[.I13];[.K11]/2;[.K12]/2;[.K13]/2)" office:value-type="float" office:value="48" calcext:value-type="float">
            <text:p>48</text:p>
          </table:table-cell>
          <table:table-cell table:style-name="ce2" table:formula="of:=SUM([.J11];[.J12];[.J13];[.L11];[.L12];[.L13])" office:value-type="float" office:value="1.01041666666667" calcext:value-type="float">
            <text:p>1,0104166667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1];[.N12];[.N13];[.P11]/2;[.P12]/2;[.P13]/2)" office:value-type="float" office:value="21" calcext:value-type="float">
            <text:p>21</text:p>
          </table:table-cell>
          <table:table-cell table:style-name="ce2" table:formula="of:=SUM([.O11];[.O12];[.O13];[.Q11];[.Q12];[.Q13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6:.AG16];1)" office:value-type="float" office:value="15" calcext:value-type="float">
            <text:p>15</text:p>
          </table:table-cell>
          <table:table-cell table:formula="of:=[.D16]/(COUNT([.S16:.AG16])+COUNTBLANK([.S16:.AG16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7:.AG17];1)" office:value-type="float" office:value="0" calcext:value-type="float">
            <text:p>0</text:p>
          </table:table-cell>
          <table:table-cell table:formula="of:=[.D17]/(COUNT([.S17:.AG17])+COUNTBLANK([.S17:.AG17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20:.CL20];2)" office:value-type="float" office:value="60" calcext:value-type="float">
            <text:p>60</text:p>
          </table:table-cell>
          <table:table-cell table:formula="of:=[.D20]/(COUNT([.S20:.CL20])+COUNTBLANK([.S20:.CL20])-COUNTIF([.S20:.CL20];0))" office:value-type="float" office:value="0.869565217391304" calcext:value-type="float">
            <text:p>0,8695652174</text:p>
          </table:table-cell>
          <table:table-cell table:formula="of:=COUNTIF([.S20:.CL20];1)" office:value-type="float" office:value="4" calcext:value-type="float">
            <text:p>4</text:p>
          </table:table-cell>
          <table:table-cell table:style-name="ce2" table:formula="of:=[.F20]/(2*(COUNT([.S20:.CL20])+COUNTBLANK([.S20:.CL20])-COUNTIF([.S20:.CL20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20:.T20]~[.V20:.AE20]~[.AH20]~[.AM20:.AN20]~[.AR20]~[.AT20:.AW20]~[.AZ20:.BA20]~[.BC20:.BI20]~[.BK20]~[.BM20:.BO20]~[.BQ20:.BU20]~[.BX20:.BY20]~[.CB20:.CJ20]~[.CL20]);2)" office:value-type="float" office:value="45" calcext:value-type="float">
            <text:p>45</text:p>
          </table:table-cell>
          <table:table-cell table:formula="of:=[.I20]/[.J23]" office:value-type="float" office:value="0.918367346938775" calcext:value-type="float">
            <text:p>0,9183673469</text:p>
          </table:table-cell>
          <table:table-cell table:style-name="ce2" table:formula="of:=COUNTIF(([.S20:.T20]~[.V20:.AE20]~[.AH20]~[.AM20:.AN20]~[.AR20]~[.AT20:.AW20]~[.AZ20:.BA20]~[.BC20:.BI20]~[.BK20]~[.BM20:.BO20]~[.BQ20:.BU20]~[.BX20:.BY20]~[.CB20:.CJ20]~[.CL20]);1)" office:value-type="float" office:value="3" calcext:value-type="float">
            <text:p>3</text:p>
          </table:table-cell>
          <table:table-cell table:style-name="ce2" table:formula="of:=[.K20]/(2*[.J23])" office:value-type="float" office:value="0.0306122448979592" calcext:value-type="float">
            <text:p>0,0306122449</text:p>
          </table:table-cell>
          <table:table-cell table:style-name="ce2"/>
          <table:table-cell table:style-name="ce2" table:formula="of:=[.D20]-[.I20]" office:value-type="float" office:value="15" calcext:value-type="float">
            <text:p>15</text:p>
          </table:table-cell>
          <table:table-cell table:style-name="ce2" table:formula="of:=[.N20]/[.O23]" office:value-type="float" office:value="0.75" calcext:value-type="float">
            <text:p>0,75</text:p>
          </table:table-cell>
          <table:table-cell table:style-name="ce2" table:formula="of:=[.F20]-[.K20]" office:value-type="float" office:value="1" calcext:value-type="float">
            <text:p>1</text:p>
          </table:table-cell>
          <table:table-cell table:style-name="ce2" table:formula="of:=[.P20]/(2*[.O23])" office:value-type="float" office:value="0.025" calcext:value-type="float">
            <text:p>0,025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21:.CL21];2)" office:value-type="float" office:value="1" calcext:value-type="float">
            <text:p>1</text:p>
          </table:table-cell>
          <table:table-cell table:formula="of:=[.D21]/(COUNT([.S21:.CL21])+COUNTBLANK([.S21:.CL21])-COUNTIF([.S21:.CL21];0))" office:value-type="float" office:value="0.0144927536231884" calcext:value-type="float">
            <text:p>0,0144927536</text:p>
          </table:table-cell>
          <table:table-cell table:formula="of:=COUNTIF([.S21:.CL21];1)" office:value-type="float" office:value="4" calcext:value-type="float">
            <text:p>4</text:p>
          </table:table-cell>
          <table:table-cell table:style-name="ce2" table:formula="of:=[.F21]/(2*(COUNT([.S21:.CL21])+COUNTBLANK([.S21:.CL21])-COUNTIF([.S21:.CL21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21:.T21]~[.V21:.AE21]~[.AH21]~[.AM21:.AN21]~[.AR21]~[.AT21:.AW21]~[.AZ21:.BA21]~[.BC21:.BI21]~[.BK21]~[.BM21:.BO21]~[.BQ21:.BU21]~[.BX21:.BY21]~[.CB21:.CJ21]~[.CL21]);2)" office:value-type="float" office:value="1" calcext:value-type="float">
            <text:p>1</text:p>
          </table:table-cell>
          <table:table-cell table:formula="of:=[.I21]/[.J23]" office:value-type="float" office:value="0.0204081632653061" calcext:value-type="float">
            <text:p>0,0204081633</text:p>
          </table:table-cell>
          <table:table-cell table:style-name="ce2" table:formula="of:=COUNTIF(([.S21:.T21]~[.V21:.AE21]~[.AH21]~[.AM21:.AN21]~[.AR21]~[.AT21:.AW21]~[.AZ21:.BA21]~[.BC21:.BI21]~[.BK21]~[.BM21:.BO21]~[.BQ21:.BU21]~[.BX21:.BY21]~[.CB21:.CJ21]~[.CL21]);1)" office:value-type="float" office:value="2" calcext:value-type="float">
            <text:p>2</text:p>
          </table:table-cell>
          <table:table-cell table:style-name="ce2" table:formula="of:=[.K21]/[.J23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21]-[.I21]" office:value-type="float" office:value="0" calcext:value-type="float">
            <text:p>0</text:p>
          </table:table-cell>
          <table:table-cell table:style-name="ce2" table:formula="of:=[.N21]/[.O23]" office:value-type="float" office:value="0" calcext:value-type="float">
            <text:p>0</text:p>
          </table:table-cell>
          <table:table-cell table:style-name="ce2" table:formula="of:=[.F21]-[.K21]" office:value-type="float" office:value="2" calcext:value-type="float">
            <text:p>2</text:p>
          </table:table-cell>
          <table:table-cell table:style-name="ce2" table:formula="of:=[.P21]/(2*[.O23])" office:value-type="float" office:value="0.05" calcext:value-type="float">
            <text:p>0,05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22:.CL22];2)" office:value-type="float" office:value="3" calcext:value-type="float">
            <text:p>3</text:p>
          </table:table-cell>
          <table:table-cell table:formula="of:=[.D22]/(COUNT([.S22:.CL22])+COUNTBLANK([.S22:.CL22])-COUNTIF([.S22:.CL22];0))" office:value-type="float" office:value="0.0434782608695652" calcext:value-type="float">
            <text:p>0,0434782609</text:p>
          </table:table-cell>
          <table:table-cell table:formula="of:=COUNTIF([.S22:.CL22];1)" office:value-type="float" office:value="2" calcext:value-type="float">
            <text:p>2</text:p>
          </table:table-cell>
          <table:table-cell table:style-name="ce2" table:formula="of:=[.F22]/(2*(COUNT([.S22:.CL22])+COUNTBLANK([.S22:.CL22])-COUNTIF([.S22:.CL22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22:.T22]~[.V22:.AE22]~[.AH22]~[.AM22:.AN22]~[.AR22]~[.AT22:.AW22]~[.AZ22:.BA22]~[.BC22:.BI22]~[.BK22]~[.BM22:.BO22]~[.BQ22:.BU22]~[.BX22:.BY22]~[.CB22:.CJ22]~[.CL22]);2)" office:value-type="float" office:value="0" calcext:value-type="float">
            <text:p>0</text:p>
          </table:table-cell>
          <table:table-cell table:formula="of:=[.I22]/[.J23]" office:value-type="float" office:value="0" calcext:value-type="float">
            <text:p>0</text:p>
          </table:table-cell>
          <table:table-cell table:style-name="ce2" table:formula="of:=COUNTIF(([.S22:.T22]~[.V22:.AE22]~[.AH22]~[.AM22:.AN22]~[.AR22]~[.AT22:.AW22]~[.AZ22:.BA22]~[.BC22:.BI22]~[.BK22]~[.BM22:.BO22]~[.BQ22:.BU22]~[.BX22:.BY22]~[.CB22:.CJ22]~[.CL22]);1)" office:value-type="float" office:value="1" calcext:value-type="float">
            <text:p>1</text:p>
          </table:table-cell>
          <table:table-cell table:style-name="ce2" table:formula="of:=[.K22]/(2*[.J23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22]-[.I22]" office:value-type="float" office:value="3" calcext:value-type="float">
            <text:p>3</text:p>
          </table:table-cell>
          <table:table-cell table:style-name="ce2" table:formula="of:=[.N22]/[.O23]" office:value-type="float" office:value="0.15" calcext:value-type="float">
            <text:p>0,15</text:p>
          </table:table-cell>
          <table:table-cell table:style-name="ce2" table:formula="of:=[.F22]-[.K22]" office:value-type="float" office:value="1" calcext:value-type="float">
            <text:p>1</text:p>
          </table:table-cell>
          <table:table-cell table:style-name="ce2" table:formula="of:=[.P22]/(2*[.O23])" office:value-type="float" office:value="0.025" calcext:value-type="float">
            <text:p>0,025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0];[.D21];[.D22];[.F20]/2;[.F21]/2;[.F22]/2)" office:value-type="float" office:value="69" calcext:value-type="float">
            <text:p>69</text:p>
          </table:table-cell>
          <table:table-cell table:style-name="ce2" table:formula="of:=SUM([.E20];[.E21];[.E22];[.G20];[.G21];[.G22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0];[.I21];[.I22];[.K20]/2;[.K21]/2;[.K22]/2)" office:value-type="float" office:value="49" calcext:value-type="float">
            <text:p>49</text:p>
          </table:table-cell>
          <table:table-cell table:style-name="ce2" table:formula="of:=SUM([.J20];[.J21];[.J22];[.L20];[.L21];[.L22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0];[.N21];[.N22];[.P20]/2;[.P21]/2;[.P22]/2)" office:value-type="float" office:value="20" calcext:value-type="float">
            <text:p>20</text:p>
          </table:table-cell>
          <table:table-cell table:style-name="ce2" table:formula="of:=SUM([.O20];[.O21];[.O22];[.Q20];[.Q21];[.Q22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25:.AG25];1)" office:value-type="float" office:value="15" calcext:value-type="float">
            <text:p>15</text:p>
          </table:table-cell>
          <table:table-cell table:formula="of:=[.D25]/(COUNT([.S25:.AG25])+COUNTBLANK([.S25:.AG25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26:.AG26];1)" office:value-type="float" office:value="0" calcext:value-type="float">
            <text:p>0</text:p>
          </table:table-cell>
          <table:table-cell table:formula="of:=[.D26]/(COUNT([.S26:.AG26])+COUNTBLANK([.S26:.AG26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29:.CL29];2)" office:value-type="float" office:value="62" calcext:value-type="float">
            <text:p>62</text:p>
          </table:table-cell>
          <table:table-cell table:formula="of:=[.D29]/(COUNT([.S29:.CL29])+COUNTBLANK([.S29:.CL29])-COUNTIF([.S29:.CL29];0))" office:value-type="float" office:value="0.898550724637681" calcext:value-type="float">
            <text:p>0,8985507246</text:p>
          </table:table-cell>
          <table:table-cell table:formula="of:=COUNTIF([.S29:.CL29];1)" office:value-type="float" office:value="0" calcext:value-type="float">
            <text:p>0</text:p>
          </table:table-cell>
          <table:table-cell table:style-name="ce2" table:formula="of:=[.F29]/(2*(COUNT([.S29:.CL29])+COUNTBLANK([.S29:.CL29])-COUNTIF([.S29:.CL29];0)))" office:value-type="float" office:value="0" calcext:value-type="float">
            <text:p>0</text:p>
          </table:table-cell>
          <table:table-cell table:style-name="ce2"/>
          <table:table-cell table:formula="of:=COUNTIF(([.S29:.T29]~[.V29:.AE29]~[.AH29]~[.AM29:.AN29]~[.AR29]~[.AT29:.AW29]~[.AZ29:.BA29]~[.BC29:.BI29]~[.BK29]~[.BM29:.BO29]~[.BQ29:.BU29]~[.BX29:.BY29]~[.CB29:.CJ29]~[.CL29]);2)" office:value-type="float" office:value="47" calcext:value-type="float">
            <text:p>47</text:p>
          </table:table-cell>
          <table:table-cell table:formula="of:=[.I29]/[.J32]" office:value-type="float" office:value="0.979166666666667" calcext:value-type="float">
            <text:p>0,9791666667</text:p>
          </table:table-cell>
          <table:table-cell table:style-name="ce2" table:formula="of:=COUNTIF(([.S29:.T29]~[.V29:.AE29]~[.AH29]~[.AM29:.AN29]~[.AR29]~[.AT29:.AW29]~[.AZ29:.BA29]~[.BC29:.BI29]~[.BK29]~[.BM29:.BO29]~[.BQ29:.BU29]~[.BX29:.BY29]~[.CB29:.CJ29]~[.CL29]);1)" office:value-type="float" office:value="0" calcext:value-type="float">
            <text:p>0</text:p>
          </table:table-cell>
          <table:table-cell table:style-name="ce2" table:formula="of:=[.K29]/(2*[.J32])" office:value-type="float" office:value="0" calcext:value-type="float">
            <text:p>0</text:p>
          </table:table-cell>
          <table:table-cell table:style-name="ce2"/>
          <table:table-cell table:style-name="ce2" table:formula="of:=[.D29]-[.I29]" office:value-type="float" office:value="15" calcext:value-type="float">
            <text:p>15</text:p>
          </table:table-cell>
          <table:table-cell table:style-name="ce2" table:formula="of:=[.N29]/[.O32]" office:value-type="float" office:value="0.714285714285714" calcext:value-type="float">
            <text:p>0,7142857143</text:p>
          </table:table-cell>
          <table:table-cell table:style-name="ce2" table:formula="of:=[.F29]-[.K29]" office:value-type="float" office:value="0" calcext:value-type="float">
            <text:p>0</text:p>
          </table:table-cell>
          <table:table-cell table:style-name="ce2" table:formula="of:=[.P29]/(2*[.O32])" office:value-type="float" office:value="0" calcext:value-type="float">
            <text:p>0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30:.CL30];2)" office:value-type="float" office:value="2" calcext:value-type="float">
            <text:p>2</text:p>
          </table:table-cell>
          <table:table-cell table:formula="of:=[.D30]/(COUNT([.S30:.CL30])+COUNTBLANK([.S30:.CL30])-COUNTIF([.S30:.CL30];0))" office:value-type="float" office:value="0.0289855072463768" calcext:value-type="float">
            <text:p>0,0289855072</text:p>
          </table:table-cell>
          <table:table-cell table:formula="of:=COUNTIF([.S30:.CL30];1)" office:value-type="float" office:value="2" calcext:value-type="float">
            <text:p>2</text:p>
          </table:table-cell>
          <table:table-cell table:style-name="ce2" table:formula="of:=[.F30]/(2*(COUNT([.S30:.CL30])+COUNTBLANK([.S30:.CL30])-COUNTIF([.S30:.CL30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30:.T30]~[.V30:.AE30]~[.AH30]~[.AM30:.AN30]~[.AR30]~[.AT30:.AW30]~[.AZ30:.BA30]~[.BC30:.BI30]~[.BK30]~[.BM30:.BO30]~[.BQ30:.BU30]~[.BX30:.BY30]~[.CB30:.CJ30]~[.CL30]);2)" office:value-type="float" office:value="0" calcext:value-type="float">
            <text:p>0</text:p>
          </table:table-cell>
          <table:table-cell table:formula="of:=[.I30]/[.J32]" office:value-type="float" office:value="0" calcext:value-type="float">
            <text:p>0</text:p>
          </table:table-cell>
          <table:table-cell table:style-name="ce2" table:formula="of:=COUNTIF(([.S30:.T30]~[.V30:.AE30]~[.AH30]~[.AM30:.AN30]~[.AR30]~[.AT30:.AW30]~[.AZ30:.BA30]~[.BC30:.BI30]~[.BK30]~[.BM30:.BO30]~[.BQ30:.BU30]~[.BX30:.BY30]~[.CB30:.CJ30]~[.CL30]);1)" office:value-type="float" office:value="0" calcext:value-type="float">
            <text:p>0</text:p>
          </table:table-cell>
          <table:table-cell table:style-name="ce2" table:formula="of:=[.K30]/[.J32]" office:value-type="float" office:value="0" calcext:value-type="float">
            <text:p>0</text:p>
          </table:table-cell>
          <table:table-cell table:style-name="ce2"/>
          <table:table-cell table:style-name="ce2" table:formula="of:=[.D30]-[.I30]" office:value-type="float" office:value="2" calcext:value-type="float">
            <text:p>2</text:p>
          </table:table-cell>
          <table:table-cell table:style-name="ce2" table:formula="of:=[.N30]/[.O32]" office:value-type="float" office:value="0.0952380952380952" calcext:value-type="float">
            <text:p>0,0952380952</text:p>
          </table:table-cell>
          <table:table-cell table:style-name="ce2" table:formula="of:=[.F30]-[.K30]" office:value-type="float" office:value="2" calcext:value-type="float">
            <text:p>2</text:p>
          </table:table-cell>
          <table:table-cell table:style-name="ce2" table:formula="of:=[.P30]/(2*[.O32])" office:value-type="float" office:value="0.0476190476190476" calcext:value-type="float">
            <text:p>0,0476190476</text:p>
          </table:table-cell>
          <table:table-cell table:style-name="ce2"/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31:.CL31];2)" office:value-type="float" office:value="3" calcext:value-type="float">
            <text:p>3</text:p>
          </table:table-cell>
          <table:table-cell table:formula="of:=[.D31]/(COUNT([.S31:.CL31])+COUNTBLANK([.S31:.CL31])-COUNTIF([.S31:.CL31];0))" office:value-type="float" office:value="0.0434782608695652" calcext:value-type="float">
            <text:p>0,0434782609</text:p>
          </table:table-cell>
          <table:table-cell table:formula="of:=COUNTIF([.S31:.CL31];1)" office:value-type="float" office:value="2" calcext:value-type="float">
            <text:p>2</text:p>
          </table:table-cell>
          <table:table-cell table:style-name="ce2" table:formula="of:=[.F31]/(2*(COUNT([.S31:.CL31])+COUNTBLANK([.S31:.CL31])-COUNTIF([.S31:.CL31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31:.T31]~[.V31:.AE31]~[.AH31]~[.AM31:.AN31]~[.AR31]~[.AT31:.AW31]~[.AZ31:.BA31]~[.BC31:.BI31]~[.BK31]~[.BM31:.BO31]~[.BQ31:.BU31]~[.BX31:.BY31]~[.CB31:.CJ31]~[.CL31]);2)" office:value-type="float" office:value="1" calcext:value-type="float">
            <text:p>1</text:p>
          </table:table-cell>
          <table:table-cell table:formula="of:=[.I31]/[.J32]" office:value-type="float" office:value="0.0208333333333333" calcext:value-type="float">
            <text:p>0,0208333333</text:p>
          </table:table-cell>
          <table:table-cell table:style-name="ce2" table:formula="of:=COUNTIF(([.S31:.T31]~[.V31:.AE31]~[.AH31]~[.AM31:.AN31]~[.AR31]~[.AT31:.AW31]~[.AZ31:.BA31]~[.BC31:.BI31]~[.BK31]~[.BM31:.BO31]~[.BQ31:.BU31]~[.BX31:.BY31]~[.CB31:.CJ31]~[.CL31]);1)" office:value-type="float" office:value="0" calcext:value-type="float">
            <text:p>0</text:p>
          </table:table-cell>
          <table:table-cell table:style-name="ce2" table:formula="of:=[.K31]/(2*[.J32])" office:value-type="float" office:value="0" calcext:value-type="float">
            <text:p>0</text:p>
          </table:table-cell>
          <table:table-cell table:style-name="ce2"/>
          <table:table-cell table:style-name="ce2" table:formula="of:=[.D31]-[.I31]" office:value-type="float" office:value="2" calcext:value-type="float">
            <text:p>2</text:p>
          </table:table-cell>
          <table:table-cell table:style-name="ce2" table:formula="of:=[.N31]/[.O32]" office:value-type="float" office:value="0.0952380952380952" calcext:value-type="float">
            <text:p>0,0952380952</text:p>
          </table:table-cell>
          <table:table-cell table:style-name="ce2" table:formula="of:=[.F31]-[.K31]" office:value-type="float" office:value="2" calcext:value-type="float">
            <text:p>2</text:p>
          </table:table-cell>
          <table:table-cell table:style-name="ce2" table:formula="of:=[.P31]/(2*[.O32])" office:value-type="float" office:value="0.0476190476190476" calcext:value-type="float">
            <text:p>0,0476190476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29];[.D30];[.D31];[.F29]/2;[.F30]/2;[.F31]/2)" office:value-type="float" office:value="69" calcext:value-type="float">
            <text:p>69</text:p>
          </table:table-cell>
          <table:table-cell table:style-name="ce2" table:formula="of:=SUM([.E29];[.E30];[.E31];[.G29];[.G30];[.G31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29];[.I30];[.I31];[.K29]/2;[.K30]/2;[.K31]/2)" office:value-type="float" office:value="48" calcext:value-type="float">
            <text:p>48</text:p>
          </table:table-cell>
          <table:table-cell table:style-name="ce2" table:formula="of:=SUM([.J29];[.J30];[.J31];[.L29];[.L30];[.L31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29];[.N30];[.N31];[.P29]/2;[.P30]/2;[.P31]/2)" office:value-type="float" office:value="21" calcext:value-type="float">
            <text:p>21</text:p>
          </table:table-cell>
          <table:table-cell table:style-name="ce2" table:formula="of:=SUM([.O29];[.O30];[.O31];[.Q29];[.Q30];[.Q3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34:.AG34];1)" office:value-type="float" office:value="15" calcext:value-type="float">
            <text:p>15</text:p>
          </table:table-cell>
          <table:table-cell table:formula="of:=[.D34]/(COUNT([.S34:.AG34])+COUNTBLANK([.S34:.AG34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35:.AG35];1)" office:value-type="float" office:value="0" calcext:value-type="float">
            <text:p>0</text:p>
          </table:table-cell>
          <table:table-cell table:formula="of:=[.D35]/(COUNT([.S35:.AG35])+COUNTBLANK([.S35:.AG35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2];[.D11];[.D20];[.D29])" office:value-type="float" office:value="243" calcext:value-type="float">
            <text:p>243</text:p>
          </table:table-cell>
          <table:table-cell table:style-name="ce1" table:formula="of:=[.D38]/[.E41]" office:value-type="float" office:value="0.880434782608696" calcext:value-type="float">
            <text:p>0,8804347826</text:p>
          </table:table-cell>
          <table:table-cell table:style-name="ce1" table:formula="of:=SUM([.F2];[.F11];[.F20];[.F29])" office:value-type="float" office:value="10" calcext:value-type="float">
            <text:p>10</text:p>
          </table:table-cell>
          <table:table-cell table:style-name="ce1" table:formula="of:=[.F38]/(2*[.E41])" office:value-type="float" office:value="0.0181159420289855" calcext:value-type="float">
            <text:p>0,018115942</text:p>
          </table:table-cell>
          <table:table-cell table:style-name="ce1" table:formula="of:=[.E38]+[.G38]" office:value-type="float" office:value="0.898550724637681" calcext:value-type="float">
            <text:p>0,8985507246</text:p>
          </table:table-cell>
          <table:table-cell table:style-name="ce1" table:formula="of:=SUM([.I2];[.I11];[.I20];[.I29])" office:value-type="float" office:value="184" calcext:value-type="float">
            <text:p>184</text:p>
          </table:table-cell>
          <table:table-cell table:style-name="ce1" table:formula="of:=[.I38]/[.J41]" office:value-type="float" office:value="0.948453608247423" calcext:value-type="float">
            <text:p>0,9484536082</text:p>
          </table:table-cell>
          <table:table-cell table:style-name="ce1" table:formula="of:=SUM([.K2];[.K11];[.K20];[.K29])" office:value-type="float" office:value="6" calcext:value-type="float">
            <text:p>6</text:p>
          </table:table-cell>
          <table:table-cell table:style-name="ce1" table:formula="of:=[.K38]/(2*[.J41])" office:value-type="float" office:value="0.0154639175257732" calcext:value-type="float">
            <text:p>0,0154639175</text:p>
          </table:table-cell>
          <table:table-cell table:style-name="ce1" table:formula="of:=[.J38]+[.L38]" office:value-type="float" office:value="0.963917525773196" calcext:value-type="float">
            <text:p>0,9639175258</text:p>
          </table:table-cell>
          <table:table-cell table:style-name="ce1" table:formula="of:=SUM([.N2];[.N11];[.N20];[.N29])" office:value-type="float" office:value="59" calcext:value-type="float">
            <text:p>59</text:p>
          </table:table-cell>
          <table:table-cell table:style-name="ce1" table:formula="of:=[.N38]/[.O41]" office:value-type="float" office:value="0.719512195121951" calcext:value-type="float">
            <text:p>0,7195121951</text:p>
          </table:table-cell>
          <table:table-cell table:style-name="ce1" table:formula="of:=SUM([.P2];[.P11];[.P20];[.P29])" office:value-type="float" office:value="4" calcext:value-type="float">
            <text:p>4</text:p>
          </table:table-cell>
          <table:table-cell table:style-name="ce1" table:formula="of:=[.P38]/(2*[.O41])" office:value-type="float" office:value="0.024390243902439" calcext:value-type="float">
            <text:p>0,0243902439</text:p>
          </table:table-cell>
          <table:table-cell table:style-name="ce1" table:formula="of:=[.O38]+[.Q38]" office:value-type="float" office:value="0.74390243902439" calcext:value-type="float">
            <text:p>0,743902439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3];[.D12];[.D21];[.D30])" office:value-type="float" office:value="6" calcext:value-type="float">
            <text:p>6</text:p>
          </table:table-cell>
          <table:table-cell table:style-name="ce1" table:formula="of:=[.D39]/[.E41]" office:value-type="float" office:value="0.0217391304347826" calcext:value-type="float">
            <text:p>0,0217391304</text:p>
          </table:table-cell>
          <table:table-cell table:style-name="ce1" table:formula="of:=SUM([.F3];[.F12];[.F21];[.F30])" office:value-type="float" office:value="12" calcext:value-type="float">
            <text:p>12</text:p>
          </table:table-cell>
          <table:table-cell table:style-name="ce3" table:formula="of:=[.F39]/(2*[.E41])" office:value-type="float" office:value="0.0217391304347826" calcext:value-type="float">
            <text:p>0,0217391304</text:p>
          </table:table-cell>
          <table:table-cell table:style-name="ce1" table:formula="of:=[.E39]+[.G39]" office:value-type="float" office:value="0.0434782608695652" calcext:value-type="float">
            <text:p>0,0434782609</text:p>
          </table:table-cell>
          <table:table-cell table:style-name="ce1" table:formula="of:=SUM([.I3];[.I12];[.I21];[.I30])" office:value-type="float" office:value="2" calcext:value-type="float">
            <text:p>2</text:p>
          </table:table-cell>
          <table:table-cell table:style-name="ce1" table:formula="of:=[.I39]/[.J41]" office:value-type="float" office:value="0.0103092783505155" calcext:value-type="float">
            <text:p>0,0103092784</text:p>
          </table:table-cell>
          <table:table-cell table:style-name="ce1" table:formula="of:=SUM([.K3];[.K12];[.K21];[.K30])" office:value-type="float" office:value="5" calcext:value-type="float">
            <text:p>5</text:p>
          </table:table-cell>
          <table:table-cell table:style-name="ce3" table:formula="of:=[.K39]/(2*[.J41])" office:value-type="float" office:value="0.0128865979381443" calcext:value-type="float">
            <text:p>0,0128865979</text:p>
          </table:table-cell>
          <table:table-cell table:style-name="ce1" table:formula="of:=[.J39]+[.L39]" office:value-type="float" office:value="0.0231958762886598" calcext:value-type="float">
            <text:p>0,0231958763</text:p>
          </table:table-cell>
          <table:table-cell table:style-name="ce1" table:formula="of:=SUM([.N3];[.N12];[.N21];[.N30])" office:value-type="float" office:value="4" calcext:value-type="float">
            <text:p>4</text:p>
          </table:table-cell>
          <table:table-cell table:style-name="ce1" table:formula="of:=[.N39]/[.O41]" office:value-type="float" office:value="0.0487804878048781" calcext:value-type="float">
            <text:p>0,0487804878</text:p>
          </table:table-cell>
          <table:table-cell table:style-name="ce1" table:formula="of:=SUM([.P3];[.P12];[.P21];[.P30])" office:value-type="float" office:value="7" calcext:value-type="float">
            <text:p>7</text:p>
          </table:table-cell>
          <table:table-cell table:style-name="ce3" table:formula="of:=[.P39]/(2*[.O41])" office:value-type="float" office:value="0.0426829268292683" calcext:value-type="float">
            <text:p>0,0426829268</text:p>
          </table:table-cell>
          <table:table-cell table:style-name="ce1" table:formula="of:=[.O39]+[.Q39]" office:value-type="float" office:value="0.0914634146341463" calcext:value-type="float">
            <text:p>0,0914634146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4];[.D13];[.D22];[.D31])" office:value-type="float" office:value="11" calcext:value-type="float">
            <text:p>11</text:p>
          </table:table-cell>
          <table:table-cell table:style-name="ce1" table:formula="of:=[.D40]/[.E41]" office:value-type="float" office:value="0.0398550724637681" calcext:value-type="float">
            <text:p>0,0398550725</text:p>
          </table:table-cell>
          <table:table-cell table:style-name="ce1" table:formula="of:=SUM([.F4];[.F13];[.F22];[.F31])" office:value-type="float" office:value="10" calcext:value-type="float">
            <text:p>10</text:p>
          </table:table-cell>
          <table:table-cell table:style-name="ce1" table:formula="of:=[.F40]/(2*[.E41])" office:value-type="float" office:value="0.0181159420289855" calcext:value-type="float">
            <text:p>0,018115942</text:p>
          </table:table-cell>
          <table:table-cell table:style-name="ce1" table:formula="of:=[.E40]+[.G40]" office:value-type="float" office:value="0.0579710144927536" calcext:value-type="float">
            <text:p>0,0579710145</text:p>
          </table:table-cell>
          <table:table-cell table:style-name="ce1" table:formula="of:=SUM([.I4];[.I13];[.I22];[.I31])" office:value-type="float" office:value="1" calcext:value-type="float">
            <text:p>1</text:p>
          </table:table-cell>
          <table:table-cell table:style-name="ce1" table:formula="of:=[.I40]/[.J41]" office:value-type="float" office:value="0.00515463917525773" calcext:value-type="float">
            <text:p>0,0051546392</text:p>
          </table:table-cell>
          <table:table-cell table:style-name="ce1" table:formula="of:=SUM([.K4];[.K13];[.K22];[.K31])" office:value-type="float" office:value="3" calcext:value-type="float">
            <text:p>3</text:p>
          </table:table-cell>
          <table:table-cell table:style-name="ce1" table:formula="of:=[.K40]/(2*[.J41])" office:value-type="float" office:value="0.0077319587628866" calcext:value-type="float">
            <text:p>0,0077319588</text:p>
          </table:table-cell>
          <table:table-cell table:style-name="ce1" table:formula="of:=[.J40]+[.L40]" office:value-type="float" office:value="0.0128865979381443" calcext:value-type="float">
            <text:p>0,0128865979</text:p>
          </table:table-cell>
          <table:table-cell table:style-name="ce1" table:formula="of:=SUM([.N4];[.N13];[.N22];[.N31])" office:value-type="float" office:value="10" calcext:value-type="float">
            <text:p>10</text:p>
          </table:table-cell>
          <table:table-cell table:style-name="ce1" table:formula="of:=[.N40]/[.O41]" office:value-type="float" office:value="0.121951219512195" calcext:value-type="float">
            <text:p>0,1219512195</text:p>
          </table:table-cell>
          <table:table-cell table:style-name="ce1" table:formula="of:=SUM([.P4];[.P13];[.P22];[.P31])" office:value-type="float" office:value="7" calcext:value-type="float">
            <text:p>7</text:p>
          </table:table-cell>
          <table:table-cell table:style-name="ce1" table:formula="of:=[.P40]/(2*[.O41])" office:value-type="float" office:value="0.0426829268292683" calcext:value-type="float">
            <text:p>0,0426829268</text:p>
          </table:table-cell>
          <table:table-cell table:style-name="ce1" table:formula="of:=[.O40]+[.Q40]" office:value-type="float" office:value="0.164634146341463" calcext:value-type="float">
            <text:p>0,1646341463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38];[.D39];[.D40];[.F38]/2;[.F39]/2;[.F40]/2)" office:value-type="float" office:value="276" calcext:value-type="float">
            <text:p>276</text:p>
          </table:table-cell>
          <table:table-cell table:style-name="ce3" table:formula="of:=SUM([.E38];[.E39];[.E40];[.G38];[.G39];[.G40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38];[.I39];[.I40];[.K38]/2;[.K39]/2;[.K40]/2)" office:value-type="float" office:value="194" calcext:value-type="float">
            <text:p>194</text:p>
          </table:table-cell>
          <table:table-cell table:style-name="ce3" table:formula="of:=SUM([.J38];[.J39];[.J40];[.L38];[.L39];[.L40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38];[.N39];[.N40];[.P38]/2;[.P39]/2;[.P40]/2)" office:value-type="float" office:value="82" calcext:value-type="float">
            <text:p>82</text:p>
          </table:table-cell>
          <table:table-cell table:style-name="ce3" table:formula="of:=SUM([.O38];[.O39];[.O40];[.Q38];[.Q39];[.Q40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7];[.D16];[.D25];[.D34])" office:value-type="float" office:value="60" calcext:value-type="float">
            <text:p>60</text:p>
          </table:table-cell>
          <table:table-cell table:style-name="ce1" table:formula="of:=[.D43]/([.D43]+[.D44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8];[.D17];[.D26];[.D35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110728_goalstate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48:.CL48];2)" office:value-type="float" office:value="64" calcext:value-type="float">
            <text:p>64</text:p>
          </table:table-cell>
          <table:table-cell table:formula="of:=[.D48]/(COUNT([.S48:.CL48])+COUNTBLANK([.S48:.CL48])-COUNTIF([.S48:.CL48];0))" office:value-type="float" office:value="0.927536231884058" calcext:value-type="float">
            <text:p>0,9275362319</text:p>
          </table:table-cell>
          <table:table-cell table:formula="of:=COUNTIF([.S48:.CL48];1)" office:value-type="float" office:value="2" calcext:value-type="float">
            <text:p>2</text:p>
          </table:table-cell>
          <table:table-cell table:style-name="ce2" table:formula="of:=[.F48]/(2*(COUNT([.S48:.CL48])+COUNTBLANK([.S48:.CL48])-COUNTIF([.S48:.CL48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48:.T48]~[.V48:.AE48]~[.AH48]~[.AM48:.AN48]~[.AR48]~[.AT48:.AW48]~[.AZ48:.BA48]~[.BC48:.BI48]~[.BK48]~[.BM48:.BO48]~[.BQ48:.BU48]~[.BX48:.BY48]~[.CB48:.CJ48]~[.CL48]);2)" office:value-type="float" office:value="47" calcext:value-type="float">
            <text:p>47</text:p>
          </table:table-cell>
          <table:table-cell table:formula="of:=[.I48]/[.J51]" office:value-type="float" office:value="0.979166666666667" calcext:value-type="float">
            <text:p>0,9791666667</text:p>
          </table:table-cell>
          <table:table-cell table:style-name="ce2" table:formula="of:=COUNTIF(([.S48:.T48]~[.V48:.AE48]~[.AH48]~[.AM48:.AN48]~[.AR48]~[.AT48:.AW48]~[.AZ48:.BA48]~[.BC48:.BI48]~[.BK48]~[.BM48:.BO48]~[.BQ48:.BU48]~[.BX48:.BY48]~[.CB48:.CJ48]~[.CL48]);1)" office:value-type="float" office:value="0" calcext:value-type="float">
            <text:p>0</text:p>
          </table:table-cell>
          <table:table-cell table:style-name="ce2" table:formula="of:=[.K48]/(2*[.J51])" office:value-type="float" office:value="0" calcext:value-type="float">
            <text:p>0</text:p>
          </table:table-cell>
          <table:table-cell table:style-name="ce2"/>
          <table:table-cell table:style-name="ce2" table:formula="of:=[.D48]-[.I48]" office:value-type="float" office:value="17" calcext:value-type="float">
            <text:p>17</text:p>
          </table:table-cell>
          <table:table-cell table:style-name="ce2" table:formula="of:=[.N48]/[.O51]" office:value-type="float" office:value="0.80952380952381" calcext:value-type="float">
            <text:p>0,8095238095</text:p>
          </table:table-cell>
          <table:table-cell table:style-name="ce2" table:formula="of:=[.F48]-[.K48]" office:value-type="float" office:value="2" calcext:value-type="float">
            <text:p>2</text:p>
          </table:table-cell>
          <table:table-cell table:style-name="ce2" table:formula="of:=[.P48]/(2*[.O51])" office:value-type="float" office:value="0.0476190476190476" calcext:value-type="float">
            <text:p>0,0476190476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49:.CL49];2)" office:value-type="float" office:value="2" calcext:value-type="float">
            <text:p>2</text:p>
          </table:table-cell>
          <table:table-cell table:formula="of:=[.D49]/(COUNT([.S49:.CL49])+COUNTBLANK([.S49:.CL49])-COUNTIF([.S49:.CL49];0))" office:value-type="float" office:value="0.0289855072463768" calcext:value-type="float">
            <text:p>0,0289855072</text:p>
          </table:table-cell>
          <table:table-cell table:formula="of:=COUNTIF([.S49:.CL49];1)" office:value-type="float" office:value="2" calcext:value-type="float">
            <text:p>2</text:p>
          </table:table-cell>
          <table:table-cell table:style-name="ce2" table:formula="of:=[.F49]/(2*(COUNT([.S49:.CL49])+COUNTBLANK([.S49:.CL49])-COUNTIF([.S49:.CL49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49:.T49]~[.V49:.AE49]~[.AH49]~[.AM49:.AN49]~[.AR49]~[.AT49:.AW49]~[.AZ49:.BA49]~[.BC49:.BI49]~[.BK49]~[.BM49:.BO49]~[.BQ49:.BU49]~[.BX49:.BY49]~[.CB49:.CJ49]~[.CL49]);2)" office:value-type="float" office:value="1" calcext:value-type="float">
            <text:p>1</text:p>
          </table:table-cell>
          <table:table-cell table:formula="of:=[.I49]/[.J51]" office:value-type="float" office:value="0.0208333333333333" calcext:value-type="float">
            <text:p>0,0208333333</text:p>
          </table:table-cell>
          <table:table-cell table:style-name="ce2" table:formula="of:=COUNTIF(([.S49:.T49]~[.V49:.AE49]~[.AH49]~[.AM49:.AN49]~[.AR49]~[.AT49:.AW49]~[.AZ49:.BA49]~[.BC49:.BI49]~[.BK49]~[.BM49:.BO49]~[.BQ49:.BU49]~[.BX49:.BY49]~[.CB49:.CJ49]~[.CL49]);1)" office:value-type="float" office:value="0" calcext:value-type="float">
            <text:p>0</text:p>
          </table:table-cell>
          <table:table-cell table:style-name="ce2" table:formula="of:=[.K49]/[.J51]" office:value-type="float" office:value="0" calcext:value-type="float">
            <text:p>0</text:p>
          </table:table-cell>
          <table:table-cell table:style-name="ce2"/>
          <table:table-cell table:style-name="ce2" table:formula="of:=[.D49]-[.I49]" office:value-type="float" office:value="1" calcext:value-type="float">
            <text:p>1</text:p>
          </table:table-cell>
          <table:table-cell table:style-name="ce2" table:formula="of:=[.N49]/[.O51]" office:value-type="float" office:value="0.0476190476190476" calcext:value-type="float">
            <text:p>0,0476190476</text:p>
          </table:table-cell>
          <table:table-cell table:style-name="ce2" table:formula="of:=[.F49]-[.K49]" office:value-type="float" office:value="2" calcext:value-type="float">
            <text:p>2</text:p>
          </table:table-cell>
          <table:table-cell table:style-name="ce2" table:formula="of:=[.P49]/(2*[.O51])" office:value-type="float" office:value="0.0476190476190476" calcext:value-type="float">
            <text:p>0,0476190476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50:.CL50];2)" office:value-type="float" office:value="1" calcext:value-type="float">
            <text:p>1</text:p>
          </table:table-cell>
          <table:table-cell table:formula="of:=[.D50]/(COUNT([.S50:.CL50])+COUNTBLANK([.S50:.CL50])-COUNTIF([.S50:.CL50];0))" office:value-type="float" office:value="0.0144927536231884" calcext:value-type="float">
            <text:p>0,0144927536</text:p>
          </table:table-cell>
          <table:table-cell table:formula="of:=COUNTIF([.S50:.CL50];1)" office:value-type="float" office:value="0" calcext:value-type="float">
            <text:p>0</text:p>
          </table:table-cell>
          <table:table-cell table:style-name="ce2" table:formula="of:=[.F50]/(2*(COUNT([.S50:.CL50])+COUNTBLANK([.S50:.CL50])-COUNTIF([.S50:.CL50];0)))" office:value-type="float" office:value="0" calcext:value-type="float">
            <text:p>0</text:p>
          </table:table-cell>
          <table:table-cell table:style-name="ce2"/>
          <table:table-cell table:formula="of:=COUNTIF(([.S50:.T50]~[.V50:.AE50]~[.AH50]~[.AM50:.AN50]~[.AR50]~[.AT50:.AW50]~[.AZ50:.BA50]~[.BC50:.BI50]~[.BK50]~[.BM50:.BO50]~[.BQ50:.BU50]~[.BX50:.BY50]~[.CB50:.CJ50]~[.CL50]);2)" office:value-type="float" office:value="0" calcext:value-type="float">
            <text:p>0</text:p>
          </table:table-cell>
          <table:table-cell table:formula="of:=[.I50]/[.J51]" office:value-type="float" office:value="0" calcext:value-type="float">
            <text:p>0</text:p>
          </table:table-cell>
          <table:table-cell table:style-name="ce2" table:formula="of:=COUNTIF(([.S50:.T50]~[.V50:.AE50]~[.AH50]~[.AM50:.AN50]~[.AR50]~[.AT50:.AW50]~[.AZ50:.BA50]~[.BC50:.BI50]~[.BK50]~[.BM50:.BO50]~[.BQ50:.BU50]~[.BX50:.BY50]~[.CB50:.CJ50]~[.CL50]);1)" office:value-type="float" office:value="0" calcext:value-type="float">
            <text:p>0</text:p>
          </table:table-cell>
          <table:table-cell table:style-name="ce2" table:formula="of:=[.K50]/(2*[.J51])" office:value-type="float" office:value="0" calcext:value-type="float">
            <text:p>0</text:p>
          </table:table-cell>
          <table:table-cell table:style-name="ce2"/>
          <table:table-cell table:style-name="ce2" table:formula="of:=[.D50]-[.I50]" office:value-type="float" office:value="1" calcext:value-type="float">
            <text:p>1</text:p>
          </table:table-cell>
          <table:table-cell table:style-name="ce2" table:formula="of:=[.N50]/[.O51]" office:value-type="float" office:value="0.0476190476190476" calcext:value-type="float">
            <text:p>0,0476190476</text:p>
          </table:table-cell>
          <table:table-cell table:style-name="ce2" table:formula="of:=[.F50]-[.K50]" office:value-type="float" office:value="0" calcext:value-type="float">
            <text:p>0</text:p>
          </table:table-cell>
          <table:table-cell table:style-name="ce2" table:formula="of:=[.P50]/(2*[.O51])" office:value-type="float" office:value="0" calcext:value-type="float">
            <text:p>0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48];[.D49];[.D50];[.F48]/2;[.F49]/2;[.F50]/2)" office:value-type="float" office:value="69" calcext:value-type="float">
            <text:p>69</text:p>
          </table:table-cell>
          <table:table-cell table:style-name="ce2" table:formula="of:=SUM([.E48];[.E49];[.E50];[.G48];[.G49];[.G50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48];[.I49];[.I50];[.K48]/2;[.K49]/2;[.K50]/2)" office:value-type="float" office:value="48" calcext:value-type="float">
            <text:p>48</text:p>
          </table:table-cell>
          <table:table-cell table:style-name="ce2" table:formula="of:=SUM([.J48];[.J49];[.J50];[.L48];[.L49];[.L50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48];[.N49];[.N50];[.P48]/2;[.P49]/2;[.P50]/2)" office:value-type="float" office:value="21" calcext:value-type="float">
            <text:p>21</text:p>
          </table:table-cell>
          <table:table-cell table:style-name="ce2" table:formula="of:=SUM([.O48];[.O49];[.O50];[.Q48];[.Q49];[.Q50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53:.AG53];1)" office:value-type="float" office:value="15" calcext:value-type="float">
            <text:p>15</text:p>
          </table:table-cell>
          <table:table-cell table:formula="of:=[.D53]/(COUNT([.S53:.AG53])+COUNTBLANK([.S53:.AG53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54:.AG54];1)" office:value-type="float" office:value="0" calcext:value-type="float">
            <text:p>0</text:p>
          </table:table-cell>
          <table:table-cell table:formula="of:=[.D54]/(COUNT([.S54:.AG54])+COUNTBLANK([.S54:.AG54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57:.CL57];2)" office:value-type="float" office:value="65" calcext:value-type="float">
            <text:p>65</text:p>
          </table:table-cell>
          <table:table-cell table:formula="of:=[.D57]/(COUNT([.S57:.CL57])+COUNTBLANK([.S57:.CL57])-COUNTIF([.S57:.CL57];0))" office:value-type="float" office:value="0.942028985507246" calcext:value-type="float">
            <text:p>0,9420289855</text:p>
          </table:table-cell>
          <table:table-cell table:formula="of:=COUNTIF([.S57:.CL57];1)" office:value-type="float" office:value="3" calcext:value-type="float">
            <text:p>3</text:p>
          </table:table-cell>
          <table:table-cell table:style-name="ce2" table:formula="of:=[.F57]/(2*(COUNT([.S57:.CL57])+COUNTBLANK([.S57:.CL57])-COUNTIF([.S57:.CL57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57:.T57]~[.V57:.AE57]~[.AH57]~[.AM57:.AN57]~[.AR57]~[.AT57:.AW57]~[.AZ57:.BA57]~[.BC57:.BI57]~[.BK57]~[.BM57:.BO57]~[.BQ57:.BU57]~[.BX57:.BY57]~[.CB57:.CJ57]~[.CL57]);2)" office:value-type="float" office:value="46" calcext:value-type="float">
            <text:p>46</text:p>
          </table:table-cell>
          <table:table-cell table:formula="of:=[.I57]/[.J60]" office:value-type="float" office:value="0.958333333333333" calcext:value-type="float">
            <text:p>0,9583333333</text:p>
          </table:table-cell>
          <table:table-cell table:style-name="ce2" table:formula="of:=COUNTIF(([.S57:.T57]~[.V57:.AE57]~[.AH57]~[.AM57:.AN57]~[.AR57]~[.AT57:.AW57]~[.AZ57:.BA57]~[.BC57:.BI57]~[.BK57]~[.BM57:.BO57]~[.BQ57:.BU57]~[.BX57:.BY57]~[.CB57:.CJ57]~[.CL57]);1)" office:value-type="float" office:value="2" calcext:value-type="float">
            <text:p>2</text:p>
          </table:table-cell>
          <table:table-cell table:style-name="ce2" table:formula="of:=[.K57]/(2*[.J60])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57]-[.I57]" office:value-type="float" office:value="19" calcext:value-type="float">
            <text:p>19</text:p>
          </table:table-cell>
          <table:table-cell table:style-name="ce2" table:formula="of:=[.N57]/[.O60]" office:value-type="float" office:value="0.904761904761905" calcext:value-type="float">
            <text:p>0,9047619048</text:p>
          </table:table-cell>
          <table:table-cell table:style-name="ce2" table:formula="of:=[.F57]-[.K57]" office:value-type="float" office:value="1" calcext:value-type="float">
            <text:p>1</text:p>
          </table:table-cell>
          <table:table-cell table:style-name="ce2" table:formula="of:=[.P57]/(2*[.O60])" office:value-type="float" office:value="0.0238095238095238" calcext:value-type="float">
            <text:p>0,0238095238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58:.CL58];2)" office:value-type="float" office:value="0" calcext:value-type="float">
            <text:p>0</text:p>
          </table:table-cell>
          <table:table-cell table:formula="of:=[.D58]/(COUNT([.S58:.CL58])+COUNTBLANK([.S58:.CL58])-COUNTIF([.S58:.CL58];0))" office:value-type="float" office:value="0" calcext:value-type="float">
            <text:p>0</text:p>
          </table:table-cell>
          <table:table-cell table:formula="of:=COUNTIF([.S58:.CL58];1)" office:value-type="float" office:value="3" calcext:value-type="float">
            <text:p>3</text:p>
          </table:table-cell>
          <table:table-cell table:style-name="ce2" table:formula="of:=[.F58]/(2*(COUNT([.S58:.CL58])+COUNTBLANK([.S58:.CL58])-COUNTIF([.S58:.CL58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58:.T58]~[.V58:.AE58]~[.AH58]~[.AM58:.AN58]~[.AR58]~[.AT58:.AW58]~[.AZ58:.BA58]~[.BC58:.BI58]~[.BK58]~[.BM58:.BO58]~[.BQ58:.BU58]~[.BX58:.BY58]~[.CB58:.CJ58]~[.CL58]);2)" office:value-type="float" office:value="0" calcext:value-type="float">
            <text:p>0</text:p>
          </table:table-cell>
          <table:table-cell table:formula="of:=[.I58]/[.J60]" office:value-type="float" office:value="0" calcext:value-type="float">
            <text:p>0</text:p>
          </table:table-cell>
          <table:table-cell table:style-name="ce2" table:formula="of:=COUNTIF(([.S58:.T58]~[.V58:.AE58]~[.AH58]~[.AM58:.AN58]~[.AR58]~[.AT58:.AW58]~[.AZ58:.BA58]~[.BC58:.BI58]~[.BK58]~[.BM58:.BO58]~[.BQ58:.BU58]~[.BX58:.BY58]~[.CB58:.CJ58]~[.CL58]);1)" office:value-type="float" office:value="2" calcext:value-type="float">
            <text:p>2</text:p>
          </table:table-cell>
          <table:table-cell table:style-name="ce2" table:formula="of:=[.K58]/[.J60]" office:value-type="float" office:value="0.0416666666666667" calcext:value-type="float">
            <text:p>0,0416666667</text:p>
          </table:table-cell>
          <table:table-cell table:style-name="ce2"/>
          <table:table-cell table:style-name="ce2" table:formula="of:=[.D58]-[.I58]" office:value-type="float" office:value="0" calcext:value-type="float">
            <text:p>0</text:p>
          </table:table-cell>
          <table:table-cell table:style-name="ce2" table:formula="of:=[.N58]/[.O60]" office:value-type="float" office:value="0" calcext:value-type="float">
            <text:p>0</text:p>
          </table:table-cell>
          <table:table-cell table:style-name="ce2" table:formula="of:=[.F58]-[.K58]" office:value-type="float" office:value="1" calcext:value-type="float">
            <text:p>1</text:p>
          </table:table-cell>
          <table:table-cell table:style-name="ce2" table:formula="of:=[.P58]/(2*[.O60])" office:value-type="float" office:value="0.0238095238095238" calcext:value-type="float">
            <text:p>0,0238095238</text:p>
          </table:table-cell>
          <table:table-cell table:style-name="ce2"/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59:.CL59];2)" office:value-type="float" office:value="1" calcext:value-type="float">
            <text:p>1</text:p>
          </table:table-cell>
          <table:table-cell table:formula="of:=[.D59]/(COUNT([.S59:.CL59])+COUNTBLANK([.S59:.CL59])-COUNTIF([.S59:.CL59];0))" office:value-type="float" office:value="0.0144927536231884" calcext:value-type="float">
            <text:p>0,0144927536</text:p>
          </table:table-cell>
          <table:table-cell table:formula="of:=COUNTIF([.S59:.CL59];1)" office:value-type="float" office:value="0" calcext:value-type="float">
            <text:p>0</text:p>
          </table:table-cell>
          <table:table-cell table:style-name="ce2" table:formula="of:=[.F59]/(2*(COUNT([.S59:.CL59])+COUNTBLANK([.S59:.CL59])-COUNTIF([.S59:.CL59];0)))" office:value-type="float" office:value="0" calcext:value-type="float">
            <text:p>0</text:p>
          </table:table-cell>
          <table:table-cell table:style-name="ce2"/>
          <table:table-cell table:formula="of:=COUNTIF(([.S59:.T59]~[.V59:.AE59]~[.AH59]~[.AM59:.AN59]~[.AR59]~[.AT59:.AW59]~[.AZ59:.BA59]~[.BC59:.BI59]~[.BK59]~[.BM59:.BO59]~[.BQ59:.BU59]~[.BX59:.BY59]~[.CB59:.CJ59]~[.CL59]);2)" office:value-type="float" office:value="0" calcext:value-type="float">
            <text:p>0</text:p>
          </table:table-cell>
          <table:table-cell table:formula="of:=[.I59]/[.J60]" office:value-type="float" office:value="0" calcext:value-type="float">
            <text:p>0</text:p>
          </table:table-cell>
          <table:table-cell table:style-name="ce2" table:formula="of:=COUNTIF(([.S59:.T59]~[.V59:.AE59]~[.AH59]~[.AM59:.AN59]~[.AR59]~[.AT59:.AW59]~[.AZ59:.BA59]~[.BC59:.BI59]~[.BK59]~[.BM59:.BO59]~[.BQ59:.BU59]~[.BX59:.BY59]~[.CB59:.CJ59]~[.CL59]);1)" office:value-type="float" office:value="0" calcext:value-type="float">
            <text:p>0</text:p>
          </table:table-cell>
          <table:table-cell table:style-name="ce2" table:formula="of:=[.K59]/(2*[.J60])" office:value-type="float" office:value="0" calcext:value-type="float">
            <text:p>0</text:p>
          </table:table-cell>
          <table:table-cell table:style-name="ce2"/>
          <table:table-cell table:style-name="ce2" table:formula="of:=[.D59]-[.I59]" office:value-type="float" office:value="1" calcext:value-type="float">
            <text:p>1</text:p>
          </table:table-cell>
          <table:table-cell table:style-name="ce2" table:formula="of:=[.N59]/[.O60]" office:value-type="float" office:value="0.0476190476190476" calcext:value-type="float">
            <text:p>0,0476190476</text:p>
          </table:table-cell>
          <table:table-cell table:style-name="ce2" table:formula="of:=[.F59]-[.K59]" office:value-type="float" office:value="0" calcext:value-type="float">
            <text:p>0</text:p>
          </table:table-cell>
          <table:table-cell table:style-name="ce2" table:formula="of:=[.P59]/(2*[.O60])" office:value-type="float" office:value="0" calcext:value-type="float">
            <text:p>0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57];[.D58];[.D59];[.F57]/2;[.F58]/2;[.F59]/2)" office:value-type="float" office:value="69" calcext:value-type="float">
            <text:p>69</text:p>
          </table:table-cell>
          <table:table-cell table:style-name="ce2" table:formula="of:=SUM([.E57];[.E58];[.E59];[.G57];[.G58];[.G59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57];[.I58];[.I59];[.K57]/2;[.K58]/2;[.K59]/2)" office:value-type="float" office:value="48" calcext:value-type="float">
            <text:p>48</text:p>
          </table:table-cell>
          <table:table-cell table:style-name="ce2" table:formula="of:=SUM([.J57];[.J58];[.J59];[.L57];[.L58];[.L59])" office:value-type="float" office:value="1.02083333333333" calcext:value-type="float">
            <text:p>1,02083333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57];[.N58];[.N59];[.P57]/2;[.P58]/2;[.P59]/2)" office:value-type="float" office:value="21" calcext:value-type="float">
            <text:p>21</text:p>
          </table:table-cell>
          <table:table-cell table:style-name="ce2" table:formula="of:=SUM([.O57];[.O58];[.O59];[.Q57];[.Q58];[.Q59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62:.AG62];1)" office:value-type="float" office:value="15" calcext:value-type="float">
            <text:p>15</text:p>
          </table:table-cell>
          <table:table-cell table:formula="of:=[.D62]/(COUNT([.S62:.AG62])+COUNTBLANK([.S62:.AG62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63:.AG63];1)" office:value-type="float" office:value="0" calcext:value-type="float">
            <text:p>0</text:p>
          </table:table-cell>
          <table:table-cell table:formula="of:=[.D63]/(COUNT([.S63:.AG63])+COUNTBLANK([.S63:.AG63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66:.CL66];2)" office:value-type="float" office:value="66" calcext:value-type="float">
            <text:p>66</text:p>
          </table:table-cell>
          <table:table-cell table:formula="of:=[.D66]/(COUNT([.S66:.CL66])+COUNTBLANK([.S66:.CL66])-COUNTIF([.S66:.CL66];0))" office:value-type="float" office:value="0.956521739130435" calcext:value-type="float">
            <text:p>0,9565217391</text:p>
          </table:table-cell>
          <table:table-cell table:formula="of:=COUNTIF([.S66:.CL66];1)" office:value-type="float" office:value="2" calcext:value-type="float">
            <text:p>2</text:p>
          </table:table-cell>
          <table:table-cell table:style-name="ce2" table:formula="of:=[.F66]/(2*(COUNT([.S66:.CL66])+COUNTBLANK([.S66:.CL66])-COUNTIF([.S66:.CL66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66:.T66]~[.V66:.AE66]~[.AH66]~[.AM66:.AN66]~[.AR66]~[.AT66:.AW66]~[.AZ66:.BA66]~[.BC66:.BI66]~[.BK66]~[.BM66:.BO66]~[.BQ66:.BU66]~[.BX66:.BY66]~[.CB66:.CJ66]~[.CL66]);2)" office:value-type="float" office:value="47" calcext:value-type="float">
            <text:p>47</text:p>
          </table:table-cell>
          <table:table-cell table:formula="of:=[.I66]/[.J69]" office:value-type="float" office:value="0.959183673469388" calcext:value-type="float">
            <text:p>0,9591836735</text:p>
          </table:table-cell>
          <table:table-cell table:style-name="ce2" table:formula="of:=COUNTIF(([.S66:.T66]~[.V66:.AE66]~[.AH66]~[.AM66:.AN66]~[.AR66]~[.AT66:.AW66]~[.AZ66:.BA66]~[.BC66:.BI66]~[.BK66]~[.BM66:.BO66]~[.BQ66:.BU66]~[.BX66:.BY66]~[.CB66:.CJ66]~[.CL66]);1)" office:value-type="float" office:value="2" calcext:value-type="float">
            <text:p>2</text:p>
          </table:table-cell>
          <table:table-cell table:style-name="ce2" table:formula="of:=[.K66]/(2*[.J69])" office:value-type="float" office:value="0.0204081632653061" calcext:value-type="float">
            <text:p>0,0204081633</text:p>
          </table:table-cell>
          <table:table-cell table:style-name="ce2"/>
          <table:table-cell table:style-name="ce2" table:formula="of:=[.D66]-[.I66]" office:value-type="float" office:value="19" calcext:value-type="float">
            <text:p>19</text:p>
          </table:table-cell>
          <table:table-cell table:style-name="ce2" table:formula="of:=[.N66]/[.O69]" office:value-type="float" office:value="0.95" calcext:value-type="float">
            <text:p>0,95</text:p>
          </table:table-cell>
          <table:table-cell table:style-name="ce2" table:formula="of:=[.F66]-[.K66]" office:value-type="float" office:value="0" calcext:value-type="float">
            <text:p>0</text:p>
          </table:table-cell>
          <table:table-cell table:style-name="ce2" table:formula="of:=[.P66]/(2*[.O69])" office:value-type="float" office:value="0" calcext:value-type="float">
            <text:p>0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67:.CL67];2)" office:value-type="float" office:value="0" calcext:value-type="float">
            <text:p>0</text:p>
          </table:table-cell>
          <table:table-cell table:formula="of:=[.D67]/(COUNT([.S67:.CL67])+COUNTBLANK([.S67:.CL67])-COUNTIF([.S67:.CL67];0))" office:value-type="float" office:value="0" calcext:value-type="float">
            <text:p>0</text:p>
          </table:table-cell>
          <table:table-cell table:formula="of:=COUNTIF([.S67:.CL67];1)" office:value-type="float" office:value="2" calcext:value-type="float">
            <text:p>2</text:p>
          </table:table-cell>
          <table:table-cell table:style-name="ce2" table:formula="of:=[.F67]/(2*(COUNT([.S67:.CL67])+COUNTBLANK([.S67:.CL67])-COUNTIF([.S67:.CL67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67:.T67]~[.V67:.AE67]~[.AH67]~[.AM67:.AN67]~[.AR67]~[.AT67:.AW67]~[.AZ67:.BA67]~[.BC67:.BI67]~[.BK67]~[.BM67:.BO67]~[.BQ67:.BU67]~[.BX67:.BY67]~[.CB67:.CJ67]~[.CL67]);2)" office:value-type="float" office:value="0" calcext:value-type="float">
            <text:p>0</text:p>
          </table:table-cell>
          <table:table-cell table:formula="of:=[.I67]/[.J69]" office:value-type="float" office:value="0" calcext:value-type="float">
            <text:p>0</text:p>
          </table:table-cell>
          <table:table-cell table:style-name="ce2" table:formula="of:=COUNTIF(([.S67:.T67]~[.V67:.AE67]~[.AH67]~[.AM67:.AN67]~[.AR67]~[.AT67:.AW67]~[.AZ67:.BA67]~[.BC67:.BI67]~[.BK67]~[.BM67:.BO67]~[.BQ67:.BU67]~[.BX67:.BY67]~[.CB67:.CJ67]~[.CL67]);1)" office:value-type="float" office:value="2" calcext:value-type="float">
            <text:p>2</text:p>
          </table:table-cell>
          <table:table-cell table:style-name="ce2" table:formula="of:=[.K67]/[.J69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67]-[.I67]" office:value-type="float" office:value="0" calcext:value-type="float">
            <text:p>0</text:p>
          </table:table-cell>
          <table:table-cell table:style-name="ce2" table:formula="of:=[.N67]/[.O69]" office:value-type="float" office:value="0" calcext:value-type="float">
            <text:p>0</text:p>
          </table:table-cell>
          <table:table-cell table:style-name="ce2" table:formula="of:=[.F67]-[.K67]" office:value-type="float" office:value="0" calcext:value-type="float">
            <text:p>0</text:p>
          </table:table-cell>
          <table:table-cell table:style-name="ce2" table:formula="of:=[.P67]/(2*[.O69])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68:.CL68];2)" office:value-type="float" office:value="1" calcext:value-type="float">
            <text:p>1</text:p>
          </table:table-cell>
          <table:table-cell table:formula="of:=[.D68]/(COUNT([.S68:.CL68])+COUNTBLANK([.S68:.CL68])-COUNTIF([.S68:.CL68];0))" office:value-type="float" office:value="0.0144927536231884" calcext:value-type="float">
            <text:p>0,0144927536</text:p>
          </table:table-cell>
          <table:table-cell table:formula="of:=COUNTIF([.S68:.CL68];1)" office:value-type="float" office:value="0" calcext:value-type="float">
            <text:p>0</text:p>
          </table:table-cell>
          <table:table-cell table:style-name="ce2" table:formula="of:=[.F68]/(2*(COUNT([.S68:.CL68])+COUNTBLANK([.S68:.CL68])-COUNTIF([.S68:.CL68];0)))" office:value-type="float" office:value="0" calcext:value-type="float">
            <text:p>0</text:p>
          </table:table-cell>
          <table:table-cell table:style-name="ce2"/>
          <table:table-cell table:formula="of:=COUNTIF(([.S68:.T68]~[.V68:.AE68]~[.AH68]~[.AM68:.AN68]~[.AR68]~[.AT68:.AW68]~[.AZ68:.BA68]~[.BC68:.BI68]~[.BK68]~[.BM68:.BO68]~[.BQ68:.BU68]~[.BX68:.BY68]~[.CB68:.CJ68]~[.CL68]);2)" office:value-type="float" office:value="0" calcext:value-type="float">
            <text:p>0</text:p>
          </table:table-cell>
          <table:table-cell table:formula="of:=[.I68]/[.J69]" office:value-type="float" office:value="0" calcext:value-type="float">
            <text:p>0</text:p>
          </table:table-cell>
          <table:table-cell table:style-name="ce2" table:formula="of:=COUNTIF(([.S68:.T68]~[.V68:.AE68]~[.AH68]~[.AM68:.AN68]~[.AR68]~[.AT68:.AW68]~[.AZ68:.BA68]~[.BC68:.BI68]~[.BK68]~[.BM68:.BO68]~[.BQ68:.BU68]~[.BX68:.BY68]~[.CB68:.CJ68]~[.CL68]);1)" office:value-type="float" office:value="0" calcext:value-type="float">
            <text:p>0</text:p>
          </table:table-cell>
          <table:table-cell table:style-name="ce2" table:formula="of:=[.K68]/(2*[.J69])" office:value-type="float" office:value="0" calcext:value-type="float">
            <text:p>0</text:p>
          </table:table-cell>
          <table:table-cell table:style-name="ce2"/>
          <table:table-cell table:style-name="ce2" table:formula="of:=[.D68]-[.I68]" office:value-type="float" office:value="1" calcext:value-type="float">
            <text:p>1</text:p>
          </table:table-cell>
          <table:table-cell table:style-name="ce2" table:formula="of:=[.N68]/[.O69]" office:value-type="float" office:value="0.05" calcext:value-type="float">
            <text:p>0,05</text:p>
          </table:table-cell>
          <table:table-cell table:style-name="ce2" table:formula="of:=[.F68]-[.K68]" office:value-type="float" office:value="0" calcext:value-type="float">
            <text:p>0</text:p>
          </table:table-cell>
          <table:table-cell table:style-name="ce2" table:formula="of:=[.P68]/(2*[.O69])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66];[.D67];[.D68];[.F66]/2;[.F67]/2;[.F68]/2)" office:value-type="float" office:value="69" calcext:value-type="float">
            <text:p>69</text:p>
          </table:table-cell>
          <table:table-cell table:style-name="ce2" table:formula="of:=SUM([.E66];[.E67];[.E68];[.G66];[.G67];[.G68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66];[.I67];[.I68];[.K66]/2;[.K67]/2;[.K68]/2)" office:value-type="float" office:value="49" calcext:value-type="float">
            <text:p>49</text:p>
          </table:table-cell>
          <table:table-cell table:style-name="ce2" table:formula="of:=SUM([.J66];[.J67];[.J68];[.L66];[.L67];[.L68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66];[.N67];[.N68];[.P66]/2;[.P67]/2;[.P68]/2)" office:value-type="float" office:value="20" calcext:value-type="float">
            <text:p>20</text:p>
          </table:table-cell>
          <table:table-cell table:style-name="ce2" table:formula="of:=SUM([.O66];[.O67];[.O68];[.Q66];[.Q67];[.Q68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71:.AG71];1)" office:value-type="float" office:value="15" calcext:value-type="float">
            <text:p>15</text:p>
          </table:table-cell>
          <table:table-cell table:formula="of:=[.D71]/(COUNT([.S71:.AG71])+COUNTBLANK([.S71:.AG71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72:.AG72];1)" office:value-type="float" office:value="0" calcext:value-type="float">
            <text:p>0</text:p>
          </table:table-cell>
          <table:table-cell table:formula="of:=[.D72]/(COUNT([.S72:.AG72])+COUNTBLANK([.S72:.AG72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75:.CL75];2)" office:value-type="float" office:value="63" calcext:value-type="float">
            <text:p>63</text:p>
          </table:table-cell>
          <table:table-cell table:formula="of:=[.D75]/(COUNT([.S75:.CL75])+COUNTBLANK([.S75:.CL75])-COUNTIF([.S75:.CL75];0))" office:value-type="float" office:value="0.91304347826087" calcext:value-type="float">
            <text:p>0,9130434783</text:p>
          </table:table-cell>
          <table:table-cell table:formula="of:=COUNTIF([.S75:.CL75];1)" office:value-type="float" office:value="4" calcext:value-type="float">
            <text:p>4</text:p>
          </table:table-cell>
          <table:table-cell table:style-name="ce2" table:formula="of:=[.F75]/(2*(COUNT([.S75:.CL75])+COUNTBLANK([.S75:.CL75])-COUNTIF([.S75:.CL75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75:.T75]~[.V75:.AE75]~[.AH75]~[.AM75:.AN75]~[.AR75]~[.AT75:.AW75]~[.AZ75:.BA75]~[.BC75:.BI75]~[.BK75]~[.BM75:.BO75]~[.BQ75:.BU75]~[.BX75:.BY75]~[.CB75:.CJ75]~[.CL75]);2)" office:value-type="float" office:value="46" calcext:value-type="float">
            <text:p>46</text:p>
          </table:table-cell>
          <table:table-cell table:formula="of:=[.I75]/[.J78]" office:value-type="float" office:value="0.958333333333333" calcext:value-type="float">
            <text:p>0,9583333333</text:p>
          </table:table-cell>
          <table:table-cell table:style-name="ce2" table:formula="of:=COUNTIF(([.S75:.T75]~[.V75:.AE75]~[.AH75]~[.AM75:.AN75]~[.AR75]~[.AT75:.AW75]~[.AZ75:.BA75]~[.BC75:.BI75]~[.BK75]~[.BM75:.BO75]~[.BQ75:.BU75]~[.BX75:.BY75]~[.CB75:.CJ75]~[.CL75]);1)" office:value-type="float" office:value="1" calcext:value-type="float">
            <text:p>1</text:p>
          </table:table-cell>
          <table:table-cell table:style-name="ce2" table:formula="of:=[.K75]/(2*[.J78])" office:value-type="float" office:value="0.0104166666666667" calcext:value-type="float">
            <text:p>0,0104166667</text:p>
          </table:table-cell>
          <table:table-cell table:style-name="ce2"/>
          <table:table-cell table:style-name="ce2" table:formula="of:=[.D75]-[.I75]" office:value-type="float" office:value="17" calcext:value-type="float">
            <text:p>17</text:p>
          </table:table-cell>
          <table:table-cell table:style-name="ce2" table:formula="of:=[.N75]/[.O78]" office:value-type="float" office:value="0.80952380952381" calcext:value-type="float">
            <text:p>0,8095238095</text:p>
          </table:table-cell>
          <table:table-cell table:style-name="ce2" table:formula="of:=[.F75]-[.K75]" office:value-type="float" office:value="3" calcext:value-type="float">
            <text:p>3</text:p>
          </table:table-cell>
          <table:table-cell table:style-name="ce2" table:formula="of:=[.P75]/(2*[.O78])" office:value-type="float" office:value="0.0714285714285714" calcext:value-type="float">
            <text:p>0,0714285714</text:p>
          </table:table-cell>
          <table:table-cell table:style-name="ce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76:.CL76];2)" office:value-type="float" office:value="0" calcext:value-type="float">
            <text:p>0</text:p>
          </table:table-cell>
          <table:table-cell table:formula="of:=[.D76]/(COUNT([.S76:.CL76])+COUNTBLANK([.S76:.CL76])-COUNTIF([.S76:.CL76];0))" office:value-type="float" office:value="0" calcext:value-type="float">
            <text:p>0</text:p>
          </table:table-cell>
          <table:table-cell table:formula="of:=COUNTIF([.S76:.CL76];1)" office:value-type="float" office:value="4" calcext:value-type="float">
            <text:p>4</text:p>
          </table:table-cell>
          <table:table-cell table:style-name="ce2" table:formula="of:=[.F76]/(2*(COUNT([.S76:.CL76])+COUNTBLANK([.S76:.CL76])-COUNTIF([.S76:.CL76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76:.T76]~[.V76:.AE76]~[.AH76]~[.AM76:.AN76]~[.AR76]~[.AT76:.AW76]~[.AZ76:.BA76]~[.BC76:.BI76]~[.BK76]~[.BM76:.BO76]~[.BQ76:.BU76]~[.BX76:.BY76]~[.CB76:.CJ76]~[.CL76]);2)" office:value-type="float" office:value="0" calcext:value-type="float">
            <text:p>0</text:p>
          </table:table-cell>
          <table:table-cell table:formula="of:=[.I76]/[.J78]" office:value-type="float" office:value="0" calcext:value-type="float">
            <text:p>0</text:p>
          </table:table-cell>
          <table:table-cell table:style-name="ce2" table:formula="of:=COUNTIF(([.S76:.T76]~[.V76:.AE76]~[.AH76]~[.AM76:.AN76]~[.AR76]~[.AT76:.AW76]~[.AZ76:.BA76]~[.BC76:.BI76]~[.BK76]~[.BM76:.BO76]~[.BQ76:.BU76]~[.BX76:.BY76]~[.CB76:.CJ76]~[.CL76]);1)" office:value-type="float" office:value="1" calcext:value-type="float">
            <text:p>1</text:p>
          </table:table-cell>
          <table:table-cell table:style-name="ce2" table:formula="of:=[.K76]/[.J78]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76]-[.I76]" office:value-type="float" office:value="0" calcext:value-type="float">
            <text:p>0</text:p>
          </table:table-cell>
          <table:table-cell table:style-name="ce2" table:formula="of:=[.N76]/[.O78]" office:value-type="float" office:value="0" calcext:value-type="float">
            <text:p>0</text:p>
          </table:table-cell>
          <table:table-cell table:style-name="ce2" table:formula="of:=[.F76]-[.K76]" office:value-type="float" office:value="3" calcext:value-type="float">
            <text:p>3</text:p>
          </table:table-cell>
          <table:table-cell table:style-name="ce2" table:formula="of:=[.P76]/(2*[.O78])" office:value-type="float" office:value="0.0714285714285714" calcext:value-type="float">
            <text:p>0,0714285714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77:.CL77];2)" office:value-type="float" office:value="2" calcext:value-type="float">
            <text:p>2</text:p>
          </table:table-cell>
          <table:table-cell table:formula="of:=[.D77]/(COUNT([.S77:.CL77])+COUNTBLANK([.S77:.CL77])-COUNTIF([.S77:.CL77];0))" office:value-type="float" office:value="0.0289855072463768" calcext:value-type="float">
            <text:p>0,0289855072</text:p>
          </table:table-cell>
          <table:table-cell table:formula="of:=COUNTIF([.S77:.CL77];1)" office:value-type="float" office:value="0" calcext:value-type="float">
            <text:p>0</text:p>
          </table:table-cell>
          <table:table-cell table:style-name="ce2" table:formula="of:=[.F77]/(2*(COUNT([.S77:.CL77])+COUNTBLANK([.S77:.CL77])-COUNTIF([.S77:.CL77];0)))" office:value-type="float" office:value="0" calcext:value-type="float">
            <text:p>0</text:p>
          </table:table-cell>
          <table:table-cell table:style-name="ce2"/>
          <table:table-cell table:formula="of:=COUNTIF(([.S77:.T77]~[.V77:.AE77]~[.AH77]~[.AM77:.AN77]~[.AR77]~[.AT77:.AW77]~[.AZ77:.BA77]~[.BC77:.BI77]~[.BK77]~[.BM77:.BO77]~[.BQ77:.BU77]~[.BX77:.BY77]~[.CB77:.CJ77]~[.CL77]);2)" office:value-type="float" office:value="1" calcext:value-type="float">
            <text:p>1</text:p>
          </table:table-cell>
          <table:table-cell table:formula="of:=[.I77]/[.J78]" office:value-type="float" office:value="0.0208333333333333" calcext:value-type="float">
            <text:p>0,0208333333</text:p>
          </table:table-cell>
          <table:table-cell table:style-name="ce2" table:formula="of:=COUNTIF(([.S77:.T77]~[.V77:.AE77]~[.AH77]~[.AM77:.AN77]~[.AR77]~[.AT77:.AW77]~[.AZ77:.BA77]~[.BC77:.BI77]~[.BK77]~[.BM77:.BO77]~[.BQ77:.BU77]~[.BX77:.BY77]~[.CB77:.CJ77]~[.CL77]);1)" office:value-type="float" office:value="0" calcext:value-type="float">
            <text:p>0</text:p>
          </table:table-cell>
          <table:table-cell table:style-name="ce2" table:formula="of:=[.K77]/(2*[.J78])" office:value-type="float" office:value="0" calcext:value-type="float">
            <text:p>0</text:p>
          </table:table-cell>
          <table:table-cell table:style-name="ce2"/>
          <table:table-cell table:style-name="ce2" table:formula="of:=[.D77]-[.I77]" office:value-type="float" office:value="1" calcext:value-type="float">
            <text:p>1</text:p>
          </table:table-cell>
          <table:table-cell table:style-name="ce2" table:formula="of:=[.N77]/[.O78]" office:value-type="float" office:value="0.0476190476190476" calcext:value-type="float">
            <text:p>0,0476190476</text:p>
          </table:table-cell>
          <table:table-cell table:style-name="ce2" table:formula="of:=[.F77]-[.K77]" office:value-type="float" office:value="0" calcext:value-type="float">
            <text:p>0</text:p>
          </table:table-cell>
          <table:table-cell table:style-name="ce2" table:formula="of:=[.P77]/(2*[.O78])" office:value-type="float" office:value="0" calcext:value-type="float">
            <text:p>0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75];[.D76];[.D77];[.F75]/2;[.F76]/2;[.F77]/2)" office:value-type="float" office:value="69" calcext:value-type="float">
            <text:p>69</text:p>
          </table:table-cell>
          <table:table-cell table:style-name="ce2" table:formula="of:=SUM([.E75];[.E76];[.E77];[.G75];[.G76];[.G77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75];[.I76];[.I77];[.K75]/2;[.K76]/2;[.K77]/2)" office:value-type="float" office:value="48" calcext:value-type="float">
            <text:p>48</text:p>
          </table:table-cell>
          <table:table-cell table:style-name="ce2" table:formula="of:=SUM([.J75];[.J76];[.J77];[.L75];[.L76];[.L77])" office:value-type="float" office:value="1.01041666666667" calcext:value-type="float">
            <text:p>1,0104166667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75];[.N76];[.N77];[.P75]/2;[.P76]/2;[.P77]/2)" office:value-type="float" office:value="21" calcext:value-type="float">
            <text:p>21</text:p>
          </table:table-cell>
          <table:table-cell table:style-name="ce2" table:formula="of:=SUM([.O75];[.O76];[.O77];[.Q75];[.Q76];[.Q7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80:.AG80];1)" office:value-type="float" office:value="15" calcext:value-type="float">
            <text:p>15</text:p>
          </table:table-cell>
          <table:table-cell table:formula="of:=[.D80]/(COUNT([.S80:.AG80])+COUNTBLANK([.S80:.AG80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81:.AG81];1)" office:value-type="float" office:value="0" calcext:value-type="float">
            <text:p>0</text:p>
          </table:table-cell>
          <table:table-cell table:formula="of:=[.D81]/(COUNT([.S81:.AG81])+COUNTBLANK([.S81:.AG81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48];[.D57];[.D66];[.D75])" office:value-type="float" office:value="258" calcext:value-type="float">
            <text:p>258</text:p>
          </table:table-cell>
          <table:table-cell table:style-name="ce1" table:formula="of:=[.D84]/[.E87]" office:value-type="float" office:value="0.934782608695652" calcext:value-type="float">
            <text:p>0,9347826087</text:p>
          </table:table-cell>
          <table:table-cell table:style-name="ce1" table:formula="of:=SUM([.F48];[.F57];[.F66];[.F75])" office:value-type="float" office:value="11" calcext:value-type="float">
            <text:p>11</text:p>
          </table:table-cell>
          <table:table-cell table:style-name="ce1" table:formula="of:=[.F84]/(2*[.E87])" office:value-type="float" office:value="0.0199275362318841" calcext:value-type="float">
            <text:p>0,0199275362</text:p>
          </table:table-cell>
          <table:table-cell table:style-name="ce1" table:formula="of:=[.E84]+[.G84]" office:value-type="float" office:value="0.954710144927536" calcext:value-type="float">
            <text:p>0,9547101449</text:p>
          </table:table-cell>
          <table:table-cell table:style-name="ce1" table:formula="of:=SUM([.I48];[.I57];[.I66];[.I75])" office:value-type="float" office:value="186" calcext:value-type="float">
            <text:p>186</text:p>
          </table:table-cell>
          <table:table-cell table:style-name="ce1" table:formula="of:=[.I84]/[.J87]" office:value-type="float" office:value="0.963730569948186" calcext:value-type="float">
            <text:p>0,9637305699</text:p>
          </table:table-cell>
          <table:table-cell table:style-name="ce1" table:formula="of:=SUM([.K48];[.K57];[.K66];[.K75])" office:value-type="float" office:value="5" calcext:value-type="float">
            <text:p>5</text:p>
          </table:table-cell>
          <table:table-cell table:style-name="ce1" table:formula="of:=[.K84]/(2*[.J87])" office:value-type="float" office:value="0.0129533678756477" calcext:value-type="float">
            <text:p>0,0129533679</text:p>
          </table:table-cell>
          <table:table-cell table:style-name="ce1" table:formula="of:=[.J84]+[.L84]" office:value-type="float" office:value="0.976683937823834" calcext:value-type="float">
            <text:p>0,9766839378</text:p>
          </table:table-cell>
          <table:table-cell table:style-name="ce1" table:formula="of:=SUM([.N48];[.N57];[.N66];[.N75])" office:value-type="float" office:value="72" calcext:value-type="float">
            <text:p>72</text:p>
          </table:table-cell>
          <table:table-cell table:style-name="ce1" table:formula="of:=[.N84]/[.O87]" office:value-type="float" office:value="0.867469879518072" calcext:value-type="float">
            <text:p>0,8674698795</text:p>
          </table:table-cell>
          <table:table-cell table:style-name="ce1" table:formula="of:=SUM([.P48];[.P57];[.P66];[.P75])" office:value-type="float" office:value="6" calcext:value-type="float">
            <text:p>6</text:p>
          </table:table-cell>
          <table:table-cell table:style-name="ce1" table:formula="of:=[.P84]/(2*[.O87])" office:value-type="float" office:value="0.036144578313253" calcext:value-type="float">
            <text:p>0,0361445783</text:p>
          </table:table-cell>
          <table:table-cell table:style-name="ce1" table:formula="of:=[.O84]+[.Q84]" office:value-type="float" office:value="0.903614457831325" calcext:value-type="float">
            <text:p>0,9036144578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49];[.D58];[.D67];[.D76])" office:value-type="float" office:value="2" calcext:value-type="float">
            <text:p>2</text:p>
          </table:table-cell>
          <table:table-cell table:style-name="ce1" table:formula="of:=[.D85]/[.E87]" office:value-type="float" office:value="0.0072463768115942" calcext:value-type="float">
            <text:p>0,0072463768</text:p>
          </table:table-cell>
          <table:table-cell table:style-name="ce1" table:formula="of:=SUM([.F49];[.F58];[.F67];[.F76])" office:value-type="float" office:value="11" calcext:value-type="float">
            <text:p>11</text:p>
          </table:table-cell>
          <table:table-cell table:style-name="ce3" table:formula="of:=[.F85]/(2*[.E87])" office:value-type="float" office:value="0.0199275362318841" calcext:value-type="float">
            <text:p>0,0199275362</text:p>
          </table:table-cell>
          <table:table-cell table:style-name="ce1" table:formula="of:=[.E85]+[.G85]" office:value-type="float" office:value="0.0271739130434783" calcext:value-type="float">
            <text:p>0,027173913</text:p>
          </table:table-cell>
          <table:table-cell table:style-name="ce1" table:formula="of:=SUM([.I49];[.I58];[.I67];[.I76])" office:value-type="float" office:value="1" calcext:value-type="float">
            <text:p>1</text:p>
          </table:table-cell>
          <table:table-cell table:style-name="ce1" table:formula="of:=[.I85]/[.J87]" office:value-type="float" office:value="0.00518134715025907" calcext:value-type="float">
            <text:p>0,0051813472</text:p>
          </table:table-cell>
          <table:table-cell table:style-name="ce1" table:formula="of:=SUM([.K49];[.K58];[.K67];[.K76])" office:value-type="float" office:value="5" calcext:value-type="float">
            <text:p>5</text:p>
          </table:table-cell>
          <table:table-cell table:style-name="ce3" table:formula="of:=[.K85]/(2*[.J87])" office:value-type="float" office:value="0.0129533678756477" calcext:value-type="float">
            <text:p>0,0129533679</text:p>
          </table:table-cell>
          <table:table-cell table:style-name="ce1" table:formula="of:=[.J85]+[.L85]" office:value-type="float" office:value="0.0181347150259067" calcext:value-type="float">
            <text:p>0,018134715</text:p>
          </table:table-cell>
          <table:table-cell table:style-name="ce1" table:formula="of:=SUM([.N49];[.N58];[.N67];[.N76])" office:value-type="float" office:value="1" calcext:value-type="float">
            <text:p>1</text:p>
          </table:table-cell>
          <table:table-cell table:style-name="ce1" table:formula="of:=[.N85]/[.O87]" office:value-type="float" office:value="0.0120481927710843" calcext:value-type="float">
            <text:p>0,0120481928</text:p>
          </table:table-cell>
          <table:table-cell table:style-name="ce1" table:formula="of:=SUM([.P49];[.P58];[.P67];[.P76])" office:value-type="float" office:value="6" calcext:value-type="float">
            <text:p>6</text:p>
          </table:table-cell>
          <table:table-cell table:style-name="ce3" table:formula="of:=[.P85]/(2*[.O87])" office:value-type="float" office:value="0.036144578313253" calcext:value-type="float">
            <text:p>0,0361445783</text:p>
          </table:table-cell>
          <table:table-cell table:style-name="ce1" table:formula="of:=[.O85]+[.Q85]" office:value-type="float" office:value="0.0481927710843374" calcext:value-type="float">
            <text:p>0,0481927711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50];[.D59];[.D68];[.D77])" office:value-type="float" office:value="5" calcext:value-type="float">
            <text:p>5</text:p>
          </table:table-cell>
          <table:table-cell table:style-name="ce1" table:formula="of:=[.D86]/[.E87]" office:value-type="float" office:value="0.0181159420289855" calcext:value-type="float">
            <text:p>0,018115942</text:p>
          </table:table-cell>
          <table:table-cell table:style-name="ce1" table:formula="of:=SUM([.F50];[.F59];[.F68];[.F77])" office:value-type="float" office:value="0" calcext:value-type="float">
            <text:p>0</text:p>
          </table:table-cell>
          <table:table-cell table:style-name="ce1" table:formula="of:=[.F86]/(2*[.E87])" office:value-type="float" office:value="0" calcext:value-type="float">
            <text:p>0</text:p>
          </table:table-cell>
          <table:table-cell table:style-name="ce1" table:formula="of:=[.E86]+[.G86]" office:value-type="float" office:value="0.0181159420289855" calcext:value-type="float">
            <text:p>0,018115942</text:p>
          </table:table-cell>
          <table:table-cell table:style-name="ce1" table:formula="of:=SUM([.I50];[.I59];[.I68];[.I77])" office:value-type="float" office:value="1" calcext:value-type="float">
            <text:p>1</text:p>
          </table:table-cell>
          <table:table-cell table:style-name="ce1" table:formula="of:=[.I86]/[.J87]" office:value-type="float" office:value="0.00518134715025907" calcext:value-type="float">
            <text:p>0,0051813472</text:p>
          </table:table-cell>
          <table:table-cell table:style-name="ce1" table:formula="of:=SUM([.K50];[.K59];[.K68];[.K77])" office:value-type="float" office:value="0" calcext:value-type="float">
            <text:p>0</text:p>
          </table:table-cell>
          <table:table-cell table:style-name="ce1" table:formula="of:=[.K86]/(2*[.J87])" office:value-type="float" office:value="0" calcext:value-type="float">
            <text:p>0</text:p>
          </table:table-cell>
          <table:table-cell table:style-name="ce1" table:formula="of:=[.J86]+[.L86]" office:value-type="float" office:value="0.00518134715025907" calcext:value-type="float">
            <text:p>0,0051813472</text:p>
          </table:table-cell>
          <table:table-cell table:style-name="ce1" table:formula="of:=SUM([.N50];[.N59];[.N68];[.N77])" office:value-type="float" office:value="4" calcext:value-type="float">
            <text:p>4</text:p>
          </table:table-cell>
          <table:table-cell table:style-name="ce1" table:formula="of:=[.N86]/[.O87]" office:value-type="float" office:value="0.0481927710843374" calcext:value-type="float">
            <text:p>0,0481927711</text:p>
          </table:table-cell>
          <table:table-cell table:style-name="ce1" table:formula="of:=SUM([.P50];[.P59];[.P68];[.P77])" office:value-type="float" office:value="0" calcext:value-type="float">
            <text:p>0</text:p>
          </table:table-cell>
          <table:table-cell table:style-name="ce1" table:formula="of:=[.P86]/(2*[.O87])" office:value-type="float" office:value="0" calcext:value-type="float">
            <text:p>0</text:p>
          </table:table-cell>
          <table:table-cell table:style-name="ce1" table:formula="of:=[.O86]+[.Q86]" office:value-type="float" office:value="0.0481927710843374" calcext:value-type="float">
            <text:p>0,0481927711</text:p>
          </table:table-cell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84];[.D85];[.D86];[.F84]/2;[.F85]/2;[.F86]/2)" office:value-type="float" office:value="276" calcext:value-type="float">
            <text:p>276</text:p>
          </table:table-cell>
          <table:table-cell table:style-name="ce3" table:formula="of:=SUM([.E84];[.E85];[.E86];[.G84];[.G85];[.G86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84];[.I85];[.I86];[.K84]/2;[.K85]/2;[.K86]/2)" office:value-type="float" office:value="193" calcext:value-type="float">
            <text:p>193</text:p>
          </table:table-cell>
          <table:table-cell table:style-name="ce3" table:formula="of:=SUM([.J84];[.J85];[.J86];[.L84];[.L85];[.L86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84];[.N85];[.N86];[.P84]/2;[.P85]/2;[.P86]/2)" office:value-type="float" office:value="83" calcext:value-type="float">
            <text:p>83</text:p>
          </table:table-cell>
          <table:table-cell table:style-name="ce3" table:formula="of:=SUM([.O84];[.O85];[.O86];[.Q84];[.Q85];[.Q86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53];[.D62];[.D71];[.D80])" office:value-type="float" office:value="60" calcext:value-type="float">
            <text:p>60</text:p>
          </table:table-cell>
          <table:table-cell table:style-name="ce1" table:formula="of:=[.D89]/([.D89]+[.D90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54];[.D63];[.D72];[.D81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anze/69</text:p>
          </table:table-cell>
          <table:covered-table-cell/>
          <table:table-cell office:value-type="string" calcext:value-type="string" table:number-columns-spanned="2" table:number-rows-spanned="1">
            <text:p>Halbe/69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raining</text:p>
          </table:table-cell>
          <table:covered-table-cell/>
          <table:table-cell office:value-type="string" calcext:value-type="string" table:number-columns-spanned="2" table:number-rows-spanned="1">
            <text:p>Halbe/training</text:p>
          </table:table-cell>
          <table:covered-table-cell/>
          <table:table-cell/>
          <table:table-cell office:value-type="string" calcext:value-type="string" table:number-columns-spanned="2" table:number-rows-spanned="1">
            <text:p>Ganze/Test</text:p>
          </table:table-cell>
          <table:covered-table-cell/>
          <table:table-cell office:value-type="string" calcext:value-type="string" table:number-columns-spanned="2" table:number-rows-spanned="1">
            <text:p>Halbe/Tes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 table:number-columns-spanned="1" table:number-rows-spanned="43">
            <text:p>20190720-110728_tree</text:p>
          </table:table-cell>
          <table:table-cell office:value-type="string" calcext:value-type="string" table:number-columns-spanned="1" table:number-rows-spanned="7">
            <text:p>ENV 100</text:p>
          </table:table-cell>
          <table:table-cell office:value-type="string" calcext:value-type="string">
            <text:p>success</text:p>
          </table:table-cell>
          <table:table-cell table:formula="of:=COUNTIF([.S94:.CL94];2)" office:value-type="float" office:value="59" calcext:value-type="float">
            <text:p>59</text:p>
          </table:table-cell>
          <table:table-cell table:formula="of:=[.D94]/(COUNT([.S94:.CL94])+COUNTBLANK([.S94:.CL94])-COUNTIF([.S94:.CL94];0))" office:value-type="float" office:value="0.855072463768116" calcext:value-type="float">
            <text:p>0,8550724638</text:p>
          </table:table-cell>
          <table:table-cell table:formula="of:=COUNTIF([.S94:.CL94];1)" office:value-type="float" office:value="3" calcext:value-type="float">
            <text:p>3</text:p>
          </table:table-cell>
          <table:table-cell table:style-name="ce2" table:formula="of:=[.F94]/(2*(COUNT([.S94:.CL94])+COUNTBLANK([.S94:.CL94])-COUNTIF([.S94:.CL94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94:.T94]~[.V94:.AE94]~[.AH94]~[.AM94:.AN94]~[.AR94]~[.AT94:.AW94]~[.AZ94:.BA94]~[.BC94:.BI94]~[.BK94]~[.BM94:.BO94]~[.BQ94:.BU94]~[.BX94:.BY94]~[.CB94:.CJ94]~[.CL94]);2)" office:value-type="float" office:value="46" calcext:value-type="float">
            <text:p>46</text:p>
          </table:table-cell>
          <table:table-cell table:formula="of:=[.I94]/[.J97]" office:value-type="float" office:value="0.938775510204082" calcext:value-type="float">
            <text:p>0,9387755102</text:p>
          </table:table-cell>
          <table:table-cell table:style-name="ce2" table:formula="of:=COUNTIF(([.S94:.T94]~[.V94:.AE94]~[.AH94]~[.AM94:.AN94]~[.AR94]~[.AT94:.AW94]~[.AZ94:.BA94]~[.BC94:.BI94]~[.BK94]~[.BM94:.BO94]~[.BQ94:.BU94]~[.BX94:.BY94]~[.CB94:.CJ94]~[.CL94]);1)" office:value-type="float" office:value="1" calcext:value-type="float">
            <text:p>1</text:p>
          </table:table-cell>
          <table:table-cell table:style-name="ce2" table:formula="of:=[.K94]/(2*[.J97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94]-[.I94]" office:value-type="float" office:value="13" calcext:value-type="float">
            <text:p>13</text:p>
          </table:table-cell>
          <table:table-cell table:style-name="ce2" table:formula="of:=[.N94]/[.O97]" office:value-type="float" office:value="0.65" calcext:value-type="float">
            <text:p>0,65</text:p>
          </table:table-cell>
          <table:table-cell table:style-name="ce2" table:formula="of:=[.F94]-[.K94]" office:value-type="float" office:value="2" calcext:value-type="float">
            <text:p>2</text:p>
          </table:table-cell>
          <table:table-cell table:style-name="ce2" table:formula="of:=[.P94]/(2*[.O97])" office:value-type="float" office:value="0.05" calcext:value-type="float">
            <text:p>0,05</text:p>
          </table:table-cell>
          <table:table-cell table:style-name="ce2"/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95:.CL95];2)" office:value-type="float" office:value="3" calcext:value-type="float">
            <text:p>3</text:p>
          </table:table-cell>
          <table:table-cell table:formula="of:=[.D95]/(COUNT([.S95:.CL95])+COUNTBLANK([.S95:.CL95])-COUNTIF([.S95:.CL95];0))" office:value-type="float" office:value="0.0434782608695652" calcext:value-type="float">
            <text:p>0,0434782609</text:p>
          </table:table-cell>
          <table:table-cell table:formula="of:=COUNTIF([.S95:.CL95];1)" office:value-type="float" office:value="4" calcext:value-type="float">
            <text:p>4</text:p>
          </table:table-cell>
          <table:table-cell table:style-name="ce2" table:formula="of:=[.F95]/(2*(COUNT([.S95:.CL95])+COUNTBLANK([.S95:.CL95])-COUNTIF([.S95:.CL95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95:.T95]~[.V95:.AE95]~[.AH95]~[.AM95:.AN95]~[.AR95]~[.AT95:.AW95]~[.AZ95:.BA95]~[.BC95:.BI95]~[.BK95]~[.BM95:.BO95]~[.BQ95:.BU95]~[.BX95:.BY95]~[.CB95:.CJ95]~[.CL95]);2)" office:value-type="float" office:value="1" calcext:value-type="float">
            <text:p>1</text:p>
          </table:table-cell>
          <table:table-cell table:formula="of:=[.I95]/[.J97]" office:value-type="float" office:value="0.0204081632653061" calcext:value-type="float">
            <text:p>0,0204081633</text:p>
          </table:table-cell>
          <table:table-cell table:style-name="ce2" table:formula="of:=COUNTIF(([.S95:.T95]~[.V95:.AE95]~[.AH95]~[.AM95:.AN95]~[.AR95]~[.AT95:.AW95]~[.AZ95:.BA95]~[.BC95:.BI95]~[.BK95]~[.BM95:.BO95]~[.BQ95:.BU95]~[.BX95:.BY95]~[.CB95:.CJ95]~[.CL95]);1)" office:value-type="float" office:value="2" calcext:value-type="float">
            <text:p>2</text:p>
          </table:table-cell>
          <table:table-cell table:style-name="ce2" table:formula="of:=[.K95]/[.J97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95]-[.I95]" office:value-type="float" office:value="2" calcext:value-type="float">
            <text:p>2</text:p>
          </table:table-cell>
          <table:table-cell table:style-name="ce2" table:formula="of:=[.N95]/[.O97]" office:value-type="float" office:value="0.1" calcext:value-type="float">
            <text:p>0,1</text:p>
          </table:table-cell>
          <table:table-cell table:style-name="ce2" table:formula="of:=[.F95]-[.K95]" office:value-type="float" office:value="2" calcext:value-type="float">
            <text:p>2</text:p>
          </table:table-cell>
          <table:table-cell table:style-name="ce2" table:formula="of:=[.P95]/(2*[.O97])" office:value-type="float" office:value="0.05" calcext:value-type="float">
            <text:p>0,05</text:p>
          </table:table-cell>
          <table:table-cell table:style-name="ce2"/>
          <table:table-cell table:number-columns-repeated="18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96:.CL96];2)" office:value-type="float" office:value="2" calcext:value-type="float">
            <text:p>2</text:p>
          </table:table-cell>
          <table:table-cell table:formula="of:=[.D96]/(COUNT([.S96:.CL96])+COUNTBLANK([.S96:.CL96])-COUNTIF([.S96:.CL96];0))" office:value-type="float" office:value="0.0289855072463768" calcext:value-type="float">
            <text:p>0,0289855072</text:p>
          </table:table-cell>
          <table:table-cell table:formula="of:=COUNTIF([.S96:.CL96];1)" office:value-type="float" office:value="3" calcext:value-type="float">
            <text:p>3</text:p>
          </table:table-cell>
          <table:table-cell table:style-name="ce2" table:formula="of:=[.F96]/(2*(COUNT([.S96:.CL96])+COUNTBLANK([.S96:.CL96])-COUNTIF([.S96:.CL96];0)))" office:value-type="float" office:value="0.0217391304347826" calcext:value-type="float">
            <text:p>0,0217391304</text:p>
          </table:table-cell>
          <table:table-cell table:style-name="ce2"/>
          <table:table-cell table:formula="of:=COUNTIF(([.S96:.T96]~[.V96:.AE96]~[.AH96]~[.AM96:.AN96]~[.AR96]~[.AT96:.AW96]~[.AZ96:.BA96]~[.BC96:.BI96]~[.BK96]~[.BM96:.BO96]~[.BQ96:.BU96]~[.BX96:.BY96]~[.CB96:.CJ96]~[.CL96]);2)" office:value-type="float" office:value="0" calcext:value-type="float">
            <text:p>0</text:p>
          </table:table-cell>
          <table:table-cell table:formula="of:=[.I96]/[.J97]" office:value-type="float" office:value="0" calcext:value-type="float">
            <text:p>0</text:p>
          </table:table-cell>
          <table:table-cell table:style-name="ce2" table:formula="of:=COUNTIF(([.S96:.T96]~[.V96:.AE96]~[.AH96]~[.AM96:.AN96]~[.AR96]~[.AT96:.AW96]~[.AZ96:.BA96]~[.BC96:.BI96]~[.BK96]~[.BM96:.BO96]~[.BQ96:.BU96]~[.BX96:.BY96]~[.CB96:.CJ96]~[.CL96]);1)" office:value-type="float" office:value="1" calcext:value-type="float">
            <text:p>1</text:p>
          </table:table-cell>
          <table:table-cell table:style-name="ce2" table:formula="of:=[.K96]/(2*[.J97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96]-[.I96]" office:value-type="float" office:value="2" calcext:value-type="float">
            <text:p>2</text:p>
          </table:table-cell>
          <table:table-cell table:style-name="ce2" table:formula="of:=[.N96]/[.O97]" office:value-type="float" office:value="0.1" calcext:value-type="float">
            <text:p>0,1</text:p>
          </table:table-cell>
          <table:table-cell table:style-name="ce2" table:formula="of:=[.F96]-[.K96]" office:value-type="float" office:value="2" calcext:value-type="float">
            <text:p>2</text:p>
          </table:table-cell>
          <table:table-cell table:style-name="ce2" table:formula="of:=[.P96]/(2*[.O97])" office:value-type="float" office:value="0.05" calcext:value-type="float">
            <text:p>0,05</text:p>
          </table:table-cell>
          <table:table-cell table:style-name="ce2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94];[.D95];[.D96];[.F94]/2;[.F95]/2;[.F96]/2)" office:value-type="float" office:value="69" calcext:value-type="float">
            <text:p>69</text:p>
          </table:table-cell>
          <table:table-cell table:style-name="ce2" table:formula="of:=SUM([.E94];[.E95];[.E96];[.G94];[.G95];[.G96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94];[.I95];[.I96];[.K94]/2;[.K95]/2;[.K96]/2)" office:value-type="float" office:value="49" calcext:value-type="float">
            <text:p>49</text:p>
          </table:table-cell>
          <table:table-cell table:style-name="ce2" table:formula="of:=SUM([.J94];[.J95];[.J96];[.L94];[.L95];[.L96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94];[.N95];[.N96];[.P94]/2;[.P95]/2;[.P96]/2)" office:value-type="float" office:value="20" calcext:value-type="float">
            <text:p>20</text:p>
          </table:table-cell>
          <table:table-cell table:style-name="ce2" table:formula="of:=SUM([.O94];[.O95];[.O96];[.Q94];[.Q95];[.Q96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99:.AG99];1)" office:value-type="float" office:value="15" calcext:value-type="float">
            <text:p>15</text:p>
          </table:table-cell>
          <table:table-cell table:formula="of:=[.D99]/(COUNT([.S99:.AG99])+COUNTBLANK([.S99:.AG99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00:.AG100];1)" office:value-type="float" office:value="0" calcext:value-type="float">
            <text:p>0</text:p>
          </table:table-cell>
          <table:table-cell table:formula="of:=[.D100]/(COUNT([.S100:.AG100])+COUNTBLANK([.S100:.AG100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2"/>
          <table:table-cell table:style-name="ce2"/>
          <table:table-cell table:number-columns-repeated="86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1</text:p>
          </table:table-cell>
          <table:table-cell office:value-type="string" calcext:value-type="string">
            <text:p>success</text:p>
          </table:table-cell>
          <table:table-cell table:formula="of:=COUNTIF([.S103:.CL103];2)" office:value-type="float" office:value="58" calcext:value-type="float">
            <text:p>58</text:p>
          </table:table-cell>
          <table:table-cell table:formula="of:=[.D103]/(COUNT([.S103:.CL103])+COUNTBLANK([.S103:.CL103])-COUNTIF([.S103:.CL103];0))" office:value-type="float" office:value="0.840579710144927" calcext:value-type="float">
            <text:p>0,8405797101</text:p>
          </table:table-cell>
          <table:table-cell table:formula="of:=COUNTIF([.S103:.CL103];1)" office:value-type="float" office:value="7" calcext:value-type="float">
            <text:p>7</text:p>
          </table:table-cell>
          <table:table-cell table:style-name="ce2" table:formula="of:=[.F103]/(2*(COUNT([.S103:.CL103])+COUNTBLANK([.S103:.CL103])-COUNTIF([.S103:.CL103];0)))" office:value-type="float" office:value="0.0507246376811594" calcext:value-type="float">
            <text:p>0,0507246377</text:p>
          </table:table-cell>
          <table:table-cell table:style-name="ce2"/>
          <table:table-cell table:formula="of:=COUNTIF(([.S103:.T103]~[.V103:.AE103]~[.AH103]~[.AM103:.AN103]~[.AR103]~[.AT103:.AW103]~[.AZ103:.BA103]~[.BC103:.BI103]~[.BK103]~[.BM103:.BO103]~[.BQ103:.BU103]~[.BX103:.BY103]~[.CB103:.CJ103]~[.CL103]);2)" office:value-type="float" office:value="45" calcext:value-type="float">
            <text:p>45</text:p>
          </table:table-cell>
          <table:table-cell table:formula="of:=[.I103]/[.J106]" office:value-type="float" office:value="0.9375" calcext:value-type="float">
            <text:p>0,9375</text:p>
          </table:table-cell>
          <table:table-cell table:style-name="ce2" table:formula="of:=COUNTIF(([.S103:.T103]~[.V103:.AE103]~[.AH103]~[.AM103:.AN103]~[.AR103]~[.AT103:.AW103]~[.AZ103:.BA103]~[.BC103:.BI103]~[.BK103]~[.BM103:.BO103]~[.BQ103:.BU103]~[.BX103:.BY103]~[.CB103:.CJ103]~[.CL103]);1)" office:value-type="float" office:value="2" calcext:value-type="float">
            <text:p>2</text:p>
          </table:table-cell>
          <table:table-cell table:style-name="ce2" table:formula="of:=[.K103]/(2*[.J106])" office:value-type="float" office:value="0.0208333333333333" calcext:value-type="float">
            <text:p>0,0208333333</text:p>
          </table:table-cell>
          <table:table-cell table:style-name="ce2"/>
          <table:table-cell table:style-name="ce2" table:formula="of:=[.D103]-[.I103]" office:value-type="float" office:value="13" calcext:value-type="float">
            <text:p>13</text:p>
          </table:table-cell>
          <table:table-cell table:style-name="ce2" table:formula="of:=[.N103]/[.O106]" office:value-type="float" office:value="0.619047619047619" calcext:value-type="float">
            <text:p>0,619047619</text:p>
          </table:table-cell>
          <table:table-cell table:style-name="ce2" table:formula="of:=[.F103]-[.K103]" office:value-type="float" office:value="5" calcext:value-type="float">
            <text:p>5</text:p>
          </table:table-cell>
          <table:table-cell table:style-name="ce2" table:formula="of:=[.P103]/(2*[.O106])" office:value-type="float" office:value="0.119047619047619" calcext:value-type="float">
            <text:p>0,119047619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04:.CL104];2)" office:value-type="float" office:value="0" calcext:value-type="float">
            <text:p>0</text:p>
          </table:table-cell>
          <table:table-cell table:formula="of:=[.D104]/(COUNT([.S104:.CL104])+COUNTBLANK([.S104:.CL104])-COUNTIF([.S104:.CL104];0))" office:value-type="float" office:value="0" calcext:value-type="float">
            <text:p>0</text:p>
          </table:table-cell>
          <table:table-cell table:formula="of:=COUNTIF([.S104:.CL104];1)" office:value-type="float" office:value="5" calcext:value-type="float">
            <text:p>5</text:p>
          </table:table-cell>
          <table:table-cell table:style-name="ce2" table:formula="of:=[.F104]/(2*(COUNT([.S104:.CL104])+COUNTBLANK([.S104:.CL104])-COUNTIF([.S104:.CL104];0)))" office:value-type="float" office:value="0.036231884057971" calcext:value-type="float">
            <text:p>0,0362318841</text:p>
          </table:table-cell>
          <table:table-cell table:style-name="ce2"/>
          <table:table-cell table:formula="of:=COUNTIF(([.S104:.T104]~[.V104:.AE104]~[.AH104]~[.AM104:.AN104]~[.AR104]~[.AT104:.AW104]~[.AZ104:.BA104]~[.BC104:.BI104]~[.BK104]~[.BM104:.BO104]~[.BQ104:.BU104]~[.BX104:.BY104]~[.CB104:.CJ104]~[.CL104]);2)" office:value-type="float" office:value="0" calcext:value-type="float">
            <text:p>0</text:p>
          </table:table-cell>
          <table:table-cell table:formula="of:=[.I104]/[.J106]" office:value-type="float" office:value="0" calcext:value-type="float">
            <text:p>0</text:p>
          </table:table-cell>
          <table:table-cell table:style-name="ce2" table:formula="of:=COUNTIF(([.S104:.T104]~[.V104:.AE104]~[.AH104]~[.AM104:.AN104]~[.AR104]~[.AT104:.AW104]~[.AZ104:.BA104]~[.BC104:.BI104]~[.BK104]~[.BM104:.BO104]~[.BQ104:.BU104]~[.BX104:.BY104]~[.CB104:.CJ104]~[.CL104]);1)" office:value-type="float" office:value="2" calcext:value-type="float">
            <text:p>2</text:p>
          </table:table-cell>
          <table:table-cell table:style-name="ce2" table:formula="of:=[.K104]/[.J106]" office:value-type="float" office:value="0.0416666666666667" calcext:value-type="float">
            <text:p>0,0416666667</text:p>
          </table:table-cell>
          <table:table-cell table:style-name="ce2"/>
          <table:table-cell table:style-name="ce2" table:formula="of:=[.D104]-[.I104]" office:value-type="float" office:value="0" calcext:value-type="float">
            <text:p>0</text:p>
          </table:table-cell>
          <table:table-cell table:style-name="ce2" table:formula="of:=[.N104]/[.O106]" office:value-type="float" office:value="0" calcext:value-type="float">
            <text:p>0</text:p>
          </table:table-cell>
          <table:table-cell table:style-name="ce2" table:formula="of:=[.F104]-[.K104]" office:value-type="float" office:value="3" calcext:value-type="float">
            <text:p>3</text:p>
          </table:table-cell>
          <table:table-cell table:style-name="ce2" table:formula="of:=[.P104]/(2*[.O106])" office:value-type="float" office:value="0.0714285714285714" calcext:value-type="float">
            <text:p>0,0714285714</text:p>
          </table:table-cell>
          <table:table-cell table:style-name="ce2"/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05:.CL105];2)" office:value-type="float" office:value="3" calcext:value-type="float">
            <text:p>3</text:p>
          </table:table-cell>
          <table:table-cell table:formula="of:=[.D105]/(COUNT([.S105:.CL105])+COUNTBLANK([.S105:.CL105])-COUNTIF([.S105:.CL105];0))" office:value-type="float" office:value="0.0434782608695652" calcext:value-type="float">
            <text:p>0,0434782609</text:p>
          </table:table-cell>
          <table:table-cell table:formula="of:=COUNTIF([.S105:.CL105];1)" office:value-type="float" office:value="4" calcext:value-type="float">
            <text:p>4</text:p>
          </table:table-cell>
          <table:table-cell table:style-name="ce2" table:formula="of:=[.F105]/(2*(COUNT([.S105:.CL105])+COUNTBLANK([.S105:.CL105])-COUNTIF([.S105:.CL105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105:.T105]~[.V105:.AE105]~[.AH105]~[.AM105:.AN105]~[.AR105]~[.AT105:.AW105]~[.AZ105:.BA105]~[.BC105:.BI105]~[.BK105]~[.BM105:.BO105]~[.BQ105:.BU105]~[.BX105:.BY105]~[.CB105:.CJ105]~[.CL105]);2)" office:value-type="float" office:value="1" calcext:value-type="float">
            <text:p>1</text:p>
          </table:table-cell>
          <table:table-cell table:formula="of:=[.I105]/[.J106]" office:value-type="float" office:value="0.0208333333333333" calcext:value-type="float">
            <text:p>0,0208333333</text:p>
          </table:table-cell>
          <table:table-cell table:style-name="ce2" table:formula="of:=COUNTIF(([.S105:.T105]~[.V105:.AE105]~[.AH105]~[.AM105:.AN105]~[.AR105]~[.AT105:.AW105]~[.AZ105:.BA105]~[.BC105:.BI105]~[.BK105]~[.BM105:.BO105]~[.BQ105:.BU105]~[.BX105:.BY105]~[.CB105:.CJ105]~[.CL105]);1)" office:value-type="float" office:value="0" calcext:value-type="float">
            <text:p>0</text:p>
          </table:table-cell>
          <table:table-cell table:style-name="ce2" table:formula="of:=[.K105]/(2*[.J106])" office:value-type="float" office:value="0" calcext:value-type="float">
            <text:p>0</text:p>
          </table:table-cell>
          <table:table-cell table:style-name="ce2"/>
          <table:table-cell table:style-name="ce2" table:formula="of:=[.D105]-[.I105]" office:value-type="float" office:value="2" calcext:value-type="float">
            <text:p>2</text:p>
          </table:table-cell>
          <table:table-cell table:style-name="ce2" table:formula="of:=[.N105]/[.O106]" office:value-type="float" office:value="0.0952380952380952" calcext:value-type="float">
            <text:p>0,0952380952</text:p>
          </table:table-cell>
          <table:table-cell table:style-name="ce2" table:formula="of:=[.F105]-[.K105]" office:value-type="float" office:value="4" calcext:value-type="float">
            <text:p>4</text:p>
          </table:table-cell>
          <table:table-cell table:style-name="ce2" table:formula="of:=[.P105]/(2*[.O106])" office:value-type="float" office:value="0.0952380952380952" calcext:value-type="float">
            <text:p>0,0952380952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03];[.D104];[.D105];[.F103]/2;[.F104]/2;[.F105]/2)" office:value-type="float" office:value="69" calcext:value-type="float">
            <text:p>69</text:p>
          </table:table-cell>
          <table:table-cell table:style-name="ce2" table:formula="of:=SUM([.E103];[.E104];[.E105];[.G103];[.G104];[.G105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03];[.I104];[.I105];[.K103]/2;[.K104]/2;[.K105]/2)" office:value-type="float" office:value="48" calcext:value-type="float">
            <text:p>48</text:p>
          </table:table-cell>
          <table:table-cell table:style-name="ce2" table:formula="of:=SUM([.J103];[.J104];[.J105];[.L103];[.L104];[.L105])" office:value-type="float" office:value="1.02083333333333" calcext:value-type="float">
            <text:p>1,02083333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03];[.N104];[.N105];[.P103]/2;[.P104]/2;[.P105]/2)" office:value-type="float" office:value="21" calcext:value-type="float">
            <text:p>21</text:p>
          </table:table-cell>
          <table:table-cell table:style-name="ce2" table:formula="of:=SUM([.O103];[.O104];[.O105];[.Q103];[.Q104];[.Q105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08:.AG108];1)" office:value-type="float" office:value="15" calcext:value-type="float">
            <text:p>15</text:p>
          </table:table-cell>
          <table:table-cell table:formula="of:=[.D108]/(COUNT([.S108:.AG108])+COUNTBLANK([.S108:.AG108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09:.AG109];1)" office:value-type="float" office:value="0" calcext:value-type="float">
            <text:p>0</text:p>
          </table:table-cell>
          <table:table-cell table:formula="of:=[.D109]/(COUNT([.S109:.AG109])+COUNTBLANK([.S109:.AG109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4"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2</text:p>
          </table:table-cell>
          <table:table-cell office:value-type="string" calcext:value-type="string">
            <text:p>success</text:p>
          </table:table-cell>
          <table:table-cell table:formula="of:=COUNTIF([.S112:.CL112];2)" office:value-type="float" office:value="59" calcext:value-type="float">
            <text:p>59</text:p>
          </table:table-cell>
          <table:table-cell table:formula="of:=[.D112]/(COUNT([.S112:.CL112])+COUNTBLANK([.S112:.CL112])-COUNTIF([.S112:.CL112];0))" office:value-type="float" office:value="0.855072463768116" calcext:value-type="float">
            <text:p>0,8550724638</text:p>
          </table:table-cell>
          <table:table-cell table:formula="of:=COUNTIF([.S112:.CL112];1)" office:value-type="float" office:value="5" calcext:value-type="float">
            <text:p>5</text:p>
          </table:table-cell>
          <table:table-cell table:style-name="ce2" table:formula="of:=[.F112]/(2*(COUNT([.S112:.CL112])+COUNTBLANK([.S112:.CL112])-COUNTIF([.S112:.CL112];0)))" office:value-type="float" office:value="0.036231884057971" calcext:value-type="float">
            <text:p>0,0362318841</text:p>
          </table:table-cell>
          <table:table-cell table:style-name="ce2"/>
          <table:table-cell table:formula="of:=COUNTIF(([.S112:.T112]~[.V112:.AE112]~[.AH112]~[.AM112:.AN112]~[.AR112]~[.AT112:.AW112]~[.AZ112:.BA112]~[.BC112:.BI112]~[.BK112]~[.BM112:.BO112]~[.BQ112:.BU112]~[.BX112:.BY112]~[.CB112:.CJ112]~[.CL112]);2)" office:value-type="float" office:value="46" calcext:value-type="float">
            <text:p>46</text:p>
          </table:table-cell>
          <table:table-cell table:formula="of:=[.I112]/[.J115]" office:value-type="float" office:value="0.938775510204082" calcext:value-type="float">
            <text:p>0,9387755102</text:p>
          </table:table-cell>
          <table:table-cell table:style-name="ce2" table:formula="of:=COUNTIF(([.S112:.T112]~[.V112:.AE112]~[.AH112]~[.AM112:.AN112]~[.AR112]~[.AT112:.AW112]~[.AZ112:.BA112]~[.BC112:.BI112]~[.BK112]~[.BM112:.BO112]~[.BQ112:.BU112]~[.BX112:.BY112]~[.CB112:.CJ112]~[.CL112]);1)" office:value-type="float" office:value="3" calcext:value-type="float">
            <text:p>3</text:p>
          </table:table-cell>
          <table:table-cell table:style-name="ce2" table:formula="of:=[.K112]/(2*[.J115])" office:value-type="float" office:value="0.0306122448979592" calcext:value-type="float">
            <text:p>0,0306122449</text:p>
          </table:table-cell>
          <table:table-cell table:style-name="ce2"/>
          <table:table-cell table:style-name="ce2" table:formula="of:=[.D112]-[.I112]" office:value-type="float" office:value="13" calcext:value-type="float">
            <text:p>13</text:p>
          </table:table-cell>
          <table:table-cell table:style-name="ce2" table:formula="of:=[.N112]/[.O115]" office:value-type="float" office:value="0.65" calcext:value-type="float">
            <text:p>0,65</text:p>
          </table:table-cell>
          <table:table-cell table:style-name="ce2" table:formula="of:=[.F112]-[.K112]" office:value-type="float" office:value="2" calcext:value-type="float">
            <text:p>2</text:p>
          </table:table-cell>
          <table:table-cell table:style-name="ce2" table:formula="of:=[.P112]/(2*[.O115])" office:value-type="float" office:value="0.05" calcext:value-type="float">
            <text:p>0,05</text:p>
          </table:table-cell>
          <table:table-cell table:style-name="ce2"/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13:.CL113];2)" office:value-type="float" office:value="2" calcext:value-type="float">
            <text:p>2</text:p>
          </table:table-cell>
          <table:table-cell table:formula="of:=[.D113]/(COUNT([.S113:.CL113])+COUNTBLANK([.S113:.CL113])-COUNTIF([.S113:.CL113];0))" office:value-type="float" office:value="0.0289855072463768" calcext:value-type="float">
            <text:p>0,0289855072</text:p>
          </table:table-cell>
          <table:table-cell table:formula="of:=COUNTIF([.S113:.CL113];1)" office:value-type="float" office:value="4" calcext:value-type="float">
            <text:p>4</text:p>
          </table:table-cell>
          <table:table-cell table:style-name="ce2" table:formula="of:=[.F113]/(2*(COUNT([.S113:.CL113])+COUNTBLANK([.S113:.CL113])-COUNTIF([.S113:.CL113];0)))" office:value-type="float" office:value="0.0289855072463768" calcext:value-type="float">
            <text:p>0,0289855072</text:p>
          </table:table-cell>
          <table:table-cell table:style-name="ce2"/>
          <table:table-cell table:formula="of:=COUNTIF(([.S113:.T113]~[.V113:.AE113]~[.AH113]~[.AM113:.AN113]~[.AR113]~[.AT113:.AW113]~[.AZ113:.BA113]~[.BC113:.BI113]~[.BK113]~[.BM113:.BO113]~[.BQ113:.BU113]~[.BX113:.BY113]~[.CB113:.CJ113]~[.CL113]);2)" office:value-type="float" office:value="0" calcext:value-type="float">
            <text:p>0</text:p>
          </table:table-cell>
          <table:table-cell table:formula="of:=[.I113]/[.J115]" office:value-type="float" office:value="0" calcext:value-type="float">
            <text:p>0</text:p>
          </table:table-cell>
          <table:table-cell table:style-name="ce2" table:formula="of:=COUNTIF(([.S113:.T113]~[.V113:.AE113]~[.AH113]~[.AM113:.AN113]~[.AR113]~[.AT113:.AW113]~[.AZ113:.BA113]~[.BC113:.BI113]~[.BK113]~[.BM113:.BO113]~[.BQ113:.BU113]~[.BX113:.BY113]~[.CB113:.CJ113]~[.CL113]);1)" office:value-type="float" office:value="2" calcext:value-type="float">
            <text:p>2</text:p>
          </table:table-cell>
          <table:table-cell table:style-name="ce2" table:formula="of:=[.K113]/[.J115]" office:value-type="float" office:value="0.0408163265306122" calcext:value-type="float">
            <text:p>0,0408163265</text:p>
          </table:table-cell>
          <table:table-cell table:style-name="ce2"/>
          <table:table-cell table:style-name="ce2" table:formula="of:=[.D113]-[.I113]" office:value-type="float" office:value="2" calcext:value-type="float">
            <text:p>2</text:p>
          </table:table-cell>
          <table:table-cell table:style-name="ce2" table:formula="of:=[.N113]/[.O115]" office:value-type="float" office:value="0.1" calcext:value-type="float">
            <text:p>0,1</text:p>
          </table:table-cell>
          <table:table-cell table:style-name="ce2" table:formula="of:=[.F113]-[.K113]" office:value-type="float" office:value="2" calcext:value-type="float">
            <text:p>2</text:p>
          </table:table-cell>
          <table:table-cell table:style-name="ce2" table:formula="of:=[.P113]/(2*[.O115])" office:value-type="float" office:value="0.05" calcext:value-type="float">
            <text:p>0,05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14:.CL114];2)" office:value-type="float" office:value="3" calcext:value-type="float">
            <text:p>3</text:p>
          </table:table-cell>
          <table:table-cell table:formula="of:=[.D114]/(COUNT([.S114:.CL114])+COUNTBLANK([.S114:.CL114])-COUNTIF([.S114:.CL114];0))" office:value-type="float" office:value="0.0434782608695652" calcext:value-type="float">
            <text:p>0,0434782609</text:p>
          </table:table-cell>
          <table:table-cell table:formula="of:=COUNTIF([.S114:.CL114];1)" office:value-type="float" office:value="1" calcext:value-type="float">
            <text:p>1</text:p>
          </table:table-cell>
          <table:table-cell table:style-name="ce2" table:formula="of:=[.F114]/(2*(COUNT([.S114:.CL114])+COUNTBLANK([.S114:.CL114])-COUNTIF([.S114:.CL114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114:.T114]~[.V114:.AE114]~[.AH114]~[.AM114:.AN114]~[.AR114]~[.AT114:.AW114]~[.AZ114:.BA114]~[.BC114:.BI114]~[.BK114]~[.BM114:.BO114]~[.BQ114:.BU114]~[.BX114:.BY114]~[.CB114:.CJ114]~[.CL114]);2)" office:value-type="float" office:value="0" calcext:value-type="float">
            <text:p>0</text:p>
          </table:table-cell>
          <table:table-cell table:formula="of:=[.I114]/[.J115]" office:value-type="float" office:value="0" calcext:value-type="float">
            <text:p>0</text:p>
          </table:table-cell>
          <table:table-cell table:style-name="ce2" table:formula="of:=COUNTIF(([.S114:.T114]~[.V114:.AE114]~[.AH114]~[.AM114:.AN114]~[.AR114]~[.AT114:.AW114]~[.AZ114:.BA114]~[.BC114:.BI114]~[.BK114]~[.BM114:.BO114]~[.BQ114:.BU114]~[.BX114:.BY114]~[.CB114:.CJ114]~[.CL114]);1)" office:value-type="float" office:value="1" calcext:value-type="float">
            <text:p>1</text:p>
          </table:table-cell>
          <table:table-cell table:style-name="ce2" table:formula="of:=[.K114]/(2*[.J115])" office:value-type="float" office:value="0.0102040816326531" calcext:value-type="float">
            <text:p>0,0102040816</text:p>
          </table:table-cell>
          <table:table-cell table:style-name="ce2"/>
          <table:table-cell table:style-name="ce2" table:formula="of:=[.D114]-[.I114]" office:value-type="float" office:value="3" calcext:value-type="float">
            <text:p>3</text:p>
          </table:table-cell>
          <table:table-cell table:style-name="ce2" table:formula="of:=[.N114]/[.O115]" office:value-type="float" office:value="0.15" calcext:value-type="float">
            <text:p>0,15</text:p>
          </table:table-cell>
          <table:table-cell table:style-name="ce2" table:formula="of:=[.F114]-[.K114]" office:value-type="float" office:value="0" calcext:value-type="float">
            <text:p>0</text:p>
          </table:table-cell>
          <table:table-cell table:style-name="ce2" table:formula="of:=[.P114]/(2*[.O115])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12];[.D113];[.D114];[.F112]/2;[.F113]/2;[.F114]/2)" office:value-type="float" office:value="69" calcext:value-type="float">
            <text:p>69</text:p>
          </table:table-cell>
          <table:table-cell table:style-name="ce2" table:formula="of:=SUM([.E112];[.E113];[.E114];[.G112];[.G113];[.G114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12];[.I113];[.I114];[.K112]/2;[.K113]/2;[.K114]/2)" office:value-type="float" office:value="49" calcext:value-type="float">
            <text:p>49</text:p>
          </table:table-cell>
          <table:table-cell table:style-name="ce2" table:formula="of:=SUM([.J112];[.J113];[.J114];[.L112];[.L113];[.L114])" office:value-type="float" office:value="1.02040816326531" calcext:value-type="float">
            <text:p>1,0204081633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12];[.N113];[.N114];[.P112]/2;[.P113]/2;[.P114]/2)" office:value-type="float" office:value="20" calcext:value-type="float">
            <text:p>20</text:p>
          </table:table-cell>
          <table:table-cell table:style-name="ce2" table:formula="of:=SUM([.O112];[.O113];[.O114];[.Q112];[.Q113];[.Q114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17:.AG117];1)" office:value-type="float" office:value="15" calcext:value-type="float">
            <text:p>15</text:p>
          </table:table-cell>
          <table:table-cell table:formula="of:=[.D117]/(COUNT([.S117:.AG117])+COUNTBLANK([.S117:.AG117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18:.AG118];1)" office:value-type="float" office:value="0" calcext:value-type="float">
            <text:p>0</text:p>
          </table:table-cell>
          <table:table-cell table:formula="of:=[.D118]/(COUNT([.S118:.AG118])+COUNTBLANK([.S118:.AG118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ENV 103</text:p>
          </table:table-cell>
          <table:table-cell office:value-type="string" calcext:value-type="string">
            <text:p>success</text:p>
          </table:table-cell>
          <table:table-cell table:formula="of:=COUNTIF([.S121:.CL121];2)" office:value-type="float" office:value="62" calcext:value-type="float">
            <text:p>62</text:p>
          </table:table-cell>
          <table:table-cell table:formula="of:=[.D121]/(COUNT([.S121:.CL121])+COUNTBLANK([.S121:.CL121])-COUNTIF([.S121:.CL121];0))" office:value-type="float" office:value="0.898550724637681" calcext:value-type="float">
            <text:p>0,8985507246</text:p>
          </table:table-cell>
          <table:table-cell table:formula="of:=COUNTIF([.S121:.CL121];1)" office:value-type="float" office:value="1" calcext:value-type="float">
            <text:p>1</text:p>
          </table:table-cell>
          <table:table-cell table:style-name="ce2" table:formula="of:=[.F121]/(2*(COUNT([.S121:.CL121])+COUNTBLANK([.S121:.CL121])-COUNTIF([.S121:.CL121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121:.T121]~[.V121:.AE121]~[.AH121]~[.AM121:.AN121]~[.AR121]~[.AT121:.AW121]~[.AZ121:.BA121]~[.BC121:.BI121]~[.BK121]~[.BM121:.BO121]~[.BQ121:.BU121]~[.BX121:.BY121]~[.CB121:.CJ121]~[.CL121]);2)" office:value-type="float" office:value="47" calcext:value-type="float">
            <text:p>47</text:p>
          </table:table-cell>
          <table:table-cell table:formula="of:=[.I121]/[.J124]" office:value-type="float" office:value="0.979166666666667" calcext:value-type="float">
            <text:p>0,9791666667</text:p>
          </table:table-cell>
          <table:table-cell table:style-name="ce2" table:formula="of:=COUNTIF(([.S121:.T121]~[.V121:.AE121]~[.AH121]~[.AM121:.AN121]~[.AR121]~[.AT121:.AW121]~[.AZ121:.BA121]~[.BC121:.BI121]~[.BK121]~[.BM121:.BO121]~[.BQ121:.BU121]~[.BX121:.BY121]~[.CB121:.CJ121]~[.CL121]);1)" office:value-type="float" office:value="0" calcext:value-type="float">
            <text:p>0</text:p>
          </table:table-cell>
          <table:table-cell table:style-name="ce2" table:formula="of:=[.K121]/(2*[.J124])" office:value-type="float" office:value="0" calcext:value-type="float">
            <text:p>0</text:p>
          </table:table-cell>
          <table:table-cell table:style-name="ce2"/>
          <table:table-cell table:style-name="ce2" table:formula="of:=[.D121]-[.I121]" office:value-type="float" office:value="15" calcext:value-type="float">
            <text:p>15</text:p>
          </table:table-cell>
          <table:table-cell table:style-name="ce2" table:formula="of:=[.N121]/[.O124]" office:value-type="float" office:value="0.714285714285714" calcext:value-type="float">
            <text:p>0,7142857143</text:p>
          </table:table-cell>
          <table:table-cell table:style-name="ce2" table:formula="of:=[.F121]-[.K121]" office:value-type="float" office:value="1" calcext:value-type="float">
            <text:p>1</text:p>
          </table:table-cell>
          <table:table-cell table:style-name="ce2" table:formula="of:=[.P121]/(2*[.O124])" office:value-type="float" office:value="0.0238095238095238" calcext:value-type="float">
            <text:p>0,0238095238</text:p>
          </table:table-cell>
          <table:table-cell table:style-name="ce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uboptimal</text:p>
          </table:table-cell>
          <table:table-cell table:formula="of:=COUNTIF([.S122:.CL122];2)" office:value-type="float" office:value="1" calcext:value-type="float">
            <text:p>1</text:p>
          </table:table-cell>
          <table:table-cell table:formula="of:=[.D122]/(COUNT([.S122:.CL122])+COUNTBLANK([.S122:.CL122])-COUNTIF([.S122:.CL122];0))" office:value-type="float" office:value="0.0144927536231884" calcext:value-type="float">
            <text:p>0,0144927536</text:p>
          </table:table-cell>
          <table:table-cell table:formula="of:=COUNTIF([.S122:.CL122];1)" office:value-type="float" office:value="2" calcext:value-type="float">
            <text:p>2</text:p>
          </table:table-cell>
          <table:table-cell table:style-name="ce2" table:formula="of:=[.F122]/(2*(COUNT([.S122:.CL122])+COUNTBLANK([.S122:.CL122])-COUNTIF([.S122:.CL122];0)))" office:value-type="float" office:value="0.0144927536231884" calcext:value-type="float">
            <text:p>0,0144927536</text:p>
          </table:table-cell>
          <table:table-cell table:style-name="ce2"/>
          <table:table-cell table:formula="of:=COUNTIF(([.S122:.T122]~[.V122:.AE122]~[.AH122]~[.AM122:.AN122]~[.AR122]~[.AT122:.AW122]~[.AZ122:.BA122]~[.BC122:.BI122]~[.BK122]~[.BM122:.BO122]~[.BQ122:.BU122]~[.BX122:.BY122]~[.CB122:.CJ122]~[.CL122]);2)" office:value-type="float" office:value="0" calcext:value-type="float">
            <text:p>0</text:p>
          </table:table-cell>
          <table:table-cell table:formula="of:=[.I122]/[.J124]" office:value-type="float" office:value="0" calcext:value-type="float">
            <text:p>0</text:p>
          </table:table-cell>
          <table:table-cell table:style-name="ce2" table:formula="of:=COUNTIF(([.S122:.T122]~[.V122:.AE122]~[.AH122]~[.AM122:.AN122]~[.AR122]~[.AT122:.AW122]~[.AZ122:.BA122]~[.BC122:.BI122]~[.BK122]~[.BM122:.BO122]~[.BQ122:.BU122]~[.BX122:.BY122]~[.CB122:.CJ122]~[.CL122]);1)" office:value-type="float" office:value="0" calcext:value-type="float">
            <text:p>0</text:p>
          </table:table-cell>
          <table:table-cell table:style-name="ce2" table:formula="of:=[.K122]/[.J124]" office:value-type="float" office:value="0" calcext:value-type="float">
            <text:p>0</text:p>
          </table:table-cell>
          <table:table-cell table:style-name="ce2"/>
          <table:table-cell table:style-name="ce2" table:formula="of:=[.D122]-[.I122]" office:value-type="float" office:value="1" calcext:value-type="float">
            <text:p>1</text:p>
          </table:table-cell>
          <table:table-cell table:style-name="ce2" table:formula="of:=[.N122]/[.O124]" office:value-type="float" office:value="0.0476190476190476" calcext:value-type="float">
            <text:p>0,0476190476</text:p>
          </table:table-cell>
          <table:table-cell table:style-name="ce2" table:formula="of:=[.F122]-[.K122]" office:value-type="float" office:value="2" calcext:value-type="float">
            <text:p>2</text:p>
          </table:table-cell>
          <table:table-cell table:style-name="ce2" table:formula="of:=[.P122]/(2*[.O124])" office:value-type="float" office:value="0.0476190476190476" calcext:value-type="float">
            <text:p>0,0476190476</text:p>
          </table:table-cell>
          <table:table-cell table:style-name="ce2"/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formula="of:=COUNTIF([.S123:.CL123];2)" office:value-type="float" office:value="4" calcext:value-type="float">
            <text:p>4</text:p>
          </table:table-cell>
          <table:table-cell table:formula="of:=[.D123]/(COUNT([.S123:.CL123])+COUNTBLANK([.S123:.CL123])-COUNTIF([.S123:.CL123];0))" office:value-type="float" office:value="0.0579710144927536" calcext:value-type="float">
            <text:p>0,0579710145</text:p>
          </table:table-cell>
          <table:table-cell table:formula="of:=COUNTIF([.S123:.CL123];1)" office:value-type="float" office:value="1" calcext:value-type="float">
            <text:p>1</text:p>
          </table:table-cell>
          <table:table-cell table:style-name="ce2" table:formula="of:=[.F123]/(2*(COUNT([.S123:.CL123])+COUNTBLANK([.S123:.CL123])-COUNTIF([.S123:.CL123];0)))" office:value-type="float" office:value="0.0072463768115942" calcext:value-type="float">
            <text:p>0,0072463768</text:p>
          </table:table-cell>
          <table:table-cell table:style-name="ce2"/>
          <table:table-cell table:formula="of:=COUNTIF(([.S123:.T123]~[.V123:.AE123]~[.AH123]~[.AM123:.AN123]~[.AR123]~[.AT123:.AW123]~[.AZ123:.BA123]~[.BC123:.BI123]~[.BK123]~[.BM123:.BO123]~[.BQ123:.BU123]~[.BX123:.BY123]~[.CB123:.CJ123]~[.CL123]);2)" office:value-type="float" office:value="1" calcext:value-type="float">
            <text:p>1</text:p>
          </table:table-cell>
          <table:table-cell table:formula="of:=[.I123]/[.J124]" office:value-type="float" office:value="0.0208333333333333" calcext:value-type="float">
            <text:p>0,0208333333</text:p>
          </table:table-cell>
          <table:table-cell table:style-name="ce2" table:formula="of:=COUNTIF(([.S123:.T123]~[.V123:.AE123]~[.AH123]~[.AM123:.AN123]~[.AR123]~[.AT123:.AW123]~[.AZ123:.BA123]~[.BC123:.BI123]~[.BK123]~[.BM123:.BO123]~[.BQ123:.BU123]~[.BX123:.BY123]~[.CB123:.CJ123]~[.CL123]);1)" office:value-type="float" office:value="0" calcext:value-type="float">
            <text:p>0</text:p>
          </table:table-cell>
          <table:table-cell table:style-name="ce2" table:formula="of:=[.K123]/(2*[.J124])" office:value-type="float" office:value="0" calcext:value-type="float">
            <text:p>0</text:p>
          </table:table-cell>
          <table:table-cell table:style-name="ce2"/>
          <table:table-cell table:style-name="ce2" table:formula="of:=[.D123]-[.I123]" office:value-type="float" office:value="3" calcext:value-type="float">
            <text:p>3</text:p>
          </table:table-cell>
          <table:table-cell table:style-name="ce2" table:formula="of:=[.N123]/[.O124]" office:value-type="float" office:value="0.142857142857143" calcext:value-type="float">
            <text:p>0,1428571429</text:p>
          </table:table-cell>
          <table:table-cell table:style-name="ce2" table:formula="of:=[.F123]-[.K123]" office:value-type="float" office:value="1" calcext:value-type="float">
            <text:p>1</text:p>
          </table:table-cell>
          <table:table-cell table:style-name="ce2" table:formula="of:=[.P123]/(2*[.O124])" office:value-type="float" office:value="0.0238095238095238" calcext:value-type="float">
            <text:p>0,0238095238</text:p>
          </table:table-cell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heck</text:p>
          </table:table-cell>
          <table:table-cell table:style-name="ce2" table:formula="of:=SUM([.D121];[.D122];[.D123];[.F121]/2;[.F122]/2;[.F123]/2)" office:value-type="float" office:value="69" calcext:value-type="float">
            <text:p>69</text:p>
          </table:table-cell>
          <table:table-cell table:style-name="ce2" table:formula="of:=SUM([.E121];[.E122];[.E123];[.G121];[.G122];[.G12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I121];[.I122];[.I123];[.K121]/2;[.K122]/2;[.K123]/2)" office:value-type="float" office:value="48" calcext:value-type="float">
            <text:p>48</text:p>
          </table:table-cell>
          <table:table-cell table:style-name="ce2" table:formula="of:=SUM([.J121];[.J122];[.J123];[.L121];[.L122];[.L123])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check</text:p>
          </table:table-cell>
          <table:table-cell table:style-name="ce2" table:formula="of:=SUM([.N121];[.N122];[.N123];[.P121]/2;[.P122]/2;[.P123]/2)" office:value-type="float" office:value="21" calcext:value-type="float">
            <text:p>21</text:p>
          </table:table-cell>
          <table:table-cell table:style-name="ce2" table:formula="of:=SUM([.O121];[.O122];[.O123];[.Q121];[.Q122];[.Q123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72"/>
        </table:table-row>
        <table:table-row table:style-name="ro1">
          <table:covered-table-cell table:number-columns-repeated="2"/>
          <table:table-cell table:number-columns-repeated="1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success</text:p>
          </table:table-cell>
          <table:table-cell table:style-name="ce2" table:formula="of:=COUNTIF([.S126:.AG126];1)" office:value-type="float" office:value="15" calcext:value-type="float">
            <text:p>15</text:p>
          </table:table-cell>
          <table:table-cell table:formula="of:=[.D126]/(COUNT([.S126:.AG126])+COUNTBLANK([.S126:.AG126]))" office:value-type="float" office:value="1" calcext:value-type="float">
            <text:p>1</text:p>
          </table:table-cell>
          <table:table-cell table:number-columns-repeated="13"/>
          <table:table-cell table:number-columns-repeated="1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covered-table-cell table:number-columns-repeated="2"/>
          <table:table-cell office:value-type="string" calcext:value-type="string">
            <text:p>fail</text:p>
          </table:table-cell>
          <table:table-cell table:style-name="ce2" table:formula="of:=COUNTIF([.S127:.AG127];1)" office:value-type="float" office:value="0" calcext:value-type="float">
            <text:p>0</text:p>
          </table:table-cell>
          <table:table-cell table:formula="of:=[.D127]/(COUNT([.S127:.AG127])+COUNTBLANK([.S127:.AG127]))" office:value-type="float" office:value="0" calcext:value-type="float">
            <text:p>0</text:p>
          </table:table-cell>
          <table:table-cell table:number-columns-repeated="85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number-columns-repeated="8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TOTAL</text:p>
          </table:table-cell>
          <table:table-cell table:style-name="ce1" office:value-type="string" calcext:value-type="string">
            <text:p>success</text:p>
          </table:table-cell>
          <table:table-cell table:style-name="ce1" table:formula="of:=SUM([.D94];[.D103];[.D112];[.D121])" office:value-type="float" office:value="238" calcext:value-type="float">
            <text:p>238</text:p>
          </table:table-cell>
          <table:table-cell table:style-name="ce1" table:formula="of:=[.D130]/[.E133]" office:value-type="float" office:value="0.86231884057971" calcext:value-type="float">
            <text:p>0,8623188406</text:p>
          </table:table-cell>
          <table:table-cell table:style-name="ce1" table:formula="of:=SUM([.F94];[.F103];[.F112];[.F121])" office:value-type="float" office:value="16" calcext:value-type="float">
            <text:p>16</text:p>
          </table:table-cell>
          <table:table-cell table:style-name="ce1" table:formula="of:=[.F130]/(2*[.E133])" office:value-type="float" office:value="0.0289855072463768" calcext:value-type="float">
            <text:p>0,0289855072</text:p>
          </table:table-cell>
          <table:table-cell table:style-name="ce1"/>
          <table:table-cell table:style-name="ce1" table:formula="of:=SUM([.I94];[.I103];[.I112];[.I121])" office:value-type="float" office:value="184" calcext:value-type="float">
            <text:p>184</text:p>
          </table:table-cell>
          <table:table-cell table:style-name="ce1" table:formula="of:=[.I130]/[.J133]" office:value-type="float" office:value="0.948453608247423" calcext:value-type="float">
            <text:p>0,9484536082</text:p>
          </table:table-cell>
          <table:table-cell table:style-name="ce1" table:formula="of:=SUM([.K94];[.K103];[.K112];[.K121])" office:value-type="float" office:value="6" calcext:value-type="float">
            <text:p>6</text:p>
          </table:table-cell>
          <table:table-cell table:style-name="ce1" table:formula="of:=[.K130]/(2*[.J133])" office:value-type="float" office:value="0.0154639175257732" calcext:value-type="float">
            <text:p>0,0154639175</text:p>
          </table:table-cell>
          <table:table-cell table:style-name="ce1"/>
          <table:table-cell table:style-name="ce1" table:formula="of:=SUM([.N94];[.N103];[.N112];[.N121])" office:value-type="float" office:value="54" calcext:value-type="float">
            <text:p>54</text:p>
          </table:table-cell>
          <table:table-cell table:style-name="ce1" table:formula="of:=[.N130]/[.O133]" office:value-type="float" office:value="0.658536585365854" calcext:value-type="float">
            <text:p>0,6585365854</text:p>
          </table:table-cell>
          <table:table-cell table:style-name="ce1" table:formula="of:=SUM([.P94];[.P103];[.P112];[.P121])" office:value-type="float" office:value="10" calcext:value-type="float">
            <text:p>10</text:p>
          </table:table-cell>
          <table:table-cell table:style-name="ce1" table:formula="of:=[.P130]/(2*[.O133])" office:value-type="float" office:value="0.0609756097560976" calcext:value-type="float">
            <text:p>0,0609756098</text:p>
          </table:table-cell>
          <table:table-cell table:style-name="ce1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boptimal</text:p>
          </table:table-cell>
          <table:table-cell table:style-name="ce1" table:formula="of:=SUM([.D95];[.D104];[.D113];[.D122])" office:value-type="float" office:value="6" calcext:value-type="float">
            <text:p>6</text:p>
          </table:table-cell>
          <table:table-cell table:style-name="ce1" table:formula="of:=[.D131]/[.E133]" office:value-type="float" office:value="0.0217391304347826" calcext:value-type="float">
            <text:p>0,0217391304</text:p>
          </table:table-cell>
          <table:table-cell table:style-name="ce1" table:formula="of:=SUM([.F95];[.F104];[.F113];[.F122])" office:value-type="float" office:value="15" calcext:value-type="float">
            <text:p>15</text:p>
          </table:table-cell>
          <table:table-cell table:style-name="ce3" table:formula="of:=[.F131]/(2*[.E133])" office:value-type="float" office:value="0.0271739130434783" calcext:value-type="float">
            <text:p>0,027173913</text:p>
          </table:table-cell>
          <table:table-cell table:style-name="ce3"/>
          <table:table-cell table:style-name="ce1" table:formula="of:=SUM([.I95];[.I104];[.I113];[.I122])" office:value-type="float" office:value="1" calcext:value-type="float">
            <text:p>1</text:p>
          </table:table-cell>
          <table:table-cell table:style-name="ce1" table:formula="of:=[.I131]/[.J133]" office:value-type="float" office:value="0.00515463917525773" calcext:value-type="float">
            <text:p>0,0051546392</text:p>
          </table:table-cell>
          <table:table-cell table:style-name="ce1" table:formula="of:=SUM([.K95];[.K104];[.K113];[.K122])" office:value-type="float" office:value="6" calcext:value-type="float">
            <text:p>6</text:p>
          </table:table-cell>
          <table:table-cell table:style-name="ce3" table:formula="of:=[.K131]/(2*[.J133])" office:value-type="float" office:value="0.0154639175257732" calcext:value-type="float">
            <text:p>0,0154639175</text:p>
          </table:table-cell>
          <table:table-cell table:style-name="ce3"/>
          <table:table-cell table:style-name="ce1" table:formula="of:=SUM([.N95];[.N104];[.N113];[.N122])" office:value-type="float" office:value="5" calcext:value-type="float">
            <text:p>5</text:p>
          </table:table-cell>
          <table:table-cell table:style-name="ce1" table:formula="of:=[.N131]/[.O133]" office:value-type="float" office:value="0.0609756097560976" calcext:value-type="float">
            <text:p>0,0609756098</text:p>
          </table:table-cell>
          <table:table-cell table:style-name="ce1" table:formula="of:=SUM([.P95];[.P104];[.P113];[.P122])" office:value-type="float" office:value="9" calcext:value-type="float">
            <text:p>9</text:p>
          </table:table-cell>
          <table:table-cell table:style-name="ce3" table:formula="of:=[.P131]/(2*[.O133])" office:value-type="float" office:value="0.0548780487804878" calcext:value-type="float">
            <text:p>0,0548780488</text:p>
          </table:table-cell>
          <table:table-cell table:style-name="ce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96];[.D105];[.D114];[.D123])" office:value-type="float" office:value="12" calcext:value-type="float">
            <text:p>12</text:p>
          </table:table-cell>
          <table:table-cell table:style-name="ce1" table:formula="of:=[.D132]/[.E133]" office:value-type="float" office:value="0.0434782608695652" calcext:value-type="float">
            <text:p>0,0434782609</text:p>
          </table:table-cell>
          <table:table-cell table:style-name="ce1" table:formula="of:=SUM([.F96];[.F105];[.F114];[.F123])" office:value-type="float" office:value="9" calcext:value-type="float">
            <text:p>9</text:p>
          </table:table-cell>
          <table:table-cell table:style-name="ce1" table:formula="of:=[.F132]/(2*[.E133])" office:value-type="float" office:value="0.016304347826087" calcext:value-type="float">
            <text:p>0,0163043478</text:p>
          </table:table-cell>
          <table:table-cell table:style-name="ce1"/>
          <table:table-cell table:style-name="ce1" table:formula="of:=SUM([.I96];[.I105];[.I114];[.I123])" office:value-type="float" office:value="2" calcext:value-type="float">
            <text:p>2</text:p>
          </table:table-cell>
          <table:table-cell table:style-name="ce1" table:formula="of:=[.I132]/[.J133]" office:value-type="float" office:value="0.0103092783505155" calcext:value-type="float">
            <text:p>0,0103092784</text:p>
          </table:table-cell>
          <table:table-cell table:style-name="ce1" table:formula="of:=SUM([.K96];[.K105];[.K114];[.K123])" office:value-type="float" office:value="2" calcext:value-type="float">
            <text:p>2</text:p>
          </table:table-cell>
          <table:table-cell table:style-name="ce1" table:formula="of:=[.K132]/(2*[.J133])" office:value-type="float" office:value="0.00515463917525773" calcext:value-type="float">
            <text:p>0,0051546392</text:p>
          </table:table-cell>
          <table:table-cell table:style-name="ce1"/>
          <table:table-cell table:style-name="ce1" table:formula="of:=SUM([.N96];[.N105];[.N114];[.N123])" office:value-type="float" office:value="10" calcext:value-type="float">
            <text:p>10</text:p>
          </table:table-cell>
          <table:table-cell table:style-name="ce1" table:formula="of:=[.N132]/[.O133]" office:value-type="float" office:value="0.121951219512195" calcext:value-type="float">
            <text:p>0,1219512195</text:p>
          </table:table-cell>
          <table:table-cell table:style-name="ce1" table:formula="of:=SUM([.P96];[.P105];[.P114];[.P123])" office:value-type="float" office:value="7" calcext:value-type="float">
            <text:p>7</text:p>
          </table:table-cell>
          <table:table-cell table:style-name="ce1" table:formula="of:=[.P132]/(2*[.O133])" office:value-type="float" office:value="0.0426829268292683" calcext:value-type="float">
            <text:p>0,0426829268</text:p>
          </table:table-cell>
          <table:table-cell table:style-name="ce1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/>
          <table:table-cell table:style-name="ce1" office:value-type="string" calcext:value-type="string">
            <text:p>check</text:p>
          </table:table-cell>
          <table:table-cell table:style-name="ce3" table:formula="of:=SUM([.D130];[.D131];[.D132];[.F130]/2;[.F131]/2;[.F132]/2)" office:value-type="float" office:value="276" calcext:value-type="float">
            <text:p>276</text:p>
          </table:table-cell>
          <table:table-cell table:style-name="ce3" table:formula="of:=SUM([.E130];[.E131];[.E132];[.G130];[.G131];[.G132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I130];[.I131];[.I132];[.K130]/2;[.K131]/2;[.K132]/2)" office:value-type="float" office:value="194" calcext:value-type="float">
            <text:p>194</text:p>
          </table:table-cell>
          <table:table-cell table:style-name="ce3" table:formula="of:=SUM([.J130];[.J131];[.J132];[.L130];[.L131];[.L132])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string" calcext:value-type="string">
            <text:p>check</text:p>
          </table:table-cell>
          <table:table-cell table:style-name="ce3" table:formula="of:=SUM([.N130];[.N131];[.N132];[.P130]/2;[.P131]/2;[.P132]/2)" office:value-type="float" office:value="82" calcext:value-type="float">
            <text:p>82</text:p>
          </table:table-cell>
          <table:table-cell table:style-name="ce3" table:formula="of:=SUM([.O130];[.O131];[.O132];[.Q130];[.Q131];[.Q132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table:number-columns-repeated="16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success</text:p>
          </table:table-cell>
          <table:table-cell table:style-name="ce1" table:formula="of:=SUM([.D99];[.D108];[.D117];[.D126])" office:value-type="float" office:value="60" calcext:value-type="float">
            <text:p>60</text:p>
          </table:table-cell>
          <table:table-cell table:style-name="ce1" table:formula="of:=[.D135]/([.D135]+[.D136])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72"/>
        </table:table-row>
        <table:table-row table:style-name="ro1">
          <table:covered-table-cell/>
          <table:covered-table-cell table:style-name="ce1"/>
          <table:table-cell table:style-name="ce1" office:value-type="string" calcext:value-type="string">
            <text:p>fail</text:p>
          </table:table-cell>
          <table:table-cell table:style-name="ce1" table:formula="of:=SUM([.D100];[.D109];[.D118];[.D127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72"/>
        </table:table-row>
      </table:table>
      <table:table table:name="Tabelle4" table:style-name="ta1"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formula="of:=[ParameterSet1.E2]+[ParameterSet1.G2]" office:value-type="float" office:value="0.77536231884058" calcext:value-type="float">
            <text:p>0,7753623188</text:p>
          </table:table-cell>
          <table:table-cell table:style-name="ce2" table:formula="of:=[ParameterSet1.E11]+[ParameterSet1.G11]" office:value-type="float" office:value="0.811594202898551" calcext:value-type="float">
            <text:p>0,8115942029</text:p>
          </table:table-cell>
          <table:table-cell table:style-name="ce2" table:formula="of:=[ParameterSet1.E20]+[ParameterSet1.G20]" office:value-type="float" office:value="0.818840579710145" calcext:value-type="float">
            <text:p>0,8188405797</text:p>
          </table:table-cell>
          <table:table-cell table:formula="of:=[ParameterSet1.E29]+[ParameterSet1.G29]" office:value-type="float" office:value="0.840579710144928" calcext:value-type="float">
            <text:p>0,8405797101</text:p>
          </table:table-cell>
        </table:table-row>
        <table:table-row table:style-name="ro1">
          <table:table-cell table:formula="of:=[ParameterSet1.E3]+[ParameterSet1.G3]" office:value-type="float" office:value="0.115942028985507" calcext:value-type="float">
            <text:p>0,115942029</text:p>
          </table:table-cell>
          <table:table-cell table:style-name="ce2" table:formula="of:=[ParameterSet1.E12]+[ParameterSet1.G12]" office:value-type="float" office:value="0.115942028985507" calcext:value-type="float">
            <text:p>0,115942029</text:p>
          </table:table-cell>
          <table:table-cell table:style-name="ce2" table:formula="of:=[ParameterSet1.E21]+[ParameterSet1.G21]" office:value-type="float" office:value="0.0797101449275362" calcext:value-type="float">
            <text:p>0,0797101449</text:p>
          </table:table-cell>
          <table:table-cell table:formula="of:=[ParameterSet1.E30]+[ParameterSet1.G30]" office:value-type="float" office:value="0.072463768115942" calcext:value-type="float">
            <text:p>0,0724637681</text:p>
          </table:table-cell>
        </table:table-row>
        <table:table-row table:style-name="ro1">
          <table:table-cell table:formula="of:=[ParameterSet1.E4]+[ParameterSet1.G4]" office:value-type="float" office:value="0.108695652173913" calcext:value-type="float">
            <text:p>0,1086956522</text:p>
          </table:table-cell>
          <table:table-cell table:style-name="ce2" table:formula="of:=[ParameterSet1.E13]+[ParameterSet1.G13]" office:value-type="float" office:value="0.072463768115942" calcext:value-type="float">
            <text:p>0,0724637681</text:p>
          </table:table-cell>
          <table:table-cell table:style-name="ce2" table:formula="of:=[ParameterSet1.E22]+[ParameterSet1.G22]" office:value-type="float" office:value="0.101449275362319" calcext:value-type="float">
            <text:p>0,1014492754</text:p>
          </table:table-cell>
          <table:table-cell table:formula="of:=[ParameterSet1.E31]+[ParameterSet1.G31]" office:value-type="float" office:value="0.0869565217391304" calcext:value-type="float">
            <text:p>0,0869565217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1.J2]+[ParameterSet1.L2]" office:value-type="float" office:value="0.880434782608696" calcext:value-type="float">
            <text:p>0,8804347826</text:p>
          </table:table-cell>
          <table:table-cell table:formula="of:=[ParameterSet1.J11]+[ParameterSet1.L11]" office:value-type="float" office:value="0.967391304347826" calcext:value-type="float">
            <text:p>0,9673913043</text:p>
          </table:table-cell>
          <table:table-cell table:formula="of:=[ParameterSet1.J20]+[ParameterSet1.L20]" office:value-type="float" office:value="0.945652173913043" calcext:value-type="float">
            <text:p>0,9456521739</text:p>
          </table:table-cell>
          <table:table-cell table:formula="of:=[ParameterSet1.J29]+[ParameterSet1.L29]" office:value-type="float" office:value="0.956521739130435" calcext:value-type="float">
            <text:p>0,9565217391</text:p>
          </table:table-cell>
        </table:table-row>
        <table:table-row table:style-name="ro1">
          <table:table-cell table:formula="of:=[ParameterSet1.J3]+[ParameterSet1.L3]" office:value-type="float" office:value="0.0978260869565217" calcext:value-type="float">
            <text:p>0,097826087</text:p>
          </table:table-cell>
          <table:table-cell table:formula="of:=[ParameterSet1.J12]+[ParameterSet1.L12]" office:value-type="float" office:value="0.0217391304347826" calcext:value-type="float">
            <text:p>0,0217391304</text:p>
          </table:table-cell>
          <table:table-cell table:formula="of:=[ParameterSet1.J21]+[ParameterSet1.L21]" office:value-type="float" office:value="0.0434782608695652" calcext:value-type="float">
            <text:p>0,0434782609</text:p>
          </table:table-cell>
          <table:table-cell table:formula="of:=[ParameterSet1.J30]+[ParameterSet1.L30]" office:value-type="float" office:value="0.0326086956521739" calcext:value-type="float">
            <text:p>0,0326086957</text:p>
          </table:table-cell>
        </table:table-row>
        <table:table-row table:style-name="ro1">
          <table:table-cell table:formula="of:=[ParameterSet1.J4]+[ParameterSet1.L4]" office:value-type="float" office:value="0.0217391304347826" calcext:value-type="float">
            <text:p>0,0217391304</text:p>
          </table:table-cell>
          <table:table-cell table:formula="of:=[ParameterSet1.J13]+[ParameterSet1.L13]" office:value-type="float" office:value="0.0108695652173913" calcext:value-type="float">
            <text:p>0,0108695652</text:p>
          </table:table-cell>
          <table:table-cell table:formula="of:=[ParameterSet1.J22]+[ParameterSet1.L22]" office:value-type="float" office:value="0.0108695652173913" calcext:value-type="float">
            <text:p>0,0108695652</text:p>
          </table:table-cell>
          <table:table-cell table:formula="of:=[ParameterSet1.J31]+[ParameterSet1.L31]" office:value-type="float" office:value="0.0108695652173913" calcext:value-type="float">
            <text:p>0,0108695652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1.O2]+[ParameterSet1.Q2]" office:value-type="float" office:value="0.565217391304348" calcext:value-type="float">
            <text:p>0,5652173913</text:p>
          </table:table-cell>
          <table:table-cell table:formula="of:=[ParameterSet1.O11]+[ParameterSet1.Q11]" office:value-type="float" office:value="0.5" calcext:value-type="float">
            <text:p>0,5</text:p>
          </table:table-cell>
          <table:table-cell table:style-name="ce2" table:formula="of:=[ParameterSet1.O20]+[ParameterSet1.Q20]" office:value-type="float" office:value="0.565217391304348" calcext:value-type="float">
            <text:p>0,5652173913</text:p>
          </table:table-cell>
          <table:table-cell table:formula="of:=[ParameterSet1.O29]+[ParameterSet1.Q29]" office:value-type="float" office:value="0.608695652173913" calcext:value-type="float">
            <text:p>0,6086956522</text:p>
          </table:table-cell>
        </table:table-row>
        <table:table-row table:style-name="ro1">
          <table:table-cell table:formula="of:=[ParameterSet1.O3]+[ParameterSet1.Q3]" office:value-type="float" office:value="0.152173913043478" calcext:value-type="float">
            <text:p>0,152173913</text:p>
          </table:table-cell>
          <table:table-cell table:formula="of:=[ParameterSet1.O12]+[ParameterSet1.Q12]" office:value-type="float" office:value="0.304347826086957" calcext:value-type="float">
            <text:p>0,3043478261</text:p>
          </table:table-cell>
          <table:table-cell table:style-name="ce2" table:formula="of:=[ParameterSet1.O21]+[ParameterSet1.Q21]" office:value-type="float" office:value="0.152173913043478" calcext:value-type="float">
            <text:p>0,152173913</text:p>
          </table:table-cell>
          <table:table-cell table:formula="of:=[ParameterSet1.O30]+[ParameterSet1.Q30]" office:value-type="float" office:value="0.152173913043478" calcext:value-type="float">
            <text:p>0,152173913</text:p>
          </table:table-cell>
        </table:table-row>
        <table:table-row table:style-name="ro1">
          <table:table-cell table:formula="of:=[ParameterSet1.O4]+[ParameterSet1.Q4]" office:value-type="float" office:value="0.282608695652174" calcext:value-type="float">
            <text:p>0,2826086957</text:p>
          </table:table-cell>
          <table:table-cell table:formula="of:=[ParameterSet1.O13]+[ParameterSet1.Q13]" office:value-type="float" office:value="0.195652173913043" calcext:value-type="float">
            <text:p>0,1956521739</text:p>
          </table:table-cell>
          <table:table-cell table:style-name="ce2" table:formula="of:=[ParameterSet1.O22]+[ParameterSet1.Q22]" office:value-type="float" office:value="0.282608695652174" calcext:value-type="float">
            <text:p>0,2826086957</text:p>
          </table:table-cell>
          <table:table-cell table:formula="of:=[ParameterSet1.O31]+[ParameterSet1.Q31]" office:value-type="float" office:value="0.239130434782609" calcext:value-type="float">
            <text:p>0,2391304348</text:p>
          </table:table-cell>
        </table:table-row>
      </table:table>
      <table:table table:name="Tabelle5" table:style-name="ta1">
        <table:table-column table:style-name="co2" table:number-columns-repeated="3" table:default-cell-style-name="Default"/>
        <table:table-column table:style-name="co2" table:default-cell-style-name="ce2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E2]+[ParameterSet2.G2]" office:value-type="float" office:value="0.869565217391304" calcext:value-type="float">
            <text:p>0,8695652174</text:p>
          </table:table-cell>
          <table:table-cell table:style-name="ce2" table:formula="of:=[ParameterSet2.E11]+[ParameterSet2.G11]" office:value-type="float" office:value="0.898550724637681" calcext:value-type="float">
            <text:p>0,8985507246</text:p>
          </table:table-cell>
          <table:table-cell table:style-name="ce2" table:formula="of:=[ParameterSet2.E20]+[ParameterSet2.G20]" office:value-type="float" office:value="0.920289855072464" calcext:value-type="float">
            <text:p>0,9202898551</text:p>
          </table:table-cell>
          <table:table-cell table:formula="of:=[ParameterSet2.E29]+[ParameterSet2.G29]" office:value-type="float" office:value="0.920289855072464" calcext:value-type="float">
            <text:p>0,9202898551</text:p>
          </table:table-cell>
        </table:table-row>
        <table:table-row table:style-name="ro1">
          <table:table-cell table:formula="of:=[ParameterSet2.E3]+[ParameterSet2.G3]" office:value-type="float" office:value="0.0507246376811594" calcext:value-type="float">
            <text:p>0,0507246377</text:p>
          </table:table-cell>
          <table:table-cell table:style-name="ce2" table:formula="of:=[ParameterSet2.E12]+[ParameterSet2.G12]" office:value-type="float" office:value="0.0652173913043478" calcext:value-type="float">
            <text:p>0,0652173913</text:p>
          </table:table-cell>
          <table:table-cell table:style-name="ce2" table:formula="of:=[ParameterSet2.E21]+[ParameterSet2.G21]" office:value-type="float" office:value="0.036231884057971" calcext:value-type="float">
            <text:p>0,0362318841</text:p>
          </table:table-cell>
          <table:table-cell table:formula="of:=[ParameterSet2.E30]+[ParameterSet2.G30]" office:value-type="float" office:value="0.0217391304347826" calcext:value-type="float">
            <text:p>0,0217391304</text:p>
          </table:table-cell>
        </table:table-row>
        <table:table-row table:style-name="ro1">
          <table:table-cell table:formula="of:=[ParameterSet2.E4]+[ParameterSet2.G4]" office:value-type="float" office:value="0.0797101449275362" calcext:value-type="float">
            <text:p>0,0797101449</text:p>
          </table:table-cell>
          <table:table-cell table:style-name="ce2" table:formula="of:=[ParameterSet2.E13]+[ParameterSet2.G13]" office:value-type="float" office:value="0.036231884057971" calcext:value-type="float">
            <text:p>0,0362318841</text:p>
          </table:table-cell>
          <table:table-cell table:style-name="ce2" table:formula="of:=[ParameterSet2.E22]+[ParameterSet2.G22]" office:value-type="float" office:value="0.0434782608695652" calcext:value-type="float">
            <text:p>0,0434782609</text:p>
          </table:table-cell>
          <table:table-cell table:formula="of:=[ParameterSet2.E31]+[ParameterSet2.G31]" office:value-type="float" office:value="0.0579710144927536" calcext:value-type="float">
            <text:p>0,0579710145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J2]+[ParameterSet2.L2]" office:value-type="float" office:value="0.948979591836735" calcext:value-type="float">
            <text:p>0,9489795918</text:p>
          </table:table-cell>
          <table:table-cell table:formula="of:=[ParameterSet2.J11]+[ParameterSet2.L11]" office:value-type="float" office:value="0.958333333333333" calcext:value-type="float">
            <text:p>0,9583333333</text:p>
          </table:table-cell>
          <table:table-cell table:formula="of:=[ParameterSet2.J20]+[ParameterSet2.L20]" office:value-type="float" office:value="0.989795918367347" calcext:value-type="float">
            <text:p>0,9897959184</text:p>
          </table:table-cell>
          <table:table-cell table:formula="of:=[ParameterSet2.J29]+[ParameterSet2.L29]" office:value-type="float" office:value="0.958333333333333" calcext:value-type="float">
            <text:p>0,9583333333</text:p>
          </table:table-cell>
        </table:table-row>
        <table:table-row table:style-name="ro1">
          <table:table-cell table:formula="of:=[ParameterSet2.J3]+[ParameterSet2.L3]" office:value-type="float" office:value="0.0204081632653061" calcext:value-type="float">
            <text:p>0,0204081633</text:p>
          </table:table-cell>
          <table:table-cell table:formula="of:=[ParameterSet2.J12]+[ParameterSet2.L12]" office:value-type="float" office:value="0.0625" calcext:value-type="float">
            <text:p>0,0625</text:p>
          </table:table-cell>
          <table:table-cell table:formula="of:=[ParameterSet2.J21]+[ParameterSet2.L21]" office:value-type="float" office:value="0" calcext:value-type="float">
            <text:p>0</text:p>
          </table:table-cell>
          <table:table-cell table:formula="of:=[ParameterSet2.J30]+[ParameterSet2.L30]" office:value-type="float" office:value="0.0625" calcext:value-type="float">
            <text:p>0,0625</text:p>
          </table:table-cell>
        </table:table-row>
        <table:table-row table:style-name="ro1">
          <table:table-cell table:formula="of:=[ParameterSet2.J4]+[ParameterSet2.L4]" office:value-type="float" office:value="0.0306122448979592" calcext:value-type="float">
            <text:p>0,0306122449</text:p>
          </table:table-cell>
          <table:table-cell table:formula="of:=[ParameterSet2.J13]+[ParameterSet2.L13]" office:value-type="float" office:value="0.0104166666666667" calcext:value-type="float">
            <text:p>0,0104166667</text:p>
          </table:table-cell>
          <table:table-cell table:formula="of:=[ParameterSet2.J22]+[ParameterSet2.L22]" office:value-type="float" office:value="0.0102040816326531" calcext:value-type="float">
            <text:p>0,0102040816</text:p>
          </table:table-cell>
          <table:table-cell table:formula="of:=[ParameterSet2.J31]+[ParameterSet2.L31]" office:value-type="float" office:value="0.0104166666666667" calcext:value-type="float">
            <text:p>0,0104166667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O2]+[ParameterSet2.Q2]" office:value-type="float" office:value="0.675" calcext:value-type="float">
            <text:p>0,675</text:p>
          </table:table-cell>
          <table:table-cell table:formula="of:=[ParameterSet2.O11]+[ParameterSet2.Q11]" office:value-type="float" office:value="0.761904761904762" calcext:value-type="float">
            <text:p>0,7619047619</text:p>
          </table:table-cell>
          <table:table-cell table:style-name="ce2" table:formula="of:=[ParameterSet2.O20]+[ParameterSet2.Q20]" office:value-type="float" office:value="0.75" calcext:value-type="float">
            <text:p>0,75</text:p>
          </table:table-cell>
          <table:table-cell table:formula="of:=[ParameterSet2.O29]+[ParameterSet2.Q29]" office:value-type="float" office:value="0.833333333333333" calcext:value-type="float">
            <text:p>0,8333333333</text:p>
          </table:table-cell>
        </table:table-row>
        <table:table-row table:style-name="ro1">
          <table:table-cell table:formula="of:=[ParameterSet2.O3]+[ParameterSet2.Q3]" office:value-type="float" office:value="0.125" calcext:value-type="float">
            <text:p>0,125</text:p>
          </table:table-cell>
          <table:table-cell table:formula="of:=[ParameterSet2.O12]+[ParameterSet2.Q12]" office:value-type="float" office:value="0.142857142857143" calcext:value-type="float">
            <text:p>0,1428571429</text:p>
          </table:table-cell>
          <table:table-cell table:style-name="ce2" table:formula="of:=[ParameterSet2.O21]+[ParameterSet2.Q21]" office:value-type="float" office:value="0.125" calcext:value-type="float">
            <text:p>0,125</text:p>
          </table:table-cell>
          <table:table-cell table:formula="of:=[ParameterSet2.O30]+[ParameterSet2.Q30]" office:value-type="float" office:value="0" calcext:value-type="float">
            <text:p>0</text:p>
          </table:table-cell>
        </table:table-row>
        <table:table-row table:style-name="ro1">
          <table:table-cell table:formula="of:=[ParameterSet2.O4]+[ParameterSet2.Q4]" office:value-type="float" office:value="0.2" calcext:value-type="float">
            <text:p>0,2</text:p>
          </table:table-cell>
          <table:table-cell table:formula="of:=[ParameterSet2.O13]+[ParameterSet2.Q13]" office:value-type="float" office:value="0.0952380952380952" calcext:value-type="float">
            <text:p>0,0952380952</text:p>
          </table:table-cell>
          <table:table-cell table:style-name="ce2" table:formula="of:=[ParameterSet2.O22]+[ParameterSet2.Q22]" office:value-type="float" office:value="0.125" calcext:value-type="float">
            <text:p>0,125</text:p>
          </table:table-cell>
          <table:table-cell table:formula="of:=[ParameterSet2.O31]+[ParameterSet2.Q31]" office:value-type="float" office:value="0.166666666666667" calcext:value-type="float">
            <text:p>0,1666666667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E48]+[ParameterSet2.G48]" office:value-type="float" office:value="0.942028985507246" calcext:value-type="float">
            <text:p>0,9420289855</text:p>
          </table:table-cell>
          <table:table-cell table:formula="of:=[ParameterSet2.E57]+[ParameterSet2.G57]" office:value-type="float" office:value="0.978260869565217" calcext:value-type="float">
            <text:p>0,9782608696</text:p>
          </table:table-cell>
          <table:table-cell table:style-name="ce2" table:formula="of:=[ParameterSet2.E75]+[ParameterSet2.G75]" office:value-type="float" office:value="0.963768115942029" calcext:value-type="float">
            <text:p>0,9637681159</text:p>
          </table:table-cell>
          <table:table-cell table:formula="of:=[ParameterSet2.E84]+[ParameterSet2.G84]" office:value-type="float" office:value="0.963768115942029" calcext:value-type="float">
            <text:p>0,9637681159</text:p>
          </table:table-cell>
        </table:table-row>
        <table:table-row table:style-name="ro1">
          <table:table-cell table:formula="of:=[ParameterSet2.E49]+[ParameterSet2.G49]" office:value-type="float" office:value="0.0434782608695652" calcext:value-type="float">
            <text:p>0,0434782609</text:p>
          </table:table-cell>
          <table:table-cell table:formula="of:=[ParameterSet2.E58]+[ParameterSet2.G58]" office:value-type="float" office:value="0.0144927536231884" calcext:value-type="float">
            <text:p>0,0144927536</text:p>
          </table:table-cell>
          <table:table-cell table:style-name="ce2" table:formula="of:=[ParameterSet2.E76]+[ParameterSet2.G76]" office:value-type="float" office:value="0.0289855072463768" calcext:value-type="float">
            <text:p>0,0289855072</text:p>
          </table:table-cell>
          <table:table-cell table:formula="of:=[ParameterSet2.E85]+[ParameterSet2.G85]" office:value-type="float" office:value="0.0253623188405797" calcext:value-type="float">
            <text:p>0,0253623188</text:p>
          </table:table-cell>
        </table:table-row>
        <table:table-row table:style-name="ro1">
          <table:table-cell table:formula="of:=[ParameterSet2.E50]+[ParameterSet2.G50]" office:value-type="float" office:value="0.0144927536231884" calcext:value-type="float">
            <text:p>0,0144927536</text:p>
          </table:table-cell>
          <table:table-cell table:formula="of:=[ParameterSet2.E59]+[ParameterSet2.G59]" office:value-type="float" office:value="0.0072463768115942" calcext:value-type="float">
            <text:p>0,0072463768</text:p>
          </table:table-cell>
          <table:table-cell table:style-name="ce2" table:formula="of:=[ParameterSet2.E77]+[ParameterSet2.G77]" office:value-type="float" office:value="0.0072463768115942" calcext:value-type="float">
            <text:p>0,0072463768</text:p>
          </table:table-cell>
          <table:table-cell table:formula="of:=[ParameterSet2.E86]+[ParameterSet2.G86]" office:value-type="float" office:value="0.0108695652173913" calcext:value-type="float">
            <text:p>0,0108695652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J48]+[ParameterSet2.L48]" office:value-type="float" office:value="0.989795918367347" calcext:value-type="float">
            <text:p>0,9897959184</text:p>
          </table:table-cell>
          <table:table-cell table:formula="of:=[ParameterSet2.J57]+[ParameterSet2.L57]" office:value-type="float" office:value="1" calcext:value-type="float">
            <text:p>1</text:p>
          </table:table-cell>
          <table:table-cell table:style-name="ce2" table:formula="of:=[ParameterSet2.J75]+[ParameterSet2.L75]" office:value-type="float" office:value="0.96875" calcext:value-type="float">
            <text:p>0,96875</text:p>
          </table:table-cell>
          <table:table-cell table:formula="of:=[ParameterSet2.J75]+[ParameterSet2.L75]" office:value-type="float" office:value="0.96875" calcext:value-type="float">
            <text:p>0,96875</text:p>
          </table:table-cell>
        </table:table-row>
        <table:table-row table:style-name="ro1">
          <table:table-cell table:formula="of:=[ParameterSet2.J49]+[ParameterSet2.L49]" office:value-type="float" office:value="0.0204081632653061" calcext:value-type="float">
            <text:p>0,0204081633</text:p>
          </table:table-cell>
          <table:table-cell table:formula="of:=[ParameterSet2.J58]+[ParameterSet2.L58]" office:value-type="float" office:value="0" calcext:value-type="float">
            <text:p>0</text:p>
          </table:table-cell>
          <table:table-cell table:style-name="ce2" table:formula="of:=[ParameterSet2.J76]+[ParameterSet2.L76]" office:value-type="float" office:value="0.0416666666666667" calcext:value-type="float">
            <text:p>0,0416666667</text:p>
          </table:table-cell>
          <table:table-cell table:formula="of:=[ParameterSet2.J76]+[ParameterSet2.L76]" office:value-type="float" office:value="0.0416666666666667" calcext:value-type="float">
            <text:p>0,0416666667</text:p>
          </table:table-cell>
        </table:table-row>
        <table:table-row table:style-name="ro1">
          <table:table-cell table:formula="of:=[ParameterSet2.J50]+[ParameterSet2.L50]" office:value-type="float" office:value="0" calcext:value-type="float">
            <text:p>0</text:p>
          </table:table-cell>
          <table:table-cell table:formula="of:=[ParameterSet2.J59]+[ParameterSet2.L59]" office:value-type="float" office:value="0" calcext:value-type="float">
            <text:p>0</text:p>
          </table:table-cell>
          <table:table-cell table:style-name="ce2" table:formula="of:=[ParameterSet2.J77]+[ParameterSet2.L77]" office:value-type="float" office:value="0.0104166666666667" calcext:value-type="float">
            <text:p>0,0104166667</text:p>
          </table:table-cell>
          <table:table-cell table:formula="of:=[ParameterSet2.J77]+[ParameterSet2.L77]" office:value-type="float" office:value="0.0104166666666667" calcext:value-type="float">
            <text:p>0,0104166667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2.O48]+[ParameterSet2.Q48]" office:value-type="float" office:value="0.825" calcext:value-type="float">
            <text:p>0,825</text:p>
          </table:table-cell>
          <table:table-cell table:style-name="ce2" table:formula="of:=[ParameterSet2.O75]+[ParameterSet2.Q75]" office:value-type="float" office:value="0.952380952380952" calcext:value-type="float">
            <text:p>0,9523809524</text:p>
          </table:table-cell>
          <table:table-cell table:style-name="ce2" table:formula="of:=[ParameterSet2.O75]+[ParameterSet2.Q75]" office:value-type="float" office:value="0.952380952380952" calcext:value-type="float">
            <text:p>0,9523809524</text:p>
          </table:table-cell>
          <table:table-cell table:formula="of:=[ParameterSet2.O75]+[ParameterSet2.Q75]" office:value-type="float" office:value="0.952380952380952" calcext:value-type="float">
            <text:p>0,9523809524</text:p>
          </table:table-cell>
        </table:table-row>
        <table:table-row table:style-name="ro1">
          <table:table-cell table:formula="of:=[ParameterSet2.O49]+[ParameterSet2.Q49]" office:value-type="float" office:value="0.125" calcext:value-type="float">
            <text:p>0,125</text:p>
          </table:table-cell>
          <table:table-cell table:style-name="ce2" table:formula="of:=[ParameterSet2.O76]+[ParameterSet2.Q76]" office:value-type="float" office:value="0.0476190476190476" calcext:value-type="float">
            <text:p>0,0476190476</text:p>
          </table:table-cell>
          <table:table-cell table:style-name="ce2" table:formula="of:=[ParameterSet2.O76]+[ParameterSet2.Q76]" office:value-type="float" office:value="0.0476190476190476" calcext:value-type="float">
            <text:p>0,0476190476</text:p>
          </table:table-cell>
          <table:table-cell table:formula="of:=[ParameterSet2.O76]+[ParameterSet2.Q76]" office:value-type="float" office:value="0.0476190476190476" calcext:value-type="float">
            <text:p>0,0476190476</text:p>
          </table:table-cell>
        </table:table-row>
        <table:table-row table:style-name="ro1">
          <table:table-cell table:formula="of:=[ParameterSet2.O50]+[ParameterSet2.Q50]" office:value-type="float" office:value="0.05" calcext:value-type="float">
            <text:p>0,05</text:p>
          </table:table-cell>
          <table:table-cell table:style-name="ce2" table:formula="of:=[ParameterSet2.O77]+[ParameterSet2.Q77]" office:value-type="float" office:value="0" calcext:value-type="float">
            <text:p>0</text:p>
          </table:table-cell>
          <table:table-cell table:style-name="ce2" table:formula="of:=[ParameterSet2.O77]+[ParameterSet2.Q77]" office:value-type="float" office:value="0" calcext:value-type="float">
            <text:p>0</text:p>
          </table:table-cell>
          <table:table-cell table:formula="of:=[ParameterSet2.O77]+[ParameterSet2.Q77]" office:value-type="float" office:value="0" calcext:value-type="float">
            <text:p>0</text:p>
          </table:table-cell>
        </table:table-row>
      </table:table>
      <table:table table:name="Tabelle6" table:style-name="ta1">
        <table:table-column table:style-name="co2" table:number-columns-repeated="3" table:default-cell-style-name="Default"/>
        <table:table-column table:style-name="co2" table:default-cell-style-name="ce2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E2]+[ParameterSet3.G2]" office:value-type="float" office:value="0.869565217391304" calcext:value-type="float">
            <text:p>0,8695652174</text:p>
          </table:table-cell>
          <table:table-cell table:style-name="ce2" table:formula="of:=[ParameterSet3.E11]+[ParameterSet3.G11]" office:value-type="float" office:value="0.927536231884058" calcext:value-type="float">
            <text:p>0,9275362319</text:p>
          </table:table-cell>
          <table:table-cell table:style-name="ce2" table:formula="of:=[ParameterSet3.E20]+[ParameterSet3.G20]" office:value-type="float" office:value="0.898550724637681" calcext:value-type="float">
            <text:p>0,8985507246</text:p>
          </table:table-cell>
          <table:table-cell table:formula="of:=[ParameterSet3.E29]+[ParameterSet3.G29]" office:value-type="float" office:value="0.898550724637681" calcext:value-type="float">
            <text:p>0,8985507246</text:p>
          </table:table-cell>
        </table:table-row>
        <table:table-row table:style-name="ro1">
          <table:table-cell table:formula="of:=[ParameterSet3.E3]+[ParameterSet3.G3]" office:value-type="float" office:value="0.0797101449275362" calcext:value-type="float">
            <text:p>0,0797101449</text:p>
          </table:table-cell>
          <table:table-cell table:style-name="ce2" table:formula="of:=[ParameterSet3.E12]+[ParameterSet3.G12]" office:value-type="float" office:value="0.0072463768115942" calcext:value-type="float">
            <text:p>0,0072463768</text:p>
          </table:table-cell>
          <table:table-cell table:style-name="ce2" table:formula="of:=[ParameterSet3.E21]+[ParameterSet3.G21]" office:value-type="float" office:value="0.0434782608695652" calcext:value-type="float">
            <text:p>0,0434782609</text:p>
          </table:table-cell>
          <table:table-cell table:formula="of:=[ParameterSet3.E30]+[ParameterSet3.G30]" office:value-type="float" office:value="0.0434782608695652" calcext:value-type="float">
            <text:p>0,0434782609</text:p>
          </table:table-cell>
        </table:table-row>
        <table:table-row table:style-name="ro1">
          <table:table-cell table:formula="of:=[ParameterSet3.E4]+[ParameterSet3.G4]" office:value-type="float" office:value="0.0507246376811594" calcext:value-type="float">
            <text:p>0,0507246377</text:p>
          </table:table-cell>
          <table:table-cell table:style-name="ce2" table:formula="of:=[ParameterSet3.E13]+[ParameterSet3.G13]" office:value-type="float" office:value="0.0652173913043478" calcext:value-type="float">
            <text:p>0,0652173913</text:p>
          </table:table-cell>
          <table:table-cell table:style-name="ce2" table:formula="of:=[ParameterSet3.E22]+[ParameterSet3.G22]" office:value-type="float" office:value="0.0579710144927536" calcext:value-type="float">
            <text:p>0,0579710145</text:p>
          </table:table-cell>
          <table:table-cell table:formula="of:=[ParameterSet3.E31]+[ParameterSet3.G31]" office:value-type="float" office:value="0.0579710144927536" calcext:value-type="float">
            <text:p>0,0579710145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J2]+[ParameterSet3.L2]" office:value-type="float" office:value="0.948979591836735" calcext:value-type="float">
            <text:p>0,9489795918</text:p>
          </table:table-cell>
          <table:table-cell table:formula="of:=[ParameterSet3.J11]+[ParameterSet3.L11]" office:value-type="float" office:value="0.979166666666667" calcext:value-type="float">
            <text:p>0,9791666667</text:p>
          </table:table-cell>
          <table:table-cell table:formula="of:=[ParameterSet3.J20]+[ParameterSet3.L20]" office:value-type="float" office:value="0.948979591836735" calcext:value-type="float">
            <text:p>0,9489795918</text:p>
          </table:table-cell>
          <table:table-cell table:formula="of:=[ParameterSet3.J29]+[ParameterSet3.L29]" office:value-type="float" office:value="0.979166666666667" calcext:value-type="float">
            <text:p>0,9791666667</text:p>
          </table:table-cell>
        </table:table-row>
        <table:table-row table:style-name="ro1">
          <table:table-cell table:formula="of:=[ParameterSet3.J3]+[ParameterSet3.L3]" office:value-type="float" office:value="0.0612244897959184" calcext:value-type="float">
            <text:p>0,0612244898</text:p>
          </table:table-cell>
          <table:table-cell table:formula="of:=[ParameterSet3.J12]+[ParameterSet3.L12]" office:value-type="float" office:value="0.0208333333333333" calcext:value-type="float">
            <text:p>0,0208333333</text:p>
          </table:table-cell>
          <table:table-cell table:formula="of:=[ParameterSet3.J21]+[ParameterSet3.L21]" office:value-type="float" office:value="0.0612244897959184" calcext:value-type="float">
            <text:p>0,0612244898</text:p>
          </table:table-cell>
          <table:table-cell table:formula="of:=[ParameterSet3.J30]+[ParameterSet3.L30]" office:value-type="float" office:value="0" calcext:value-type="float">
            <text:p>0</text:p>
          </table:table-cell>
        </table:table-row>
        <table:table-row table:style-name="ro1">
          <table:table-cell table:formula="of:=[ParameterSet3.J4]+[ParameterSet3.L4]" office:value-type="float" office:value="0.0102040816326531" calcext:value-type="float">
            <text:p>0,0102040816</text:p>
          </table:table-cell>
          <table:table-cell table:formula="of:=[ParameterSet3.J13]+[ParameterSet3.L13]" office:value-type="float" office:value="0.0104166666666667" calcext:value-type="float">
            <text:p>0,0104166667</text:p>
          </table:table-cell>
          <table:table-cell table:formula="of:=[ParameterSet3.J22]+[ParameterSet3.L22]" office:value-type="float" office:value="0.0102040816326531" calcext:value-type="float">
            <text:p>0,0102040816</text:p>
          </table:table-cell>
          <table:table-cell table:formula="of:=[ParameterSet3.J31]+[ParameterSet3.L31]" office:value-type="float" office:value="0.0208333333333333" calcext:value-type="float">
            <text:p>0,0208333333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O2]+[ParameterSet3.Q2]" office:value-type="float" office:value="0.675" calcext:value-type="float">
            <text:p>0,675</text:p>
          </table:table-cell>
          <table:table-cell table:formula="of:=[ParameterSet3.O11]+[ParameterSet3.Q11]" office:value-type="float" office:value="0.80952380952381" calcext:value-type="float">
            <text:p>0,8095238095</text:p>
          </table:table-cell>
          <table:table-cell table:style-name="ce2" table:formula="of:=[ParameterSet3.O20]+[ParameterSet3.Q20]" office:value-type="float" office:value="0.775" calcext:value-type="float">
            <text:p>0,775</text:p>
          </table:table-cell>
          <table:table-cell table:formula="of:=[ParameterSet3.O29]+[ParameterSet3.Q29]" office:value-type="float" office:value="0.714285714285714" calcext:value-type="float">
            <text:p>0,7142857143</text:p>
          </table:table-cell>
        </table:table-row>
        <table:table-row table:style-name="ro1">
          <table:table-cell table:formula="of:=[ParameterSet3.O3]+[ParameterSet3.Q3]" office:value-type="float" office:value="0.175" calcext:value-type="float">
            <text:p>0,175</text:p>
          </table:table-cell>
          <table:table-cell table:formula="of:=[ParameterSet3.O12]+[ParameterSet3.Q12]" office:value-type="float" office:value="0" calcext:value-type="float">
            <text:p>0</text:p>
          </table:table-cell>
          <table:table-cell table:style-name="ce2" table:formula="of:=[ParameterSet3.O21]+[ParameterSet3.Q21]" office:value-type="float" office:value="0.05" calcext:value-type="float">
            <text:p>0,05</text:p>
          </table:table-cell>
          <table:table-cell table:formula="of:=[ParameterSet3.O30]+[ParameterSet3.Q30]" office:value-type="float" office:value="0.142857142857143" calcext:value-type="float">
            <text:p>0,1428571429</text:p>
          </table:table-cell>
        </table:table-row>
        <table:table-row table:style-name="ro1">
          <table:table-cell table:formula="of:=[ParameterSet3.O4]+[ParameterSet3.Q4]" office:value-type="float" office:value="0.15" calcext:value-type="float">
            <text:p>0,15</text:p>
          </table:table-cell>
          <table:table-cell table:formula="of:=[ParameterSet3.O13]+[ParameterSet3.Q13]" office:value-type="float" office:value="0.19047619047619" calcext:value-type="float">
            <text:p>0,1904761905</text:p>
          </table:table-cell>
          <table:table-cell table:style-name="ce2" table:formula="of:=[ParameterSet3.O22]+[ParameterSet3.Q22]" office:value-type="float" office:value="0.175" calcext:value-type="float">
            <text:p>0,175</text:p>
          </table:table-cell>
          <table:table-cell table:formula="of:=[ParameterSet3.O31]+[ParameterSet3.Q31]" office:value-type="float" office:value="0.142857142857143" calcext:value-type="float">
            <text:p>0,1428571429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E48]+[ParameterSet3.G48]" office:value-type="float" office:value="0.942028985507246" calcext:value-type="float">
            <text:p>0,9420289855</text:p>
          </table:table-cell>
          <table:table-cell table:formula="of:=[ParameterSet3.E57]+[ParameterSet3.G57]" office:value-type="float" office:value="0.963768115942029" calcext:value-type="float">
            <text:p>0,9637681159</text:p>
          </table:table-cell>
          <table:table-cell table:style-name="ce2" table:formula="of:=[ParameterSet3.E75]+[ParameterSet3.G75]" office:value-type="float" office:value="0.942028985507246" calcext:value-type="float">
            <text:p>0,9420289855</text:p>
          </table:table-cell>
          <table:table-cell table:formula="of:=[ParameterSet3.E84]+[ParameterSet3.G84]" office:value-type="float" office:value="0.954710144927536" calcext:value-type="float">
            <text:p>0,9547101449</text:p>
          </table:table-cell>
        </table:table-row>
        <table:table-row table:style-name="ro1">
          <table:table-cell table:formula="of:=[ParameterSet3.E49]+[ParameterSet3.G49]" office:value-type="float" office:value="0.0434782608695652" calcext:value-type="float">
            <text:p>0,0434782609</text:p>
          </table:table-cell>
          <table:table-cell table:formula="of:=[ParameterSet3.E58]+[ParameterSet3.G58]" office:value-type="float" office:value="0.0217391304347826" calcext:value-type="float">
            <text:p>0,0217391304</text:p>
          </table:table-cell>
          <table:table-cell table:style-name="ce2" table:formula="of:=[ParameterSet3.E76]+[ParameterSet3.G76]" office:value-type="float" office:value="0.0289855072463768" calcext:value-type="float">
            <text:p>0,0289855072</text:p>
          </table:table-cell>
          <table:table-cell table:formula="of:=[ParameterSet3.E85]+[ParameterSet3.G85]" office:value-type="float" office:value="0.0271739130434783" calcext:value-type="float">
            <text:p>0,027173913</text:p>
          </table:table-cell>
        </table:table-row>
        <table:table-row table:style-name="ro1">
          <table:table-cell table:formula="of:=[ParameterSet3.E50]+[ParameterSet3.G50]" office:value-type="float" office:value="0.0144927536231884" calcext:value-type="float">
            <text:p>0,0144927536</text:p>
          </table:table-cell>
          <table:table-cell table:formula="of:=[ParameterSet3.E59]+[ParameterSet3.G59]" office:value-type="float" office:value="0.0144927536231884" calcext:value-type="float">
            <text:p>0,0144927536</text:p>
          </table:table-cell>
          <table:table-cell table:style-name="ce2" table:formula="of:=[ParameterSet3.E77]+[ParameterSet3.G77]" office:value-type="float" office:value="0.0289855072463768" calcext:value-type="float">
            <text:p>0,0289855072</text:p>
          </table:table-cell>
          <table:table-cell table:formula="of:=[ParameterSet3.E86]+[ParameterSet3.G86]" office:value-type="float" office:value="0.0181159420289855" calcext:value-type="float">
            <text:p>0,018115942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J48]+[ParameterSet3.L48]" office:value-type="float" office:value="0.979166666666667" calcext:value-type="float">
            <text:p>0,9791666667</text:p>
          </table:table-cell>
          <table:table-cell table:formula="of:=[ParameterSet3.J57]+[ParameterSet3.L57]" office:value-type="float" office:value="0.979166666666667" calcext:value-type="float">
            <text:p>0,9791666667</text:p>
          </table:table-cell>
          <table:table-cell table:style-name="ce2" table:formula="of:=[ParameterSet3.J75]+[ParameterSet3.L75]" office:value-type="float" office:value="0.96875" calcext:value-type="float">
            <text:p>0,96875</text:p>
          </table:table-cell>
          <table:table-cell table:formula="of:=[ParameterSet3.J75]+[ParameterSet3.L75]" office:value-type="float" office:value="0.96875" calcext:value-type="float">
            <text:p>0,96875</text:p>
          </table:table-cell>
        </table:table-row>
        <table:table-row table:style-name="ro1">
          <table:table-cell table:formula="of:=[ParameterSet3.J49]+[ParameterSet3.L49]" office:value-type="float" office:value="0.0208333333333333" calcext:value-type="float">
            <text:p>0,0208333333</text:p>
          </table:table-cell>
          <table:table-cell table:formula="of:=[ParameterSet3.J58]+[ParameterSet3.L58]" office:value-type="float" office:value="0.0416666666666667" calcext:value-type="float">
            <text:p>0,0416666667</text:p>
          </table:table-cell>
          <table:table-cell table:style-name="ce2" table:formula="of:=[ParameterSet3.J76]+[ParameterSet3.L76]" office:value-type="float" office:value="0.0208333333333333" calcext:value-type="float">
            <text:p>0,0208333333</text:p>
          </table:table-cell>
          <table:table-cell table:formula="of:=[ParameterSet3.J76]+[ParameterSet3.L76]" office:value-type="float" office:value="0.0208333333333333" calcext:value-type="float">
            <text:p>0,0208333333</text:p>
          </table:table-cell>
        </table:table-row>
        <table:table-row table:style-name="ro1">
          <table:table-cell table:formula="of:=[ParameterSet3.J50]+[ParameterSet3.L50]" office:value-type="float" office:value="0" calcext:value-type="float">
            <text:p>0</text:p>
          </table:table-cell>
          <table:table-cell table:formula="of:=[ParameterSet3.J59]+[ParameterSet3.L59]" office:value-type="float" office:value="0" calcext:value-type="float">
            <text:p>0</text:p>
          </table:table-cell>
          <table:table-cell table:style-name="ce2" table:formula="of:=[ParameterSet3.J77]+[ParameterSet3.L77]" office:value-type="float" office:value="0.0208333333333333" calcext:value-type="float">
            <text:p>0,0208333333</text:p>
          </table:table-cell>
          <table:table-cell table:formula="of:=[ParameterSet3.J77]+[ParameterSet3.L77]" office:value-type="float" office:value="0.0208333333333333" calcext:value-type="float">
            <text:p>0,0208333333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formula="of:=[ParameterSet3.O48]+[ParameterSet3.Q48]" office:value-type="float" office:value="0.857142857142857" calcext:value-type="float">
            <text:p>0,8571428571</text:p>
          </table:table-cell>
          <table:table-cell table:style-name="ce2" table:formula="of:=[ParameterSet3.O75]+[ParameterSet3.Q75]" office:value-type="float" office:value="0.880952380952381" calcext:value-type="float">
            <text:p>0,880952381</text:p>
          </table:table-cell>
          <table:table-cell table:style-name="ce2" table:formula="of:=[ParameterSet3.O75]+[ParameterSet3.Q75]" office:value-type="float" office:value="0.880952380952381" calcext:value-type="float">
            <text:p>0,880952381</text:p>
          </table:table-cell>
          <table:table-cell table:formula="of:=[ParameterSet3.O75]+[ParameterSet3.Q75]" office:value-type="float" office:value="0.880952380952381" calcext:value-type="float">
            <text:p>0,880952381</text:p>
          </table:table-cell>
        </table:table-row>
        <table:table-row table:style-name="ro1">
          <table:table-cell table:formula="of:=[ParameterSet3.O49]+[ParameterSet3.Q49]" office:value-type="float" office:value="0.0952380952380952" calcext:value-type="float">
            <text:p>0,0952380952</text:p>
          </table:table-cell>
          <table:table-cell table:style-name="ce2" table:formula="of:=[ParameterSet3.O76]+[ParameterSet3.Q76]" office:value-type="float" office:value="0.0714285714285714" calcext:value-type="float">
            <text:p>0,0714285714</text:p>
          </table:table-cell>
          <table:table-cell table:style-name="ce2" table:formula="of:=[ParameterSet3.O76]+[ParameterSet3.Q76]" office:value-type="float" office:value="0.0714285714285714" calcext:value-type="float">
            <text:p>0,0714285714</text:p>
          </table:table-cell>
          <table:table-cell table:formula="of:=[ParameterSet3.O76]+[ParameterSet3.Q76]" office:value-type="float" office:value="0.0714285714285714" calcext:value-type="float">
            <text:p>0,0714285714</text:p>
          </table:table-cell>
        </table:table-row>
        <table:table-row table:style-name="ro1">
          <table:table-cell table:formula="of:=[ParameterSet3.O50]+[ParameterSet3.Q50]" office:value-type="float" office:value="0.0476190476190476" calcext:value-type="float">
            <text:p>0,0476190476</text:p>
          </table:table-cell>
          <table:table-cell table:style-name="ce2" table:formula="of:=[ParameterSet3.O77]+[ParameterSet3.Q77]" office:value-type="float" office:value="0.0476190476190476" calcext:value-type="float">
            <text:p>0,0476190476</text:p>
          </table:table-cell>
          <table:table-cell table:style-name="ce2" table:formula="of:=[ParameterSet3.O77]+[ParameterSet3.Q77]" office:value-type="float" office:value="0.0476190476190476" calcext:value-type="float">
            <text:p>0,0476190476</text:p>
          </table:table-cell>
          <table:table-cell table:formula="of:=[ParameterSet3.O77]+[ParameterSet3.Q77]" office:value-type="float" office:value="0.0476190476190476" calcext:value-type="float">
            <text:p>0,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.00.0000</text:date>, <text:time style:data-style-name="N2" text:time-value="09:05:44.8133043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2:05.737459530</meta:creation-date>
    <dc:date>2019-07-23T09:28:29.175995998</dc:date>
    <meta:editing-duration>PT5H1M18S</meta:editing-duration>
    <meta:editing-cycles>125</meta:editing-cycles>
    <meta:generator>LibreOffice/5.1.6.2$Linux_X86_64 LibreOffice_project/10m0$Build-2</meta:generator>
    <meta:document-statistic meta:table-count="6" meta:cell-count="7087" meta:object-count="0"/>
  </office:meta>
</office:document-meta>
</file>